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Courier"/>
    <style:font-face style:name="Liberation Mono" svg:font-family="'Liberation Mono', '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88cm"/>
    </style:style>
    <style:style style:name="co3" style:family="table-column">
      <style:table-column-properties fo:break-before="auto" style:column-width="1.36cm"/>
    </style:style>
    <style:style style:name="co4" style:family="table-column">
      <style:table-column-properties fo:break-before="auto" style:column-width="1.25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Courier New" fo:font-size="10pt" fo:language="none" fo:country="none" fo:font-style="normal" fo:text-shadow="none" style:text-underline-style="none" fo:font-weight="normal" style:text-underline-mode="continuous" style:text-overline-mode="continuous" style:text-line-through-mode="continuous" style:font-name-asian="Liberation Mono" style:font-size-asian="10pt" style:language-asian="none" style:country-asian="none" style:font-style-asian="normal" style:font-weight-asian="normal" style:font-name-complex="Courier New" style:font-size-complex="10.5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row table:style-name="ro1">
          <table:table-cell office:value-type="string" calcext:value-type="string">
            <text:p>{"messages": [{"role": "system", "content": "Translate source to target."}, {"role": "user", "content": "</text:p>
          </table:table-cell>
          <table:table-cell office:value-type="string" calcext:value-type="string">
            <text:p>Severe acute respiratory syndrome coronavirus 2 (SARS-CoV-2) is a novel virus, first isolated from three people with pneumonia connected to the cluster of acute respiratory illness cases in Wuhan.</text:p>
          </table:table-cell>
          <table:table-cell office:value-type="string" calcext:value-type="string">
            <text:p>"}, {"role": "assistant", "content": "</text:p>
          </table:table-cell>
          <table:table-cell office:value-type="string" calcext:value-type="string">
            <text:p>तीव्र स्वरूपाचा गंभीर श्वसनरोग कोरोनाविषाणू 2 (SARS-CoV-2) हा एक अभूतपूर्व विषाणू आहे, जो प्रथम वुहानमध्ये तीव्र स्वरूपाचा श्वसनाचा आजार असलेल्या प्रकरणांच्या समूहाशी संबंध असलेल्या न्यूमोनिया असलेल्या तीन व्यक्तींपासून वेगळा केला गे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Thursday, the total number of cases of the SARS-CoV-2 coronavirus infections surpassed one million worldwide, Johns Hopkins University data indicated.</text:p>
          </table:table-cell>
          <table:table-cell office:value-type="string" calcext:value-type="string">
            <text:p>"}, {"role": "assistant", "content": "</text:p>
          </table:table-cell>
          <table:table-cell office:value-type="string" calcext:value-type="string">
            <text:p>गुरूवारी, सार्स-सीओव्ही-२ कोरोनाविषाणू संसर्गाच्या जगभरातील एकूण केसेसच्या संख्येने एक दशलक्ष संख्येला ओलांडले आहे, असे जॉन हाफकिन्स युनिर्व्हसिटी डेटाने दर्शव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efore the first isolation of HCoV-229E strain B814 from the nasal discharge of patients who had contracted common cold, different CoVs had been isolated in various infected animals, including turkey, mouse, cow, pig, cat and dog.</text:p>
          </table:table-cell>
          <table:table-cell office:value-type="string" calcext:value-type="string">
            <text:p>"}, {"role": "assistant", "content": "</text:p>
          </table:table-cell>
          <table:table-cell office:value-type="string" calcext:value-type="string">
            <text:p>सर्दी झालेल्या रुग्णाच्या नाकातील स्त्रावामधून एचसीओव्ही-२२९ई <text:s/>विकृति बी८१४ ला पहिल्यांदा वेगळे करण्यापूर्वी वेगवेगळे सीओव्ही विविध संक्रमित प्राण्यांमधून वेगळे करण्यात आले होते ज्यात टर्की, उंदीर, गाय, डुक्कर, मांजर आणि कुत्रा या प्राण्यांचा समावेश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eline coronavirus (FCoV) causes mild enteritis in cats as well as severe Feline infectious peritonitis (other variants of the same virus).</text:p>
          </table:table-cell>
          <table:table-cell office:value-type="string" calcext:value-type="string">
            <text:p>"}, {"role": "assistant", "content": "</text:p>
          </table:table-cell>
          <table:table-cell office:value-type="string" calcext:value-type="string">
            <text:p>फेलिन कोरोनाव्हायरस (FCoV) मांजरांमध्ये सौम्य एंटेरायटीस तसेच गंभीर फेलिन इन्फेक्शिअस पेरिटॉनिटिस (त्याच विषाणूचे अन्य प्रकार) साठी जबाबदार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hinese government's senior medical adviser Zhong Nanshan argued that 'it could be over by June' if all countries can be mobilized to follow the WHO's advice on measures to stop the spread of the virus.</text:p>
          </table:table-cell>
          <table:table-cell office:value-type="string" calcext:value-type="string">
            <text:p>"}, {"role": "assistant", "content": "</text:p>
          </table:table-cell>
          <table:table-cell office:value-type="string" calcext:value-type="string">
            <text:p>चिनी सरकारचे वरिष्ठ वैद्यकीय सल्लागार झोंग नानशान ह्यांनी युक्तिवाद केला आहे की जर सर्व देशांना WHO च्या विषाणू प्रसार होण्यास प्रतिबंध करण्याच्या उपायांचा सल्ला पाळण्यास आरंभ केल्यास 'हे जूनपर्यंत संपे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VID-19 surveillance is expected to monitor epidemiological trends, rapidly detect new cases, and based on this information, provide epidemiological information to conduct risk assessment and guide disease preparedness.</text:p>
          </table:table-cell>
          <table:table-cell office:value-type="string" calcext:value-type="string">
            <text:p>"}, {"role": "assistant", "content": "</text:p>
          </table:table-cell>
          <table:table-cell office:value-type="string" calcext:value-type="string">
            <text:p>COVID-19 संनिरीक्षणामध्ये साथीच्या रोगांचा कल, नवीन रुग्ण जलद शोधून काढणे, आणि या माहितीच्या आधारे जोखमीचे मूल्यमापन व आजारासाठी सज्जता करण्याचे मार्गदर्शन करण्यासाठी साथीच्या रोगांची माहिती देण्याचा समावेश असणे अपेक्षि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ased on clinical studies reported thus far, the following factors may affect or be associated with the prognosis of COVID-19 patients (Table ​(Table33):</text:p>
          </table:table-cell>
          <table:table-cell office:value-type="string" calcext:value-type="string">
            <text:p>"}, {"role": "assistant", "content": "</text:p>
          </table:table-cell>
          <table:table-cell office:value-type="string" calcext:value-type="string">
            <text:p>आतापर्यंत सूचित करण्यात आलेल्या चिकित्सा अध्ययनांच्या आधारे खालील घटक कदाचित COVID-19 रूग्णांच्या रोगनिदानाशी संबंधित असू शकतात किंवा त्याला प्रभावित करू शकतात (तक्ता 33):</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Given such rapid progress in research on COVID-19, several critical issues remain to be solved, as follows:</text:p>
          </table:table-cell>
          <table:table-cell office:value-type="string" calcext:value-type="string">
            <text:p>"}, {"role": "assistant", "content": "</text:p>
          </table:table-cell>
          <table:table-cell office:value-type="string" calcext:value-type="string">
            <text:p>कोविड-१९ वरील संशोधनातील या जलद प्रगतीमुळे बऱ्याच महत्वाच्या मुद्द्यांचे निराकरण झालेले नाही, जसे की:</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13 March, he declared a national emergency, which made federal funds available to respond to the crisis.</text:p>
          </table:table-cell>
          <table:table-cell office:value-type="string" calcext:value-type="string">
            <text:p>"}, {"role": "assistant", "content": "</text:p>
          </table:table-cell>
          <table:table-cell office:value-type="string" calcext:value-type="string">
            <text:p>13 मार्चला त्यांनी राष्ट्रीय आणीबाणी घोषित केल्याने संकटाला तोंड देण्यासाठी संघराज्याच्या निधीदेखील उपलब्ध झा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hinese clinical trials in Wuhan and Shenzhen claimed to show that favipiravir was 'clearly effective'.</text:p>
          </table:table-cell>
          <table:table-cell office:value-type="string" calcext:value-type="string">
            <text:p>"}, {"role": "assistant", "content": "</text:p>
          </table:table-cell>
          <table:table-cell office:value-type="string" calcext:value-type="string">
            <text:p>वुहान व शेंझेन येथील चीनी चिकित्सालयीन चाचण्यांवरुन फेवीपिरवीर 'पूर्णपणे परिणामकारक' असल्याचा दावा कर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urizio Massari, Italy's ambassador to the EU, said that 'Only China responded bilaterally.</text:p>
          </table:table-cell>
          <table:table-cell office:value-type="string" calcext:value-type="string">
            <text:p>"}, {"role": "assistant", "content": "</text:p>
          </table:table-cell>
          <table:table-cell office:value-type="string" calcext:value-type="string">
            <text:p>इटलीचे इयूचे राजदूत माऊरिझिओ मसारी म्हणाले की 'फक्त चीनने द्विपक्षीय प्रतिसाद दि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me can kill more than 30% of those infected, such as MERS-CoV, and some are relatively harmless, such as the common cold.</text:p>
          </table:table-cell>
          <table:table-cell office:value-type="string" calcext:value-type="string">
            <text:p>"}, {"role": "assistant", "content": "</text:p>
          </table:table-cell>
          <table:table-cell office:value-type="string" calcext:value-type="string">
            <text:p>काहींमुळे संसर्ग झालेल्यांपैकी 30% पेक्षा अधिक मृत्यु पावतात, जसे MERS-CoV आणि काही त्यामानाने हानीकारक नसतात जसे सामान्य सर्दी.</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U.S. administration of Donald Trump has referred to the coronavirus as 'Chinese virus' or 'Wuhan virus' saying that China's 'censorship supercharged a virus that has now turned into a global pandemic', which has in turn been criticized by some critics as racism and 'distract(ing) from his administration's failure to contain the disease'.</text:p>
          </table:table-cell>
          <table:table-cell office:value-type="string" calcext:value-type="string">
            <text:p>"}, {"role": "assistant", "content": "</text:p>
          </table:table-cell>
          <table:table-cell office:value-type="string" calcext:value-type="string">
            <text:p>डोनाल्ड ट्रम्प ह्यांच्या US प्रशासनाने कोरोना विषाणूला 'चिनी विषाणू' किंवा 'वुहान विषाणू' असे संबोधले आहे आणि असे म्हटले आहे की चीनच्या 'गोपनीयतेमुळे एक विषाणू एवढा प्रबळ झाला आहे की त्याचे जागतिक साथीमध्ये रूपांतर झाले आहे' ज्यावर काही टीकाकारांनी वंशवादी आणि 'स्वतःच्या प्रशासनाचे रोगाचे नियंत्रण करण्यात आलेल्या अपयशास दूर ठेवणे' अशी टीका के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addition to replicating in the lower respiratory tract, SARS-CoV-2 can efficiently replicate in the upper respiratory tract and causes mild or no symptoms in the early phase of infection, similar to other CoVs that cause common colds.</text:p>
          </table:table-cell>
          <table:table-cell office:value-type="string" calcext:value-type="string">
            <text:p>"}, {"role": "assistant", "content": "</text:p>
          </table:table-cell>
          <table:table-cell office:value-type="string" calcext:value-type="string">
            <text:p>SARS-CoV-2 ची पुनरावृत्ती खालच्या श्वसननलिकेपेक्षा वरच्या श्वसननलिकेत कार्यक्षमरीत्या होऊ शकते आणि संसर्गाच्या प्रारंभिक टप्प्यात सौम्य किंवा कोणतेही लक्षणे उद्भवू शकत नाही, इतर CoV सारखेच ज्यांच्यामुळे सर्दी होऊ शक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lustered onset often happens in the same family or from the same gathering or vehicle such as a cruise ship.</text:p>
          </table:table-cell>
          <table:table-cell office:value-type="string" calcext:value-type="string">
            <text:p>"}, {"role": "assistant", "content": "</text:p>
          </table:table-cell>
          <table:table-cell office:value-type="string" calcext:value-type="string">
            <text:p>सामुहिक प्रारंभ बहुधा एकाच कुटुंबात सुरू होतो किंवा एकाच समारंभातून किंवा क्रूज जहाजासारख्या एकाच वाहनातून सुरू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uthorities worldwide have responded by implementing travel restrictions, quarantines, curfews, workplace hazard controls, and facility closures.</text:p>
          </table:table-cell>
          <table:table-cell office:value-type="string" calcext:value-type="string">
            <text:p>"}, {"role": "assistant", "content": "</text:p>
          </table:table-cell>
          <table:table-cell office:value-type="string" calcext:value-type="string">
            <text:p>जगभरातील अधिकाऱ्यांनी प्रवासास प्रतिबंध, विलगीकरण करणे, संचारबंदी, कामाच्या ठिकाणी धोक्यांचे नियंत्रण करणे आणि सेवा-सुविधा बंद ठेवून प्रतिसाद दि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more recent study, as described above, demonstrates that the incubation period was 4.8 (3.0-7.2) days based on the demography of 8,866 cases.</text:p>
          </table:table-cell>
          <table:table-cell office:value-type="string" calcext:value-type="string">
            <text:p>"}, {"role": "assistant", "content": "</text:p>
          </table:table-cell>
          <table:table-cell office:value-type="string" calcext:value-type="string">
            <text:p>वर वर्णन केल्याप्रमाणे, अगदी अलीकडील अध्ययन दर्शवते की ८,८६६ प्रकरणांच्या लोकसंख्येत उष्मायन कालावधी ४.८ (३.०-७.२) दिवस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severe cases, patients quickly progressed to develop acute respiratory syndrome, septic shock, metabolic acidosis, and coagulopathy.</text:p>
          </table:table-cell>
          <table:table-cell office:value-type="string" calcext:value-type="string">
            <text:p>"}, {"role": "assistant", "content": "</text:p>
          </table:table-cell>
          <table:table-cell office:value-type="string" calcext:value-type="string">
            <text:p>गंभीर घटनांमध्ये, रूग्णांना लगेच गंभीर श्वसन सिंड्रोम, सेप्टीक शॉक, मेटाबोलिक अॅसिडोसिस आणि कोगुलोपॅथी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uppression can be preferred but needs to be maintained for as long as the virus is circulating in the human population (or until a vaccine becomes available, if that comes first), as transmission otherwise quickly rebounds when measures are relaxed.</text:p>
          </table:table-cell>
          <table:table-cell office:value-type="string" calcext:value-type="string">
            <text:p>"}, {"role": "assistant", "content": "</text:p>
          </table:table-cell>
          <table:table-cell office:value-type="string" calcext:value-type="string">
            <text:p>प्रसार रोखून किंवा दाबून ठेवण्यास प्राधान्य असू शकते पण ते जोपर्यंत विषाणूचा मानवी समुदायामध्ये प्रसार होत आहे तोपर्यंत (किंवा लस उपलब्ध होईपर्यंत, जर ते आधी घडले तर) सातत्याने राखून ठेवण्याची गरज आहे, नाही तर उपाययोजना शिथिल केल्यानंतर संक्रमण चटकन पुन्हा पसर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esumably, it has already been adapted to another host close to humans.</text:p>
          </table:table-cell>
          <table:table-cell office:value-type="string" calcext:value-type="string">
            <text:p>"}, {"role": "assistant", "content": "</text:p>
          </table:table-cell>
          <table:table-cell office:value-type="string" calcext:value-type="string">
            <text:p>संभवतः ते मानवाच्या जवळच्या अन्य पोशिंद्याने आधीच स्वीकारले असे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this study, we assess the trends in the cumulative incidence of COVID-19 in each European Union/European Economic Area (EU/EEA) country and the United Kingdom (UK) and compare them to that of Hubei Province, China.</text:p>
          </table:table-cell>
          <table:table-cell office:value-type="string" calcext:value-type="string">
            <text:p>"}, {"role": "assistant", "content": "</text:p>
          </table:table-cell>
          <table:table-cell office:value-type="string" calcext:value-type="string">
            <text:p>या अध्ययनांत, आम्ही युरोपियन युनियन/युरोपियन आर्थिक क्षेत्रातील (EU/EEA) प्रत्येक देश आणि युनायटेड किंग्डम (UK) मधील COVID-19 च्या एकत्रित घटनांच्या स्वरूपांचे मूल्यांकन केले आणि त्यांची तुलना चीनच्या हुबेई प्रांतासोबत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two types of canine coronavirus (CCoV) (one causing enteritis, the other found in respiratory diseases).</text:p>
          </table:table-cell>
          <table:table-cell office:value-type="string" calcext:value-type="string">
            <text:p>"}, {"role": "assistant", "content": "</text:p>
          </table:table-cell>
          <table:table-cell office:value-type="string" calcext:value-type="string">
            <text:p>दोन प्रकारचे कॅनिन कोरोनाव्हायरस (CCoV) (एकामुळे एंटेरायटीस होतो, तर दुसरा श्वसनासंबंधी आजारास कारणीभूत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same day travel restrictions were eased in Hubei, apart from Wuhan, two months after the lockdown was imposed.The Chinese Ministry of Foreign Affairs announced on 26 March 2020 that entry for visa or residence permit holders would be suspended from 28 March onwards, with no specific details on when this policy will end.</text:p>
          </table:table-cell>
          <table:table-cell office:value-type="string" calcext:value-type="string">
            <text:p>"}, {"role": "assistant", "content": "</text:p>
          </table:table-cell>
          <table:table-cell office:value-type="string" calcext:value-type="string">
            <text:p>त्याच दिवशी हुबेईमध्ये, वुहान व्यतिरिक्त, टाळेबंदी लागू केल्यानंतर दोन महिन्यांनी प्रवासावरील बंधने शिथिल करण्यात आली. 26 मार्चला चीनच्या परराष्ट्र व्यवहार मंत्रालयाने असे जाहीर केलं की व्हिसा किंवा रहिवासी परवाना धारकांची वैधता 28 मार्चनंतर प्रवेश स्थगित करण्यात येईल आणि ही स्थगिती योजना कधी संपुष्टात येईल ह्याविषयी कोणताही विशिष्ट तपशील दिला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amage to the global economy has been felt in China: according to a media report on 16 March, the economy in China was very hard hit in the first two months of 2020 due to the measures taken by the government to curtail virus spread, and retail sales plunged 20.5%.</text:p>
          </table:table-cell>
          <table:table-cell office:value-type="string" calcext:value-type="string">
            <text:p>"}, {"role": "assistant", "content": "</text:p>
          </table:table-cell>
          <table:table-cell office:value-type="string" calcext:value-type="string">
            <text:p>जागतिक अर्थव्यवस्थेला होणारी हानी चीनमध्ये जाणवू लागली आहे,१६ मार्चच्या एका माध्यमाच्या अहवालानुसार चीनच्या अर्थव्यवस्थेवर २०२०च्या पहिल्या दोन महिन्यात चिनी सरकारनी विषाणूचा प्रसार रोखण्यासाठी केलेल्या उपाययोजनांमुळे फार गंभीर परिणाम झाला आहे आणि किरकोळ विक्री २०.५% कमी झा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2019 novel HCoV (2019-nCoV), which has subsequently been renamed SARS-CoV-2, is the causative agent of the ongoing epidemic of coronavirus disease 2019 (COVID-19), which has claimed more than 3,120 lives and infected more than 91,000 people as of March 3, 2020.</text:p>
          </table:table-cell>
          <table:table-cell office:value-type="string" calcext:value-type="string">
            <text:p>"}, {"role": "assistant", "content": "</text:p>
          </table:table-cell>
          <table:table-cell office:value-type="string" calcext:value-type="string">
            <text:p>2019 चा नवीन एचसीओव्ही (२०१९-एनसीओव्ही) ज्याचे नंतर SARS-CoV-2 म्हणून नामकरण करण्यात आले, तो कोरोनाव्हायरस आजार २०१९ (कोविड-१९) च्या जारी साथरोगाचा कारक माध्यम होता, ज्याने ३ मार्च २०२० पर्यंत ३,१२० पेक्षा जास्त मृत्यू झाले होते आणि ९१,००० पेक्षा जास्त लोकांना संसर्गित के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esumably, the intermediate animal hosts of SARS-CoV-2 should be among the wildlife species sold and killed at the Huanan Seafood Wholesale Market, with which many of the initial cases of COVID-19 were associated, indicative of a probable animal-to-human transmission event.</text:p>
          </table:table-cell>
          <table:table-cell office:value-type="string" calcext:value-type="string">
            <text:p>"}, {"role": "assistant", "content": "</text:p>
          </table:table-cell>
          <table:table-cell office:value-type="string" calcext:value-type="string">
            <text:p>बहुतकरून सार्स-सीओव्ही-२ चा मध्यस्थ पोशिंदा प्राणी हा वन्यजीव प्रजातीतील असावा जो हुआनन सीफूड होलसेल मार्केट येथे विकला आणि मारला गेला असावा, ज्याच्यासह कोविड-१९ शी संबंधित सुरुवातीच्या प्रकरणांपैकी अनेक प्रकरणे संबंधित आहेत, जे प्राणी-ते-मानव या संक्रमणाच्या घटनेच्या शक्यतेचे दर्शक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uth Korea's programme is considered to be a success in controlling the outbreak despite not quarantining entire cities.The South Korean society was initially polarized on President Moon Jae-in's response to the crisis.</text:p>
          </table:table-cell>
          <table:table-cell office:value-type="string" calcext:value-type="string">
            <text:p>"}, {"role": "assistant", "content": "</text:p>
          </table:table-cell>
          <table:table-cell office:value-type="string" calcext:value-type="string">
            <text:p>दक्षिण कोरियाचा कार्यक्रम हा संपूर्ण शहरे विलगीकृत न करता उद्रेक नियंत्रित करण्यामध्ये यशस्वी मानला जातो. सुरुवातीला अध्यक्ष मून जाए-इन ह्यांचा संकटास प्रतिसाद म्हणून दक्षिण कोरियन समाजाचे ध्रुवीकरण केले गे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Nevertheless, the features of SARS-CoV-2 including its transmissibility, pathogenicity and sustainable spreading after passages in humans will be influential on the ultimate fate of the ongoing outbreak of COVID-19.</text:p>
          </table:table-cell>
          <table:table-cell office:value-type="string" calcext:value-type="string">
            <text:p>"}, {"role": "assistant", "content": "</text:p>
          </table:table-cell>
          <table:table-cell office:value-type="string" calcext:value-type="string">
            <text:p>तरीसुद्धा, मानवामध्ये झालेल्या प्रसारानंतर,संक्रामकता, रोगजनकता आणि मानवांमधील शाश्वत प्रसार या वैशिष्ट्यांच्या समावेशासह सार्स-सीओव्ही-२ ची वैशिष्ट्ये कोविड-१९ च्या सध्या सुरू असलेल्या उद्रेकाच्या अंतिम भवितव्यासाठी प्रभावी <text:s/>ठरती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oreover, the high level of reactive oxygen species (ROS) generated from high metabolic activity of bats could both suppress CoV replication and affects proofreading by exoribonuclease, thus providing the selection pressure for the generation of virus strains highly pathogenic when introduced into a new host.</text:p>
          </table:table-cell>
          <table:table-cell office:value-type="string" calcext:value-type="string">
            <text:p>"}, {"role": "assistant", "content": "</text:p>
          </table:table-cell>
          <table:table-cell office:value-type="string" calcext:value-type="string">
            <text:p>याशिवाय, वटवाघळांच्या उच्च-चयापचय क्रियेपासून उत्पन्न झालेल्या प्रतिक्रियाशील ऑक्सिजन प्रकाराचे (आरओएस) उच्च प्रमाण दोन्हीही सीओव्ही प्रतिकृती क्रियेस दाबतात आणि एक्सोरायबोन्युक्लेजद्वारे प्रुफरिंडीगला परिणामित करते, अशा प्रकारे जेव्हा नवीन पोषकामध्ये प्रवेश केला जातो, तेव्हा विषाणूच्या वंशावळीची उत्पत्ती ही मोठ्या प्रमाणात रोगजनक होण्यासाठी निवड दाब प्रदान कर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everal train stations and ferry ports have also been closed.</text:p>
          </table:table-cell>
          <table:table-cell office:value-type="string" calcext:value-type="string">
            <text:p>"}, {"role": "assistant", "content": "</text:p>
          </table:table-cell>
          <table:table-cell office:value-type="string" calcext:value-type="string">
            <text:p>अनेक रेल्वे स्थानके आणि प्रवासी वाहतूक करणाऱ्या बोटींचे धक्के बंद झाले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ronaviruses vary significantly in risk factor.</text:p>
          </table:table-cell>
          <table:table-cell office:value-type="string" calcext:value-type="string">
            <text:p>"}, {"role": "assistant", "content": "</text:p>
          </table:table-cell>
          <table:table-cell office:value-type="string" calcext:value-type="string">
            <text:p>कोरोना विषाणूंपासून होणाऱ्या धोक्यांमध्ये लक्षणीय भिन्नता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r clarity, the current knowledge on animal origins of known HCoVs is summarized in Figure ​1 and Table 2.</text:p>
          </table:table-cell>
          <table:table-cell office:value-type="string" calcext:value-type="string">
            <text:p>"}, {"role": "assistant", "content": "</text:p>
          </table:table-cell>
          <table:table-cell office:value-type="string" calcext:value-type="string">
            <text:p>स्पष्टतेसाठी, आकृती १ आणि सारणी २ मध्ये ज्ञात एचसीओव्ही चे प्राणी उत्पत्तीवरील वर्तमान ज्ञान सारांशामध्ये देण्यात आले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both cases, the hosts are naturally infected and are the natural hosts of HCoV or its parental virus.</text:p>
          </table:table-cell>
          <table:table-cell office:value-type="string" calcext:value-type="string">
            <text:p>"}, {"role": "assistant", "content": "</text:p>
          </table:table-cell>
          <table:table-cell office:value-type="string" calcext:value-type="string">
            <text:p>दोन्ही प्रकरणांमध्ये, पोशिंदा नैसर्गिकरित्या संक्रमित असतो आणि एचसीओव्हीचा किंवा त्याच्या पालक विषाणूचा नैसर्गिक पोशिंदा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the same day, 215 Canadians (176 from the first plane, and 39 from a second plane chartered by the U.S. government) were evacuated from Wuhan to CFB Trenton to be quarantined for two weeks.</text:p>
          </table:table-cell>
          <table:table-cell office:value-type="string" calcext:value-type="string">
            <text:p>"}, {"role": "assistant", "content": "</text:p>
          </table:table-cell>
          <table:table-cell office:value-type="string" calcext:value-type="string">
            <text:p>त्याच दिवशी कॅनडाचे 215 नागरिक (पहिल्या विमानातून 176 आणि US सरकारच्या भाड्याने दिलेल्या दुसऱ्या विमानाने 39) वुहानहून CFB ट्रेंटनला दोन आठवडे विलग करण्यासाठी हलवि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polyprotein has its own proteases which cleave the polyprotein into multiple nonstructural proteins.</text:p>
          </table:table-cell>
          <table:table-cell office:value-type="string" calcext:value-type="string">
            <text:p>"}, {"role": "assistant", "content": "</text:p>
          </table:table-cell>
          <table:table-cell office:value-type="string" calcext:value-type="string">
            <text:p>पॉलीप्रोटीन चे स्वतःचे पॉलीप्रोटीज असतात जे पॉलीप्रोटीनचे विभाजन अनेक असंरचनात्मक प्रथिनांमध्ये कर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Bharatiya Janata Party's State unit president in West Bengal Dilip Ghosh stated that the Chinese had destroyed nature and 'that's why the God took revenge against them.'</text:p>
          </table:table-cell>
          <table:table-cell office:value-type="string" calcext:value-type="string">
            <text:p>"}, {"role": "assistant", "content": "</text:p>
          </table:table-cell>
          <table:table-cell office:value-type="string" calcext:value-type="string">
            <text:p>पश्चिम बंगालमधील भारतीय जनता पक्षाचे राज्यस्तरीय अध्यक्ष दिलीप घोष यांनी असे विधान केले कि चीनी लोकांनी निसर्गाचा नाश केला होता आणि 'म्हणूनच देवाने त्यांच्या बदला घेत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tudies have found that an uncovered coughing can lead to droplets travelling up to 4.5 metres (15 feet) to 8.2 metres (27 feet).</text:p>
          </table:table-cell>
          <table:table-cell office:value-type="string" calcext:value-type="string">
            <text:p>"}, {"role": "assistant", "content": "</text:p>
          </table:table-cell>
          <table:table-cell office:value-type="string" calcext:value-type="string">
            <text:p>अभ्यासादरम्यान असे आढळले आहे की तोंड न झाकता खोकल्यामुळे थेंब 4.5 मीटर (15 फूट) ते 8.2 मीटर (27 फूट) प्रवास करू शक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chickens, the infectious bronchitis virus (IBV), a coronavirus, targets not only the respiratory tract but also the urogenital tract.</text:p>
          </table:table-cell>
          <table:table-cell office:value-type="string" calcext:value-type="string">
            <text:p>"}, {"role": "assistant", "content": "</text:p>
          </table:table-cell>
          <table:table-cell office:value-type="string" calcext:value-type="string">
            <text:p>कोंबड्यामध्ये, संसर्गजन्य ब्राँकायटीस विषाणू (IBV) या कोरोना विषाणूचा संसर्ग केवळ श्वसन मार्गापुरता नसून मूत्रजनन मार्गदेखील याचे लक्ष्य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terestingly, the nucleotide analogue Remdesivir is known to suppress CoV replication through inhibition of this exoribonuclease and the RNA-dependent RNA polymerase.</text:p>
          </table:table-cell>
          <table:table-cell office:value-type="string" calcext:value-type="string">
            <text:p>"}, {"role": "assistant", "content": "</text:p>
          </table:table-cell>
          <table:table-cell office:value-type="string" calcext:value-type="string">
            <text:p>आश्चर्यकारकरितीने, न्यूक्लेओटाइड अॅनालोगी रेमडेसिव्हिर ही सीओव्ही प्रतिकृती करण्याला या एक्सोरिबोन्युक्लेजच्या आणि आरएनए-अवलंंबित आरएनए पॉलिमर्सच्या अवरोधास शमवण्यास ज्ञा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aking over-the-counter cold medications, drinking fluids, and resting may help alleviate symptoms.</text:p>
          </table:table-cell>
          <table:table-cell office:value-type="string" calcext:value-type="string">
            <text:p>"}, {"role": "assistant", "content": "</text:p>
          </table:table-cell>
          <table:table-cell office:value-type="string" calcext:value-type="string">
            <text:p>वैद्यकीय दुकानांत सहज मिळणारी सर्दीची औषधे घेणे, द्रवपदार्थ पिणे आणि विश्रांती घेणे ह्यामुळे लक्षणे कमी होण्यास मदत होऊ शक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us, if needed, steroids should be used at low dosage and for a short time in COVID-19 patients.</text:p>
          </table:table-cell>
          <table:table-cell office:value-type="string" calcext:value-type="string">
            <text:p>"}, {"role": "assistant", "content": "</text:p>
          </table:table-cell>
          <table:table-cell office:value-type="string" calcext:value-type="string">
            <text:p>त्यामुळे गरज भासल्यास COVID-19 रूग्णांमध्ये कमी डोसमध्ये आणि अल्प काळासाठी स्टेरॉईड्स वापरले जावे.</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September 2012, a new type of coronavirus was identified, initially called Novel Coronavirus 2012, and now officially named Middle East respiratory syndrome coronavirus (MERS-CoV).</text:p>
          </table:table-cell>
          <table:table-cell office:value-type="string" calcext:value-type="string">
            <text:p>"}, {"role": "assistant", "content": "</text:p>
          </table:table-cell>
          <table:table-cell office:value-type="string" calcext:value-type="string">
            <text:p>सप्टेंबर 2012 मध्ये, नवीन प्रकारच्या कोरोना विषाणूचा शोध लावण्यात आला, ज्यास सुरुवातीला नॉव्हेल कोरोनाव्हायरस 2012 असे म्हटले गेले, आणि आता अधिकृतपणे त्यास मिडल इस्ट रेस्पिरेटरी सींड्रोम कोरोनाव्हायरस (MERS-CoV) असे नाव दे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CNN report indicated that the combination of Italy's large elderly population and inability to test all who have the virus to date may be contributing to the high fatality rate.</text:p>
          </table:table-cell>
          <table:table-cell office:value-type="string" calcext:value-type="string">
            <text:p>"}, {"role": "assistant", "content": "</text:p>
          </table:table-cell>
          <table:table-cell office:value-type="string" calcext:value-type="string">
            <text:p>CNN च्या एका अहवालाने असे सूचित केले की इटलीची वृद्ध लोकांची मोठी लोकसंख्या आणि आजपर्यंत ज्या लोकांना विषाणूचा संसर्ग झाला आहे अशा सर्व लोकांच्या चाचण्या करण्याची असमर्थता ही मोठ्या मृत्युदरास कारणीभूत असू शक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January 20, the infection of health-care providers was reported, suggesting that human-to-human transmission was possible.</text:p>
          </table:table-cell>
          <table:table-cell office:value-type="string" calcext:value-type="string">
            <text:p>"}, {"role": "assistant", "content": "</text:p>
          </table:table-cell>
          <table:table-cell office:value-type="string" calcext:value-type="string">
            <text:p>20 जानेवारी रोजी आरोग्यसेवा प्रदात्यांना संसर्ग झाल्याची नोंद झाली ज्यामुळे मानवापासून मानवांना संसर्ग होऊ शकतो हे निदर्शनास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urgical masks are recommended for those who may be infected, as wearing a mask can limit the volume and travel distance of expiratory droplets dispersed when talking, sneezing, and coughing.</text:p>
          </table:table-cell>
          <table:table-cell office:value-type="string" calcext:value-type="string">
            <text:p>"}, {"role": "assistant", "content": "</text:p>
          </table:table-cell>
          <table:table-cell office:value-type="string" calcext:value-type="string">
            <text:p>ज्यांना संसर्ग झाला असण्याची शक्यता आहे अशांसाठी सर्जिकल मुखवट्यांची शिफारस केली आहे, कारण मुखवटा घातल्याने बोलताना, शिंकताना किंवा खोकताना श्वसनाद्वारे जे थेंब पसरतात त्यांचे प्रमाण आणि प्रवासाचे अंतर मर्यादित ठेवता ये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e also review the trend of HCoV evolution in which the increase in transmissibility often comes with the decrease in pathogenicity.</text:p>
          </table:table-cell>
          <table:table-cell office:value-type="string" calcext:value-type="string">
            <text:p>"}, {"role": "assistant", "content": "</text:p>
          </table:table-cell>
          <table:table-cell office:value-type="string" calcext:value-type="string">
            <text:p>तसेच आम्ही एचसीओव्ही उत्क्रांतीच्या कलाचाही आढावा घेतला की ज्यामध्ये जर संक्रामकता वाढली तर रोगजनकता कमी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ince cases have so far clustered in certain regions in EU/EEA countries and the UK, and hospitals and intensive care units usually serve a defined regional catchment population, information about cases and intensive care beds should preferably be made available at the Nomenclature of territorial units for statistics 2 (NUTS-2) level.</text:p>
          </table:table-cell>
          <table:table-cell office:value-type="string" calcext:value-type="string">
            <text:p>"}, {"role": "assistant", "content": "</text:p>
          </table:table-cell>
          <table:table-cell office:value-type="string" calcext:value-type="string">
            <text:p>प्रकरणे अद्याप EU/EEA देश आणि यूकेच्या काही विशिष्ट प्रदेशांपर्यंतच मर्यादित असल्याने आणि रूग्णालये व सखोल चिकित्सा केंद्रे निश्चित क्षेत्रीय लोकसंख्येला उपचार प्रदान करत असल्याने, प्रकरणांची माहिती व अतिदक्षता चिकित्सा केंद्रांची माहिती शक्यतो आकडेवारी 2 (NUTS-2) स्तरासाठी क्षेत्रीय केंद्रांच्या परिभाषेत उपलब्ध करायला हवी.</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is therefore not too surprising that bats might transmit HCoV-229E to humans directly.</text:p>
          </table:table-cell>
          <table:table-cell office:value-type="string" calcext:value-type="string">
            <text:p>"}, {"role": "assistant", "content": "</text:p>
          </table:table-cell>
          <table:table-cell office:value-type="string" calcext:value-type="string">
            <text:p>त्यामुळे वटवाघळे ही एचसीओव्ही-२२९ई ला थेट मानवामध्ये संक्रमित करू शकतात यामध्ये आश्चर्यजनक असे काही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ree major risk factors for COVID-19 were sex (male), age (≥60), and severe pneumonia.</text:p>
          </table:table-cell>
          <table:table-cell office:value-type="string" calcext:value-type="string">
            <text:p>"}, {"role": "assistant", "content": "</text:p>
          </table:table-cell>
          <table:table-cell office:value-type="string" calcext:value-type="string">
            <text:p>COVID-19 साठी तीन प्रमुख जोखीम घटक लिंग (पुरूष), वय (&gt;60) आणि तीव्र न्यूमोनिया असे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ccording to a human volunteer study, healthy individuals infected with HCoV-229E developed mild common cold.</text:p>
          </table:table-cell>
          <table:table-cell office:value-type="string" calcext:value-type="string">
            <text:p>"}, {"role": "assistant", "content": "</text:p>
          </table:table-cell>
          <table:table-cell office:value-type="string" calcext:value-type="string">
            <text:p>मानवी स्वयंसेवकांवर केलेल्या अध्ययनानुसार, एचसीओव्ही-२२९ई ने संक्रमित निरोगी व्यक्तींमध्ये सौम्य सर्दी विकसित झा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me artists have explored ways to continue to produce and share work over the internet as an alternative to traditional live performance, such as live streaming concerts or creating web-based 'festivals' for artists to perform, distribute, and publicize their work.</text:p>
          </table:table-cell>
          <table:table-cell office:value-type="string" calcext:value-type="string">
            <text:p>"}, {"role": "assistant", "content": "</text:p>
          </table:table-cell>
          <table:table-cell office:value-type="string" calcext:value-type="string">
            <text:p>काही कलाकारांनी पारंपारिक प्रत्यक्ष सादरीकरणाला पर्याय म्हणून इंटरनेटवर कलेची निर्मिती करणे आणि ते सामायिक करणे सुरु ठेवण्यासाठी मार्ग शोधून काढले आहेत, जसे की मैफिलींचे प्रत्यक्ष सादरीकरण किंवा कलाकारांना त्यांचे काम सादर करणे, वितरण करणे आणि प्रसिद्ध करणे यासाठी वेब आधारित 'उत्सवांची' निर्मिती होय.</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February 18, 2020, Boli Zhang and coworkers published a study to compare western medicine (WM) treatment alone with combined treatment of WM and TCM.</text:p>
          </table:table-cell>
          <table:table-cell office:value-type="string" calcext:value-type="string">
            <text:p>"}, {"role": "assistant", "content": "</text:p>
          </table:table-cell>
          <table:table-cell office:value-type="string" calcext:value-type="string">
            <text:p>18 फेब्रुवारी, 2020 ला बोली झांग आणि सहकाऱ्यांनी WM आणि TCM च्या संयोजित उपचारांसोबत केवळ पश्चिमी औषधांची (WM) तुलना करण्यास एक अध्ययन प्रकाशित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ases mostly had links to the Huanan Seafood Wholesale Market and so the virus is thought to have a zoonotic origin.</text:p>
          </table:table-cell>
          <table:table-cell office:value-type="string" calcext:value-type="string">
            <text:p>"}, {"role": "assistant", "content": "</text:p>
          </table:table-cell>
          <table:table-cell office:value-type="string" calcext:value-type="string">
            <text:p>बहुतांश प्रकरणे ही हुनानच्या समुद्री खाद्यपदार्थांच्या घाऊक बाजाराशी निगडित होती आणि म्हणून ह्या विषाणूचे मूळ प्राणिजन्य असल्याचे मान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xoribonuclease nonstructural protein, for instance, provides extra fidelity to replication by providing a proofreading function which the RNA-dependent RNA polymerase lacks.One of the main functions of the complex is to replicate the viral genome.</text:p>
          </table:table-cell>
          <table:table-cell office:value-type="string" calcext:value-type="string">
            <text:p>"}, {"role": "assistant", "content": "</text:p>
          </table:table-cell>
          <table:table-cell office:value-type="string" calcext:value-type="string">
            <text:p>उदाहरणार्थ एक्झोरायबोन्युक्लीएझ असंरचनात्मक प्रथिन प्रुफरीडींग चे कार्य करुन अधिक अचूक प्रतिरुपणासाठी मदत करते ज्याचा RNA डीपेंडंट RNA पॉलीमरेजमध्ये अभाव असतो. कॉम्प्लेक्सचे महत्वपूर्ण कार्य म्हणजे विषाणूच्या जीनसंचाचे प्रतिरुपण करणे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even trials were evaluating repurposed drugs already approved to treat malaria, including four studies on hydroxychloroquine or chloroquine phosphate.</text:p>
          </table:table-cell>
          <table:table-cell office:value-type="string" calcext:value-type="string">
            <text:p>"}, {"role": "assistant", "content": "</text:p>
          </table:table-cell>
          <table:table-cell office:value-type="string" calcext:value-type="string">
            <text:p>हिवतापावरील उपचारासाठी आधीच मंजूर करण्यात आलेल्या औषधांचा नवीन उद्दिष्टांसाठी उपयोग करण्याचे मूल्यमापन सात चाचण्यांच्या माध्यमातून चालू होते, ज्यामध्ये हायड्रॉक्सीक्लोरोक्विन किंवा क्लोरोक्विन फॉस्फेट वरील चार अभ्यासांचा समावेश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response to the rapidly increasing number of publications on the emerging disease, this article attempts to provide a timely and comprehensive review of the swiftly developing research subject.</text:p>
          </table:table-cell>
          <table:table-cell office:value-type="string" calcext:value-type="string">
            <text:p>"}, {"role": "assistant", "content": "</text:p>
          </table:table-cell>
          <table:table-cell office:value-type="string" calcext:value-type="string">
            <text:p>उद्भवणाऱ्या आजारावरील प्रकाशनांच्या वाढत्या संख्येला प्रतिसाद म्हणून हा लेख विकसित होणाऱ्या संशोधन विषयाचे योग्य वेळी आणि समावेशक पुनरावलोकन प्रदान करण्याचा प्रयत्न कर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is directly involved in the replication and transcription of RNA from an RNA strand.</text:p>
          </table:table-cell>
          <table:table-cell office:value-type="string" calcext:value-type="string">
            <text:p>"}, {"role": "assistant", "content": "</text:p>
          </table:table-cell>
          <table:table-cell office:value-type="string" calcext:value-type="string">
            <text:p>RNA पट्टापासून RNA प्रतिरुपण आणि प्रतिलेखन करण्यामध्ये याचा थेट सहभाग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SARS epidemic resulted in 8,096 reported cases with 774 deaths, spreading across many countries and continents.</text:p>
          </table:table-cell>
          <table:table-cell office:value-type="string" calcext:value-type="string">
            <text:p>"}, {"role": "assistant", "content": "</text:p>
          </table:table-cell>
          <table:table-cell office:value-type="string" calcext:value-type="string">
            <text:p>सार्सच्या साथरोगाचा परिणाम ७७४ मृत्यूंसह ८,०९६ नोंद झालेल्या प्रकरणांत झाला जो अनेक देश आणि खंडामध्ये पसर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ost HCoVs originated from bats where they are non-pathogenic.</text:p>
          </table:table-cell>
          <table:table-cell office:value-type="string" calcext:value-type="string">
            <text:p>"}, {"role": "assistant", "content": "</text:p>
          </table:table-cell>
          <table:table-cell office:value-type="string" calcext:value-type="string">
            <text:p>बहुतांश एचसीओव्हीची उत्पत्ती वटवाघळांपासून झाली आहे जेथे ती गैर-रोगकारक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RS-CoV, although related to several bat coronavirus species, appears to have diverged from these several centuries ago.</text:p>
          </table:table-cell>
          <table:table-cell office:value-type="string" calcext:value-type="string">
            <text:p>"}, {"role": "assistant", "content": "</text:p>
          </table:table-cell>
          <table:table-cell office:value-type="string" calcext:value-type="string">
            <text:p>MERS-CoV, जरी विविध बॅट कोरोना विषाणूशी संबंधित असला तरीही त्यांच्यापासून शेकडो वर्षांपासून विलग झाल्याचे दिसून ये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hysical distancing measures are also recommended to prevent transmission.Many governments have restricted or advised against all non-essential travel to and from countries and areas affected by the outbreak.</text:p>
          </table:table-cell>
          <table:table-cell office:value-type="string" calcext:value-type="string">
            <text:p>"}, {"role": "assistant", "content": "</text:p>
          </table:table-cell>
          <table:table-cell office:value-type="string" calcext:value-type="string">
            <text:p>संसर्गाला प्रतिबंध करण्यासाठी शारीरिक अंतर राखण्याच्या उपायांची पण शिफारस केलेली आहे. अनेक सरकारांनी जिथे उद्रेक झाला आहे अशा भागांमधून इतर भागांकडे प्रवास करण्यास मर्यादा घातली आहे किंवा प्रवास न करण्याचा सल्ला दि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the situation is rapidly evolving, the final scope and severity of the outbreak remain to be determined.</text:p>
          </table:table-cell>
          <table:table-cell office:value-type="string" calcext:value-type="string">
            <text:p>"}, {"role": "assistant", "content": "</text:p>
          </table:table-cell>
          <table:table-cell office:value-type="string" calcext:value-type="string">
            <text:p>परिस्थिती वेगाने बदलत असल्याने उद्रेकाची अंतिम स्थिती आणि तीव्रता अद्याप अनिश्चि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the United States, over 244 thousand coronavirus cases were recorded, linking to at least 5,900 deaths.</text:p>
          </table:table-cell>
          <table:table-cell office:value-type="string" calcext:value-type="string">
            <text:p>"}, {"role": "assistant", "content": "</text:p>
          </table:table-cell>
          <table:table-cell office:value-type="string" calcext:value-type="string">
            <text:p>युनायटेड स्टेटमध्ये, २४४ हजारपेक्षा जास्त कोरोनाविषाणू केसेस नोंदवण्यात आल्यास, ज्यापैकी ५,९०० मृत्युना जोडल्या गेल्या.</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stark contrast, the RBDs of SARS-CoV-2 and RaTG13 are more divergent, albeit a higher degree of sequence homology genome-wide.</text:p>
          </table:table-cell>
          <table:table-cell office:value-type="string" calcext:value-type="string">
            <text:p>"}, {"role": "assistant", "content": "</text:p>
          </table:table-cell>
          <table:table-cell office:value-type="string" calcext:value-type="string">
            <text:p>अटळ सत्याच्या विरोधाभासामध्ये, सार्स-सीओव्ही-२आणि आरएटीजी१३ चे आरबी़डी हे अधिक भिन्न आहेत, तथापि उच्च प्रमाण जिनोम-व्यापी समजातीयता क्रमाचे उच्च प्रमाण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of early April 2020, 103 candidate therapeutics were in preclinical or a stage of Phase I-IV development, with trial results for 29 drug candidates expected during April.</text:p>
          </table:table-cell>
          <table:table-cell office:value-type="string" calcext:value-type="string">
            <text:p>"}, {"role": "assistant", "content": "</text:p>
          </table:table-cell>
          <table:table-cell office:value-type="string" calcext:value-type="string">
            <text:p>एप्रिल 2020 पर्यंत, 103 कँडीडेट थेरॅप्युटिक्स प्रीक्लिनीकल किंवा प्रावस्था I-IV विकास अवस्थेत होते तसेच 29 ड्रग कँडीडेट्स च्या चाचण्यांचे परिणाम एप्रिल महिन्यात अपेक्षित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at CoV-HKU4 and MERS-CoV utilize the same host receptor, dipeptidyl peptidase 4 (DPP4), for virus entry.</text:p>
          </table:table-cell>
          <table:table-cell office:value-type="string" calcext:value-type="string">
            <text:p>"}, {"role": "assistant", "content": "</text:p>
          </table:table-cell>
          <table:table-cell office:value-type="string" calcext:value-type="string">
            <text:p>वटवाघळ सीओव्ही-एचकेयु४ आणि मर्स-सीओव्ही पोशिंदा ग्राही, डायपेप्टिडाईल पेप्टीडेज ४ (डीपीपी४) चा वापर विषाणू प्रवेशासाठी कर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ever, CoV can inhibit T cell functions by inducing apoptosis of T cells.</text:p>
          </table:table-cell>
          <table:table-cell office:value-type="string" calcext:value-type="string">
            <text:p>"}, {"role": "assistant", "content": "</text:p>
          </table:table-cell>
          <table:table-cell office:value-type="string" calcext:value-type="string">
            <text:p>मात्र, टी पेशींच्या अपोप्टोसिसला सामील करून सीओव्ही टी पेशी कार्याला रोखू शक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y are enveloped viruses with a positive-sense single-stranded RNA genome and a nucleocapsid of helical symmetry.</text:p>
          </table:table-cell>
          <table:table-cell office:value-type="string" calcext:value-type="string">
            <text:p>"}, {"role": "assistant", "content": "</text:p>
          </table:table-cell>
          <table:table-cell office:value-type="string" calcext:value-type="string">
            <text:p>या विषाणूला आवरण असून एकेरी धनस्थिती RNA जीनसंच व सर्पिल सममिती असलेले विषाणूप्रथिन कवच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is the highest number of fatalities in a day due to the virus.</text:p>
          </table:table-cell>
          <table:table-cell office:value-type="string" calcext:value-type="string">
            <text:p>"}, {"role": "assistant", "content": "</text:p>
          </table:table-cell>
          <table:table-cell office:value-type="string" calcext:value-type="string">
            <text:p>ह्या विषाणू मुळे दिवसभरामध्ये झालेले सर्वाधिक मृत्यु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vidence to date is that ca 80% of individuals with COVID-19 have a mild disease, i.e. a respiratory tract infection with or without pneumonia, and most of these recover.</text:p>
          </table:table-cell>
          <table:table-cell office:value-type="string" calcext:value-type="string">
            <text:p>"}, {"role": "assistant", "content": "</text:p>
          </table:table-cell>
          <table:table-cell office:value-type="string" calcext:value-type="string">
            <text:p>आतापर्यंतच्या पुराव्यांवरून निदर्शनास आले आहे की COVID-19 ने ग्रस्त 80% व्यक्तींना सौम्य आजार आहेत, म्हणजेच न्यूमोनियासह किंवा त्याशिवाय श्वसननलिकेचा संसर्ग आणि त्यांपैकी बहुतांश लोक बरे झाले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14 February, a WHO-led Joint Mission Team with China was activated to provide international and WHO experts on the ground in China to assist in the domestic management and evaluate 'the severity and the transmissibility of the disease' by hosting workshops and meetings with key national-level institutions and to conduct field visits to assess the 'impact of response activities at provincial and county levels, including urban and rural settings'.On 25 February, the WHO declared that 'the world should do more to prepare for a possible coronavirus pandemic,' stating that while it was still too early to call it a pandemic, countries should nonetheless be 'in a phase of preparedness'.</text:p>
          </table:table-cell>
          <table:table-cell office:value-type="string" calcext:value-type="string">
            <text:p>"}, {"role": "assistant", "content": "</text:p>
          </table:table-cell>
          <table:table-cell office:value-type="string" calcext:value-type="string">
            <text:p>१४ फेब्रुवारीला, डब्लूएचओने पुढाकार घेतलेल्या चीनबरोबरच्या एका संयुक्त गटाची आंतरराष्ट्रीय आणि डब्लूएचओ तज्ज्ञ देण्यासाठी सुरुवात करण्यात आली ज्यायोगे चीनमध्ये स्थानिक व्यवस्थापनास मदत होऊ शकेल आणि रोगाची तीव्रता आणि संसर्गाचे कार्यशाळा घेऊन आणि राष्ट्रीय पातळीवरच्या महत्त्वाच्या संस्थांबरोबर बैठक घेऊन मूल्यमापन करता येईल आणि प्रांत आणि देश पातळीवरील शहरी आणि ग्रामीण पद्धतीच्या क्षेत्रास प्रतिसादाच्या कृतींचा परिणाम तपासण्यासाठी भेटी देता येतील. २५ फेब्रुवारीला डब्लूएचओनी जाहीर केलं की ' जगानी शक्य असलेल्या कोरोना विषाणूच्या जागतिक साथीला तोंड देण्यासाठी अजून काम केले पाहिजे' आणि असे म्हटले की जरी ह्यास आत्ताच जागतिक साथीचा रोग म्हणणे घाईचे होत असले तरी देशांनी तयारीच्या अवस्थेत राहावे.</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ases began to rise sharply, which prompted the Italian government to suspend all flights to and from China and declare a state of emergency.</text:p>
          </table:table-cell>
          <table:table-cell office:value-type="string" calcext:value-type="string">
            <text:p>"}, {"role": "assistant", "content": "</text:p>
          </table:table-cell>
          <table:table-cell office:value-type="string" calcext:value-type="string">
            <text:p>प्रकरणे झपाट्याने वाढू लागल्याने इटालियन सरकारला चीनला जाणारी आणि येणारी सर्व उड्डाणे स्थगित करावी लागली आणि आणीबाणीची स्थिती जाहीर करावी लाग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variety of zoonotic CoVs are circulating in the wild.</text:p>
          </table:table-cell>
          <table:table-cell office:value-type="string" calcext:value-type="string">
            <text:p>"}, {"role": "assistant", "content": "</text:p>
          </table:table-cell>
          <table:table-cell office:value-type="string" calcext:value-type="string">
            <text:p>वन्य जीवांमध्ये विविध प्रकारचे पशूजन्झूय सीओव्नोही हे फिरत अस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ased on the experience from Italy, countries, hospitals and intensive care units should increase their preparedness for a surge of patients with COVID-19 who will require healthcare, and in particular intensive care.</text:p>
          </table:table-cell>
          <table:table-cell office:value-type="string" calcext:value-type="string">
            <text:p>"}, {"role": "assistant", "content": "</text:p>
          </table:table-cell>
          <table:table-cell office:value-type="string" calcext:value-type="string">
            <text:p>इटलीच्या अनुभवाच्या आधारे, देश, रूग्णालये आणि सखोल चिकित्सा केंद्रांनी COVID-19 ने ग्रस्त रूग्णांच्या वेगाने वाढत्या संख्येसाठी आपली तयारी वाढवली पाहिजे, ज्यांना आरोग्य निगा आणि विशेषत: अति-दक्षता उपचार आवश्यक असती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conclude, we hope more direct evidence coming up and call for readers to provide their comments.</text:p>
          </table:table-cell>
          <table:table-cell office:value-type="string" calcext:value-type="string">
            <text:p>"}, {"role": "assistant", "content": "</text:p>
          </table:table-cell>
          <table:table-cell office:value-type="string" calcext:value-type="string">
            <text:p>समाप्त करण्यासाठी, आम्हाला आशा आहे की अधिक थेट पुरावे वाचकांसाठी त्यांच्या टिप्पण्या देण्यासाठी येती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dividuals may apply social distancing methods by staying at home, limiting travel, avoiding crowded areas, using no-contact greetings, and physically distancing themselves from others.</text:p>
          </table:table-cell>
          <table:table-cell office:value-type="string" calcext:value-type="string">
            <text:p>"}, {"role": "assistant", "content": "</text:p>
          </table:table-cell>
          <table:table-cell office:value-type="string" calcext:value-type="string">
            <text:p>लोकं सामाजिक अंतरण ही पद्धत घरी राहून, प्रवास मर्यादित करून, गर्दीची ठिकाणे टाळून, अभिवादन करताना स्पर्श न करून आणि इतरांपासून शारीरिक अंतर ठेऊन अंमलात आणू शक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iagnosing the confirmed case should base on suspected case with any one item of pathogenic or serological evidence as following: (1) real-time PCR test positive for SARS-CoV-2; (2) viral whole genome sequencing showing high homogeneity to the known novel coronaviruses; (3) positive for the specific IgM antibody and IgG antibody to SARS-CoV-2 in serum test; or a change of the SARS-CoV-2-specific IgG antibody from negative to positive, or titer rising ≥4 times in the recovery phase above that in the acute phase.</text:p>
          </table:table-cell>
          <table:table-cell office:value-type="string" calcext:value-type="string">
            <text:p>"}, {"role": "assistant", "content": "</text:p>
          </table:table-cell>
          <table:table-cell office:value-type="string" calcext:value-type="string">
            <text:p>पुष्टी केलेल्य केसेचे निदान करणे हे जसे पुढे देण्यात आले आहे त्याप्रमाणे रोगजनक किंवा सेरोलॉजील पुरावाच्या पैकी कोणत्याही एका घटकासह असलेल्या संशयित केसेसच्या आधारावर असावे : (1) SARS-CoV-2 साठी रियल टाइम PCR चाचणी सकारात्मक असावी; (2) ज्ञात नोवेल कोरोनाविषाणूला उच्च सजातियता दाखवणारा विषाणूज्नय संपूर्ण जनुकीय क्रम; (3) सिरम चाचणीमध्ये SARS-CoV-2 ला विशिष्ट IgM प्रतिपिंडे आणि IgG प्रतिपिंडे साठी सकारात्मक; किंवा SARS-CoV-2-विशिष्ट IgG प्रतिपिंडाचा नकारात्मकातून सकारात्मकाकडे बदल, किंवा तीव्र टप्प्यामध्ये बरे होण्याच्या टप्प्यामध्ये टिटर वाढणे ≥4 पट.</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ight of these doctors, including Li Wenliang, were admonished by the police for spreading false rumours, and another, Ai Fen, was reprimanded by her superiors for raising the alarm.</text:p>
          </table:table-cell>
          <table:table-cell office:value-type="string" calcext:value-type="string">
            <text:p>"}, {"role": "assistant", "content": "</text:p>
          </table:table-cell>
          <table:table-cell office:value-type="string" calcext:value-type="string">
            <text:p>ह्यापैकी ली वेनलिंगसह आठ डॉक्टरांना पोलिसांनी खोट्या अफवा पसरवण्याबद्दल इशारा दिला होता आणि आणखी एक म्हणजेच आई फेन हिला तिच्या वरिष्ठांनी असा इशारा दिल्याबद्दल सक्त ताकीद दि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WHO was informed on the same day.</text:p>
          </table:table-cell>
          <table:table-cell office:value-type="string" calcext:value-type="string">
            <text:p>"}, {"role": "assistant", "content": "</text:p>
          </table:table-cell>
          <table:table-cell office:value-type="string" calcext:value-type="string">
            <text:p>त्याच दिवशी WHO ला कळवि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hen this chest pain started?</text:p>
          </table:table-cell>
          <table:table-cell office:value-type="string" calcext:value-type="string">
            <text:p>"}, {"role": "assistant", "content": "</text:p>
          </table:table-cell>
          <table:table-cell office:value-type="string" calcext:value-type="string">
            <text:p>हे छातीचे दुखणे केव्हा सुरू झा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hia shrines in Qom remained open to pilgrims until 16 March 2020.Iran became a centre of the spread of the virus after China during February.</text:p>
          </table:table-cell>
          <table:table-cell office:value-type="string" calcext:value-type="string">
            <text:p>"}, {"role": "assistant", "content": "</text:p>
          </table:table-cell>
          <table:table-cell office:value-type="string" calcext:value-type="string">
            <text:p>कोममध्ये 16 march 2020 पर्यंत शिया धर्मियांची पवित्र समाधीस्थळे यात्रेकरूंसाठी उघडी होती. फेब्रुवारीमध्ये इराण हे चीननंतर विषाणूच्या प्रसाराचे एक केंद्र बन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Long-term intervention to suppress the pandemic causes social and economic costs.</text:p>
          </table:table-cell>
          <table:table-cell office:value-type="string" calcext:value-type="string">
            <text:p>"}, {"role": "assistant", "content": "</text:p>
          </table:table-cell>
          <table:table-cell office:value-type="string" calcext:value-type="string">
            <text:p>साथीच्या रोगाचा प्रसार रोखून किंवा दाबून ठेवण्यासाठी जास्त काळ हस्तक्षेप केल्याने आर्थिक आणि सामाजिक नुकसान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ve very concerned of this chest pain</text:p>
          </table:table-cell>
          <table:table-cell office:value-type="string" calcext:value-type="string">
            <text:p>"}, {"role": "assistant", "content": "</text:p>
          </table:table-cell>
          <table:table-cell office:value-type="string" calcext:value-type="string">
            <text:p>मला या छातीच्या दुखण्याची खूपच चिंता वाट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US authorities have also been accused of diverting aid meant for other nations to their own country.</text:p>
          </table:table-cell>
          <table:table-cell office:value-type="string" calcext:value-type="string">
            <text:p>"}, {"role": "assistant", "content": "</text:p>
          </table:table-cell>
          <table:table-cell office:value-type="string" calcext:value-type="string">
            <text:p>यूएस अधिकाऱ्यांवर असाही आरोप केला जात आहे की त्यांनी इतर देशांसाठी असलेली मदत स्वतःच्या देसाहत वळव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detection of SARS-CoV-2 RNA via reverse-transcriptase polymerase chain reaction (RT-PCR) was used as the major criteria for the diagnosis of COVID-19.</text:p>
          </table:table-cell>
          <table:table-cell office:value-type="string" calcext:value-type="string">
            <text:p>"}, {"role": "assistant", "content": "</text:p>
          </table:table-cell>
          <table:table-cell office:value-type="string" calcext:value-type="string">
            <text:p>रिव्हर्स-ट्रान्सक्रिप्टेस पॉलीमरेज चेन प्रतिक्रिया (आरटी-पीसीआर) द्वारे SARS-CoV-2 आरएनएची ओळख पटवण्याला COVID-19 च्या निदानासाठी मुख्य निकष म्हणून वापरण्यात आ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merging infectious disease – Infectious disease of emerging pathogen, often novel in its outbreak range or transmission mode</text:p>
          </table:table-cell>
          <table:table-cell office:value-type="string" calcext:value-type="string">
            <text:p>"}, {"role": "assistant", "content": "</text:p>
          </table:table-cell>
          <table:table-cell office:value-type="string" calcext:value-type="string">
            <text:p>उद्‍भवणारा संसर्गजन्य रोग - उदय होणाऱ्या रोगजंतूंचा संसर्गजन्य रोग, बऱ्याचदा त्याची उद्रेकाची श्रेणी किंवा प्रसाराची पद्धत अकल्पित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Kimberly-Clark, which makes Kleenex Toilet Tissue, and Solaris Paper which makes Sorbent, emphasized they were working 24/7 to maintain the supply, according to the News.com.au report.</text:p>
          </table:table-cell>
          <table:table-cell office:value-type="string" calcext:value-type="string">
            <text:p>"}, {"role": "assistant", "content": "</text:p>
          </table:table-cell>
          <table:table-cell office:value-type="string" calcext:value-type="string">
            <text:p>News.com.au च्या अहवालानुसार Kimberly-Clark, जे Kleenex Toilet Tissue तयार करतात, आणि Solaris Paper जे Sorbent तयार करतात, यांनी भर दिला की ते पुरवठा सुरळीत राखण्यासाठी ते 24/7 काम करत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Austrian government mandated that everyone entering a grocery store must wear a face mask.</text:p>
          </table:table-cell>
          <table:table-cell office:value-type="string" calcext:value-type="string">
            <text:p>"}, {"role": "assistant", "content": "</text:p>
          </table:table-cell>
          <table:table-cell office:value-type="string" calcext:value-type="string">
            <text:p>ऑस्ट्रियन सरकारने किराणा मालाच्या दुकानात जाताना चेहऱ्यावर मुखवटा घालणे अनिवार्य के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ased on these, Gilead has provided the compound to China to conduct a pair of trials on SARS-CoV-2-infected individuals, and the results are highly anticipated.</text:p>
          </table:table-cell>
          <table:table-cell office:value-type="string" calcext:value-type="string">
            <text:p>"}, {"role": "assistant", "content": "</text:p>
          </table:table-cell>
          <table:table-cell office:value-type="string" calcext:value-type="string">
            <text:p>यावर विसंबून, जिलीडने SARS-CoV-2 ने ग्रस्त रूग्णांवर चाचण्या करण्यास चीनला हे घटक पुरवले आणि आलेले निष्कर्ष खूपच आशादायक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of 22 February, among 9,336 followers of the church, 1,261 or about 13% reported symptoms.South Korea declared the highest level of alert on 23 February 2020.</text:p>
          </table:table-cell>
          <table:table-cell office:value-type="string" calcext:value-type="string">
            <text:p>"}, {"role": "assistant", "content": "</text:p>
          </table:table-cell>
          <table:table-cell office:value-type="string" calcext:value-type="string">
            <text:p>22 फेब्रुवारीपर्यंत चर्चच्या 9336 अनुयायांपैकी 1261 जणांमध्ये म्हणजेच अंदाजे 13% जणांमध्ये लक्षणे दिसली. दक्षिण कोरियाने 23 फेब्रुवारी 2020 ला सर्वोच्च पातळीवरील इशारा दि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Globalization and disease – Overview of globalization and disease transmission</text:p>
          </table:table-cell>
          <table:table-cell office:value-type="string" calcext:value-type="string">
            <text:p>"}, {"role": "assistant", "content": "</text:p>
          </table:table-cell>
          <table:table-cell office:value-type="string" calcext:value-type="string">
            <text:p>जागतिकीकरण आणि रोग - जागतिकीकरण आणि रोगाचा प्रसार यांचा आढावा</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t least 12 sitting or former Iranian politicians and government officials had died from the disease by 17 March.</text:p>
          </table:table-cell>
          <table:table-cell office:value-type="string" calcext:value-type="string">
            <text:p>"}, {"role": "assistant", "content": "</text:p>
          </table:table-cell>
          <table:table-cell office:value-type="string" calcext:value-type="string">
            <text:p>१७ मार्च पर्यंत कमीतकमी १२ सध्याचे किंवा माजी इराणी राजकारणी आणि सरकारी अधिकारी मरण पाव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is therefore impossible to sacrifice all camels for the control of MERS, as what was done in wild animal markets in China to prevent the spreading of SARS-CoV and SARS-CoV-2.</text:p>
          </table:table-cell>
          <table:table-cell office:value-type="string" calcext:value-type="string">
            <text:p>"}, {"role": "assistant", "content": "</text:p>
          </table:table-cell>
          <table:table-cell office:value-type="string" calcext:value-type="string">
            <text:p>सार्स-सीओव्ही आणि सार्स-सीओव्ही-२ च्या प्रसाराला रोखण्यासाठी चीनच्या वन्य जीव बाजारपेठामध्ये जे करण्यात आले तसे, मर्स च्या नियंत्रणासाठी सर्व उंटांचे बलिदान देणे अशक्य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is because outside the human body, the virus is killed by household soap, which bursts its protective bubble.</text:p>
          </table:table-cell>
          <table:table-cell office:value-type="string" calcext:value-type="string">
            <text:p>"}, {"role": "assistant", "content": "</text:p>
          </table:table-cell>
          <table:table-cell office:value-type="string" calcext:value-type="string">
            <text:p>ह्याचे कारण असं की मानवी शरीराबाहेर हा विषाणू घरगुती साबणाने मरतो कारण घरगुती साबण त्याचे संरक्षक वेष्टण फोड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DC recommends that people wash hands often with soap and water for at least twenty seconds, especially after going to the toilet or when hands are visibly dirty; before eating; and after blowing one's nose, coughing, or sneezing.</text:p>
          </table:table-cell>
          <table:table-cell office:value-type="string" calcext:value-type="string">
            <text:p>"}, {"role": "assistant", "content": "</text:p>
          </table:table-cell>
          <table:table-cell office:value-type="string" calcext:value-type="string">
            <text:p>CDC ने अशी शिफारस केली आहे की लोकांनी वारंवार साबणाने आणि पाण्याने कमीत-कमी वीस सेकंद हात धुवावेत, विशेषतः शौचास जाऊन आल्यावर किंवा हात डोळ्यांना मलीन दिसत असल्यास, खाण्यापूर्वी आणि नाक शिंकरल्यावर, खोकताना किंवा शिंकल्यावर हात धुवावे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apidly increasing cumulative incidence of coronavirus disease (COVID-19) in the European Union/European Economic Area and the United Kingdom, 1 January to 15 March 2020</text:p>
          </table:table-cell>
          <table:table-cell office:value-type="string" calcext:value-type="string">
            <text:p>"}, {"role": "assistant", "content": "</text:p>
          </table:table-cell>
          <table:table-cell office:value-type="string" calcext:value-type="string">
            <text:p>युरोपियन युनियन/युरोपियन आर्थिक क्षेत्र आणि युनायटेड किंग्डममध्ये <text:s/>कोरोनाविषाणू आजाराच्या (COVID-19) एकत्रित घटना, 1 जानेवारी ते 15 मार्च 2020 दरम्यान वेगाने वाढत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high-throughput automated systems in many clinical laboratories will be able to perform these assays but their availability will depend on the rate of production for each system.</text:p>
          </table:table-cell>
          <table:table-cell office:value-type="string" calcext:value-type="string">
            <text:p>"}, {"role": "assistant", "content": "</text:p>
          </table:table-cell>
          <table:table-cell office:value-type="string" calcext:value-type="string">
            <text:p>बऱ्याच क्लिनिकल प्रयोगशाळांत विशिष्ट कालावधीत काही प्रक्रिया करुन तयार केलेल्या मोठ्या प्रमाणावरील ऑटोमेटेड प्रणाली ह्या तपासण्या करण्यास सक्षम असतील परंतु त्यांची उपलब्धता प्रत्येक प्रणालीसाठीच्या उत्पादनाच्या दरावर अवलंबून असे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average time from onset to death was 9.5 (4.8-13) days.</text:p>
          </table:table-cell>
          <table:table-cell office:value-type="string" calcext:value-type="string">
            <text:p>"}, {"role": "assistant", "content": "</text:p>
          </table:table-cell>
          <table:table-cell office:value-type="string" calcext:value-type="string">
            <text:p>लागण ते मृत्यूपर्यंतचा सरासरी कालावधी 9.5 (4.8-13) दिवस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eople have tested positive for the disease up to three days before onset of symptoms suggesting transmission is possible before developing significant symptoms.</text:p>
          </table:table-cell>
          <table:table-cell office:value-type="string" calcext:value-type="string">
            <text:p>"}, {"role": "assistant", "content": "</text:p>
          </table:table-cell>
          <table:table-cell office:value-type="string" calcext:value-type="string">
            <text:p>लक्षणे दिसू लागण्याच्या तीन दिवस आधी लोकांच्या चाचण्या सकारात्मक आल्या आहे आणि ह्यावरून असे सूचित होते की मोठ्या प्रमाणावर लक्षणे दिसण्यापूर्वीदेखील संसर्ग होणे शक्य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virus can spread to different organs throughout the chicken.</text:p>
          </table:table-cell>
          <table:table-cell office:value-type="string" calcext:value-type="string">
            <text:p>"}, {"role": "assistant", "content": "</text:p>
          </table:table-cell>
          <table:table-cell office:value-type="string" calcext:value-type="string">
            <text:p>हा विषाणू कोंबड्यांच्या शरीरात विविध अवयवांपर्यंत पसर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authorities also announced the construction of a temporary hospital, Huoshenshan Hospital, which was completed in 10 days.</text:p>
          </table:table-cell>
          <table:table-cell office:value-type="string" calcext:value-type="string">
            <text:p>"}, {"role": "assistant", "content": "</text:p>
          </table:table-cell>
          <table:table-cell office:value-type="string" calcext:value-type="string">
            <text:p>अधिकाऱ्यांनी हुशेनशान हॉस्पिटल नावाच्या तात्पुरत्या रुग्णालयाचे बांधकाम देखील जाहीर केले जे 10 दिवसांत पूर्ण कर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triguingly, sera of convalescent SARS patients were capable of neutralizing WIV1.</text:p>
          </table:table-cell>
          <table:table-cell office:value-type="string" calcext:value-type="string">
            <text:p>"}, {"role": "assistant", "content": "</text:p>
          </table:table-cell>
          <table:table-cell office:value-type="string" calcext:value-type="string">
            <text:p>रोचक तथ्य म्हणजे, आजारातून उठलेल्या सार्स रुग्णाचे रक्तजल डब्ल्यूआयव्ही१ ला उदासीन करण्यास सक्षम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further alleviate the shortage, Coles ordered bigger packages from suppliers and increased delivery frequency, Woolworths ordered extra stock, while ALDI made stocks for a planned Wednesday special available early.</text:p>
          </table:table-cell>
          <table:table-cell office:value-type="string" calcext:value-type="string">
            <text:p>"}, {"role": "assistant", "content": "</text:p>
          </table:table-cell>
          <table:table-cell office:value-type="string" calcext:value-type="string">
            <text:p>तुटवड्याला आणखी कमी करण्यास, Coles ने पुरवठादारांकडून मोठ्या पॅकेजची ऑर्डर दिली आणि वितरण वारंवारचा वाढवली. Woolworths ने अतिरिक्त साठ्याची ऑर्डर दिली, तर ALDI ने नियोजित बुधवारासाठी लवकर उपलब्धता करून दि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re are two types of canine coronavirus (CCoV), one that causes mild gastrointestinal disease and one that has been found to cause respiratory disease.</text:p>
          </table:table-cell>
          <table:table-cell office:value-type="string" calcext:value-type="string">
            <text:p>"}, {"role": "assistant", "content": "</text:p>
          </table:table-cell>
          <table:table-cell office:value-type="string" calcext:value-type="string">
            <text:p>दोन प्रकारचे कॅनिन कोरोना विषाणू असतात(CCoV) एक अन्ननलिकेच्या सौम्य आजारास कारणीभूत असतो आणि दुसऱ्यामुळे श्वसनाचे आजार होत असल्याचे दिसून ये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hile intact ORF4 could be observed in bat and camel viruses related to HCoV-229E, the alpaca alpha-CoV displays a single nucleotide insertion, resulting in a frameshift.</text:p>
          </table:table-cell>
          <table:table-cell office:value-type="string" calcext:value-type="string">
            <text:p>"}, {"role": "assistant", "content": "</text:p>
          </table:table-cell>
          <table:table-cell office:value-type="string" calcext:value-type="string">
            <text:p>एकसंघ ओआरएफ४ हा एचसीओसी-२२९ई शी संबंधित वटवाघळ आणि उंटाच्या विषाणूमध्ये आढळून येऊ शकतो, अल्पाका अल्फा-सीओव्ही एकल न्यूक्लेओटाईड समावेशनाला दर्शविते, जी फ्रेमशिफ्टमध्ये परिणामित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me countries in Africa have also seen a rise in anti-Chinese sentiment.</text:p>
          </table:table-cell>
          <table:table-cell office:value-type="string" calcext:value-type="string">
            <text:p>"}, {"role": "assistant", "content": "</text:p>
          </table:table-cell>
          <table:table-cell office:value-type="string" calcext:value-type="string">
            <text:p>अफ्रिकेतील काही देशांमध्ये सुद्धा चीन विरोधी भावनांमध्ये वाढ दिसून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se camels serve as an important tool for transportation as well as a main source of meat, milk, leather and wool products for the local people.</text:p>
          </table:table-cell>
          <table:table-cell office:value-type="string" calcext:value-type="string">
            <text:p>"}, {"role": "assistant", "content": "</text:p>
          </table:table-cell>
          <table:table-cell office:value-type="string" calcext:value-type="string">
            <text:p>हे उंट वाहतुकीचे महत्त्वाचे साधन असून त्याचबरोबर ते स्थानिक लोकांंसाठी मांस, दूध, कातडे आणि लोकर उत्पादने यांचा मुख्य स्त्रोत राहि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ever, their work also needs update according to the latest Diagnosis and Treatment Guidelines for COVID-19 (Trial seventh version) and recently studies.</text:p>
          </table:table-cell>
          <table:table-cell office:value-type="string" calcext:value-type="string">
            <text:p>"}, {"role": "assistant", "content": "</text:p>
          </table:table-cell>
          <table:table-cell office:value-type="string" calcext:value-type="string">
            <text:p>तथापि, त्याच्या कामाला देखील COVID-19 (चाचणी सातवी आवृत्ती) आणि अलिकडील अभ्यासाच्या नवीनतम निदान आणि उपचार मार्गदर्शक तत्वांच्या नुसार अद्यतनित करण्याची गरज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ronaviruses can cause colds with major symptoms, such as fever, and a sore throat from swollen adenoids.</text:p>
          </table:table-cell>
          <table:table-cell office:value-type="string" calcext:value-type="string">
            <text:p>"}, {"role": "assistant", "content": "</text:p>
          </table:table-cell>
          <table:table-cell office:value-type="string" calcext:value-type="string">
            <text:p>कोरोना विषाणूमुळे होणाऱ्या सर्दीमध्ये प्रमुख लक्षणे असतात ताप आणि घशातील लसिका ग्रंथीवर सूज आल्यामुळे होणारी घशाची खवखव.</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study published by the US Center for Disease Control and Prevention has concluded that it may be 5.7.</text:p>
          </table:table-cell>
          <table:table-cell office:value-type="string" calcext:value-type="string">
            <text:p>"}, {"role": "assistant", "content": "</text:p>
          </table:table-cell>
          <table:table-cell office:value-type="string" calcext:value-type="string">
            <text:p>युएसच्या रोग नियंत्रण आणि प्रतिबंध केंद्राने प्रसिद्ध केलेल्या अभ्यासानुसार तो 5.7 असू शकतो असा निष्कर्ष काढ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ever, it is more pathogenic than community-acquired HCoVs and less pathogenic than SARS-CoV or MERS-CoV.</text:p>
          </table:table-cell>
          <table:table-cell office:value-type="string" calcext:value-type="string">
            <text:p>"}, {"role": "assistant", "content": "</text:p>
          </table:table-cell>
          <table:table-cell office:value-type="string" calcext:value-type="string">
            <text:p>तथापि, ते समुदायापासून मिळणाऱ्या एचसीओव्हीपेक्षा जास्त रोगजनक आहे आणि सार्स-सीओव्ही किंवा मर्स-सीओव्हीपेक्षा कमी रोगजनक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t least 52 thousand deaths were linked to COVID-19, the disease caused by the coronavirus.</text:p>
          </table:table-cell>
          <table:table-cell office:value-type="string" calcext:value-type="string">
            <text:p>"}, {"role": "assistant", "content": "</text:p>
          </table:table-cell>
          <table:table-cell office:value-type="string" calcext:value-type="string">
            <text:p>कमीत कमी ५२ हजार मृत्यु हे COVID-१९, कोरोनाविषाणूद्वारे कारणीभूत होणारा आजाराशी, जोडले गे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ur of these coronaviruses continually circulate in the human population and produce the generally mild symptoms of the common cold in adults and children worldwide: -OC43, -HKU1, HCoV-229E, -NL63.</text:p>
          </table:table-cell>
          <table:table-cell office:value-type="string" calcext:value-type="string">
            <text:p>"}, {"role": "assistant", "content": "</text:p>
          </table:table-cell>
          <table:table-cell office:value-type="string" calcext:value-type="string">
            <text:p>यापैकी चार कोरोना विषाणू सतत संपूर्ण जगभरातील मानवी लोकसंख्येत पसरत असतात आणि प्रौढ व्यक्ती आणि बालकांमध्ये सामान्यपणे सर्दीची सौम्य लक्षणे निर्माण करतातः -OC43, -HKU1, -HCoV-229E, -NL63.</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of April 7, 2020, only a single test has been approved by the FDA under an emergency use authorization.In late March 2020, Euroimmun Medical Laboratory Diagnostics and Epitope Diagnostics received European approvals for their test kits, which can detect IgG and IgA antibodies against the virus in blood samples.</text:p>
          </table:table-cell>
          <table:table-cell office:value-type="string" calcext:value-type="string">
            <text:p>"}, {"role": "assistant", "content": "</text:p>
          </table:table-cell>
          <table:table-cell office:value-type="string" calcext:value-type="string">
            <text:p>7 एप्रिल 2020 पर्यंत आपत्कालीन वापराच्या अधिकृततेअंतर्गत एफडीएने केवळ एका चाचणीला मंजूरी दिली आहे. मार्च 2020 च्या शेवटी युरोईमुन मेडिकल लॅबोरटरी डायग्नोस्टिक्स आणि एपिटोम डायग्नोस्टिक्स यांना त्यांच्या चाचणीच्या संचांसाठी युरोपिय समूदायाकडून मंजुरी मिळाली, ज्याद्वारे रक्त नमुन्यातील व्हायरसच्या पार्श्वभूमीवर आयजीजी आणि आयजीए प्रतिजैविके शोधून काढली जाऊ शक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Zoonotic origins of human coronaviruses</text:p>
          </table:table-cell>
          <table:table-cell office:value-type="string" calcext:value-type="string">
            <text:p>"}, {"role": "assistant", "content": "</text:p>
          </table:table-cell>
          <table:table-cell office:value-type="string" calcext:value-type="string">
            <text:p>मानवी कोरोनाव्हायरसच्या पशूजन्य आजाराचे मूळ</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yone in the family have a heart problem heart disease heart attack high cholesterol high blood pressure</text:p>
          </table:table-cell>
          <table:table-cell office:value-type="string" calcext:value-type="string">
            <text:p>"}, {"role": "assistant", "content": "</text:p>
          </table:table-cell>
          <table:table-cell office:value-type="string" calcext:value-type="string">
            <text:p>कुटुंबामध्ये कुणाला हृदयाची समस्या, हृदयविकार, हृदयविकाराचा झटका, उच्च कोलेस्टेरॉल, उच्च रक्तदाब आहे का</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how me on this image where you feel the pain</text:p>
          </table:table-cell>
          <table:table-cell office:value-type="string" calcext:value-type="string">
            <text:p>"}, {"role": "assistant", "content": "</text:p>
          </table:table-cell>
          <table:table-cell office:value-type="string" calcext:value-type="string">
            <text:p>तुम्हाला कुठे दुखत आहे ते या प्रतिमेवर मला दाखवा</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ll of them had live birth pregnancies and no severe neonatal asphyxia was observed.</text:p>
          </table:table-cell>
          <table:table-cell office:value-type="string" calcext:value-type="string">
            <text:p>"}, {"role": "assistant", "content": "</text:p>
          </table:table-cell>
          <table:table-cell office:value-type="string" calcext:value-type="string">
            <text:p>त्या सर्वांनी जीवंत बालकास जन्म दिला व कोणतेही नवजात बालकाचा श्वास गुदमरण्याचे निरीक्षणास आले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contrast, highly pathogenic SARS-CoV and MERS-CoV have not adapted to humans well and their transmission within humans cannot be sustained.</text:p>
          </table:table-cell>
          <table:table-cell office:value-type="string" calcext:value-type="string">
            <text:p>"}, {"role": "assistant", "content": "</text:p>
          </table:table-cell>
          <table:table-cell office:value-type="string" calcext:value-type="string">
            <text:p>त्याउलट, अत्यंत रोगजनक SARS-CoV आणि MERS-CoV ने माणसांशी योग्यरित्या जुळवून घेतले नाही आणि माणसांमधील त्यांचे संक्रमण शाश्वत राहणार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Coronaviruses are a group of related viruses that cause diseases in mammals and birds.</text:p>
          </table:table-cell>
          <table:table-cell office:value-type="string" calcext:value-type="string">
            <text:p>"}, {"role": "assistant", "content": "</text:p>
          </table:table-cell>
          <table:table-cell office:value-type="string" calcext:value-type="string">
            <text:p>b'कोरोनाव्हायरसेस म्हणजे संबंधित विषाणूंचा समूह जो सस्तन प्राणी व पक्षांमध्ये आजार निर्माण कर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ree feet is considered an appropriate distance for people to stay away from a patient.</text:p>
          </table:table-cell>
          <table:table-cell office:value-type="string" calcext:value-type="string">
            <text:p>"}, {"role": "assistant", "content": "</text:p>
          </table:table-cell>
          <table:table-cell office:value-type="string" calcext:value-type="string">
            <text:p>लोकांसाठी रूग्णापासून दूर राहण्यासाठी तीन फूट हे योग्य अंतर समज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rom another perspective, it might also be true that humans have been well adapted to these four HCoVs.</text:p>
          </table:table-cell>
          <table:table-cell office:value-type="string" calcext:value-type="string">
            <text:p>"}, {"role": "assistant", "content": "</text:p>
          </table:table-cell>
          <table:table-cell office:value-type="string" calcext:value-type="string">
            <text:p>दुसऱ्या दृष्टीकोनातून, हे सुद्धा खरे असू शकते की माणसांनी या चार एचसीओव्हींसोबत चांगल्या प्रकारे जुळवून घेत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of Thursday, Associated Press reported there were at least 126,000 cases of COVID-19 worldwide, resulting in over 4,600 deaths.</text:p>
          </table:table-cell>
          <table:table-cell office:value-type="string" calcext:value-type="string">
            <text:p>"}, {"role": "assistant", "content": "</text:p>
          </table:table-cell>
          <table:table-cell office:value-type="string" calcext:value-type="string">
            <text:p>गुरुवारपर्यंत असोसिएटेड प्रेसने असं नोंदवलं की जगभरामध्ये COVID-19 ची कमीतकमी 126,000 प्रकरणे असून, त्याच्या परिणामस्वरूप 4,600 पेक्षा जास्त मृत्यू झाले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hina has also called for the US to lift its sanctions off of Syria, Venezuela and Iran, while reportedly sending aid to the latter two countries.</text:p>
          </table:table-cell>
          <table:table-cell office:value-type="string" calcext:value-type="string">
            <text:p>"}, {"role": "assistant", "content": "</text:p>
          </table:table-cell>
          <table:table-cell office:value-type="string" calcext:value-type="string">
            <text:p>चीनने US ला सीरिया, व्हेनेझुएला,आणि इराणवरील बंदी उठविण्याची मागणी केली आहे आणि व्हेनेझुएला व इराणला मदतही पाठवली असल्याचे कथि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ARS-CoV-2 causes severe respiratory infection like SARS-CoV and MERS-CoV, presented as fever, cough and dyspnea.</text:p>
          </table:table-cell>
          <table:table-cell office:value-type="string" calcext:value-type="string">
            <text:p>"}, {"role": "assistant", "content": "</text:p>
          </table:table-cell>
          <table:table-cell office:value-type="string" calcext:value-type="string">
            <text:p>सार्स-सीओव्ही-२ मुळे तीव्र श्वसन संसर्ग जसे की सार्स-सीओव्ही आणि मर्स-सीओव्हीमुळे होतो तसा होतो जो ताप, खोकला आणि श्वसनिकाशोथ द्वारे दिसून ये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anwhile, the epidemic rapidly spread to the neighboring cities, provinces, and countries.</text:p>
          </table:table-cell>
          <table:table-cell office:value-type="string" calcext:value-type="string">
            <text:p>"}, {"role": "assistant", "content": "</text:p>
          </table:table-cell>
          <table:table-cell office:value-type="string" calcext:value-type="string">
            <text:p>दरम्यान महामारी वेगाने शेजारची शहरे, प्रांत आणि देशांमध्ये पसर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ports events and seasons were cancelled.On 11 March, Trump announced travel restrictions for most of Europe, excluding the United Kingdom, for 30 days, effective 13 March.</text:p>
          </table:table-cell>
          <table:table-cell office:value-type="string" calcext:value-type="string">
            <text:p>"}, {"role": "assistant", "content": "</text:p>
          </table:table-cell>
          <table:table-cell office:value-type="string" calcext:value-type="string">
            <text:p>खेळाचे कार्यक्रम आणि मोसम रद्द केले गेले.११मार्च रोजी ट्रम्पनी युनायटेड किंग्डम सोडून बहुतांश युरोपसाठी १३ मार्च पासून ३० दिवसांसाठी प्रवासावर मर्यादा जाहीर केल्या.</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y 13 March, more than forty countries and territories had reported deaths, on every continent except Antarctica.Several measures are commonly used to quantify mortality.</text:p>
          </table:table-cell>
          <table:table-cell office:value-type="string" calcext:value-type="string">
            <text:p>"}, {"role": "assistant", "content": "</text:p>
          </table:table-cell>
          <table:table-cell office:value-type="string" calcext:value-type="string">
            <text:p>अंटार्क्टिका वगळता इतर सर्व खंडांमध्ये 13 मार्चपर्यंत चाळीसहून अधिक देश आणि प्रदेशांमध्ये मृत्यू नोंदविले गेले होते. मृत्यूंची संख्या नोंदविण्यासाठी सर्वसाधारणपणे अनेक पद्धती वापरल्या जा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ra Longini, et al., established a model to predict the outcome of the epidemic and suggested that SARS-CoV-2 could infect two-thirds of the global population.</text:p>
          </table:table-cell>
          <table:table-cell office:value-type="string" calcext:value-type="string">
            <text:p>"}, {"role": "assistant", "content": "</text:p>
          </table:table-cell>
          <table:table-cell office:value-type="string" calcext:value-type="string">
            <text:p>इरा लाँगिनी यांनी महामारीच्या परिणामांचा अंदाज वर्तवण्यास एक नमुना स्थापित केला आहे आणि सुचवले आहे की SARS-CoV-2 जागतिक लोकसंख्येपैकी दोन-तृतियांश लोकांना संसर्गित करू शक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31 December 2019, the outbreak was traced to a novel strain of coronavirus, which was given the interim name 2019-nCoV by the World Health Organization (WHO), later renamed SARS-CoV-2 by the International Committee on Taxonomy of Viruses.</text:p>
          </table:table-cell>
          <table:table-cell office:value-type="string" calcext:value-type="string">
            <text:p>"}, {"role": "assistant", "content": "</text:p>
          </table:table-cell>
          <table:table-cell office:value-type="string" calcext:value-type="string">
            <text:p>31 डिसेंबर 2019 ला या उद्रेकाचे कारण कोरोना विषाणूचा नवीन वंशप्रकार असल्याचा शोध लागला ज्यास काही काळासाठी 2019-NCoV असे नाव जागतिक आरोग्य संघटना (WHO) कडून देण्यात आले, ज्यास पुन्हा नव्याने SARS-CoV-2 असे नाव इंटरनॅशनल कमिटी ऑन टॅक्सॉनॉमी ऑफ व्हायरसेसकडून दे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llow-up images after delivery showed no progression of pneumonia.Media reports indicate that over 100 women with COVID-19 might have delivered, and in March 2020, no maternal deaths were reported.</text:p>
          </table:table-cell>
          <table:table-cell office:value-type="string" calcext:value-type="string">
            <text:p>"}, {"role": "assistant", "content": "</text:p>
          </table:table-cell>
          <table:table-cell office:value-type="string" calcext:value-type="string">
            <text:p>प्रसुतीनंतरच्या तपासणीतील प्रतिमांमध्ये न्युमोनिया वृद्धी दिसून आली नाही. माध्यमांच्या अहवालांनुसार COVID-19 असलेल्या 100 पेक्षा अधिक महिलांची प्रसुती झाली, आणि मार्च 2020 मध्ये कोणत्याही प्रसुता मातेचा मृत्युची नोंद झाली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mainland China is a major economy and manufacturing hub, the viral outbreak has been seen to pose a major destabilizing threat to the global economy.</text:p>
          </table:table-cell>
          <table:table-cell office:value-type="string" calcext:value-type="string">
            <text:p>"}, {"role": "assistant", "content": "</text:p>
          </table:table-cell>
          <table:table-cell office:value-type="string" calcext:value-type="string">
            <text:p>चीनची मुख्यभूमी ही मुख्य अर्थव्यवस्था आहे आणि उत्पादनाचे केंद्र आहे , विषाणूच्या उद्रेक हा जागतिक अर्थव्यवस्थेला एक मोठा धोका असल्याचे पाहिले जा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China, estimates for the death-to-case ratio decreased from 17.3% (for those with symptom onset 1–10 January 2020) to 0.7% (for those with symptom onset after 1 February 2020).Other measures include the case fatality rate (CFR), which reflects the percent of diagnosed people who die from a disease, and the infection fatality rate (IFR), which reflects the percent of infected (diagnosed and undiagnosed) who die from a disease.</text:p>
          </table:table-cell>
          <table:table-cell office:value-type="string" calcext:value-type="string">
            <text:p>"}, {"role": "assistant", "content": "</text:p>
          </table:table-cell>
          <table:table-cell office:value-type="string" calcext:value-type="string">
            <text:p>चीनमध्ये मृत्यूचे प्रकरणांशी असलेले गुणोत्तर 17.3% (1 ते 10 जानेवारी 2020 मध्ये लक्षणे असलेल्यांबाबत) वरून 0.7% (1 फेब्रुवारी 2020 नंतर लक्षणे असलेल्यांबाबत) पर्यंत कमी झाले. इतर पद्धतींमध्ये प्रकरण मृत्यू दर (सीएफआर) चा समावेश होतो, जो रोगामुळे मृत्युमुखी पडणार्‍या संक्रमित झालेल्या व्यक्तींची (निदान झालेले आणि न झालेले) टक्केवारी दर्शवि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urrently, due to the lack of effective and specific therapy for COVID-19, TCM has become one of the major alternative treatments for patients with light to moderate symptoms or for those who have recovered from severe stages.</text:p>
          </table:table-cell>
          <table:table-cell office:value-type="string" calcext:value-type="string">
            <text:p>"}, {"role": "assistant", "content": "</text:p>
          </table:table-cell>
          <table:table-cell office:value-type="string" calcext:value-type="string">
            <text:p>सध्या COVID-19 साठी प्रभावी व विशिष्ट उपचार पद्धतीचा अभाव असल्याने, सौम्य ते मध्यम लक्षणे असलेल्या रूग्णांसाठी किंवा गंभीर टप्प्यांतून बऱ्या झालेल्या रूग्णांसाठी TCM हा पर्यायी उपचारांपैकी एक पर्याय बनले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ailand is using an app and SIM cards for all travelers to enforce their quarantine.</text:p>
          </table:table-cell>
          <table:table-cell office:value-type="string" calcext:value-type="string">
            <text:p>"}, {"role": "assistant", "content": "</text:p>
          </table:table-cell>
          <table:table-cell office:value-type="string" calcext:value-type="string">
            <text:p>थायलंड मध्ये प्रवाशांसाठी क्वारंटाइन सक्तीचे करण्यासाठी अॅप व सिम कार्ड चा वापर के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ore than 30% of patients present with gastrointestinal symptoms, such as diarrhea and vomiting.</text:p>
          </table:table-cell>
          <table:table-cell office:value-type="string" calcext:value-type="string">
            <text:p>"}, {"role": "assistant", "content": "</text:p>
          </table:table-cell>
          <table:table-cell office:value-type="string" calcext:value-type="string">
            <text:p>अतिसार आणि उलटीसारखी पचनरोग लक्षणे आढळलेल्या रूग्णांची संख्या ३०% पेक्षा जास्त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isinformation about the virus has spread online, and there have been incidents of xenophobia and discrimination against Chinese people, other people of East and Southeast Asian descent and appearance, and others from areas with significant virus cases.</text:p>
          </table:table-cell>
          <table:table-cell office:value-type="string" calcext:value-type="string">
            <text:p>"}, {"role": "assistant", "content": "</text:p>
          </table:table-cell>
          <table:table-cell office:value-type="string" calcext:value-type="string">
            <text:p>विषाणूबद्दल चुकीची माहिती ऑनलाईन पसरली आहे आणि चिनी लोकांच्या, इतर पूर्व व दक्षिणपूर्व वंशाच्या आणि त्यांच्यासारखे दिसणाऱ्या व विषाणूच्या लक्षणीय प्रकरणे असणाऱ्या भागातील लोकांबाबत भीती किंवा तिरस्कार वाटणे आणि भेदभाव करण्याच्या घटना घडल्या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daptive designs within ongoing Phase II-III clinical trials on candidate therapeutics may shorten trial durations and use fewer subjects, possibly expediting decisions for early termination or success, and coordinating design changes for a specific trial across its international locations.</text:p>
          </table:table-cell>
          <table:table-cell office:value-type="string" calcext:value-type="string">
            <text:p>"}, {"role": "assistant", "content": "</text:p>
          </table:table-cell>
          <table:table-cell office:value-type="string" calcext:value-type="string">
            <text:p>कँडीडेट थेरॅप्युटीक्स वरील चालू प्रावस्था II-III मधील अॅडाप्टिव डिझाइन्स चाचणीचा कालावधी व प्रयुक्तांची संख्या कमी करु शकतात, ज्यामुळे चाचणी वेळेपूर्वी थांबवण्याचा किंवा पुढे चालू ठेवण्याचा तसेच आंतरराष्ट्रीय स्तरावर एखाद्या विशिष्ट चाचणीमध्ये समान बदल करण्याचा निर्णय तात्काळ घेता येतो,.आणि</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upper estimate of this range is consistent with the results from the first random testing for COVID-19 in Germany, and a statistical study analysing the impact of testing on CFR estimates.</text:p>
          </table:table-cell>
          <table:table-cell office:value-type="string" calcext:value-type="string">
            <text:p>"}, {"role": "assistant", "content": "</text:p>
          </table:table-cell>
          <table:table-cell office:value-type="string" calcext:value-type="string">
            <text:p>ह्या श्रेणीतील वरच्या बाजूचा अंदाज हा जर्मनीमध्ये COVID-19 च्या प्रथम यादृच्छिक पद्धतीने केलेल्या चाचण्यांशी आणि एका सांख्यिकी अभ्यासाशी जो चाचण्यांचा सीएफआरवरील प्रभावाचे विश्लेषण करतो यांच्याशी सुसंग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ther countries also adopted a variety of measures aimed at limiting the spread of the virus.</text:p>
          </table:table-cell>
          <table:table-cell office:value-type="string" calcext:value-type="string">
            <text:p>"}, {"role": "assistant", "content": "</text:p>
          </table:table-cell>
          <table:table-cell office:value-type="string" calcext:value-type="string">
            <text:p>इतर देशांनीदेखील विषाणूचा प्रसार मर्यादित करण्यासाठी विविध उपाययोजना अंगीकृत केल्या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me scientists chose to share their results quickly on preprint servers such as bioRxiv.</text:p>
          </table:table-cell>
          <table:table-cell office:value-type="string" calcext:value-type="string">
            <text:p>"}, {"role": "assistant", "content": "</text:p>
          </table:table-cell>
          <table:table-cell office:value-type="string" calcext:value-type="string">
            <text:p>काही शास्त्रज्ञांनी bioRxiv अशासारख्या प्रिप्रिंट सर्व्हरवर त्यांचे परिणाम जलदगतीने सामायिक करण्याचा मार्ग निवड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VID-19 cases in EU/EEA countries and the UK</text:p>
          </table:table-cell>
          <table:table-cell office:value-type="string" calcext:value-type="string">
            <text:p>"}, {"role": "assistant", "content": "</text:p>
          </table:table-cell>
          <table:table-cell office:value-type="string" calcext:value-type="string">
            <text:p>EU/EEA देश आणि UK मधील COVID-19 प्रकरणे</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oth drugs have extensive interactions with prescription drugs, affecting the therapeutic dose and disease mitigation.</text:p>
          </table:table-cell>
          <table:table-cell office:value-type="string" calcext:value-type="string">
            <text:p>"}, {"role": "assistant", "content": "</text:p>
          </table:table-cell>
          <table:table-cell office:value-type="string" calcext:value-type="string">
            <text:p>घेत असलेल्या औषधांबरोबर या दोन्ही औषधांच्या मोठ्या प्रमाणावर परस्परक्रिया होतात, ज्यामुळे उपचाराची मात्रा व आजार सौम्य करण्यावर परिणाम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lthough bats have many features that favours the spreading of viruses, the chance for humans to be in contact with bats and other wildlife species can be minimized if people are educated to stay away from them.</text:p>
          </table:table-cell>
          <table:table-cell office:value-type="string" calcext:value-type="string">
            <text:p>"}, {"role": "assistant", "content": "</text:p>
          </table:table-cell>
          <table:table-cell office:value-type="string" calcext:value-type="string">
            <text:p>जरी वटवाघळामध्ये विषाणूंचा फैलाव करण्याची अनेक वैशिष्ट्ये असली, तरी लोकांना वटवाघळ आणि अन्य वन्यजीव प्रजातीपासून दूर राहण्यासाठी प्रशिक्षित केल्यास त्यांच्यापासून मानवासोबत होणारा संपर्क कमी केला जाऊ शक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inally, alpaca alpha-CoV has not been found in feral animals.</text:p>
          </table:table-cell>
          <table:table-cell office:value-type="string" calcext:value-type="string">
            <text:p>"}, {"role": "assistant", "content": "</text:p>
          </table:table-cell>
          <table:table-cell office:value-type="string" calcext:value-type="string">
            <text:p>अंतिमतः, अल्पाकस अल्फा-सीओव्ही हा वन्य प्राण्यामध्ये आढळून आलेला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ny dioceses have recommended older Christians to stay at home rather than attending Mass on Sundays; some churches have made church services available via radio, online live streaming or television while others are offering drive-in worship.</text:p>
          </table:table-cell>
          <table:table-cell office:value-type="string" calcext:value-type="string">
            <text:p>"}, {"role": "assistant", "content": "</text:p>
          </table:table-cell>
          <table:table-cell office:value-type="string" calcext:value-type="string">
            <text:p>अनेक बिशप्सच्या अधिकारातील प्रदेशांनी म्हाताऱ्या ख्रिश्चनांना रविवारच्या प्रार्थनेस येण्याऐवजी घरी थांबायला सांगितले आहे, काही चर्चेसनी चर्चच्या सेवा रेडिओमार्फत, ऑनलाईन प्रत्यक्ष प्रक्षेपण किंवा दूरदर्शनच्या माध्यमातून उपलब्ध केल्या आहेत तर काही चर्चेस ड्राइव्ह इन पूजेचा पर्याय देत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en years later, the Middle East respiratory syndrome (MERS) outbreak resulted in a persistent epidemic in the Arabian Peninsula with sporadic spreading to the rest of the world.</text:p>
          </table:table-cell>
          <table:table-cell office:value-type="string" calcext:value-type="string">
            <text:p>"}, {"role": "assistant", "content": "</text:p>
          </table:table-cell>
          <table:table-cell office:value-type="string" calcext:value-type="string">
            <text:p>दहा वर्षानंतर, मध्य पूर्व श्वसन संलक्षण (मर्स) उद्रेकाचा परिणाम अरेबियन द्वीपकल्पांवर सतत साथरोग उत्पन्न होण्यात झाला जो उर्वरित जगात तुरळकपणे पसर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ly few reports of laboratory-confirmed asymptomatic cases exist, but asymptomatic transmission has been identified by some countries during contact tracing investigations.</text:p>
          </table:table-cell>
          <table:table-cell office:value-type="string" calcext:value-type="string">
            <text:p>"}, {"role": "assistant", "content": "</text:p>
          </table:table-cell>
          <table:table-cell office:value-type="string" calcext:value-type="string">
            <text:p>लक्षणे दिसत नसलेल्या पण प्रयोगशाळेत पुष्टी केलेल्या प्रकरणांचे केवळ थोडेसेच अहवाल आहेत, पण संपर्काविषयी शोध घेताना काही देशांनी लक्षणे दिसत नसतानाही संसर्ग झाल्याचे शोध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host ribosome translates the initial overlapping open reading frame of the virus genome and forms a long polyprotein.</text:p>
          </table:table-cell>
          <table:table-cell office:value-type="string" calcext:value-type="string">
            <text:p>"}, {"role": "assistant", "content": "</text:p>
          </table:table-cell>
          <table:table-cell office:value-type="string" calcext:value-type="string">
            <text:p>आश्रय रायबोसोम विषाणू जीनसंचाच्या सुरुवातीच्या आच्छादित ओपन रीडींग फ्रेम्स परिवर्तित करुन लांब पॉलीप्रोटीन तयार कर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29 March it was reported that beginning 1 April all new overseas arrivals will be quarantined for two weeks.</text:p>
          </table:table-cell>
          <table:table-cell office:value-type="string" calcext:value-type="string">
            <text:p>"}, {"role": "assistant", "content": "</text:p>
          </table:table-cell>
          <table:table-cell office:value-type="string" calcext:value-type="string">
            <text:p>२९ मार्चला असे नमूद करण्यात आले की १ एप्रिलपासून परदेशातून येणाऱ्या सर्वांना दोन आठवड्यांसाठी विलग करण्यात येई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ost novel drug candidates (NCEs) fail during drug development, either because they have unacceptable toxicity or because they simply do not prove efficacy on the targeted disease, as shown in Phase II-III clinical trials.</text:p>
          </table:table-cell>
          <table:table-cell office:value-type="string" calcext:value-type="string">
            <text:p>"}, {"role": "assistant", "content": "</text:p>
          </table:table-cell>
          <table:table-cell office:value-type="string" calcext:value-type="string">
            <text:p>अनेक नॉव्हेल ड्रग कँडीडेट्स(एनसीई) औषध विकासादरम्यान अपयशी ठरतात, याचे कारण म्हणजे एकतर त्यांच्यामध्ये असलेली अस्वीकार्य विषाक्तता किंवा प्रावस्था II-III मध्ये दर्शवल्यानुसार लक्ष्य आजारावर त्याची गुणकारिता सिद्ध न होणे हे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U foreign policy chief Josep Borrell warned that there is 'a geo-political component including a struggle for influence through spinning and the 'politics of generosity''.</text:p>
          </table:table-cell>
          <table:table-cell office:value-type="string" calcext:value-type="string">
            <text:p>"}, {"role": "assistant", "content": "</text:p>
          </table:table-cell>
          <table:table-cell office:value-type="string" calcext:value-type="string">
            <text:p>EU परराष्ट्र धोरणाचे मुख्य जोसेप बॉरेल ह्यांनी इशारा दिला की एक फिरवाफिरवी करून आणि 'उदारतेचे राजकारण' हा प्रभुत्वाच्या धडपडीचा समावेश असलेला भूराजकीय घटक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lthough several countries use chloroquine or hydroxychloroquine for treatment of persons hospitalized with COVID-19, as of March 2020 the drug has not been formally approved through clinical trials in the United States.</text:p>
          </table:table-cell>
          <table:table-cell office:value-type="string" calcext:value-type="string">
            <text:p>"}, {"role": "assistant", "content": "</text:p>
          </table:table-cell>
          <table:table-cell office:value-type="string" calcext:value-type="string">
            <text:p>रुग्णालयात दाखल झालेल्या COVID-19 च्या रुग्णांवर उपचार करण्यासाठी अनेक देशांमध्ये क्लोरोक्विन किंवा हायड्रॉक्सीक्लोरोक्विन चा उपयोग केला जात असला तरीही, मार्च 2020 पर्यंत संयुक्त राष्ट्रामध्ये चिकित्सालयीन चाचण्यांच्या माध्यमातून या औषधास औपचारिक मंजूरी देण्यात आलेली नव्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Nevertheless, respiratory dysfunction and failure are the major threat to the patients and the major cause of death.</text:p>
          </table:table-cell>
          <table:table-cell office:value-type="string" calcext:value-type="string">
            <text:p>"}, {"role": "assistant", "content": "</text:p>
          </table:table-cell>
          <table:table-cell office:value-type="string" calcext:value-type="string">
            <text:p>त्यामुळे, श्वसनप्रणालीतीची विफलता आणि बिघाड यामुळे रूग्णांना मोठा धोका उत्पन्न होतो आणि ते मृत्यूंचे प्रमुख कारण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irst, humans but not alpacas might have contact with bats in a shared ecological niche.</text:p>
          </table:table-cell>
          <table:table-cell office:value-type="string" calcext:value-type="string">
            <text:p>"}, {"role": "assistant", "content": "</text:p>
          </table:table-cell>
          <table:table-cell office:value-type="string" calcext:value-type="string">
            <text:p>प्रथमतः, अल्पाकस नव्हे तर मानव <text:s/>हा सामायिक पर्यावरणात वटवाघळांच्या संपर्कात आला असण्याची शक्य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has been reported that a bat CoV termed ARCoV.2 (Appalachian Ridge CoV) detected in North American tricolored bat displayed close relationship with HCoV-NL63.</text:p>
          </table:table-cell>
          <table:table-cell office:value-type="string" calcext:value-type="string">
            <text:p>"}, {"role": "assistant", "content": "</text:p>
          </table:table-cell>
          <table:table-cell office:value-type="string" calcext:value-type="string">
            <text:p>असे कळवण्यात आलेले आहे की वटवाघळातील सीओव्ही हा एआरसीओव्ही.२ (अॅपलॅशियन रिज सीओव्ही) उत्तर अमेरिकन तिरंगी वटवाघळामध्ये आढळला, त्याने एचसीओव्ही-एनएल63 सोबत निकट संबंध दर्शवि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irological surveillance is done by using molecular tests for COVID-19.</text:p>
          </table:table-cell>
          <table:table-cell office:value-type="string" calcext:value-type="string">
            <text:p>"}, {"role": "assistant", "content": "</text:p>
          </table:table-cell>
          <table:table-cell office:value-type="string" calcext:value-type="string">
            <text:p>COVID-19 करिता रेण्वीय चाचण्या करुन विषाणूजन्य संनिरीक्षण के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re has been support for the Chinese, both on and offline, and towards those in virus-stricken areas.</text:p>
          </table:table-cell>
          <table:table-cell office:value-type="string" calcext:value-type="string">
            <text:p>"}, {"role": "assistant", "content": "</text:p>
          </table:table-cell>
          <table:table-cell office:value-type="string" calcext:value-type="string">
            <text:p>ऑनलाईन आणि ऑफलाईन दोन्ही प्रकारात चीनी लोकांसाठी आणि व्हायरसची लागण झालेल्या भागातील लोकांप्रती पाठिंबा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iruses can also infect an individual through the eyes.</text:p>
          </table:table-cell>
          <table:table-cell office:value-type="string" calcext:value-type="string">
            <text:p>"}, {"role": "assistant", "content": "</text:p>
          </table:table-cell>
          <table:table-cell office:value-type="string" calcext:value-type="string">
            <text:p>विषाणू डोळ्यांतून सुद्धा व्यक्तींना संसर्गित करू शक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20 March, the United States began to partially withdrawal its troops from Iraq due to the pandemic.</text:p>
          </table:table-cell>
          <table:table-cell office:value-type="string" calcext:value-type="string">
            <text:p>"}, {"role": "assistant", "content": "</text:p>
          </table:table-cell>
          <table:table-cell office:value-type="string" calcext:value-type="string">
            <text:p>२० मार्चला , जागतिक साथीमुळे युनायटेड स्टेट्सनी त्यांच्या सैन्यदलांना इराकमधून अंशतः काढून घेण्यास सुरुवात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a result, the government received criticism for the perceived lack of pace and intensity in its response to concerns faced by the public.On 16 March, Prime Minister Boris Johnson made an announcement advising against all non-essential travel and social contact, suggesting people work from home where possible and avoid venues such as pubs, restaurants, and theatres.</text:p>
          </table:table-cell>
          <table:table-cell office:value-type="string" calcext:value-type="string">
            <text:p>"}, {"role": "assistant", "content": "</text:p>
          </table:table-cell>
          <table:table-cell office:value-type="string" calcext:value-type="string">
            <text:p>ह्याचा परिणाम म्हणून सरकारवर लोकांना तोंड द्यावे लागत असलेल्या अडचणींना प्रतिसाद देण्यासाठीचा वेग आणि तीव्रता ओळखण्यात कमी पडल्याची टीका झाली. 16 मार्चला पंतप्रधान बॉरीस जॉन्सन ह्यांनी एक घोषणा केली आणि सर्व अनावश्यक प्रवास आणि सामाजिक संबंध टाळण्याचा सल्ला दिला, लोकांना शक्य असेल तेव्हा घरून काम करण्याचे आणि दारूचे गुत्ते, उपाहारगृहे आणि थिएटरसारखी ठिकाणे टाळण्याचे सुचव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11 March 2020, WHO characterized COVID-19 as a pandemic.</text:p>
          </table:table-cell>
          <table:table-cell office:value-type="string" calcext:value-type="string">
            <text:p>"}, {"role": "assistant", "content": "</text:p>
          </table:table-cell>
          <table:table-cell office:value-type="string" calcext:value-type="string">
            <text:p>11 मार्च 2020, ला WHO ने COVID-19 ला साथरोग म्हणून वैशिष्ट्यीकृत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r example, Beijing has imposed a 14-day mandatory quarantine for all international travellers entering the city.On 23 March, mainland China only one case had transmitted domestically in the five days prior, in this instance via a traveller returning to Guangzhou from Istanbul.</text:p>
          </table:table-cell>
          <table:table-cell office:value-type="string" calcext:value-type="string">
            <text:p>"}, {"role": "assistant", "content": "</text:p>
          </table:table-cell>
          <table:table-cell office:value-type="string" calcext:value-type="string">
            <text:p>उदाहरणार्थ बीजिंगने शहरात येणाऱ्या सर्व आंतरराष्ट्रीय प्रवाशांना 14 दिवसांचे विलगीकरण अनिवार्य केले. 23 मार्चला चीनच्या मुख्यभूमीवर पाच दिवसांपूर्वी स्थानिक पातळीवर संसर्ग झालेले फक्त एकच प्रकरण होते जे इस्तंबूलहून ग्वान्गझूला आलेल्या प्रवाशाचे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the past decades, seven HCoVs have been identified.</text:p>
          </table:table-cell>
          <table:table-cell office:value-type="string" calcext:value-type="string">
            <text:p>"}, {"role": "assistant", "content": "</text:p>
          </table:table-cell>
          <table:table-cell office:value-type="string" calcext:value-type="string">
            <text:p>मागील दशकांमध्ये सात एचसीओव्हींची ओळख पटव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at alpha-CoVs closely related to HCoV-229E have been found.</text:p>
          </table:table-cell>
          <table:table-cell office:value-type="string" calcext:value-type="string">
            <text:p>"}, {"role": "assistant", "content": "</text:p>
          </table:table-cell>
          <table:table-cell office:value-type="string" calcext:value-type="string">
            <text:p>एचसीओव्ही-२२९ई शी जवळचा संबंध असलेला बॅट अल्फा-सीओव्ही आढळून आले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ever, on 12 May 2013, a case of human-to-human transmission in France was confirmed by the French Ministry of Social Affairs and Health.</text:p>
          </table:table-cell>
          <table:table-cell office:value-type="string" calcext:value-type="string">
            <text:p>"}, {"role": "assistant", "content": "</text:p>
          </table:table-cell>
          <table:table-cell office:value-type="string" calcext:value-type="string">
            <text:p>मात्र, 12 मे 2013 रोजी फ्रान्समध्ये मानव-ते-मानव संक्रमण झाल्याचे प्रकरण समोर आले ज्याची पुष्टी फ्रेंच मिनिस्ट्री ऑफ सोशल अफेअर्स अँड हेल्थ द्वारे कर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Italian Radiological Society is compiling an international online database of imaging findings for confirmed cases.</text:p>
          </table:table-cell>
          <table:table-cell office:value-type="string" calcext:value-type="string">
            <text:p>"}, {"role": "assistant", "content": "</text:p>
          </table:table-cell>
          <table:table-cell office:value-type="string" calcext:value-type="string">
            <text:p>पुष्टी झालेल्या प्रकरणांच्या प्रतिमाकरणाच्या शोधांची आंतरराष्ट्रीय ऑनलाईन माहिती इटालियन रेडीओलॉजीकल सोसायटीद्वारे संकलित केली जा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28 February, Scope Ratings GmbH affirmed China's sovereign credit rating, but maintained a Negative Outlook.</text:p>
          </table:table-cell>
          <table:table-cell office:value-type="string" calcext:value-type="string">
            <text:p>"}, {"role": "assistant", "content": "</text:p>
          </table:table-cell>
          <table:table-cell office:value-type="string" calcext:value-type="string">
            <text:p>२८ फेब्रुवारीला स्कोप रेटिंग्ज जिएमबीएचने चीनचे सार्वभौम पतमापन कबुल केले पण नकारात्मक दृष्टिकोन कायम ठेव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pidemic coincided with the Chunyun, a major travel season associated with the Chinese New Year holiday.</text:p>
          </table:table-cell>
          <table:table-cell office:value-type="string" calcext:value-type="string">
            <text:p>"}, {"role": "assistant", "content": "</text:p>
          </table:table-cell>
          <table:table-cell office:value-type="string" calcext:value-type="string">
            <text:p>हा साथीचा रोग चुनयान ह्या चायनीज नववर्षाच्या सुटीच्या मुख्य प्रवासी मोसमाच्या वेळेस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milestone came the same day Malawi confirmed its first coronavirus infections and Zambia had its first coronavirus-related death.</text:p>
          </table:table-cell>
          <table:table-cell office:value-type="string" calcext:value-type="string">
            <text:p>"}, {"role": "assistant", "content": "</text:p>
          </table:table-cell>
          <table:table-cell office:value-type="string" calcext:value-type="string">
            <text:p>हा मैलाचा दगड त्याच दिवशी आला जेव्हा मलावी ने त्याच्या पहिल्या कोरोनाविषाणूच्या संसर्गाची आणि झाम्बियाने त्यांच्या कोरोनाविषाणू-शी संबंधित मृत्युची पुष्टी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virus that caused the outbreak is known as SARS-CoV-2, a newly discovered virus closely related to bat coronaviruses, pangolin coronaviruses, and SARS-CoV.The earliest known person with symptoms was later discovered to have fallen ill on 1 December 2019, and that person did not have visible connections with the later wet market cluster.</text:p>
          </table:table-cell>
          <table:table-cell office:value-type="string" calcext:value-type="string">
            <text:p>"}, {"role": "assistant", "content": "</text:p>
          </table:table-cell>
          <table:table-cell office:value-type="string" calcext:value-type="string">
            <text:p>ज्या विषाणूमुळे हा उद्रेक झाला आहे त्याला SARS-CoV-2 असे ओळखले जाते, हा एक नव्याने सापडलेला विषाणू असून त्याचा वटवाघूळांच्या कोरोना विषाणूंशी, खवले मांजरांशी निगडित कोरोना विषाणू आणि SARS-CoV यांच्याशी जवळचा संबंध आहे. लक्षणे दिसलेली अगदी सुरुवातीची ज्ञात व्यक्ती नंतर 1 डिसेंबर 2019 ला आजारी पडलेली आढळली आणि त्या व्यक्तीचा नंतरच्या वेट मार्केट समूहाशी थेट संबंध नव्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us, they are traditional markers for heart or liver dysfunctions.</text:p>
          </table:table-cell>
          <table:table-cell office:value-type="string" calcext:value-type="string">
            <text:p>"}, {"role": "assistant", "content": "</text:p>
          </table:table-cell>
          <table:table-cell office:value-type="string" calcext:value-type="string">
            <text:p>त्यामुळे, ते हृदय किंवा यकृताच्या बिघाडासाठीचे पारंपारिक दर्शक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Japan, the hashtag #ChineseDontComeToJapan trended on Twitter.</text:p>
          </table:table-cell>
          <table:table-cell office:value-type="string" calcext:value-type="string">
            <text:p>"}, {"role": "assistant", "content": "</text:p>
          </table:table-cell>
          <table:table-cell office:value-type="string" calcext:value-type="string">
            <text:p>जपानमध्ये #चायनिझडोन्टकमटूजपान हाही ट्विटरवर खूप चर्चेत असलेला विषय झा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esides, there are more and more evidence that remind us to caution with the atypical symptomatic and asymptomatic patients.</text:p>
          </table:table-cell>
          <table:table-cell office:value-type="string" calcext:value-type="string">
            <text:p>"}, {"role": "assistant", "content": "</text:p>
          </table:table-cell>
          <table:table-cell office:value-type="string" calcext:value-type="string">
            <text:p>त्याशिवाय, तिथे अधिकाधिक पुरावे होते ज्यांनी आम्हाला नमुनेदार लक्षणी आणि अलक्षणई रूग्णासह सावधगिरी बाळगण्याची आठवण करून दि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ubsequent seroprevalence investigations indicated that animal traders had a higher prevalence of anti-SARS-CoV IgG compared with that of the general population.</text:p>
          </table:table-cell>
          <table:table-cell office:value-type="string" calcext:value-type="string">
            <text:p>"}, {"role": "assistant", "content": "</text:p>
          </table:table-cell>
          <table:table-cell office:value-type="string" calcext:value-type="string">
            <text:p>त्यानंतरच्या सेरोप्रिव्हेलन्स अन्वेषणांनी दाखवले की सामान्य लोकांच्या तुलनेत पशु व्यापाऱ्यांमध्ये अँटी-सार्स-सीओव्ही-आयजीजीचे प्रचलन जास्त प्रमाणात दिसून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31 December 2019, a cluster of pneumonia cases of unknown aetiology was reported in Wuhan, Hubei Province, China.</text:p>
          </table:table-cell>
          <table:table-cell office:value-type="string" calcext:value-type="string">
            <text:p>"}, {"role": "assistant", "content": "</text:p>
          </table:table-cell>
          <table:table-cell office:value-type="string" calcext:value-type="string">
            <text:p>31 डिसेंबर 2019 रोजी, अज्ञात पेशीशास्त्राच्या न्यूमोनिया प्रकरणांची मालिकाच चीनच्या हुबेई प्रांतातील वुहान येथे आढळ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WHO noted the contrast between the 2002–2004 SARS outbreak, where Chinese authorities were accused of secrecy that impeded prevention and containment efforts, and the current crisis where the central government 'has provided regular updates to avoid panic ahead of Lunar New Year holidays'.</text:p>
          </table:table-cell>
          <table:table-cell office:value-type="string" calcext:value-type="string">
            <text:p>"}, {"role": "assistant", "content": "</text:p>
          </table:table-cell>
          <table:table-cell office:value-type="string" calcext:value-type="string">
            <text:p>WHO ने 2002-2004 च्या दरम्यानच्या SARS उद्रेकामधील तफावत नोंदवली जेव्हा चिनी अधिकाऱ्यांवर गुप्ततेचा आरोप केला गेला होता ज्यामुळे रोगाचा प्रतिबंध करून रोग ताब्यात ठेवण्याच्या प्रयत्नामध्ये अडचणी आल्या आणि सध्याचे संकट जिथे केंद्रीय सरकारने सौर नववर्षाच्या तोंडावर घबराट टाळण्यासाठी नियमित माहिती पुरव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ever, there are some remarkable differences between COVID-19 and SARS, which are essential for containing the epidemic and treating the patients.</text:p>
          </table:table-cell>
          <table:table-cell office:value-type="string" calcext:value-type="string">
            <text:p>"}, {"role": "assistant", "content": "</text:p>
          </table:table-cell>
          <table:table-cell office:value-type="string" calcext:value-type="string">
            <text:p>मात्र, कोविड-१९ आणि सार्समध्ये काही उल्लेखनीय अंतर आहे, जे साथरोगावर नियंत्रण मिळवण्यास आणि रूग्णांवर उपचार करण्यासाठी महत्वाचे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atients often develop an atypical pneumonia, acute lung injury, and acute respiratory distress syndrome (ARDS).</text:p>
          </table:table-cell>
          <table:table-cell office:value-type="string" calcext:value-type="string">
            <text:p>"}, {"role": "assistant", "content": "</text:p>
          </table:table-cell>
          <table:table-cell office:value-type="string" calcext:value-type="string">
            <text:p>रूग्णांमध्ये बहुधा अटीपिकल निमोनिया, गंभीर फुफ्फुसाची दुखापत आणि गंभीर श्वसनात्मक त्रास सिंड्रोम (एआरडीएस) विकसित हो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hylogentically, mouse hepatitis virus (Murine coronavirus), which infects the mouse's liver and the central nervous system, is related to human coronavirus OC43 and bovine coronavirus.</text:p>
          </table:table-cell>
          <table:table-cell office:value-type="string" calcext:value-type="string">
            <text:p>"}, {"role": "assistant", "content": "</text:p>
          </table:table-cell>
          <table:table-cell office:value-type="string" calcext:value-type="string">
            <text:p>जाती अनुवांशिकतेनुसार, माऊस हीपॅटायटीस विषाणू (म्युरिन कोरोनाव्हायरस) ज्यामुळे उंदराच्या यकृतास व मध्यवर्ती चेता संस्थेचा संसर्ग होतो, त्याचा संबंध ह्यूमन कोरोनाव्हायरस OC43 आणि बोव्हिन कोरोनाव्हायरस बरोबर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line, numerous coronavirus-themed Internet memes have spread as many turn to humour and distraction amid uncertainty.</text:p>
          </table:table-cell>
          <table:table-cell office:value-type="string" calcext:value-type="string">
            <text:p>"}, {"role": "assistant", "content": "</text:p>
          </table:table-cell>
          <table:table-cell office:value-type="string" calcext:value-type="string">
            <text:p>कोरोना व्हायरस विषयावरील अनेक ऑनलाईन इंटरनेट मेम्स पसरले आहेत ज्यातील अनेक अनिश्चिततेच्या या वातावरणात विनोद निर्मिती आणि विचलित करण्याचे काम कर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me of those infected may be asymptomatic, with no clinical symptoms but with test results that confirm infection, so researchers have issued advice that those with close contact to confirmed infected people should be closely monitored and examined to rule out infection.</text:p>
          </table:table-cell>
          <table:table-cell office:value-type="string" calcext:value-type="string">
            <text:p>"}, {"role": "assistant", "content": "</text:p>
          </table:table-cell>
          <table:table-cell office:value-type="string" calcext:value-type="string">
            <text:p>संसर्ग झालेल्यांपैकी काही जणांमध्ये लक्षणे दिसत नसतील, कोणतीही वैद्यकीय लक्षणे आढळत नसतील परंतु चाचण्यांचे निकाल संसर्गाची खात्री देत असतील, म्हणून संशोधकांनी सल्ला दिला आहे की ज्यांचा संसर्ग झाल्याची खात्री असलेल्या लोकांशी जवळून संपर्क आला आहे अशांचे बारकाईने निरीक्षण केले पाहिजे आणि संसर्गाची शक्यता फेटाळण्यासाठी परीक्षण केले पाहिजे.</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d along with a fever</text:p>
          </table:table-cell>
          <table:table-cell office:value-type="string" calcext:value-type="string">
            <text:p>"}, {"role": "assistant", "content": "</text:p>
          </table:table-cell>
          <table:table-cell office:value-type="string" calcext:value-type="string">
            <text:p>आणि ताप असतानादेखी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Led by the Bill and Melinda Gates Foundation with partners investing US$125 million and coordinating with the World Health Organization, the COVID-19 Therapeutics Accelerator began in March, facilitating drug development researchers to rapidly identify, assess, develop, and scale up potential treatments.</text:p>
          </table:table-cell>
          <table:table-cell office:value-type="string" calcext:value-type="string">
            <text:p>"}, {"role": "assistant", "content": "</text:p>
          </table:table-cell>
          <table:table-cell office:value-type="string" calcext:value-type="string">
            <text:p>बिल व मेलिंडा गेट्स फाउंडेशन च्या नेतृत्वाखाली इतर भागीदारांच्या US$125 एव्हढ्या गुंतवणूकीसह व जागतिक आरोग्य संघटनेच्या समन्वयाने, COVID-19 थेरॅप्युटीक्स अॅक्सलरेटर ची सुरुवात मार्च मध्ये झाली, ज्यामुळे औषध विकास क्षेत्रातील संशोधकांना संभाव्य उपचार जलद ओळखणे, मूल्यमापन करणे, विकास करणे आणि वाढवणे सुगम होणार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number of true fatalities from COVID-19 may be much higher, as it may not include people who die without testing - e.g. at home, in nursing homes, etc.</text:p>
          </table:table-cell>
          <table:table-cell office:value-type="string" calcext:value-type="string">
            <text:p>"}, {"role": "assistant", "content": "</text:p>
          </table:table-cell>
          <table:table-cell office:value-type="string" calcext:value-type="string">
            <text:p>खरोखरच COVID-19 मुळे होणारे मृत्यू हे बरेच जास्त असू शकतात, कारण त्यामध्ये ज्या व्यक्ती चाचण्या न होता, उदाहरणार्थ, घरी, शुश्रुषालयांमध्ये इ. ठिकाणी मृत्युमुखी पडत आहेत त्यांचा समावेश नसू शक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ertainly, this is not a good sign of European solidarity.'</text:p>
          </table:table-cell>
          <table:table-cell office:value-type="string" calcext:value-type="string">
            <text:p>"}, {"role": "assistant", "content": "</text:p>
          </table:table-cell>
          <table:table-cell office:value-type="string" calcext:value-type="string">
            <text:p>खचितच , हे काही युरोपिअन ऐक्याचे चांगले चिन्ह नव्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median cost estimate of 2015-16 trials for development of 10 anti-cancer drugs was $648 million.</text:p>
          </table:table-cell>
          <table:table-cell office:value-type="string" calcext:value-type="string">
            <text:p>"}, {"role": "assistant", "content": "</text:p>
          </table:table-cell>
          <table:table-cell office:value-type="string" calcext:value-type="string">
            <text:p>2015-16 दरम्यान 10 कर्करोगविरोधी औषधे विकसित करण्याचा साधारण खर्च अंदाजे $648 दशलक्षांएवढा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addition, given the therapeutic effects, some disadvantages associated with the plasma should be considered carefully.</text:p>
          </table:table-cell>
          <table:table-cell office:value-type="string" calcext:value-type="string">
            <text:p>"}, {"role": "assistant", "content": "</text:p>
          </table:table-cell>
          <table:table-cell office:value-type="string" calcext:value-type="string">
            <text:p>सोबतच, उपचारात्मक प्रभावांसाठी पेशींसोबत जुळलेल्या काही तोट्यांविषयी काळजीपूर्वक विचार केला जाणे आवश्यक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ampaign for Nuclear Disarmament's general secretary Kate Hudson criticized the Defender 2020 exercise: 'In the current public-health crisis, it jeopardizes the lives not only of the troops from the US and the many European countries participating but the inhabitants of the countries in which they are operating.'The Iranian government has been heavily affected by the virus, with around two dozen parliament members infected as well as fifteen other current or former political figures.</text:p>
          </table:table-cell>
          <table:table-cell office:value-type="string" calcext:value-type="string">
            <text:p>"}, {"role": "assistant", "content": "</text:p>
          </table:table-cell>
          <table:table-cell office:value-type="string" calcext:value-type="string">
            <text:p>अण्वस्त्रे निःशस्त्रीकरणाच्या मोहिमेचे सरचिटणीस केट हडसन यांनी डिफेंडर 2020 ह्या कार्यक्रमावर टीका केली: 'सध्याच्या सार्वजनिक आरोग्य संकटात, हा कार्यक्रम फक्त US च्या आणि इतर अनेक युरोपियन देशांच्या सैन्यदलांनाच धोक्यात आणत नाही तर ज्या देशात ते काम करत आहेत त्या देशातील रहिवाशांना देखील धोक्यात आणतो.' इराणी सरकारवर ह्या विषाणूमुळे प्रचंड परिणाम झाला आहे आणि जवळजवळ दोन डझन संसद सदस्याना संसर्ग झाला आहे आणि त्याचप्रमाणे सध्याच्या किंवा माजी पंधरा राजकीय व्यक्तींना संसर्ग झा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a common practice, individuals exposed to, or infected by, the virus are usually required to be quarantined for 14 days.</text:p>
          </table:table-cell>
          <table:table-cell office:value-type="string" calcext:value-type="string">
            <text:p>"}, {"role": "assistant", "content": "</text:p>
          </table:table-cell>
          <table:table-cell office:value-type="string" calcext:value-type="string">
            <text:p>सामान्य उपाय म्हणून विषाणूशी संपर्क आलेल्या किंवा त्याने संसर्गित व्यक्तींना बहुधा १४ दिवसांसाठी विलगीकरणात ठेवणे आवश्यक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virulence of the comeback would depend on herd immunity and the extent of mutation.</text:p>
          </table:table-cell>
          <table:table-cell office:value-type="string" calcext:value-type="string">
            <text:p>"}, {"role": "assistant", "content": "</text:p>
          </table:table-cell>
          <table:table-cell office:value-type="string" calcext:value-type="string">
            <text:p>परतण्याचा विषारीपणा किंवा तीव्रता ही सामूहिक प्रतिकारशक्ती आणि परिवर्तित होण्याच्या व्याप्तीवर अवलंबून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ever, they are equally closely related to RaTG13 with about 90% identity at the level of nucleotide sequence.</text:p>
          </table:table-cell>
          <table:table-cell office:value-type="string" calcext:value-type="string">
            <text:p>"}, {"role": "assistant", "content": "</text:p>
          </table:table-cell>
          <table:table-cell office:value-type="string" calcext:value-type="string">
            <text:p>तथापि, ते न्यूक्लोटाइड क्रमाच्या स्तरावर सुमारे ९०% समरूपतेने समप्रमाणात आरएटीजी१३ शी नजिकतेने संबंधित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me Chinese students at American universities joined together to help send aid to virus-stricken parts of China, with a joint group in the greater Chicago area reportedly managing to send 50,000 N95 masks to hospitals in the Hubei province on 30 January.The humanitarian aid organization Direct Relief, in coordination with FedEx, sent 200,000 face masks along with other personal protective equipment, including gloves and gowns, by emergency airlift to the Wuhan Union Hospital by 30 January.</text:p>
          </table:table-cell>
          <table:table-cell office:value-type="string" calcext:value-type="string">
            <text:p>"}, {"role": "assistant", "content": "</text:p>
          </table:table-cell>
          <table:table-cell office:value-type="string" calcext:value-type="string">
            <text:p>अमेरिकन विद्यापीठांमधील काही चायनीज विद्यार्थी चीनमधील विषाणूग्रस्त भागाला मदत पाठवण्यासाठी ग्रेटर शिकागोमधील एका संयुक्त गटाबरोबर एकत्र आले जो गट कथितपणे 30 जानेवारीला हुबेई प्रांतामधल्या रुग्णालयांना 50000 N 95 मास्क्स पाठवण्याचे व्यवस्थापन करत होता. मानवतावादी मदत करणारी संस्था डायरेक्ट रिलीफने फेडेक्सबरोबर समन्वय साधून 30 जानेवारीला आणीबाणीसाठीच्या विमानांतून हातमोजे आणि झग्यांसारख्या इतर वैयक्तिक संरक्षणात्मक उपकरणांबरोबर 200000 चेहऱ्याचे मुखवटे वुहान युनिअन हॉस्पिटलला पाठव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humans, coronaviruses cause respiratory tract infections that can range from mild to lethal.</text:p>
          </table:table-cell>
          <table:table-cell office:value-type="string" calcext:value-type="string">
            <text:p>"}, {"role": "assistant", "content": "</text:p>
          </table:table-cell>
          <table:table-cell office:value-type="string" calcext:value-type="string">
            <text:p>कोरोना विषाणूमुळे मानवामध्ये श्वसनमार्गाचा संसर्ग होतो जो सौम्य ते प्राणघातक असू शक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mergence of SARS-CoV-2 in central China at the end of 2019 has thrusted CoVs into the spotlight again and surprised us with its high transmissibility but reduced pathogenicity compared to its sister SARS-CoV.</text:p>
          </table:table-cell>
          <table:table-cell office:value-type="string" calcext:value-type="string">
            <text:p>"}, {"role": "assistant", "content": "</text:p>
          </table:table-cell>
          <table:table-cell office:value-type="string" calcext:value-type="string">
            <text:p>मध्य चीनमध्ये २०१९ च्या शेवटी सार्स-सीओव्ही-2 च्या उदयाने कोरोनाविषाणू पुन्हा प्रकाशात आला आणि त्याच्या उच्च संक्रमणक्षमतेने आपण आश्चर्यचकित झालो मात्र त्याच्या सहजातीय सार्स-CoV च्या तुलनेत त्याची रोगकारकता कमी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r MERS, based on a demographic study in June 2012, the mortality was 37% of 2,494 confirmed cases.</text:p>
          </table:table-cell>
          <table:table-cell office:value-type="string" calcext:value-type="string">
            <text:p>"}, {"role": "assistant", "content": "</text:p>
          </table:table-cell>
          <table:table-cell office:value-type="string" calcext:value-type="string">
            <text:p>MERS साठी, जून 2012 मधील लोकसंख्याशास्त्रीय अध्ययनाच्या आधारे मृत्यूदर 2494 पुष्टी झालेल्या प्रकरणांपैकी 37%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me researchers have suggested the Huanan Seafood Wholesale Market may not be the original source of viral transmission to humans.As of 17 April 2020, there have been at least 153,822 confirmed deaths and more than 2,240,191 confirmed cases in the coronavirus pneumonia pandemic.</text:p>
          </table:table-cell>
          <table:table-cell office:value-type="string" calcext:value-type="string">
            <text:p>"}, {"role": "assistant", "content": "</text:p>
          </table:table-cell>
          <table:table-cell office:value-type="string" calcext:value-type="string">
            <text:p>काही संशोधकांच्या मते हुआनन येथील सीफूड व्होलसेल मार्केट हा मानवामध्ये विषाणूचे संक्रमण होण्याचा मूळ स्त्रोत नाही. 17 एप्रिल 2020 पर्यंत कोरोना विषाणूमुळे झालेल्या न्युमोनियाच्या साथीमुळे किमान 153,822 रुग्णांचा मृत्यु झाल्याची तसेच 2,240,191 रुग्ण बाधित झाल्याची पुष्टी करण्यात आ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mportantly, we compare and contrast the different HCoVs from a perspective of virus evolution and genome recombination.</text:p>
          </table:table-cell>
          <table:table-cell office:value-type="string" calcext:value-type="string">
            <text:p>"}, {"role": "assistant", "content": "</text:p>
          </table:table-cell>
          <table:table-cell office:value-type="string" calcext:value-type="string">
            <text:p>महत्त्वाचे म्हणजे आम्ही विषाणूचा विकास आणि जीनोम पुर्नसंयोजनाच्या दृष्टिकोनातून भिन्न एचसीओव्हींची तुलना कर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diversity of bat CoVs provides ample opportunities for the emergence of novel HCoVs.</text:p>
          </table:table-cell>
          <table:table-cell office:value-type="string" calcext:value-type="string">
            <text:p>"}, {"role": "assistant", "content": "</text:p>
          </table:table-cell>
          <table:table-cell office:value-type="string" calcext:value-type="string">
            <text:p>वटवाघळाच्या सीओव्ही ची विविधता नवीन एचसीओव्नोहीच्या उद्भवण्याला भरपूर संधी प्रदान कर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econd, pangolins could be one of intermediate amplifying host to which a SARS-CoV-2-related virus had been newly introduced.</text:p>
          </table:table-cell>
          <table:table-cell office:value-type="string" calcext:value-type="string">
            <text:p>"}, {"role": "assistant", "content": "</text:p>
          </table:table-cell>
          <table:table-cell office:value-type="string" calcext:value-type="string">
            <text:p>दुसरे, पॅनगोलिन्स, हे मध्यस्थ प्रवर्धन करणाऱ्या पोशिंद्यांपैकी एक असू शकतात ज्यांना सार्स-सीओव्ही-२-संबंधित विषाणूची ओळख ही अलिकडेच झाले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r many years, the four community-acquired CoVs circulate in human populations, triggering common cold in immunocompetent subjects.</text:p>
          </table:table-cell>
          <table:table-cell office:value-type="string" calcext:value-type="string">
            <text:p>"}, {"role": "assistant", "content": "</text:p>
          </table:table-cell>
          <table:table-cell office:value-type="string" calcext:value-type="string">
            <text:p>कित्येक वर्षांपासून समुदायापासून मिळणाऱ्या चार सीओव्हींचा माणसांमध्ये प्रसार होत आहे ज्यामुळे रोगप्रतिकार शक्ती क्षीण असलेल्या व्यक्तींना सर्दी हो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linical features of HCoV-OC43 infection appear to be similar to those caused by HCoV-229E, which are symptomatically indistinguishable from infection with other respiratory tract pathogens such as influenza A viruses and rhinoviruses.</text:p>
          </table:table-cell>
          <table:table-cell office:value-type="string" calcext:value-type="string">
            <text:p>"}, {"role": "assistant", "content": "</text:p>
          </table:table-cell>
          <table:table-cell office:value-type="string" calcext:value-type="string">
            <text:p>एचसीओव्ही-ओसी४३ संसर्गाची चिकित्सालयीन वैशिष्ट्ये ही एचसीओव्ही-२२९ई ने झालेल्या संसर्गाप्रमाणेच दिसून आली, जी इन्फ्लुएंजा ए विषाणू आणि रिनोव्हायरसेससारख्या इतर श्वासनलिका रोगजनकांच्या संक्रमणापासून लक्षणांच्या दृष्टीने वेगळी करता येण्याजोगी ना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SARS patients, it has been demonstrated that fever (99%-100%), dry cough (29%-75%), dyspnea (40%-42%), diarrhea (20-25%), and sore throat (13-25%) were the major symptoms and ventilation support was required for approximately 14%-20% of the patients.</text:p>
          </table:table-cell>
          <table:table-cell office:value-type="string" calcext:value-type="string">
            <text:p>"}, {"role": "assistant", "content": "</text:p>
          </table:table-cell>
          <table:table-cell office:value-type="string" calcext:value-type="string">
            <text:p>सार्स रूग्णांमध्ये, हे दिसले आहे की ताप (९९%-१००%), कोरडा खोकला (२९%-७५%), डिस्पेनिया (४०%-४२%), डायरिया (२०-२५%) आणि घसा खवखवणे (१३-२५%) ही मुख्य लक्षणे होती आणि रूग्णांपैकी जवळपास १४%-२०% लोकांना व्हेंटिलेशन आधार आवश्यक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viral RNA genome is released into the cytoplasm; after replication of the viral genome, genomic RNA accompanied by envelope glycoproteins and nucleocapsid proteins forms virion-containing vesicles, which then fuse with the plasma membrane to release the virus.</text:p>
          </table:table-cell>
          <table:table-cell office:value-type="string" calcext:value-type="string">
            <text:p>"}, {"role": "assistant", "content": "</text:p>
          </table:table-cell>
          <table:table-cell office:value-type="string" calcext:value-type="string">
            <text:p>संसर्गजन्य RNA जीनोमला पेशीद्रवामध्ये सोडले जाते; विषाणू जीनोमची प्रतिकृती बनवल्यानंतर जेनोमिक RNA आच्छादित ग्लायकोप्रोटीन आणि न्युक्लिओकॅप्सिड प्रोटीनसह व्हिरिऑन-युक्त व्हेसिकल बनवतात, ज्यांचे नंतर विषाणू सोडण्यास प्लाज्मा मेम्ब्रेनसोबत एकत्रीकरण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United States' National Institute of Allergy and Infectious Disease's director, Dr. Anthony Fauci, said of the outbreak, 'bottom line, it's going to get worse.'</text:p>
          </table:table-cell>
          <table:table-cell office:value-type="string" calcext:value-type="string">
            <text:p>"}, {"role": "assistant", "content": "</text:p>
          </table:table-cell>
          <table:table-cell office:value-type="string" calcext:value-type="string">
            <text:p>युनायटेड स्टेट्सच्या राष्ट्रीय ऍलर्जी आणि संसर्गजन्य रोगाच्या संस्थेचे प्रमुख डॉ. अँथनी फॉसी उद्रेकाबद्दल म्हणाले, 'हे निश्चित आहे की ही परिस्थिती आणखी बिघडत जाणार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 animal serves as the evolutionary host of an HCoV if it harbours a closely related ancestor sharing high homology at the level of nucleotide sequence.</text:p>
          </table:table-cell>
          <table:table-cell office:value-type="string" calcext:value-type="string">
            <text:p>"}, {"role": "assistant", "content": "</text:p>
          </table:table-cell>
          <table:table-cell office:value-type="string" calcext:value-type="string">
            <text:p>एक प्राणी एचसीओव्हीच्या उत्क्रांतीचा पोशिंदा बनू शकतो जर त्याने न्युक्लिओटाइड क्रमाच्या पातळीवर उच्च समजातीयता सामायिक करणाऱ्या जवळच्या संबंधित पूर्वजाला आश्रय दिलेला असे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nation's health agency reported a significant increase in confirmed cases on 20 February, largely attributed to a gathering in Daegu of a new religious movement known as the Shincheonji Church of Jesus.</text:p>
          </table:table-cell>
          <table:table-cell office:value-type="string" calcext:value-type="string">
            <text:p>"}, {"role": "assistant", "content": "</text:p>
          </table:table-cell>
          <table:table-cell office:value-type="string" calcext:value-type="string">
            <text:p>देशाच्या आरोग्य संस्थेने 20 फेब्रुवारीला पुष्टी झालेल्या प्रकरणांमध्ये मोठी वाढ नोंदविली, ह्या वाढीला देगूमधील एका शिंचीओंजी चर्च ऑफ जीसस ह्या नव्या धार्मिक चळवळीच्या संमेलनास मोठ्या प्रमाणावर जबाबदार ठरवि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mergence of novel HCoVs: back to ground zero</text:p>
          </table:table-cell>
          <table:table-cell office:value-type="string" calcext:value-type="string">
            <text:p>"}, {"role": "assistant", "content": "</text:p>
          </table:table-cell>
          <table:table-cell office:value-type="string" calcext:value-type="string">
            <text:p>नवीन एचसीओव्ही चे उद्भवणे : पुन्हा शून्यावर जाणे</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racing the zoonotic origins of HCoVs provides a framework to understand the natural history, driving force and restriction factors of species jumping.</text:p>
          </table:table-cell>
          <table:table-cell office:value-type="string" calcext:value-type="string">
            <text:p>"}, {"role": "assistant", "content": "</text:p>
          </table:table-cell>
          <table:table-cell office:value-type="string" calcext:value-type="string">
            <text:p>एसीओव्हीच्या पशूजन्य आजाराच्या मूळांचा मागोवा घेतल्यावर प्रजातींच्या झेप घेण्यामागील नैसर्गिक इतिहास, चालना बल आणि निर्बंध घटकांची रचना दिसून ये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re, the M proteins direct most protein-protein interactions required for assembly of viruses following its binding to the nucleocapsid.</text:p>
          </table:table-cell>
          <table:table-cell office:value-type="string" calcext:value-type="string">
            <text:p>"}, {"role": "assistant", "content": "</text:p>
          </table:table-cell>
          <table:table-cell office:value-type="string" calcext:value-type="string">
            <text:p>येथे, एम प्रथिनांकडून प्रथिन-प्रथिन परस्परक्रिया घडवून आणल्या जातात ज्या विषाणू समुच्चयासाठी आवश्यक असतात व त्यानंतर विषाणूप्रथिन कवचाबरोबर त्यांचे बंधन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ince then, more knowledge was accumulated through extensive studies on HCoV-229E and HCoV-OC43, both of which cause self-limiting symptoms.</text:p>
          </table:table-cell>
          <table:table-cell office:value-type="string" calcext:value-type="string">
            <text:p>"}, {"role": "assistant", "content": "</text:p>
          </table:table-cell>
          <table:table-cell office:value-type="string" calcext:value-type="string">
            <text:p>तेव्हापासून, स्व-मर्यादित लक्षणे उत्पन्न करणाऱ्या एचसीओव्ही-२२९ई आणि एचसीओव्ही-ओसी४३ वर व्यापक अध्ययनांद्वारे अधिक ज्ञान संचायित करण्यात आ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espite this, it appears the virus had trouble spreading from human to human, as most individuals who are infected do not transmit the virus.</text:p>
          </table:table-cell>
          <table:table-cell office:value-type="string" calcext:value-type="string">
            <text:p>"}, {"role": "assistant", "content": "</text:p>
          </table:table-cell>
          <table:table-cell office:value-type="string" calcext:value-type="string">
            <text:p>तरीदेखील, मानवातून मानवाकडे या विषाणूचे संक्रमण होण्यास अडचण असल्याचे दिसते कारण बहुसंख्य बाधित व्यक्तिंकडून विषाणूचे संक्रमण होत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is a pressure like chest pain</text:p>
          </table:table-cell>
          <table:table-cell office:value-type="string" calcext:value-type="string">
            <text:p>"}, {"role": "assistant", "content": "</text:p>
          </table:table-cell>
          <table:table-cell office:value-type="string" calcext:value-type="string">
            <text:p>हा दाब छातीच्या दुखण्यासारखा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umans contract the virus through butchering and consumption of game meat.</text:p>
          </table:table-cell>
          <table:table-cell office:value-type="string" calcext:value-type="string">
            <text:p>"}, {"role": "assistant", "content": "</text:p>
          </table:table-cell>
          <table:table-cell office:value-type="string" calcext:value-type="string">
            <text:p>विषाणूंचा मानवी संपर्क हा कत्तलखाने आणि शिकार केलेल्या मासांच्या खाण्याने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hile there are concerns it may spread by faeces, this risk is believed to be low.</text:p>
          </table:table-cell>
          <table:table-cell office:value-type="string" calcext:value-type="string">
            <text:p>"}, {"role": "assistant", "content": "</text:p>
          </table:table-cell>
          <table:table-cell office:value-type="string" calcext:value-type="string">
            <text:p>तो विष्ठेद्वारे पसरू शकतो अशी काळजी वाटत असली तरी ह्यात धोका कमी आहे असे मान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refore, building a prognosis model for the disease is essential for health-care agencies to prioritize their services, especially in resource-constrained areas.</text:p>
          </table:table-cell>
          <table:table-cell office:value-type="string" calcext:value-type="string">
            <text:p>"}, {"role": "assistant", "content": "</text:p>
          </table:table-cell>
          <table:table-cell office:value-type="string" calcext:value-type="string">
            <text:p>त्यामुळे, आरोग्यसेवा संस्थांना त्यांच्या सेवांचे प्राधान्य ठरवण्यास विशेषत: संसाधन-रहित क्षेत्रांमध्ये रोगनिदान मॉडेलची उभारणी करणे आवश्यक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oes the virus also bind ACE2-expressing cells in other organs?</text:p>
          </table:table-cell>
          <table:table-cell office:value-type="string" calcext:value-type="string">
            <text:p>"}, {"role": "assistant", "content": "</text:p>
          </table:table-cell>
          <table:table-cell office:value-type="string" calcext:value-type="string">
            <text:p>विषाणू इतर अवयवांमध्ये एसीई-२ अभिव्यक्ती पेशींनाही बांधतो का?</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is doctor porter in the emergency room triage center</text:p>
          </table:table-cell>
          <table:table-cell office:value-type="string" calcext:value-type="string">
            <text:p>"}, {"role": "assistant", "content": "</text:p>
          </table:table-cell>
          <table:table-cell office:value-type="string" calcext:value-type="string">
            <text:p>आपत्कालीन रूम ट्रियाज सेंटरमधून मी डॉक्टर पोर्टर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the U.S., the CDC recommends wearing non-medical face mask made out of cloth.China has specifically recommended the use of disposable medical masks by healthy members of the public, particularly when coming into close contact (1 metre (3 ft) or less) with other people.</text:p>
          </table:table-cell>
          <table:table-cell office:value-type="string" calcext:value-type="string">
            <text:p>"}, {"role": "assistant", "content": "</text:p>
          </table:table-cell>
          <table:table-cell office:value-type="string" calcext:value-type="string">
            <text:p>यू.एस. मध्ये कापडापासून बनविलेल्या अवैद्यकीय मुखवट्याच्या वापराची CDC शिफारस करते. चीनने विशेष करून विल्हेवाट लावता येण्याजोग्या वैद्यकीय मुखवट्याच्या वापराची जनतेमधील आरोग्य सेवा देणाऱ्यांसाठी विशेषतः इतर लोकांशी जवळून संबंध येताना (1 मीटर (3 फूट) किंवा कमी) शिफारस के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Longevity, densely packed colonies, close social interaction and strong ability to fly are all favourable conditions for bats to be an ideal 'virus spreader'.</text:p>
          </table:table-cell>
          <table:table-cell office:value-type="string" calcext:value-type="string">
            <text:p>"}, {"role": "assistant", "content": "</text:p>
          </table:table-cell>
          <table:table-cell office:value-type="string" calcext:value-type="string">
            <text:p>दीर्घायुष्य, दाटीवाटीने भरलेल्या वसाहती, निकट सामाजिक आंतरक्रिया आणि उडण्याची समर्थ क्षमता या सर्व आदर्श परिस्थितींनी वटवाघळांना 'विषाणू प्रसारक' म्हणून आदर्श ठरव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neumonia is one of the most severe symptoms and can progress rapidly to acute respiratory distress syndrome.</text:p>
          </table:table-cell>
          <table:table-cell office:value-type="string" calcext:value-type="string">
            <text:p>"}, {"role": "assistant", "content": "</text:p>
          </table:table-cell>
          <table:table-cell office:value-type="string" calcext:value-type="string">
            <text:p>न्यूमोनिया हा सर्वात गंभीर लक्षणांपैकी एक होता आणि त्याची वेगाने गंभीर श्वसन पिडा संलक्षणमध्ये वाढ होऊ शक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late January, the Chinese government launched a radical campaign later described by the Chinese Communist Party general secretary Xi Jinping as a 'people's war' to contain the spread of the virus.</text:p>
          </table:table-cell>
          <table:table-cell office:value-type="string" calcext:value-type="string">
            <text:p>"}, {"role": "assistant", "content": "</text:p>
          </table:table-cell>
          <table:table-cell office:value-type="string" calcext:value-type="string">
            <text:p>जानेवारी नंतरच्या दिवसांत चिनी सरकारने एक मूलगामी मोहीम सुरु केली जिचे चायनीज कम्युनिस्ट पार्टीचे सरचिटणीस शी जिनपिंग ह्यांनी नंतर विषाणूचा प्रसार आटोक्यात आणण्यासाठीचे 'लोकांचे युद्ध' असे वर्णन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otesters in Ukraine attacked buses carrying Ukrainian and foreign evacuees from Wuhan to Novi Sanzhary.</text:p>
          </table:table-cell>
          <table:table-cell office:value-type="string" calcext:value-type="string">
            <text:p>"}, {"role": "assistant", "content": "</text:p>
          </table:table-cell>
          <table:table-cell office:value-type="string" calcext:value-type="string">
            <text:p>युक्रेनच्या नागरिकांना आणि परदेशी निर्वासितांना वुहानहून नोवी सांझारीला नेणाऱ्या बसवर युक्रेनमधील आंदोलकांनी हल्ला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Yesterday, Bangladesh has confirmed five new deaths due to COVID-19 on the day.</text:p>
          </table:table-cell>
          <table:table-cell office:value-type="string" calcext:value-type="string">
            <text:p>"}, {"role": "assistant", "content": "</text:p>
          </table:table-cell>
          <table:table-cell office:value-type="string" calcext:value-type="string">
            <text:p>काल, बांग्लादेशाने एका दिवसामध्ये कोविड-१९ मुळे पाच नवीन मृत्युची पुष्टी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demand has led to the increase in prices of up to twenty times the normal price and also induced delays on the supply of medical items for four to six months.</text:p>
          </table:table-cell>
          <table:table-cell office:value-type="string" calcext:value-type="string">
            <text:p>"}, {"role": "assistant", "content": "</text:p>
          </table:table-cell>
          <table:table-cell office:value-type="string" calcext:value-type="string">
            <text:p>ह्या वाढलेल्या मागणीचा परिणाम म्हणून किंमती नेहमीच्या किंमतीच्या वीस पटींपर्यंत वाढल्या आहेत आणि वैद्यकीय वस्तूंच्या पुरवठ्यामध्ये चार ते सहा आठवड्यांचा विलंब होऊ लाग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hen it is no longer possible to contain the spread of the disease, efforts then move to the mitigation stage: measures are taken to slow the spread and mitigate its effects on the healthcare system and society.</text:p>
          </table:table-cell>
          <table:table-cell office:value-type="string" calcext:value-type="string">
            <text:p>"}, {"role": "assistant", "content": "</text:p>
          </table:table-cell>
          <table:table-cell office:value-type="string" calcext:value-type="string">
            <text:p>जेव्हा रोगाच्या प्रसारास प्रतिबंध करणे शक्य होत नाही तेव्हा रोग शमविण्याच्या दिशेने पावले टाकली जातात: प्रसाराचा वेग कमी करण्यासाठी उपाय केले जातात आणि आरोग्य व्यवस्था आणि समाजावरील त्याचा परिणाम कमी करण्यासाठी उपाय केले जा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eginning on 15 March, many businesses closed or reduced hours throughout the U.S. to try to reduce the spread of the virus.</text:p>
          </table:table-cell>
          <table:table-cell office:value-type="string" calcext:value-type="string">
            <text:p>"}, {"role": "assistant", "content": "</text:p>
          </table:table-cell>
          <table:table-cell office:value-type="string" calcext:value-type="string">
            <text:p>१५ मार्चच्या सुरुवातीला विषाणूचा प्रसार कमी करण्यासाठी संपूर्ण युएसमध्ये अनेक व्यवसाय बंद झाले किंवा त्यांनी कामाचे तास कमी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number varies by region.</text:p>
          </table:table-cell>
          <table:table-cell office:value-type="string" calcext:value-type="string">
            <text:p>"}, {"role": "assistant", "content": "</text:p>
          </table:table-cell>
          <table:table-cell office:value-type="string" calcext:value-type="string">
            <text:p>ही संख्या प्रदेशानुसार बदल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ogeny viruses are then released from the host cell by exocytosis through secretory vesicles.</text:p>
          </table:table-cell>
          <table:table-cell office:value-type="string" calcext:value-type="string">
            <text:p>"}, {"role": "assistant", "content": "</text:p>
          </table:table-cell>
          <table:table-cell office:value-type="string" calcext:value-type="string">
            <text:p>त्यानंतर आश्रय पेशीतून बहीःसारण प्रक्रियेद्वारे संतति विषाणू स्त्रावी पुटिकेच्या माध्यमातून मुक्त केले जा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esident Hassan Rouhani said on 26 February 2020 that there were no plans to quarantine areas affected by the outbreak, and only individuals would be quarantined.</text:p>
          </table:table-cell>
          <table:table-cell office:value-type="string" calcext:value-type="string">
            <text:p>"}, {"role": "assistant", "content": "</text:p>
          </table:table-cell>
          <table:table-cell office:value-type="string" calcext:value-type="string">
            <text:p>अध्यक्ष हसन रौहानी 26 फेब्रुवारी 2020 ला म्हणाले की उद्रेकाचा परिणाम झालेल्या भागांचे विलगीकरण करण्याची कोणतीही योजना नव्हती आणि फक्त व्यक्तींचे विलगीकरण केले जाई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refore, infected patients at the early phase or incubation period can produce a large amount of virus during daily activities, causing great difficulty for the control of the epidemic.</text:p>
          </table:table-cell>
          <table:table-cell office:value-type="string" calcext:value-type="string">
            <text:p>"}, {"role": "assistant", "content": "</text:p>
          </table:table-cell>
          <table:table-cell office:value-type="string" calcext:value-type="string">
            <text:p>त्यामुळे, प्रारंभिक टप्प्यातील किंवा धारणा कालावधीतील संसर्गित रूग्ण दैनंदिन क्रियांदरम्यान मोठ्या प्रमाणात विषाणू उत्पन्न करू शकतात, ज्यामुळे महामारीचे नियंत्रण करणे अतिशय कठीण होऊ शक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hylogenetic evidence of natural recombination has been found in both HCoV-HKU1 and HCoV-OC43, as well as animal CoVs such as bat SL-CoV and batCoV-HKU9.</text:p>
          </table:table-cell>
          <table:table-cell office:value-type="string" calcext:value-type="string">
            <text:p>"}, {"role": "assistant", "content": "</text:p>
          </table:table-cell>
          <table:table-cell office:value-type="string" calcext:value-type="string">
            <text:p>नैसर्गिक पुनःसंयोजनाचा वंशेतिहासिक पुरावा हा एचसीओव्ही-एचकेयु१ आणि एचसीओव्ही-ओसी४३ त्याचप्रमाणे प्राण्याच्या सीओव्ही जसे की वटवाघळ एसएल-सीओव्ही आणि वटवाघळ सीओव्ही-एचकेयु९ अशा दोन्हींमध्ये आढळून आले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high failure rates associated with pharmaceutical development are referred to as an 'attrition rate', requiring decisions during the early stages of drug development to 'kill' projects early to avoid costly failures.</text:p>
          </table:table-cell>
          <table:table-cell office:value-type="string" calcext:value-type="string">
            <text:p>"}, {"role": "assistant", "content": "</text:p>
          </table:table-cell>
          <table:table-cell office:value-type="string" calcext:value-type="string">
            <text:p>औषधनिर्माणविषयक विकासाशी संबंधित निष्फलता दरास 'संघर्षण दर' असे म्हटले जाते, ज्यामध्ये मोठ्या किंमतीचे अपयश टाळण्यासाठी औषध विकासाच्या सुरुवातीच्या टप्यांमध्ये प्रकल्प 'समाप्त' करण्याचा निर्णय घेण्याची आवश्यकता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stimated mean incubation period of SARS-CoV-2 is 1-14 days, mostly 3-7 days based on a study of the first 425 cases in Wuhan.</text:p>
          </table:table-cell>
          <table:table-cell office:value-type="string" calcext:value-type="string">
            <text:p>"}, {"role": "assistant", "content": "</text:p>
          </table:table-cell>
          <table:table-cell office:value-type="string" calcext:value-type="string">
            <text:p>SARS-CoV-2 चा अंदाजित मध्यम उष्मायन कालावधी १-१४ दिवसांचा आहे, बहुतांश प्रकरणांत ३-७ दिवस जसे की वुहानमधील पहिल्या ४२५ प्रकरणांमध्ये आढळ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ubai, Sydney, and Melbourne were also reported as popular destinations for people travelling from Wuhan.</text:p>
          </table:table-cell>
          <table:table-cell office:value-type="string" calcext:value-type="string">
            <text:p>"}, {"role": "assistant", "content": "</text:p>
          </table:table-cell>
          <table:table-cell office:value-type="string" calcext:value-type="string">
            <text:p>दुबई,सिडनी ,आणि मेलबर्न हीदेखील वुहानहुन प्रवास करणाऱ्या लोकांची लोकप्रिय ठिकाणे असल्याचे नोंदव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d is this the right time for your hay fever</text:p>
          </table:table-cell>
          <table:table-cell office:value-type="string" calcext:value-type="string">
            <text:p>"}, {"role": "assistant", "content": "</text:p>
          </table:table-cell>
          <table:table-cell office:value-type="string" calcext:value-type="string">
            <text:p>आणि तुमच्या परागज्वरासाठी ही योग्य वेळ आहे का</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y 13 March, The Atlantic reported that less than 14,000 tests had been conducted.</text:p>
          </table:table-cell>
          <table:table-cell office:value-type="string" calcext:value-type="string">
            <text:p>"}, {"role": "assistant", "content": "</text:p>
          </table:table-cell>
          <table:table-cell office:value-type="string" calcext:value-type="string">
            <text:p>१३ मार्चपर्यंत अटलांटिकने १४००० पेक्षा कमी चाचण्या केल्या गेल्याचे नोंदव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jury is still out on the immediate zoonotic origin of SARS-CoV-2.</text:p>
          </table:table-cell>
          <table:table-cell office:value-type="string" calcext:value-type="string">
            <text:p>"}, {"role": "assistant", "content": "</text:p>
          </table:table-cell>
          <table:table-cell office:value-type="string" calcext:value-type="string">
            <text:p>सार्स-सीओव्ही-२ च्या तत्कालिक <text:s/>पशूजन्य मूळाबाबत ज्युरी अद्यापही शोधात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bola was originally predicted to cause up to a million cases with half a million deaths.</text:p>
          </table:table-cell>
          <table:table-cell office:value-type="string" calcext:value-type="string">
            <text:p>"}, {"role": "assistant", "content": "</text:p>
          </table:table-cell>
          <table:table-cell office:value-type="string" calcext:value-type="string">
            <text:p>प्रारंभी इबोलामुळे दशलक्ष प्रकरणे होतील आणि पाच लाख मृत्यू होतील असा अंदाज सुरुवातीला वर्तवण्यात आ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rporations imposed employee travel restrictions, cancelled conferences, and encouraged employees to work from home.</text:p>
          </table:table-cell>
          <table:table-cell office:value-type="string" calcext:value-type="string">
            <text:p>"}, {"role": "assistant", "content": "</text:p>
          </table:table-cell>
          <table:table-cell office:value-type="string" calcext:value-type="string">
            <text:p>कंपन्यांनी कर्मचाऱ्यांच्या प्रवासावर बंधने घातली,परिषद रद्द केल्या आणि कर्मचाऱ्यांना घरून काम करण्यास प्रोत्साहित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BS News reported, citing Johns Hopkins University data, there were over 1,000 US deaths on Wednesday caused by coronavirus infections.</text:p>
          </table:table-cell>
          <table:table-cell office:value-type="string" calcext:value-type="string">
            <text:p>"}, {"role": "assistant", "content": "</text:p>
          </table:table-cell>
          <table:table-cell office:value-type="string" calcext:value-type="string">
            <text:p>CBS न्यूज ने, जॉन हाफकिन्स युनिव्हर्सिटी डेटाला उद्धृत करत, कळविले की, कोरोनाविषाणूचा संसर्ग झाल्याने बुधवारी यु.एस. मध्ये 1,000 पेक्षा जास्त मृत्यु झा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remarks were later condemned by the Chinese consulate in Kolkata, calling it 'erroneous'.In China, xenophobia and racism agains non-Chinese residents has been inflamed by the pandemic, with foreigners described as 'foreign garbage' and targeted for 'disposal'.</text:p>
          </table:table-cell>
          <table:table-cell office:value-type="string" calcext:value-type="string">
            <text:p>"}, {"role": "assistant", "content": "</text:p>
          </table:table-cell>
          <table:table-cell office:value-type="string" calcext:value-type="string">
            <text:p>नंतर कोलकात्यातील चीनी दूतावासाने या उद्‍गारांचा निषेध केला, आणि त्याला'दोषपूर्ण' म्हटले. चीनमध्ये चीनचे रहिवासी नसलेल्या लोकांविरुद्ध झेनोफोबिया आणि वंशवादाला साथीमुळे उत्तेजन मिळाले आहे, जेथे परकीयांचे वर्णन 'परकीय कचरा' असे केले जाते आणि 'विल्हेवाट' लावण्यासाठी त्यांना लक्ष्य के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polyproteins are further processed to generate 16 non-structural proteins, designated nsp1~16.</text:p>
          </table:table-cell>
          <table:table-cell office:value-type="string" calcext:value-type="string">
            <text:p>"}, {"role": "assistant", "content": "</text:p>
          </table:table-cell>
          <table:table-cell office:value-type="string" calcext:value-type="string">
            <text:p>पॉलीप्रोटिन्सवर पुढे १६ गैर-संरचनात्मक प्रोटीन्सची निर्मिती करण्यास प्रक्रिया केली जाते, ज्यांची एनएसपी१~१६ अशी क्रमवारी नेमले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everal compounds that were previously approved for treatment of other viral diseases are being investigated for use in treating COVID-19.</text:p>
          </table:table-cell>
          <table:table-cell office:value-type="string" calcext:value-type="string">
            <text:p>"}, {"role": "assistant", "content": "</text:p>
          </table:table-cell>
          <table:table-cell office:value-type="string" calcext:value-type="string">
            <text:p>अशी अनेक संयुगे जी इतर विषाणूजन्य रोगांवर उपचार करण्यासाठी आधी मंजूर झाली आहेत अशांवर COVID-19 वर उपचार करण्यासाठी संशोधन केले जा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VID-19 expanded in clusters mainly in and around Hubei.</text:p>
          </table:table-cell>
          <table:table-cell office:value-type="string" calcext:value-type="string">
            <text:p>"}, {"role": "assistant", "content": "</text:p>
          </table:table-cell>
          <table:table-cell office:value-type="string" calcext:value-type="string">
            <text:p>COVID-19 प्रामुख्याने हुबेईत आणि आजूबाजूच्या शहर समूहांत पसर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ymptomatic or only mild symptoms were detected when bats were infected with CoVs, indicating the mutual adaptation between CoVs and bats.</text:p>
          </table:table-cell>
          <table:table-cell office:value-type="string" calcext:value-type="string">
            <text:p>"}, {"role": "assistant", "content": "</text:p>
          </table:table-cell>
          <table:table-cell office:value-type="string" calcext:value-type="string">
            <text:p>अलक्षणी किंवा फक्त सौम्य लक्षणे ही जेव्हा वटवाघळे ही सीओव्हीने बाधित झाली तेव्हा आढळून आली, जे सीओव्ही आणि वटवाघळे यांच्यामध्ये परस्पर स्वीकृतीला दर्शव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uman rights organizations have criticized some of these measures, asking the governments not to use the pandemic as a cover to introduce invasive digital surveillance.</text:p>
          </table:table-cell>
          <table:table-cell office:value-type="string" calcext:value-type="string">
            <text:p>"}, {"role": "assistant", "content": "</text:p>
          </table:table-cell>
          <table:table-cell office:value-type="string" calcext:value-type="string">
            <text:p>मानव अधिकार संस्थांनी यापैकी काही उपायांची आलोचना केली आहे, व शासनांना या जगद्व्यापी साथीचा फायदा घेऊन आक्रमक डिजिटल संनिरीक्षण लागू करु नये असे सांगित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CoV-229E, HCoV-OC43, HCoV-HKU1 and HCoV-NL63 usually cause mild symptoms, like common cold and/or diarrhea.</text:p>
          </table:table-cell>
          <table:table-cell office:value-type="string" calcext:value-type="string">
            <text:p>"}, {"role": "assistant", "content": "</text:p>
          </table:table-cell>
          <table:table-cell office:value-type="string" calcext:value-type="string">
            <text:p>एचसीओव्ही-२२९ई, एचसीओव्ही-ओसी४३, एचसीओव्ही-एचकेयु1 आणि एचसीओव्ही-एनएल६३ मुळे सामान्यपणे सौम्य लक्षणे जसे की सर्दी आणि/किंवा अतिसार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pidemiological history: (1) a history of travel or residence in Wuhan city and surrounding areas, or other communities where COVID-19 cases had been reported in the last 14 days before symptom onset; (2) a history of contact with SARS-CoV-2 infectious cases (with positive nucleic acid test); (3) a history of contacting with patients with fever or respiratory symptoms from Wuhan city and surrounding areas, or other communities where COVID-19 had been reported in the last 14 days before symptom onset; (4) a history of contacting with cluster of confirmed cases (≥ 2 cases with fever and/or respiratory symptoms occurred within 2 weeks in small areas, such as home, office, class of school, etc).</text:p>
          </table:table-cell>
          <table:table-cell office:value-type="string" calcext:value-type="string">
            <text:p>"}, {"role": "assistant", "content": "</text:p>
          </table:table-cell>
          <table:table-cell office:value-type="string" calcext:value-type="string">
            <text:p>साथरोगकालीन इतिहास: (1) वुहान शहर आणि त्याच्या सभोवतालच्या भागात, किंवा लक्षणे दिसू लागण्यापूर्वीच्या आधी 14 दिवस जिथे COVID-19 च्या केसेस नोंदवण्यात आल्या आहेत त्या भागामध्ये प्रवास किंवा निवास करण्याचा इतिहास; (2) SARS-CoV-2 संसर्ग असलेल्या केसेस सह संपर्काचा इतिहास (सकारात्मक न्यूक्लिक आम्ल चाचणीसह); (3) वुहान शहर आणि सभोवतालच्या भागापासून, किंवा अऩ्य समुदाय जिथे लक्षणे दिसण्यास सुरूवात होण्याच्या आधीच्या मागील 14 दिवसामध्ये COVID-19 ची नोंदणी झाली आहे अशा अन्य समुदायातील, ताप किंवा श्वसनाची लक्षणे असलेल्या रूग्णाच्या संपर्कात येण्याचा इतिहास; (4) पुष्टी केलेल्या केसेसच्या भागात संपर्कात येण्याचा इतिहास, (जसे की घर, कार्यालय, शाळेचा वर्ग इ. सारख्या लहान भागामध्ये, 2 आठवड्याच्या आत ताप आणि/किंवा श्वसनाची लक्षणे आलेल्या ≥ 2 केसेस स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o you have any other chronic like high blood pressure or anything like that?</text:p>
          </table:table-cell>
          <table:table-cell office:value-type="string" calcext:value-type="string">
            <text:p>"}, {"role": "assistant", "content": "</text:p>
          </table:table-cell>
          <table:table-cell office:value-type="string" calcext:value-type="string">
            <text:p>तुम्हाला उच्च रक्तदाबासारखा इतर दुर्धर आजार किंवा त्यासारखी दुसरी समस्या आहे का?</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esides, the natural killer cell activity in bats is suppressed due to upregulation of inhibitory natural killer cell receptor NKG2/CD94 and low expression level of major histocompatibility complex class I molecules.</text:p>
          </table:table-cell>
          <table:table-cell office:value-type="string" calcext:value-type="string">
            <text:p>"}, {"role": "assistant", "content": "</text:p>
          </table:table-cell>
          <table:table-cell office:value-type="string" calcext:value-type="string">
            <text:p>याशिवाय, वटवाघळातील नैसर्गिक मारक पेशी क्रिया संदमनकारी नैसर्गिक मारक पेशी ग्राही एनकेजी२/सीडी९४ च्या उर्ध्वनियमनामुळे आणि मुख्य ऊतिसामंजस्य संमिश्र श्रेणी I रेणूची कमी प्रमाणात व्यक्त होण्याची पातळी दडप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the other hand, HCoV-229E was genetically related to another bat CoV, termed Hipposideros/GhanaKwam/19/2008, which was detected in Ghana, while camelids have also been suspected as its intermediate host.</text:p>
          </table:table-cell>
          <table:table-cell office:value-type="string" calcext:value-type="string">
            <text:p>"}, {"role": "assistant", "content": "</text:p>
          </table:table-cell>
          <table:table-cell office:value-type="string" calcext:value-type="string">
            <text:p>दुसऱ्या बाजूला, एचसीओव्ही-२२९ई हा आणखी एका वटवाघळाच्या सीओव्ही मध्ये गुणसूत्रीयरितीने संबंधित आहे, ज्याला हिप्पोसिडेरोस/घानाक्वाम/१९/२००८ म्हणून नाव दिले आहे, जो घानामध्ये आढळून आला होता, त्याचवेळी उंटीणींना त्यांचे मध्यस्थ पोशिंद्या म्हणून संशयित ठरविण्यात आ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re is no evidence animals can pass the virus on to humans, though British authorities advise washing one's hands after contact with animals, like after contact with other surfaces infected people could have touched.</text:p>
          </table:table-cell>
          <table:table-cell office:value-type="string" calcext:value-type="string">
            <text:p>"}, {"role": "assistant", "content": "</text:p>
          </table:table-cell>
          <table:table-cell office:value-type="string" calcext:value-type="string">
            <text:p>जरी ब्रिटिश अधिकारी जसे संसर्ग झालेल्या व्यक्तींनी ज्या पृष्ठभागाशी स्पर्श केला असण्याची शक्यता आहे अशा इतर पृष्ठभागाशी संपर्क आल्यावर हात धुण्याचा सल्ला देतात तसाच प्राण्यांशी संपर्क आल्यानंतर आपले हात धुण्याचा सल्ला देत असले तरी प्राणी हा विषाणू मानवांमध्ये संक्रमित करू शकतात असा कोणताही पुरावा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ng Kong recommends wearing a surgical mask when taking public transport or staying in crowded places.</text:p>
          </table:table-cell>
          <table:table-cell office:value-type="string" calcext:value-type="string">
            <text:p>"}, {"role": "assistant", "content": "</text:p>
          </table:table-cell>
          <table:table-cell office:value-type="string" calcext:value-type="string">
            <text:p>सार्वजनिक वाहतूक व्यवस्थेचा वापर करताना किंवा गर्दीच्या ठिकाणी असताना हॉंगकाँगने सर्जिकल मुखवटा वापरण्याची शिफारस के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World Health Organization (WHO) declared COVID-19 a pandemic on March 11.</text:p>
          </table:table-cell>
          <table:table-cell office:value-type="string" calcext:value-type="string">
            <text:p>"}, {"role": "assistant", "content": "</text:p>
          </table:table-cell>
          <table:table-cell office:value-type="string" calcext:value-type="string">
            <text:p>११ मार्च ला जागतिक आरोग्य संघटना (WHO) ने कोविड-१९ ला साथरोग म्हणून जाहीर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he also said two of the victims were from Dhaka.</text:p>
          </table:table-cell>
          <table:table-cell office:value-type="string" calcext:value-type="string">
            <text:p>"}, {"role": "assistant", "content": "</text:p>
          </table:table-cell>
          <table:table-cell office:value-type="string" calcext:value-type="string">
            <text:p>त्या हे देखील म्हणाल्या की बळीपैकी दोन जण हे ढाक्याती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d they're having some fevers as well</text:p>
          </table:table-cell>
          <table:table-cell office:value-type="string" calcext:value-type="string">
            <text:p>"}, {"role": "assistant", "content": "</text:p>
          </table:table-cell>
          <table:table-cell office:value-type="string" calcext:value-type="string">
            <text:p>आणि त्यांना थोडा तापही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ven plasma from recovered patients was proposed to be used for treatment.</text:p>
          </table:table-cell>
          <table:table-cell office:value-type="string" calcext:value-type="string">
            <text:p>"}, {"role": "assistant", "content": "</text:p>
          </table:table-cell>
          <table:table-cell office:value-type="string" calcext:value-type="string">
            <text:p>इतकेच नव्हे तर बऱ्या झालेल्या रूग्णांच्या पेशींनाही उपचारासाठी वापरण्याचे प्रस्तावित के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deed, a cryo-EM study indicates a 10- to 20-fold higher affinity of this binding than that between human ACE2 and SARS-CoV S protein.</text:p>
          </table:table-cell>
          <table:table-cell office:value-type="string" calcext:value-type="string">
            <text:p>"}, {"role": "assistant", "content": "</text:p>
          </table:table-cell>
          <table:table-cell office:value-type="string" calcext:value-type="string">
            <text:p>अर्थातच, एका क्रायो-ईएम अभ्यासाने दर्शविले आहे की मानव एसीई२ आणि सार्स-सीओव्ही एस प्रोटिन यांच्यामधील बंधकापेक्षा या बंधकांची इच्छा ही १०- ते २०-पटींनी अधिक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use of steroids may worsen outcomes.</text:p>
          </table:table-cell>
          <table:table-cell office:value-type="string" calcext:value-type="string">
            <text:p>"}, {"role": "assistant", "content": "</text:p>
          </table:table-cell>
          <table:table-cell office:value-type="string" calcext:value-type="string">
            <text:p>स्टेरॉइड्जच्या वापरामुळे परिणाम जास्त बिघडू शक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re is no preference towards a particular season in tropical climates.</text:p>
          </table:table-cell>
          <table:table-cell office:value-type="string" calcext:value-type="string">
            <text:p>"}, {"role": "assistant", "content": "</text:p>
          </table:table-cell>
          <table:table-cell office:value-type="string" calcext:value-type="string">
            <text:p>उष्णकटिबंधीय हवामानात याबाबत कोणत्याही ऋतुला प्राथमिकता न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vestigating CoV-host interactions in animals might also derive important insight on CoV pathogenesis in humans.</text:p>
          </table:table-cell>
          <table:table-cell office:value-type="string" calcext:value-type="string">
            <text:p>"}, {"role": "assistant", "content": "</text:p>
          </table:table-cell>
          <table:table-cell office:value-type="string" calcext:value-type="string">
            <text:p>प्राण्यांमधील सीओव्ही-पोशिंद्याच्या आंतरक्रियेच्या अन्वेषणाने मानवांमधील सीओव्ही रोगजनकावरील महत्त्वाच्या माहितीवर प्रकाश पडू शक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Live-attenuated vaccines have been evaluated in animal models for SARS.</text:p>
          </table:table-cell>
          <table:table-cell office:value-type="string" calcext:value-type="string">
            <text:p>"}, {"role": "assistant", "content": "</text:p>
          </table:table-cell>
          <table:table-cell office:value-type="string" calcext:value-type="string">
            <text:p>SARS साठी जिवंत-दुर्बलित लसींचे प्राणी नमुन्यांवर मूल्यांकन करण्यात आ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rts and culture sector organizations attempted to uphold their (often publicly funded) mission to provide access to cultural heritage to the community, maintain the safety of their employees and the public, and support artists where possible.</text:p>
          </table:table-cell>
          <table:table-cell office:value-type="string" calcext:value-type="string">
            <text:p>"}, {"role": "assistant", "content": "</text:p>
          </table:table-cell>
          <table:table-cell office:value-type="string" calcext:value-type="string">
            <text:p>कला आणि संस्कृती क्षेत्रातील संस्थांनी त्यांची मोहीम चालूच ठेवण्याचे (बहुतांशी सार्वजनिकरित्या निधी मिळालेली) प्रयत्न केले जिच्यामध्ये समाजाला सांस्कृतिक परंपरांना अनुभविण्याची संधी मिळणे, त्यांच्या कर्मचाऱ्यांची सार्वजनिक ठिकाणी सुरक्षितता राखणे आणि कलाकारांना शक्य तेव्हा मदत करणे ह्यांचा समावेश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urrently, no detailed study has been reported regarding the immunological response to SARS-CoV-2.</text:p>
          </table:table-cell>
          <table:table-cell office:value-type="string" calcext:value-type="string">
            <text:p>"}, {"role": "assistant", "content": "</text:p>
          </table:table-cell>
          <table:table-cell office:value-type="string" calcext:value-type="string">
            <text:p>सध्या, SARS-CoV-2 साठी इम्युनोलॉजिकल प्रतिसादासंदर्भात कोणतेही विस्तृत अध्ययन करण्यात आलेले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one hand, SARS-CoV-2 infection exhibits features that are more commonly seen during infection with community-acquired HCoVs, including the presentation of non-specific, mild or even no symptoms.</text:p>
          </table:table-cell>
          <table:table-cell office:value-type="string" calcext:value-type="string">
            <text:p>"}, {"role": "assistant", "content": "</text:p>
          </table:table-cell>
          <table:table-cell office:value-type="string" calcext:value-type="string">
            <text:p>एका बाजूला, सार्स-सीओव्ही-२ संसर्ग अशी वैशिष्ट्ये दर्शवत आहे जी सामान्य एचसीओव्हीच्या संसर्गादरम्यान आढळून येतात, ज्यात गैर-विशिष्ट, सौम्य किंवा काहीच लक्षणे न आढळणे यांचा समावेश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Vs have returned to the limelight due to the recent outbreak of SARS-CoV-2.</text:p>
          </table:table-cell>
          <table:table-cell office:value-type="string" calcext:value-type="string">
            <text:p>"}, {"role": "assistant", "content": "</text:p>
          </table:table-cell>
          <table:table-cell office:value-type="string" calcext:value-type="string">
            <text:p>नुकत्याच झालेल्या सार्स-सीओव्ही-२ च्या उद्रेकामुळे सीओव्ही जे पुन्हा प्रसिद्धीच्या झोतात आले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White House Coronavirus Task Force was established on 29 January.</text:p>
          </table:table-cell>
          <table:table-cell office:value-type="string" calcext:value-type="string">
            <text:p>"}, {"role": "assistant", "content": "</text:p>
          </table:table-cell>
          <table:table-cell office:value-type="string" calcext:value-type="string">
            <text:p>२९ जानेवारीला व्हाईट हाउस कोरोनाव्हायरस टास्क फोर्स स्थापन कर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d with your history of diabetes</text:p>
          </table:table-cell>
          <table:table-cell office:value-type="string" calcext:value-type="string">
            <text:p>"}, {"role": "assistant", "content": "</text:p>
          </table:table-cell>
          <table:table-cell office:value-type="string" calcext:value-type="string">
            <text:p>आणि तुमच्या मधुमेहाच्या इतिहासासोब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the other hand, Chinese aid has been well-received in parts of Latin America and Africa.On 2 April, the World Bank launched emergency support operations for developing countries.</text:p>
          </table:table-cell>
          <table:table-cell office:value-type="string" calcext:value-type="string">
            <text:p>"}, {"role": "assistant", "content": "</text:p>
          </table:table-cell>
          <table:table-cell office:value-type="string" calcext:value-type="string">
            <text:p>तर दुसरीकडे ,चिनी मदतीला लॅटिन अमेरिका आणि आफ्रिकेच्या भागांमध्ये चांगला प्रतिसाद मिळाला. २ एप्रिल रोजी जागतिक बँकेने विकसित देशांसाठी तातडीची मदत देण्याची कृती सुरुवात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is followed by the transcription of these negative-sense subgenomic RNA molecules to their corresponding positive-sense mRNAs.</text:p>
          </table:table-cell>
          <table:table-cell office:value-type="string" calcext:value-type="string">
            <text:p>"}, {"role": "assistant", "content": "</text:p>
          </table:table-cell>
          <table:table-cell office:value-type="string" calcext:value-type="string">
            <text:p>यानंतर या ऋण पट्ट सबजीनोमिक RNA रेणूचे प्रतिलेखन संबंधित धन पट्ट mRNA मध्ये के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global Solidarity and European Discovery trials of hospitalized people with severe COVID-19 infection apply adaptive design to rapidly alter trial parameters as results from the four experimental therapeutic strategies emerge.</text:p>
          </table:table-cell>
          <table:table-cell office:value-type="string" calcext:value-type="string">
            <text:p>"}, {"role": "assistant", "content": "</text:p>
          </table:table-cell>
          <table:table-cell office:value-type="string" calcext:value-type="string">
            <text:p>चार प्रायोगिक उपचारात्मक उपायांच्या माध्यमातून जसजसे परिणाम प्राप्त होतात तसे COVID-19 चा तीव्र संसर्ग झालेल्या लोकांसाठी ग्लोबल सॉलिडॅरिटी व युरोपियन डिस्कव्हरी चाचण्यांसाठी अॅडाप्टिव रचनेचा अवलंब करुन चाचण्यांची प्राचले जलद गतीने बदलली जा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se statistics are not timebound and follow a specific population from infection through case resolution.</text:p>
          </table:table-cell>
          <table:table-cell office:value-type="string" calcext:value-type="string">
            <text:p>"}, {"role": "assistant", "content": "</text:p>
          </table:table-cell>
          <table:table-cell office:value-type="string" calcext:value-type="string">
            <text:p>या आकडेवारीला वेळेचे बंधन नसते आणि ती संक्रमण होणे ते प्रकरणाचे निराकरण होण्यापर्यंत एका विशिष्ट लोकसंख्येचा मागोवा घे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the early phase of the SARS outbreak, a range of psychiatric morbidities including persistent depression, anxiety, panic attacks, psychomotor excitement, psychotic symptoms, delirium, and even suicidality were reported.</text:p>
          </table:table-cell>
          <table:table-cell office:value-type="string" calcext:value-type="string">
            <text:p>"}, {"role": "assistant", "content": "</text:p>
          </table:table-cell>
          <table:table-cell office:value-type="string" calcext:value-type="string">
            <text:p>SARS उद्रेकाच्या प्रारंभिक टप्प्यात, सतत नैराश्य, चिंता, घाबरण्याचे झटके, मनोकारक उत्तेजना, दुर्मनस्क लक्षणे, भ्रम आणि आत्महत्येच्या भावनेसारख्या भावनिक विकृतींची नोंद झा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henever possible, we will try to compare COVID-19 with SARS and another CoV-caused disease, Middle East respiratory syndrome (MERS, an outbreak in 2012).</text:p>
          </table:table-cell>
          <table:table-cell office:value-type="string" calcext:value-type="string">
            <text:p>"}, {"role": "assistant", "content": "</text:p>
          </table:table-cell>
          <table:table-cell office:value-type="string" calcext:value-type="string">
            <text:p>शक्य असेल तेव्हा, आम्ही COVID-19 ची SARS आणि इतर CoV मुळे झालेले आजार, मध्य पूर्व श्वसनरोग (MERS, 2012 मधील उद्रेक) सोबत तुलना करण्याचा प्रयत्न करू.</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has attracted a great attention since published.</text:p>
          </table:table-cell>
          <table:table-cell office:value-type="string" calcext:value-type="string">
            <text:p>"}, {"role": "assistant", "content": "</text:p>
          </table:table-cell>
          <table:table-cell office:value-type="string" calcext:value-type="string">
            <text:p>ती प्रकाशित केल्यापासून त्यांनी मोठ्या प्रमाणात लक्ष वेधून घेत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enzyme is essential to the host cell to reproduce the ribonucleic acid of the virus.</text:p>
          </table:table-cell>
          <table:table-cell office:value-type="string" calcext:value-type="string">
            <text:p>"}, {"role": "assistant", "content": "</text:p>
          </table:table-cell>
          <table:table-cell office:value-type="string" calcext:value-type="string">
            <text:p>पोषिता पेशीला विषाणूचे रायबोन्युक्लिक आम्ल तयार करण्यासाठी या विकराची आवष्यकता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VID-19 affects more elderly individuals than youth and more men than women, and the severity and death rate are also higher in elderly individual than in youth.</text:p>
          </table:table-cell>
          <table:table-cell office:value-type="string" calcext:value-type="string">
            <text:p>"}, {"role": "assistant", "content": "</text:p>
          </table:table-cell>
          <table:table-cell office:value-type="string" calcext:value-type="string">
            <text:p>कोविड-१९ हा तरूणांपेक्षा वृद्धांना आणि स्त्रियांपेक्षा पुरूषांना जास्त प्रभावित करतो, आणि तरूणांपेक्षा वृद्धांमध्ये तीव्रता आणि मृत्यूदरही जास्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ever, the transmission of SARS-CoV was considered to occur when the patients are severely ill, while most transmission did not happen at the early phase.</text:p>
          </table:table-cell>
          <table:table-cell office:value-type="string" calcext:value-type="string">
            <text:p>"}, {"role": "assistant", "content": "</text:p>
          </table:table-cell>
          <table:table-cell office:value-type="string" calcext:value-type="string">
            <text:p>मात्र, जेव्हा रूग्ण गंभीर आजारी असतात तेव्हा SARS-CoV चा संसर्ग पसरतो असे समजले जाते, तर बहुतांश संसर्ग प्रारंभिक टप्पात होत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epurposed antiviral drugs make up most of the Chinese research, with 9 Phase III trials on remdesivir across several countries due to report by the end of April.</text:p>
          </table:table-cell>
          <table:table-cell office:value-type="string" calcext:value-type="string">
            <text:p>"}, {"role": "assistant", "content": "</text:p>
          </table:table-cell>
          <table:table-cell office:value-type="string" calcext:value-type="string">
            <text:p>विषाणूरोधी औषधाचा उपयोग नवीन उद्दिष्टासाठी करण्याचा उपाय चीन च्या अनेक अभ्यासांतून समोर आला, ज्यामध्ये एप्रिल महिन्याच्या शेवटी आलेल्या अहवालामुळे रेमदिसविर वर अनेक देशांमध्ये करण्यात आलेल्या प्रावस्था III च्या 9 चाचण्यांच्या समावेश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Japan donated one million face masks to Wuhan, Turkey dispatched medical equipment, Russia sent more than 13 tonnes of medical supplies to Wuhan, Malaysia announced a donation of 18 million medical gloves to China, Germany delivered various medical supplies including 10,000 Hazmat suits, and the United States donated 17.8 tons of medical supplies to China and promised an additional $100 million in financial support to affected countries.After cases in China seemed to stabilize, the country has been sending aid to various nations hit by the pandemic.</text:p>
          </table:table-cell>
          <table:table-cell office:value-type="string" calcext:value-type="string">
            <text:p>"}, {"role": "assistant", "content": "</text:p>
          </table:table-cell>
          <table:table-cell office:value-type="string" calcext:value-type="string">
            <text:p>जपानने वुहानला देणगी म्हणून एक दशलक्ष चेहऱ्याचे मुखवटे पाठवले, टर्कीने वैद्यकीय उपकरणे पाठविली , रशियाने वुहानला १३ टनाहून अधिक वैद्यकीय पुरवठ्याच्या वस्तू पाठवल्या, मलेशियानी चीनला १८ दशलक्ष वैद्यकीय हातमोजांची देणगी जाहीर केली,जर्मनीने धोकादायक गोष्टींपासून संरक्षण करायच्या कपड्यांसह १०००० बऱ्याच प्रकारच्या वैद्यकीय पुरवठ्याच्या वस्तू पोहोचवल्या , युनायटेड स्टेट्सनी १७.८ टन वैद्यकीय पुरवठ्याच्या वस्तू चीनला देणगीदाखल दिल्या आणि असे आश्वासन दिले की अजून १०० दशलक्ष $ आर्थिक मदतीच्या स्वरूपात परिणाम झालेल्या देशांना दिले जातील. चीनमधील केसेस स्थिर होत आहेत असे दिसल्यावर चीनने ह्या जागतिक साथीच्या रोगाने पछाडलेल्या विविध देशांना मदत पाठवायला सुरुवात के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22 March, the Associated Press reported: 'Many people who have symptoms and a doctor's order have waited hours or days for a test.'After the first death in the United States was reported in Washington state on 29 February, Governor Jay Inslee declared a state of emergency, an action that was soon followed by other states.</text:p>
          </table:table-cell>
          <table:table-cell office:value-type="string" calcext:value-type="string">
            <text:p>"}, {"role": "assistant", "content": "</text:p>
          </table:table-cell>
          <table:table-cell office:value-type="string" calcext:value-type="string">
            <text:p>22 मार्च रोजी असोसिएटेड प्रेसने असे नोंदवले की बरीच लक्षणे असलेली लोकं आणि डॉक्टरांचे चाचणी करण्याच्या आदेशांना चाचणीसाठी काही तास ते काही दिवस लागत आहेत. अमेरिकेमध्ये पहिला मृत्यू वॉशिंग्टनमध्ये २९ फेब्रुवरीला नोंदवला गेल्यावर राज्यपाल जे इन्स्ले ह्यांनी राज्यात आणीबाणी जाहीर केली, एक अशी कृती जिचे लवकरच इतर राज्यांनी अनुकरण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atients infected with HCoV-229E presented with common cold symptoms, including headache, sneezing, malaise and sore-throat, with fever and cough seen in 10~20% cases.</text:p>
          </table:table-cell>
          <table:table-cell office:value-type="string" calcext:value-type="string">
            <text:p>"}, {"role": "assistant", "content": "</text:p>
          </table:table-cell>
          <table:table-cell office:value-type="string" calcext:value-type="string">
            <text:p>एचसीओव्ही-२२९ई ने संक्रमित रुग्णांमध्ये सर्दीची लक्षणे दिसून आली ज्यात डोकेदुखी, शिंका येणे, कणकण आणि घसा खवखवणे व सोबतच १०-२०% प्रकरणांत सोबत ताप आणि खोकलाही आढळून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Thursday edition of NT News, a daily printed in Darwin, included an eight-page insert meant to be cut up and used as toilet paper.</text:p>
          </table:table-cell>
          <table:table-cell office:value-type="string" calcext:value-type="string">
            <text:p>"}, {"role": "assistant", "content": "</text:p>
          </table:table-cell>
          <table:table-cell office:value-type="string" calcext:value-type="string">
            <text:p>NT News च्या गुरूवारच्या आवृत्तीमध्ये, डार्विन मध्ये दररोज छापला जाणाराने, कापला जावा आणि टॉयलेट पेपर म्हणून वापरला जावा म्हणून, आठ पानी इन्सर्ट सामील के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means that countries may have more or less resources than Italy (12.5 intensive care and intermediate care beds per 100,000 population in 2010–11).</text:p>
          </table:table-cell>
          <table:table-cell office:value-type="string" calcext:value-type="string">
            <text:p>"}, {"role": "assistant", "content": "</text:p>
          </table:table-cell>
          <table:table-cell office:value-type="string" calcext:value-type="string">
            <text:p>याचा अर्थ असा की इटलीपेक्षा कमी किंवा अधिक संसाधने इतर देशांकडे आहेत (2010-11 मध्ये प्रति 1,00,000 लोकसंख्येसाठी 12.5 अतिदक्षता चिकित्सा आणि मध्यम चिकित्सा बिछाने).</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ince particles can penetrate even five surgical masks stacked together, health-care providers in direct contact with patients must wear N95 (series # 1860s) masks but not surgical masks.</text:p>
          </table:table-cell>
          <table:table-cell office:value-type="string" calcext:value-type="string">
            <text:p>"}, {"role": "assistant", "content": "</text:p>
          </table:table-cell>
          <table:table-cell office:value-type="string" calcext:value-type="string">
            <text:p>कण एकावर एक असलेल्या पाच सर्जिकल मास्कमधूनही प्रवेश करू शकत असल्याने रूग्णांसोबत थेट संपर्क असणाऱ्या आरोग्यसेवा प्रदात्यांनी सर्जिकल मास्क न वापरता एन९५ (श्रृंखला # १८६०) घालणे आवश्यक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is in my chest</text:p>
          </table:table-cell>
          <table:table-cell office:value-type="string" calcext:value-type="string">
            <text:p>"}, {"role": "assistant", "content": "</text:p>
          </table:table-cell>
          <table:table-cell office:value-type="string" calcext:value-type="string">
            <text:p>ते माझ्या छाती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ntrol of public movement was applied in many cities, and it has been estimated that about 760 million people (more than half the population) faced some form of outdoor restriction.After the outbreak entered its global phase in March, Chinese authorities took strict measures to prevent the virus from 'importing' from other countries.</text:p>
          </table:table-cell>
          <table:table-cell office:value-type="string" calcext:value-type="string">
            <text:p>"}, {"role": "assistant", "content": "</text:p>
          </table:table-cell>
          <table:table-cell office:value-type="string" calcext:value-type="string">
            <text:p>सार्वजनिक हालचालींवर अनेक शहरांमध्ये नियंत्रण आणण्यात आले आणि असा अंदाज आहे की सुमारे 760 दशलक्ष लोकांना (लोकसंख्येच्या निम्म्याहून अधिक) बाहेरील हालचालींच्या बंधनांना सामोरे जावे लागले. मार्चमध्ये जेव्हा उद्रेक जागतिक पातळीवर पोहोचला तेव्हा चिनी अधिकाऱ्यांनी विषाणू इतर देशातून चीनमध्ये येऊ नये ह्यासाठी कडक उपाय योज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ever, the coronavirus disease 2019 (COVID-19) is a new disease, our awareness and knowledge are gradually increasing based on the ongoing research findings and clinical practice experience; hence, the strategies of diagnosis and treatment are also continually updated.</text:p>
          </table:table-cell>
          <table:table-cell office:value-type="string" calcext:value-type="string">
            <text:p>"}, {"role": "assistant", "content": "</text:p>
          </table:table-cell>
          <table:table-cell office:value-type="string" calcext:value-type="string">
            <text:p>तथापि, कोरोनविषाणू आजार 2019 (COVID-19) हा एक नवीन आजार आहे. आमची जागरूकता आणि ज्ञान हे सध्या सुरू असलेल्या संशोधनाच्या शोधाच्या आणि चिकित्सालयीन प्रॅक्टिसच्या अनुभवाच्या आधारावर हळूहळू वाढत आहे, म्हणून, निदानाची आणि उपचाराची रणनिती ही देखील सातत्याने ते देखील अद्यतनित के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emote working measures were instituted in several Chinese regions.</text:p>
          </table:table-cell>
          <table:table-cell office:value-type="string" calcext:value-type="string">
            <text:p>"}, {"role": "assistant", "content": "</text:p>
          </table:table-cell>
          <table:table-cell office:value-type="string" calcext:value-type="string">
            <text:p>चीनच्या अनेक भागांमध्ये काम करण्याचे दूरस्थ उपाय योजले गे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xperience from Italy and the current trends in other countries show that the COVID-19 pandemic is progressing rapidly in the EU/EEA and the UK.</text:p>
          </table:table-cell>
          <table:table-cell office:value-type="string" calcext:value-type="string">
            <text:p>"}, {"role": "assistant", "content": "</text:p>
          </table:table-cell>
          <table:table-cell office:value-type="string" calcext:value-type="string">
            <text:p>इटलीचे अनुभव आणि इतर देशांतील वर्तमान स्वरूप असे दर्शविते की COVID-19 महामारी EU/EEA आणि UK मध्ये वेगाने पसर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ith the ordeals of SARS, MERS and COVID-19, a better preparedness and response plan should be in place.</text:p>
          </table:table-cell>
          <table:table-cell office:value-type="string" calcext:value-type="string">
            <text:p>"}, {"role": "assistant", "content": "</text:p>
          </table:table-cell>
          <table:table-cell office:value-type="string" calcext:value-type="string">
            <text:p>सार्स, मर्स आणि कोविड-१९ यांच्या क्रमाने, एक चांगल्या प्रकारची तयारी आणि प्रतिसाद योजना तयार असली पाहिजे.</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ny residents of Wuhan and Hubei have reported discrimination based on their regional origin.</text:p>
          </table:table-cell>
          <table:table-cell office:value-type="string" calcext:value-type="string">
            <text:p>"}, {"role": "assistant", "content": "</text:p>
          </table:table-cell>
          <table:table-cell office:value-type="string" calcext:value-type="string">
            <text:p>प्रादेशिक मूळ ठिकाणावर आधारित वुहान आणि हुबैच्या अनेक नागरिकांनी भेदभाव झाल्याचे नमूद के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statistical analysis published 30 March estimated that numbers of infections in Italy were considerably greater than the reported cases.</text:p>
          </table:table-cell>
          <table:table-cell office:value-type="string" calcext:value-type="string">
            <text:p>"}, {"role": "assistant", "content": "</text:p>
          </table:table-cell>
          <table:table-cell office:value-type="string" calcext:value-type="string">
            <text:p>30 मार्च रोजी प्रसिद्ध झालेल्या एका सांख्यिकी विश्लेषणामध्ये असा अंदाज व्यक्त केला आहे की इटलीमधील संक्रमणांची संख्या नोंदवलेल्या प्रकरणांपेक्षा बऱ्यापैकी जास्त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22 March, after a phone call with Italian Prime Minister Giuseppe Conte, Russian president Vladimir Putin arranged the Russian army to send military medics, special disinfection vehicles, and other medical equipment to Italy.</text:p>
          </table:table-cell>
          <table:table-cell office:value-type="string" calcext:value-type="string">
            <text:p>"}, {"role": "assistant", "content": "</text:p>
          </table:table-cell>
          <table:table-cell office:value-type="string" calcext:value-type="string">
            <text:p>22 मार्च रोजी इटलीचे पंतप्रधान जिऊसेप्पे कॉन्ट ह्यांच्याबरोबर दूरध्वनीवर संभाषण झाल्यावर रशियाचे अध्यक्ष व्लादिमिर पुतीन ह्यांनी इटलीला सैन्यविषयक औषधसामग्री, निर्जंतुकीकरण करणारी विशेष वाहने आणि इतर वैद्यकीय सामग्री पाठवण्यासाठी रशियन सैन्याची योजना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hinese government encouraged businesses and factories to re-open on 30 March, and provided monetary stimulus packages for firms.The State Council declared a day of mourning to begin with a national three-minute moment of silence on 10:00 4 April, coinciding with Qingming Festival, although the central government asked families to pay their respects online in observance of physical distancing as to avoid a renewed COVID-19 outbreak.</text:p>
          </table:table-cell>
          <table:table-cell office:value-type="string" calcext:value-type="string">
            <text:p>"}, {"role": "assistant", "content": "</text:p>
          </table:table-cell>
          <table:table-cell office:value-type="string" calcext:value-type="string">
            <text:p>चिनी सरकारने 30 मार्च रोजी व्यवसाय आणि कारखाने पुन्हा चालू करण्यास प्रोत्साहन दिले आणि उद्योगांना आर्थिक मदत देऊ केली. राज्य समितीने देशभर 4 एप्रिल सकाळी 10 वाजता तीन मिनिटे शांतता पाळून शोकदिवस पाळून सुरुवात करण्याचे जाहीर केले. ह्याचदिवशी क्विंगमिंग सण असतो तरी केंद्रीय सरकारने कुटुंबाना त्यांची श्रद्धा ऑनलाईन व्यक्त करण्यास सांगितली जेणेकरून शारीरिक अंतरण साधले जाऊन COVID-19 चा पुन्हा उद्रेक होणार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ivate vehicle use was banned in the city.</text:p>
          </table:table-cell>
          <table:table-cell office:value-type="string" calcext:value-type="string">
            <text:p>"}, {"role": "assistant", "content": "</text:p>
          </table:table-cell>
          <table:table-cell office:value-type="string" calcext:value-type="string">
            <text:p>खाजगी वाहनांच्या वापरावर शहरामध्ये बंदी घालण्यात आ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round 200 countries and territories have had at least one case.</text:p>
          </table:table-cell>
          <table:table-cell office:value-type="string" calcext:value-type="string">
            <text:p>"}, {"role": "assistant", "content": "</text:p>
          </table:table-cell>
          <table:table-cell office:value-type="string" calcext:value-type="string">
            <text:p>जवळ-जवळ 200 देश आणि प्रदेशांत किमान एक तरी प्रकरण आढळ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entre for Disease Prevention and Control (ECDC) states that while it is not entirely clear how easily the disease spreads, one person generally infects two to three others.The virus survives for hours to days on surfaces.</text:p>
          </table:table-cell>
          <table:table-cell office:value-type="string" calcext:value-type="string">
            <text:p>"}, {"role": "assistant", "content": "</text:p>
          </table:table-cell>
          <table:table-cell office:value-type="string" calcext:value-type="string">
            <text:p>युरोपियन सेन्टर फॉर डिसीज प्रिव्हेंशन अँड कंट्नेरोल असे सांगितले आहे की हा रोग किती सहजगत्या पसरतो हे संपूर्णपणे स्पष्ट नसले तरी एका व्यक्तीमुळे इतर दोन ते तीन व्यक्तींना संसर्ग होतो. विषाणू पृष्ठभागावर काही तास ते काही दिवस जिवंत रा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part from the super-spreaders, it was estimated that each case could give rise to approximately two secondary cases, with an incubation period of 4 to 7 days and the peak of viral load appearing on the 10th day of illness.</text:p>
          </table:table-cell>
          <table:table-cell office:value-type="string" calcext:value-type="string">
            <text:p>"}, {"role": "assistant", "content": "</text:p>
          </table:table-cell>
          <table:table-cell office:value-type="string" calcext:value-type="string">
            <text:p>अति-प्रसारकांशिवाय असा अंदाज आहे की प्रत्येक केस अंदाजे दोन दुय्यम केसेना कारणीभूत होऊ शकते, ज्यात ४ ते ७ दिवसांचा उबवन कालावधी असतो आणि विषाणूच्या प्रभावाचे शीर्ष आजाराच्या दहाव्या दिवशी दिसू शक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r this to happen, HCoVs have to replicate in humans to sufficient extent to allow the accumulation of adaptive mutations that counteract host restriction factors.</text:p>
          </table:table-cell>
          <table:table-cell office:value-type="string" calcext:value-type="string">
            <text:p>"}, {"role": "assistant", "content": "</text:p>
          </table:table-cell>
          <table:table-cell office:value-type="string" calcext:value-type="string">
            <text:p>हे घडून येण्यासाठी, अनुकूल उत्परिवर्तनाचा संचय होण्यास पुरेशा मर्यादेपर्यंत एचसीओव्हींची मानवांमध्ये प्रतिकृती बनू द्यावी जी पोशिंद्याच्या प्रतिबंधन घटकांना विफल करे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teroids, as immunosuppressants, were widely used in the treatment of SARS to reduce the severity of inflammatory damage.</text:p>
          </table:table-cell>
          <table:table-cell office:value-type="string" calcext:value-type="string">
            <text:p>"}, {"role": "assistant", "content": "</text:p>
          </table:table-cell>
          <table:table-cell office:value-type="string" calcext:value-type="string">
            <text:p>दाहक हानीची तीव्रता कमी करण्यास सार्सच्या उपचारांमध्ये इम्युनोसप्रेसंट्स म्हणून स्टेरॉईड्सचा व्यापकरित्या वापर के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highlights that, as at 15 March 8:00 a.m., 15 other EU/EEA countries and the UK had already reported a total number of cases comparable to that of Italy just 3 weeks prior or less.</text:p>
          </table:table-cell>
          <table:table-cell office:value-type="string" calcext:value-type="string">
            <text:p>"}, {"role": "assistant", "content": "</text:p>
          </table:table-cell>
          <table:table-cell office:value-type="string" calcext:value-type="string">
            <text:p>यामध्ये अधोरेखित केले आहे की, 15 मार्च सकाळी 8 वाजता 3 आठवडे आधी किंवा त्यापेक्षा कमी कालावधीमध्ये इटलीतील प्रकरणांइतकी संख्या 15 इतर EU/EEA देश आणि UK मध्ये आधीच नोंदवण्यात आ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outbreak disrupted plans for the 2020 Summer Olympics, which were originally scheduled to start at the end of July; the International Olympic Committee announced on 24 March that the event will be 'rescheduled to a date beyond 2020 but not later than summer 2021'.Casinos and other gaming venues worldwide have closed and live poker tournaments have been either postponed or cancelled.</text:p>
          </table:table-cell>
          <table:table-cell office:value-type="string" calcext:value-type="string">
            <text:p>"}, {"role": "assistant", "content": "</text:p>
          </table:table-cell>
          <table:table-cell office:value-type="string" calcext:value-type="string">
            <text:p>उद्रेकामुळे 2020 च्या उन्हाळ्यातील ऑलिंपिक्सच्या योजनांमध्ये व्यत्यय आला आहे, जे मूलत: जुलैच्या शेवटी सुरु होणार होते; आंतरराष्ट्रीय ऑलिंपिक समितीने 24 मार्चला घोषणा केली की 'कार्यक्रमांचे वेळापत्रक 2020 नंतर पुन्हा ठरवले जाईल, परंतु ते 2021 च्या उन्हाळ्याच्या आधी असेल'. जगभरातील कॅसिनो आणि गेमिंगची इतर ठिकाणे बंद झाली आहेत आणि पोकरचे प्रत्यक्ष सामने पुढे ढकलले आहेत किंवा रद्द झाले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re you having any shortness of breath?</text:p>
          </table:table-cell>
          <table:table-cell office:value-type="string" calcext:value-type="string">
            <text:p>"}, {"role": "assistant", "content": "</text:p>
          </table:table-cell>
          <table:table-cell office:value-type="string" calcext:value-type="string">
            <text:p>तुम्हाला धाप लागत आहे का?</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iarrhea (26%) and sore throat (21%) were also observed with MERS patients.</text:p>
          </table:table-cell>
          <table:table-cell office:value-type="string" calcext:value-type="string">
            <text:p>"}, {"role": "assistant", "content": "</text:p>
          </table:table-cell>
          <table:table-cell office:value-type="string" calcext:value-type="string">
            <text:p>डायरिया (26%) आणि घसा खवखवणे (21%) सुद्धा MERS रूग्णांमध्ये आढळ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ealth organizations recommended that people cover their mouth and nose with a bent elbow or a tissue when coughing or sneezing, and disposing of any tissue immediately.</text:p>
          </table:table-cell>
          <table:table-cell office:value-type="string" calcext:value-type="string">
            <text:p>"}, {"role": "assistant", "content": "</text:p>
          </table:table-cell>
          <table:table-cell office:value-type="string" calcext:value-type="string">
            <text:p>आरोग्य संस्थांनी लोकांना अशी शिफारस केली आहे की खोकताना किंवा शिंकताना त्यांचे तोंड आणि नाक दुमडलेल्या कोपराने किंवा टिश्यूने झाकावे आणि टिशूची लगेचच विल्हेवाट लावावी.</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bout 364,000 people have recovered.</text:p>
          </table:table-cell>
          <table:table-cell office:value-type="string" calcext:value-type="string">
            <text:p>"}, {"role": "assistant", "content": "</text:p>
          </table:table-cell>
          <table:table-cell office:value-type="string" calcext:value-type="string">
            <text:p>जवळ-जवळ 3,64,000 लोक बरे झाले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ronaviruses can cause pneumonia (either direct viral pneumonia or secondary bacterial pneumonia) and bronchitis (either direct viral bronchitis or secondary bacterial bronchitis).</text:p>
          </table:table-cell>
          <table:table-cell office:value-type="string" calcext:value-type="string">
            <text:p>"}, {"role": "assistant", "content": "</text:p>
          </table:table-cell>
          <table:table-cell office:value-type="string" calcext:value-type="string">
            <text:p>कोरोना विषाणूमुळे न्युमोनिया (विषाणूजन्य न्युमोनिया किंवा दुय्यम जीवाणूजन्य न्युमोनिया) व ब्राँकायटीस (विषाणूजन्य ब्राँकायटीस किंवा दुय्यम जीवाणूजन्य ब्राँकायटीस) होण्याची शक्यता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the 1950s, the human coronavirus OC43 began to diverge into its present genotypes.</text:p>
          </table:table-cell>
          <table:table-cell office:value-type="string" calcext:value-type="string">
            <text:p>"}, {"role": "assistant", "content": "</text:p>
          </table:table-cell>
          <table:table-cell office:value-type="string" calcext:value-type="string">
            <text:p>1950 मध्ये ह्यूमन कोरोनाव्हायरस OC43 त्याच्या सध्याच्या जीनसंचामध्ये विलग होण्याची सुरुवात झा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efore discussing the animal origins of HCoVs, it will serve us well to discuss the definitions and characteristics of evolutionary, natural, reservoir, intermediate and amplifying hosts of HCoVs.</text:p>
          </table:table-cell>
          <table:table-cell office:value-type="string" calcext:value-type="string">
            <text:p>"}, {"role": "assistant", "content": "</text:p>
          </table:table-cell>
          <table:table-cell office:value-type="string" calcext:value-type="string">
            <text:p>एचसीओव्हींच्या प्राणी मूळांची चर्चा करण्यापूर्वी, एचसीओव्हीच्या उत्क्रांतीवादी, नैसर्गिक,आश्रयस्थान, मध्यस्थ आणि प्रवर्धक पोशिंदा यांच्या व्याख्या आणि वैशिष्ट्ये यांची चर्चा करणे आपल्यासाठी योग्य असे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WHO has issued instructions on when and how to use masks.</text:p>
          </table:table-cell>
          <table:table-cell office:value-type="string" calcext:value-type="string">
            <text:p>"}, {"role": "assistant", "content": "</text:p>
          </table:table-cell>
          <table:table-cell office:value-type="string" calcext:value-type="string">
            <text:p>मुखवटे कधी आणि कसे वापरावेत ह्याबद्दल WHO ने सूचना दिल्या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other hospital was built afterwards, Leishenshan Hospital, to handle additional patients.</text:p>
          </table:table-cell>
          <table:table-cell office:value-type="string" calcext:value-type="string">
            <text:p>"}, {"role": "assistant", "content": "</text:p>
          </table:table-cell>
          <table:table-cell office:value-type="string" calcext:value-type="string">
            <text:p>जादा रुग्णांची व्यवस्था करण्यासाठी लायशेंशेन रुग्णालय हे आणखीन एक रुग्णालय बांध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6 February 2020, our team had published a rapid advice guideline for diagnosis and treatment of 2019 novel coronavirus (2019-nCoV) infection, and this guideline provided our experience and make well reference for fighting against this pandemic worldwide.</text:p>
          </table:table-cell>
          <table:table-cell office:value-type="string" calcext:value-type="string">
            <text:p>"}, {"role": "assistant", "content": "</text:p>
          </table:table-cell>
          <table:table-cell office:value-type="string" calcext:value-type="string">
            <text:p>6 फेब्रुवारी 2020 ला, आमच्या संघाने 2019 नोव्हेल कोरोनाविषाणू (2019-nCoV) संसर्गाच्या निदानासाठी आणु उपचारासाठी द्रुत सल्ला मार्गदर्शकतत्वांना प्रकाशित केले आहे, आणि या मार्गदर्शन तत्वांनी आमच्या अऩुभवाला आणि जगभरातील साथरोगाच्या विरोधाच्या लढाईसाठी एक चांगला संदर्भ बनव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ARS-CoV-2 has features that are similar to both SARS-CoV/MERS-CoV and the four community-acquired HCoVs.</text:p>
          </table:table-cell>
          <table:table-cell office:value-type="string" calcext:value-type="string">
            <text:p>"}, {"role": "assistant", "content": "</text:p>
          </table:table-cell>
          <table:table-cell office:value-type="string" calcext:value-type="string">
            <text:p>सार्स-सीओव्ही-२ ची वैशिष्ट्ये ही सार्स-सीओव्ही/मर्स-सीओव्ही आणि समुदायापासून मिळणाऱ्या चार एचसीओव्ही दोन्हीमध्ये समान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ir guidelines thus advise that any pregnant person admitted to hospital with a COVID-19 infection should receive at least 10 days of prophylactic low-molecular-weight heparin after being discharged from the hospital.</text:p>
          </table:table-cell>
          <table:table-cell office:value-type="string" calcext:value-type="string">
            <text:p>"}, {"role": "assistant", "content": "</text:p>
          </table:table-cell>
          <table:table-cell office:value-type="string" calcext:value-type="string">
            <text:p>अशाप्रकारे त्यांच्या मार्गदर्शक सूचनांवरुन हे सुचवले जाते की COVID-19 संसर्गाची लागण झालेल्या कोणत्याही व्यक्तिला रुग्णालयातुन सोडण्यात आल्यानंतर किमान 10 दिवस रोगप्रतिबंधक कमी रेणू भार असलेले हिपॅरीन देण्यात यावे.</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origin and intermediate host</text:p>
          </table:table-cell>
          <table:table-cell office:value-type="string" calcext:value-type="string">
            <text:p>"}, {"role": "assistant", "content": "</text:p>
          </table:table-cell>
          <table:table-cell office:value-type="string" calcext:value-type="string">
            <text:p>मूळ आणि मध्यम होस्ट</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r those who do not, the time from development of symptoms to death has been between 6 and 41 days, with the most common being 14 days.</text:p>
          </table:table-cell>
          <table:table-cell office:value-type="string" calcext:value-type="string">
            <text:p>"}, {"role": "assistant", "content": "</text:p>
          </table:table-cell>
          <table:table-cell office:value-type="string" calcext:value-type="string">
            <text:p>आणि जे होत नाहीत त्यांच्यामध्ये लक्षणे दिसण्यापासून मृत्यू होण्यापर्यंतचा काळ हा 6 ते 41 दिवसांपर्यंत व बहुतांशी सामान्यपणे 14 दिवस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small study involving 6 confirmed COVID-19 mothers showed no indication of SARS-COV-19 in their newborns' throats or serum but antibodies were present in neonatal blood sera samples, including IgM in two of the infants.</text:p>
          </table:table-cell>
          <table:table-cell office:value-type="string" calcext:value-type="string">
            <text:p>"}, {"role": "assistant", "content": "</text:p>
          </table:table-cell>
          <table:table-cell office:value-type="string" calcext:value-type="string">
            <text:p>पुष्टीकरण झालेल्या 6 COVID-19 मातांच्या नवजात बालकांच्या घशात किंवा सीरममध्ये सार्स-कोव्ह-19 चे कोणतेही संकेत मिळाले नाहीत परंतु नवजात बालकाच्या रक्त सीरममध्ये अँटीबॉडी सापडल्या, ज्यातील दोन नवजात बालकांमध्ये एलजीएम चा समावेश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patients with severe cases, the level of D-dimer, a fibrin degradation product present in the blood, was elevated, and lymphocyte count was progressively reduced.</text:p>
          </table:table-cell>
          <table:table-cell office:value-type="string" calcext:value-type="string">
            <text:p>"}, {"role": "assistant", "content": "</text:p>
          </table:table-cell>
          <table:table-cell office:value-type="string" calcext:value-type="string">
            <text:p>गंभीर प्रकरणांच्या रूग्णांमध्ये, रक्तामध्ये असलेला फायब्रीन डिग्रेडेशन उत्पादन डी-डायमरची पातळी वाढली होती आणि लिम्फोसाइट मोजणी वेगाने घट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23 January, in reaction to the central authorities' decision to implement a transportation ban in Wuhan, WHO representative Gauden Galea remarked that while it was 'certainly not a recommendation the WHO has made', it was also 'a very important indication of the commitment to contain the epidemic in the place where it is most concentrated' and called it 'unprecedented in public health history'.On 30 January, following confirmation of human-to-human transmission outside China and the increase in the number of cases in other countries, the WHO declared the outbreak a Public Health Emergency of International Concern (PHEIC), the sixth PHEIC since the measure was first invoked during the 2009 swine flu pandemic.</text:p>
          </table:table-cell>
          <table:table-cell office:value-type="string" calcext:value-type="string">
            <text:p>"}, {"role": "assistant", "content": "</text:p>
          </table:table-cell>
          <table:table-cell office:value-type="string" calcext:value-type="string">
            <text:p>23 जानेवारीला केंद्रीय अधिकाऱ्यांच्या वुहानमध्ये वाहतुकीवर बंदी घालण्याच्या निर्णयाला प्रतिक्रिया म्हणून डब्लूएचओ प्रतिनिधी गॉडेन गेली ह्यांनी म्हटले की ही डब्लूएचओने केलेली शिफारस खचितच नव्हती आणि हे जिथे साथरोगचा प्रादुर्भाव सगळ्यात जास्त आहे तिथे साथ ताब्यात आणण्याच्या वाचनबद्धतेचं द्योतक होतं आणि ह्यास 'सार्वजनिक आरोग्य इतिहासामधली अभूतपूर्व घटना' असे म्हटले.३० जानेवारीला चीनमधील मानवाकडून मानवाला होणाऱ्या संक्रमणाची पुष्टी मिळाल्यानंतर आणि इतर देशात केसची संख्या वाढल्यानंतर , डब्लूएचओने ह्या उद्रेकास आंतरराष्ट्रीय चिंतेची सार्वजनिक आरोग्य आणीबाणी (पीएचइआयसी) म्हणून जाहीर केले, जी २००९ दरम्यानच्या स्वाईन फ्लू ह्या जागतिक साथरोगाच्या वेळेस पहिल्यांदा उपाययोजना लागू केल्यानंतरची सहावी पीएचइआयसी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se therapies include current and potential treatments with antiviral drugs, immunosuppressants, steroids, plasma from recovered patients, Chinese medicine, and psychological support.</text:p>
          </table:table-cell>
          <table:table-cell office:value-type="string" calcext:value-type="string">
            <text:p>"}, {"role": "assistant", "content": "</text:p>
          </table:table-cell>
          <table:table-cell office:value-type="string" calcext:value-type="string">
            <text:p>या उपचार पद्धतींमध्ये अँटीव्हायरल औषधे, इम्युनोसप्रेसंट्स, स्टेरॉइड्स, बऱ्या झालेल्या रूग्णांचे प्लाज्मा, चीनी औषधी आणि मानसिक आधार यासहित वर्तमान आणि संभाव्य उपचारांचा समावेश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everal recent studies based on metagenomic sequencing have suggested that a group of endangered small mammals known as pangolins (Manis javanica) could also harbour ancestral beta-CoVs related to SARS-CoV-2.</text:p>
          </table:table-cell>
          <table:table-cell office:value-type="string" calcext:value-type="string">
            <text:p>"}, {"role": "assistant", "content": "</text:p>
          </table:table-cell>
          <table:table-cell office:value-type="string" calcext:value-type="string">
            <text:p>मेटाजिनोमिक क्रमाच्या आधारावर असलेल्या अलिकडच्या काळातील असंख्य संशोधनांनी असे सूचित केले आहे की संकटात असलेल्या लहान सस्तनधारी प्राण्यांचा समूह ज्याला पॅनगोलिन्स (मॅनिस जव्हानिका - खवले मांजर) म्हणून ओळखले जाते हेदेखील सार्स-सीओव्ही-२ शी संबंधित पूर्वज बीटा-सीव्हीओ चे आश्रय स्थान असू शक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y are widely distributed across the Middle East and Africa.</text:p>
          </table:table-cell>
          <table:table-cell office:value-type="string" calcext:value-type="string">
            <text:p>"}, {"role": "assistant", "content": "</text:p>
          </table:table-cell>
          <table:table-cell office:value-type="string" calcext:value-type="string">
            <text:p>ते मध्य पूर्व आणि आफ्रिकेमध्ये विस्तृत प्रमाणात पसरलेले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f you continue to have high fevers</text:p>
          </table:table-cell>
          <table:table-cell office:value-type="string" calcext:value-type="string">
            <text:p>"}, {"role": "assistant", "content": "</text:p>
          </table:table-cell>
          <table:table-cell office:value-type="string" calcext:value-type="string">
            <text:p>जर तुम्हाला सतत जास्त ताप येत असे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ime Minister Giuseppe Conte said, 'In the outbreak areas, entry and exit will not be provided.</text:p>
          </table:table-cell>
          <table:table-cell office:value-type="string" calcext:value-type="string">
            <text:p>"}, {"role": "assistant", "content": "</text:p>
          </table:table-cell>
          <table:table-cell office:value-type="string" calcext:value-type="string">
            <text:p>पंतप्रधान गिउसेप कॉन्ट म्हणाले,'उद्रेक झालेल्या भागात प्रवेश मिळणार नाही आणि बाहेरही जात येणार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source accused Russia of embarking on a 'geopolitical and diplomatic' charm offensive.</text:p>
          </table:table-cell>
          <table:table-cell office:value-type="string" calcext:value-type="string">
            <text:p>"}, {"role": "assistant", "content": "</text:p>
          </table:table-cell>
          <table:table-cell office:value-type="string" calcext:value-type="string">
            <text:p>स्त्रोताने रशियावर आरोप केला की रशियाने 'भूराजकीय आणि मुत्सद्दी' अनुनयाची आक्षेपार्ह मोहिम चालव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addition, the requirements for successful host switches and the implications of virus evolution on disease severity are also highlighted.</text:p>
          </table:table-cell>
          <table:table-cell office:value-type="string" calcext:value-type="string">
            <text:p>"}, {"role": "assistant", "content": "</text:p>
          </table:table-cell>
          <table:table-cell office:value-type="string" calcext:value-type="string">
            <text:p>त्याशिवाय, पोशिंद्याला यशस्वीरीत्या बदलण्याची आवश्यकता आणि आजाराच्या तीव्रतेवर विषाणूच्या उत्क्रांतीचे परिणाम देखील ठळक करण्यात आ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ales went up in a 'sharp increase' last week, according to a Woolworths spokesperson.</text:p>
          </table:table-cell>
          <table:table-cell office:value-type="string" calcext:value-type="string">
            <text:p>"}, {"role": "assistant", "content": "</text:p>
          </table:table-cell>
          <table:table-cell office:value-type="string" calcext:value-type="string">
            <text:p>Woolworths च्या प्रवक्त्याच्या नुसार मागील आठवड्य़ामध्ये विक्री मध्ये 'मोठी वाढ ' झा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rough different pathways, the virus induces the expression of inflammatory factors, maturation of dendritic cells, and synthesis of type I interferons (IFNs) which limit the spreading of the virus and accelerate macrophage phagocytosis of viral antigens.</text:p>
          </table:table-cell>
          <table:table-cell office:value-type="string" calcext:value-type="string">
            <text:p>"}, {"role": "assistant", "content": "</text:p>
          </table:table-cell>
          <table:table-cell office:value-type="string" calcext:value-type="string">
            <text:p>वेगवेगळ्या पाथवेज द्वारे विषाणू ज्वलनशील घटकांच्या अभिव्यक्तीला, डेंड्रीटीक पेशींच्या परिपक्वतेला आणि प्रकार I इंटरफेरंस (आयएनएन) ला प्रवृत्त करतो, ज्यामुळे विषाणूचा प्रसार मर्यादित होतो आणि व्हायरल एंटीजेनचे मॅक्रोफेज फॅगोसायटोसिसचा वेग वाढ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mong SARS-CoV accessory proteins, ORF8 has been thought to be important in adaptation to humans, as SARS-CoV-related bat viruses were isolated but found to encode divergent ORF8 proteins.</text:p>
          </table:table-cell>
          <table:table-cell office:value-type="string" calcext:value-type="string">
            <text:p>"}, {"role": "assistant", "content": "</text:p>
          </table:table-cell>
          <table:table-cell office:value-type="string" calcext:value-type="string">
            <text:p>सार्स-सीओव्ही सहाय्यक प्रथिनांमध्ये, ओआरएफ8 हे मानवामध्ये स्वीकारले जाण्यास महत्त्वाचे म्हणून समजले जाते, कारण सार्स-सीओव्ही-संबंधित वटवाघळ विषाणू हे विलग केलेले असताना मात्र अपसारी ओआरएफ8 प्रथिनांना एनकोड करताना आढळ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number of provincial-level administrators of the Communist Party of China (CPC) were dismissed over their handling of the quarantine efforts in Central China, a sign of discontent with the political establishment's response to the outbreak in those regions.</text:p>
          </table:table-cell>
          <table:table-cell office:value-type="string" calcext:value-type="string">
            <text:p>"}, {"role": "assistant", "content": "</text:p>
          </table:table-cell>
          <table:table-cell office:value-type="string" calcext:value-type="string">
            <text:p>प्रांतीय पातळीवरचे कम्युनिस्ट पार्टी ऑफ चायनाच्या (सीपीसी) अनेक प्रशासकांना त्यांच्या मध्य चीनमध्ये विलगीकरणाचे प्रयत्न हाताळण्याबद्दल काढून टाकण्यात आले जे प्रस्थापित राजकीय पक्षाच्या त्याभागातील उद्रेकाच्या प्रतिसादाच्या विरुद्धच्या असंतोषाचे चिन्ह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the US there is also the recommendation that newborns and mothers should be temporarily separated until transmission-based precautions are discontinued, and that where this is not possible the newborn should be kept 2 metres away from the mother.</text:p>
          </table:table-cell>
          <table:table-cell office:value-type="string" calcext:value-type="string">
            <text:p>"}, {"role": "assistant", "content": "</text:p>
          </table:table-cell>
          <table:table-cell office:value-type="string" calcext:value-type="string">
            <text:p>युएस च्या शिफारसींनुसार संक्रमण-आधारित दक्षता जोपर्यंत बंद आहेत तोपर्यंत नवजात बालकास मातेपासून वेगळे ठेवण्याचा सल्ला देण्यात आला असून, जेथे असे करणे शक्य नसेल तेथे नवजात बालकास मातेपासून 2 मीटर अंतरावर ठेवण्याची शिफारस करण्यात आले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eports from February (when the majority of the cases had still been confined to China) have documented racist sentiments expressed in various groups worldwide of Chinese people deserving the virus or receiving what has been claimed as justified retribution.</text:p>
          </table:table-cell>
          <table:table-cell office:value-type="string" calcext:value-type="string">
            <text:p>"}, {"role": "assistant", "content": "</text:p>
          </table:table-cell>
          <table:table-cell office:value-type="string" calcext:value-type="string">
            <text:p>फेब्रुवारीमधील अहवालात (जेंव्हा बहुतांश केसेस अजूनही चीन पुरत्याच मर्यादित होत्या) चीनी लोक व्हायरसचा प्रादुर्भाव होण्यास लायक आहेत किंवा न्याय्य बदला असे प्रतिपादित करण्यात आलेली बाब त्यांना प्राप्त होत आहे अशा प्रकारच्या वांशिक भावना व्यक्त करणाऱ्या नोंदी जगभरातील विविध समूहांमध्ये करण्यात आल्या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this sense, the longer the SARS-CoV-2 outbreak persists and the more people that it infects, the greater chance that it will fully adapt to humans.</text:p>
          </table:table-cell>
          <table:table-cell office:value-type="string" calcext:value-type="string">
            <text:p>"}, {"role": "assistant", "content": "</text:p>
          </table:table-cell>
          <table:table-cell office:value-type="string" calcext:value-type="string">
            <text:p>या अर्थाने, सार्स-सीओव्ही-२ चा उद्रेक जेवढा अधिक काळ चालेल आणि तो जितक्या जास्त लोकांना संसर्गित करेल, तेवढा तो मानवांशी पूर्णपणे अनुकूल होण्याची शक्य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variability is also likely to be significantly affecting reported case fatality rates, which are likely to be significantly over-estimated in some countries.</text:p>
          </table:table-cell>
          <table:table-cell office:value-type="string" calcext:value-type="string">
            <text:p>"}, {"role": "assistant", "content": "</text:p>
          </table:table-cell>
          <table:table-cell office:value-type="string" calcext:value-type="string">
            <text:p>ही परिवर्तनशीलता नोंदवले गेलेल्या मृत्युदराच्या केसवर लक्षणीयरित्या परिणाम करत असण्याचीही शक्यता आहे, जो काही देशांमध्ये मोठ्या प्रमाणावर अवास्तव असण्याचीही शक्य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mparably, the mortality of SARS by November 2002 was 10% of 8,096 confirmed cases.</text:p>
          </table:table-cell>
          <table:table-cell office:value-type="string" calcext:value-type="string">
            <text:p>"}, {"role": "assistant", "content": "</text:p>
          </table:table-cell>
          <table:table-cell office:value-type="string" calcext:value-type="string">
            <text:p>त्या तुलनेत, नोव्हेंबर २००२ पर्यंत सार्सचा मृत्यूदर ८,०९६ पुष्टी झालेल्या प्रकरणांपैकी १०%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ny of China's nearly 300 million rural migrant workers have been stranded at home in inland provinces or trapped in Hubei province.In March 2020, more than 10 million Americans lost their jobs and applied for government aid.</text:p>
          </table:table-cell>
          <table:table-cell office:value-type="string" calcext:value-type="string">
            <text:p>"}, {"role": "assistant", "content": "</text:p>
          </table:table-cell>
          <table:table-cell office:value-type="string" calcext:value-type="string">
            <text:p>चीनचे जवळ जवळ ३०० दशलक्ष ग्रामीण स्थलांतरित कामगार अंतर्गत प्रांतांमध्ये घरी अडकले आहेत किंवा हुबेई प्रांतामध्ये अडकले आहेत. मार्च २०२० मध्ये १० दशलक्षहून जास्त अमेरिकन लोकांच्या नोकऱ्या गेल्या आणि त्यांनी सरकारच्या मदतीसाठी अर्ज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linical manifestations of MERS resemble those of SARS, characterized by progressive acute pneumonia.</text:p>
          </table:table-cell>
          <table:table-cell office:value-type="string" calcext:value-type="string">
            <text:p>"}, {"role": "assistant", "content": "</text:p>
          </table:table-cell>
          <table:table-cell office:value-type="string" calcext:value-type="string">
            <text:p>मर्सची चिकित्सा चिन्हे सार्ससारखीच आहेत, जी प्रगतीशील तीव्र न्यूमोनियाद्वारे दिसून ये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ntainment is undertaken in the early stages of the outbreak and aims to trace and isolate those infected as well as introduce other measures of infection control and vaccinations to stop the disease from spreading to the rest of the population.</text:p>
          </table:table-cell>
          <table:table-cell office:value-type="string" calcext:value-type="string">
            <text:p>"}, {"role": "assistant", "content": "</text:p>
          </table:table-cell>
          <table:table-cell office:value-type="string" calcext:value-type="string">
            <text:p>प्रसारास प्रतिबंध करणे हे उद्रेकाच्या सुरवातीच्या टप्प्यात केले जाते आणि त्याचा उद्देश ज्यांना संसर्ग झाला आहे अशांचा मागोवा घेणे, त्यांचे विलगीकरण करणे, त्याचप्रमाणे संसर्ग नियंत्रित करणाऱ्या उपाय योजना करणे आणि इतर लोकसंख्येमध्ये रोगप्रसार होऊ नये म्हणून लसीकरण करणे हा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ng Kong has set up a scheme where suspected patients can stay home, 'emergency department will give a specimen tube to the patient', they spit into it, send it back and get a test result a while after.The British NHS has announced that it is piloting a scheme to test suspected cases at home, which removes the risk of a patient infecting others if they come to a hospital or having to disinfect an ambulance if one is used.In drive-through testing for COVID-19 for suspected cases, a healthcare professional takes sample using appropriate precautions.</text:p>
          </table:table-cell>
          <table:table-cell office:value-type="string" calcext:value-type="string">
            <text:p>"}, {"role": "assistant", "content": "</text:p>
          </table:table-cell>
          <table:table-cell office:value-type="string" calcext:value-type="string">
            <text:p>हाँगकाँगने अशी योजना आखली आहे कि, ज्यामध्ये संशयित रोगी घरी राहू शकतात, 'आपत्कालीन विभाग रोग्याला नमुना ट्युब देईल', ते त्यात थुंकतात, ती परत पाठवतात आणि काही काळात त्यांना चाचणीचा निकाल मिळतो. ब्रिटिश NHS ने असे जाहिर केले आहे की ते संशयित व्यक्तींची घरी चाचणी घेण्यासाठीच्या योजनेचा आरंभिक अभ्यास करत आहेत, ज्याद्वारे त्यांनी हॉस्पीटलमध्ये आल्यास रोग्यामुळे इतरांना संसर्ग होण्याचा धोका नाहीसा केला किंवा एखादी अँम्ब्युलन्स वापरली गेल्यास तीची निर्जंतुक करण्याची आवश्यकता उरत नाही. संशयित व्यक्तिंसाठी COVID-19 च्या ड्राईव्ह थ्रू चाचणीमध्ये आरोग्य सेवेतील तज्ञ योग्य ती खबरदारी घेऊन त्याचा नमुना घे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r example, Shu Feng Jie Du capsules and Lian Hua Qing Wen capsules were found to be effective for COVID-19 treatment.</text:p>
          </table:table-cell>
          <table:table-cell office:value-type="string" calcext:value-type="string">
            <text:p>"}, {"role": "assistant", "content": "</text:p>
          </table:table-cell>
          <table:table-cell office:value-type="string" calcext:value-type="string">
            <text:p>उदाहरणार्थ, शू फेंग जी डू कॅप्सुल्स आणि लियान हुआ किंग वेन कॅप्सूल COVID-19 रूग्णांसाठी प्रभावी असल्याचे आढळ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December 2019, the 2019 novel coronavirus (2019-nCoV) has caused an outbreak, which is now officially named as the coronavirus disease 2019 (COVID-19) and the virus has been named severe acute respiratory syndrome coronavirus 2 (SARS-CoV-2).</text:p>
          </table:table-cell>
          <table:table-cell office:value-type="string" calcext:value-type="string">
            <text:p>"}, {"role": "assistant", "content": "</text:p>
          </table:table-cell>
          <table:table-cell office:value-type="string" calcext:value-type="string">
            <text:p>डिसेबंर 2019 मध्ये 2019 नोवेल कोरोना विषाणू (2019 -nCoV) मुळे उद्रेक झाला, ज्याला अधिकृतरितीने कोरोनाविषाणी आजार 2019 (COVID-19) असे नाव देण्यात आले आहे आणि विषाणूला सिव्हीअर अॅक्युट सिन्ड्रोम कोरोनाव्हायरस 2 (SARS-CoV-2) असे नाव दे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ussell Zimmerman added that other products are also in high demand, including masks, sanitiser, dried goods, handwash and flour.</text:p>
          </table:table-cell>
          <table:table-cell office:value-type="string" calcext:value-type="string">
            <text:p>"}, {"role": "assistant", "content": "</text:p>
          </table:table-cell>
          <table:table-cell office:value-type="string" calcext:value-type="string">
            <text:p>रस्सेल झिम्मेरमॅन यांनी असे सांगितले की अऩ्य उत्पादनाची देखील मोठ्या प्रमाणात मागणी आहे ज्यामध्ये मास्क, सॅन्टिटाझर, सुक्या वस्तू, हॅण्डवॉश आणि पीठ यांचा समावेश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ccasionally I have some chest pain</text:p>
          </table:table-cell>
          <table:table-cell office:value-type="string" calcext:value-type="string">
            <text:p>"}, {"role": "assistant", "content": "</text:p>
          </table:table-cell>
          <table:table-cell office:value-type="string" calcext:value-type="string">
            <text:p>मला कधीकधी छातीत दुख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y can be divided into four genera, i.e., alpha, beta, gamma, and delta, of which alpha- and beta-CoVs are known to infect humans.</text:p>
          </table:table-cell>
          <table:table-cell office:value-type="string" calcext:value-type="string">
            <text:p>"}, {"role": "assistant", "content": "</text:p>
          </table:table-cell>
          <table:table-cell office:value-type="string" calcext:value-type="string">
            <text:p>त्यांना चार जीन्समध्ये विभाजित करता येते, म्हणजेच अल्फा, बीटा, गॅमा आणि डेल्टा, ज्यापैकी अल्फा- आणि बीटा CoV हे मानवांना प्रभावित करतात असे ज्ञा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us, it is more critical and practical to isolate B cells from recovered patients and identify the genetic codes encoding effective antibodies or screen for effective antibodies against essential proteins of the virus.</text:p>
          </table:table-cell>
          <table:table-cell office:value-type="string" calcext:value-type="string">
            <text:p>"}, {"role": "assistant", "content": "</text:p>
          </table:table-cell>
          <table:table-cell office:value-type="string" calcext:value-type="string">
            <text:p>त्यामुळे बऱ्या झालेल्या रूग्णांमधून B पेशींना वेगळे करणे आणि प्रभावी प्रतिपिंडांना एनकोड करणाऱ्या आनुवांशिक कोड्सची ओळख पटवणे किंवा व्हायरसच्या आवश्यक प्रोटीन्सविरूद्ध प्रभावी प्रतिपिंडांची तपासणी करणे महत्वाचे आणि व्यावहारिक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the US a serological test developed by Cellex has been approved for emergency use by certified laboratories only.</text:p>
          </table:table-cell>
          <table:table-cell office:value-type="string" calcext:value-type="string">
            <text:p>"}, {"role": "assistant", "content": "</text:p>
          </table:table-cell>
          <table:table-cell office:value-type="string" calcext:value-type="string">
            <text:p>यु.एस. मध्ये सेलॅक्सनी विकसित केलेल्या एका रक्तासंबंधीच्या चाचणीला केवळ प्रमाणित प्रयोगशाळांकडून निकडीच्या वापरासाठी मंजुरी देण्यात आ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is also suggested that U.S. sanctions on Iran may be affecting the country's financial ability to respond to the viral outbreak.</text:p>
          </table:table-cell>
          <table:table-cell office:value-type="string" calcext:value-type="string">
            <text:p>"}, {"role": "assistant", "content": "</text:p>
          </table:table-cell>
          <table:table-cell office:value-type="string" calcext:value-type="string">
            <text:p>असेही सुचवण्यात येत आहे की युएसनी इराणवर घातलेल्या बंधनांचा त्या देशाच्या विषाणूच्या उद्रेकाला तोंड देण्याच्या आर्थिक क्षमतेवर परिणाम होत असावा.</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contrast, SARS-CoV, MERS-CoV and the newly-identified SARS-CoV-2 are highly pathogenic, causing severe lower respiratory tract infection in relatively more patients with a higher chance to develop acute respiratory distress syndrome (ARDS) and extrapulmonary manifestations.</text:p>
          </table:table-cell>
          <table:table-cell office:value-type="string" calcext:value-type="string">
            <text:p>"}, {"role": "assistant", "content": "</text:p>
          </table:table-cell>
          <table:table-cell office:value-type="string" calcext:value-type="string">
            <text:p>याउलट, सार्स-सीओव्ही, मर्स-सीओव्ही आणि नवीनच ओळखण्यात आलेला सार्स-सीओव्ही-२ हे अत्यंत रोगजनक आहेत, जे तुलनेने जास्त रुग्णांमध्ये खालच्या श्वसननलिकेेचा तीव्र संसर्ग उत्पन्न करतात ज्यांना तीव्र श्वसन क्लेश संलक्षण (एआरडीएस) आणि एक्स्ट्रापल्मोनरी मॅनिफेस्टेशनचा जास्त धोका अ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Up to now, no live MERS-CoV can be found in wild bats.</text:p>
          </table:table-cell>
          <table:table-cell office:value-type="string" calcext:value-type="string">
            <text:p>"}, {"role": "assistant", "content": "</text:p>
          </table:table-cell>
          <table:table-cell office:value-type="string" calcext:value-type="string">
            <text:p>आतापर्यंत, कोणताही जिवंत मर्स-सीओव्ही हा जंगली वटवाघळामध्ये आढळलेला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e said, in remarks published by CNN in February, 'other than influenza, no other respiratory virus has been tracked from emergence to continuous global spread.'</text:p>
          </table:table-cell>
          <table:table-cell office:value-type="string" calcext:value-type="string">
            <text:p>"}, {"role": "assistant", "content": "</text:p>
          </table:table-cell>
          <table:table-cell office:value-type="string" calcext:value-type="string">
            <text:p>फेब्रुवारीत सीएनएनमध्ये प्रसिद्ध केलेल्या टिप्पण्यांमध्ये ते म्हणतात, 'इन्फ्लुएंझाशिवाय श्वसनाशी निगडित इतर कोणत्याही विषाणूचा उद्भवापासून ते जागतिक प्रसार होण्यापर्यंत मागोवा घेतला गेलेला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response to the implementations of travel restrictions, Tedros stated that 'there is no reason for measures that unnecessarily interfere with international travel and trade' and that the 'WHO doesn't recommend limiting trade and movement.'</text:p>
          </table:table-cell>
          <table:table-cell office:value-type="string" calcext:value-type="string">
            <text:p>"}, {"role": "assistant", "content": "</text:p>
          </table:table-cell>
          <table:table-cell office:value-type="string" calcext:value-type="string">
            <text:p>प्रवासावर घातलेल्या बंधनांना प्रतिसाद देताना टेड्रोस म्हणाले की 'आंतरराष्ट्रीय प्रवास आणि व्यापार ह्यात हस्तक्षेप करणारे अनावश्यक उपाय करण्याची काही गरज नाही' आणि 'डब्लूएचओ व्यापार आणि हालचालींवर बंधने आणण्याची शिफारस करत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deletion splits ORF8 into ORF8a and ORF8b and is thought to be an adaptive mutation that promotes the switch of hosts.</text:p>
          </table:table-cell>
          <table:table-cell office:value-type="string" calcext:value-type="string">
            <text:p>"}, {"role": "assistant", "content": "</text:p>
          </table:table-cell>
          <table:table-cell office:value-type="string" calcext:value-type="string">
            <text:p>हे हटविले गेल्यामुळे ओआरएफ8 हे ओआरएफ८a आणि ओआरएप8बी मध्ये विभागते आणि ते स्विकारार्ह उत्परिवर्तन समजले जाते, जे पोषकांच्या स्थलांतर होण्याला प्रोत्साहन दे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ARS-CoV-2 shares 96.2% nucleotide homology with a bat CoV RaTG13 isolated from Rhinolophus affinis bats.</text:p>
          </table:table-cell>
          <table:table-cell office:value-type="string" calcext:value-type="string">
            <text:p>"}, {"role": "assistant", "content": "</text:p>
          </table:table-cell>
          <table:table-cell office:value-type="string" calcext:value-type="string">
            <text:p>सार्स-सीओव्ही-२ हे रायनोलोफसशी संबंधित वटवाघळांपासून विलग केलेल्या बॅट सीओव्ही आरएटीजी १३ सह ९६.२% न्यूक्लोटाइड समजातीयता सामाईक कर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UN Crisis Management Team was activated as a result, allowing coordination of the entire United Nations response, which the WHO states will allow them to 'focus on the health response while the other agencies can bring their expertise to bear on the wider social, economic and developmental implications of the outbreak'.</text:p>
          </table:table-cell>
          <table:table-cell office:value-type="string" calcext:value-type="string">
            <text:p>"}, {"role": "assistant", "content": "</text:p>
          </table:table-cell>
          <table:table-cell office:value-type="string" calcext:value-type="string">
            <text:p>परिणाम म्हणून एक यूएन संकट व्यवस्थापन गट सक्रिय करण्यात आला आणि त्यास संपूर्ण युनायटेड नेशन्सच्या प्रतिसादाचा समन्वय करण्याची परवानगी देण्यात आली, ज्याबद्दल WHO असे म्हणते की त्यामुळे त्यांना आरोग्यविषयक प्रतिसादावर लक्ष केंद्रित करता येईल व इतर एजन्सीजना त्यांचे नैपुण्य जास्त विस्तृत अशा सामाजिक, आर्थिक आणि विकासावर झालेले परिणाम सहन करण्यासाठी वापरता येई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ll these four community-acquired HCoVs have been well adapted to humans and are generally less likely to mutate to cause highly pathogenic diseases, though accidents did occur for unknown reasons as in the rare case of a more virulent subtype of HCoV-NL63, which has recently been reported to cause severe lower respiratory tract infection in China.</text:p>
          </table:table-cell>
          <table:table-cell office:value-type="string" calcext:value-type="string">
            <text:p>"}, {"role": "assistant", "content": "</text:p>
          </table:table-cell>
          <table:table-cell office:value-type="string" calcext:value-type="string">
            <text:p>हे सर्व चारही सामुदायिकरित्या मिळालेले एचसीओव्ही मानवांत व्यवस्थितपणे स्वीकारले आहेत आणि ते अत्यंत रोगजनक आजारांमध्ये बदलण्याची शक्यता कमी आहे, तरी सुद्धा अज्ञात कारणांनी एचसीओव्ही-एनएल६३ च्या अधिक विषाणूजन्य उपप्रकारांमध्ये जसे घडले त्याप्रमाणे अपघातही होऊ शकतात, ज्यांची अगदी अलीकडे चीनमध्ये खालच्या श्वसननलिकेचा तीव्र संसर्गाला कारणीभूत झाल्याची नोंद झा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an online news briefing, the director of IEDCR, Dr Meerjady Sabrina Flora, said the fatalities included four males and one female.</text:p>
          </table:table-cell>
          <table:table-cell office:value-type="string" calcext:value-type="string">
            <text:p>"}, {"role": "assistant", "content": "</text:p>
          </table:table-cell>
          <table:table-cell office:value-type="string" calcext:value-type="string">
            <text:p>एक ऑनलाइन संक्षिप्त माहिती देताना, IEDCR चे संचालक,डॉ, मीरजादे सबरिना फ्लोरा, म्हणाले की मृत्यु पडलेल्या मध्ये चार पुरूष आणि एक स्त्रीचा समावेश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RS-CoV and its closest relative bat CoV-HKU25 share only 87% nucleotide sequence homology.</text:p>
          </table:table-cell>
          <table:table-cell office:value-type="string" calcext:value-type="string">
            <text:p>"}, {"role": "assistant", "content": "</text:p>
          </table:table-cell>
          <table:table-cell office:value-type="string" calcext:value-type="string">
            <text:p>मर्स-सीओव्ही आणि त्याच्याशी जवळचा संबंध असणारे बॅट सीओव्ही-एचकेयु२५ यांच्यामध्ये फक्त ८७% न्युक्लोटाइड क्रम समजातीयता आढळ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the 5 March issue of Eurosurveillance 2020, Spiteri et al. reported on the first European confirmed COVID-19 cases according to the WHO case definition.</text:p>
          </table:table-cell>
          <table:table-cell office:value-type="string" calcext:value-type="string">
            <text:p>"}, {"role": "assistant", "content": "</text:p>
          </table:table-cell>
          <table:table-cell office:value-type="string" calcext:value-type="string">
            <text:p>युरोसर्व्हेलन्स 2020, Spiteri et al च्या 5 मार्चच्या प्रकाशनात WHO च्या व्याख्येनुसार युरोपातील COVID-19 च्या पहिल्या प्रकरणाची सूचना दे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Generally, when these HCoVs acquire the abilities to transmit efficiently and to maintain themselves continuously within humans, they also become less virulent or pathogenic.</text:p>
          </table:table-cell>
          <table:table-cell office:value-type="string" calcext:value-type="string">
            <text:p>"}, {"role": "assistant", "content": "</text:p>
          </table:table-cell>
          <table:table-cell office:value-type="string" calcext:value-type="string">
            <text:p>सामान्यपणे, जेव्हा हे एचसीओव्ही कार्यक्षमतेने संक्रमित होण्याची आणि मानवांमध्ये सतत तग धरून राहण्याची क्षमता मिळवतात तेव्हा ते सुद्धा कमी विषाक्त किंवा रोगजनक बन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ialodacryoadenitis virus (SDAV) is highly infectious coronavirus of laboratory rats, which can be transmitted between individuals by direct contact and indirectly by aerosol.</text:p>
          </table:table-cell>
          <table:table-cell office:value-type="string" calcext:value-type="string">
            <text:p>"}, {"role": "assistant", "content": "</text:p>
          </table:table-cell>
          <table:table-cell office:value-type="string" calcext:value-type="string">
            <text:p>सियालोडॅक्रीऍडेनिटीस व्हायरस (SDAV) हा प्रयोगशाळेतील उंदरांचा अत्यंत संसर्गजन्य विषाणू आहे, ज्याचे संक्रमण थेट संपर्कातून किंवा एरोसोल च्या माध्यमातून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mmunosuppression is essential in the treatment of cytokine storms, especially in severe patients.</text:p>
          </table:table-cell>
          <table:table-cell office:value-type="string" calcext:value-type="string">
            <text:p>"}, {"role": "assistant", "content": "</text:p>
          </table:table-cell>
          <table:table-cell office:value-type="string" calcext:value-type="string">
            <text:p>सायटोकीन स्टॉर्म्सच्या उपचारांमध्ये इम्युनोसप्रेशन महत्वाचे आहे, विशेषत: गंभीर रूग्णांसाठी.</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large study in China compared chest CT results to PCR and demonstrated that though imaging is less specific for the infection, it is faster and more sensitive, suggesting its consideration as a screening tool in epidemic areas.</text:p>
          </table:table-cell>
          <table:table-cell office:value-type="string" calcext:value-type="string">
            <text:p>"}, {"role": "assistant", "content": "</text:p>
          </table:table-cell>
          <table:table-cell office:value-type="string" calcext:value-type="string">
            <text:p>चीनमध्ये एक मोठ्या अभ्यासात छातीच्या CT निकालांची PCR शी तुलना केली गेली आणि असे दाखवून देण्यात आले की संसर्ग शोधण्यासाठी प्रतिमाकरण जरी कमी अचूक असले तरी ते वेगवान आणि जास्त संवेदनशील आहे आणि असे सूचित केलं की या साथीचा रोग पसरलेल्या भागात ते तपासणीचे साधन म्हणून वापरण्याचा विचार करावा.</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ever, COVID-19 has lower severity and mortality than SARS but is much more transmissive and affects more elderly individuals than youth and more men than women.</text:p>
          </table:table-cell>
          <table:table-cell office:value-type="string" calcext:value-type="string">
            <text:p>"}, {"role": "assistant", "content": "</text:p>
          </table:table-cell>
          <table:table-cell office:value-type="string" calcext:value-type="string">
            <text:p>मात्र COVID-19 ची तीव्रता व मृत्यूदर SARS पेक्षा कमी आहे मात्र संक्रमणक्षमता जास्त आहे आणि तरूणांपेक्षा वृद्धांना आणि स्त्रियांपेक्षा पुरूषांना अधिक प्रमाणात हो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d there have been mask-related disputes reported between other countries, such as Germany, Austria and Switzerland; and the Czech Republic and Italy.</text:p>
          </table:table-cell>
          <table:table-cell office:value-type="string" calcext:value-type="string">
            <text:p>"}, {"role": "assistant", "content": "</text:p>
          </table:table-cell>
          <table:table-cell office:value-type="string" calcext:value-type="string">
            <text:p>इतर देशांमध्ये मुखवट्यांसंबंधी वाद झाल्याचेही नोंदवले गेले आहे , उदाहरणार्थ जर्मनी, ऑस्टिया आणि स्वित्झर्लंड ; आणि झेक रिपब्लिक आणि इट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addition to cellular receptors, the outcome of interspecies transmission of HCoVs is also governed by other host dependency and restriction factors.</text:p>
          </table:table-cell>
          <table:table-cell office:value-type="string" calcext:value-type="string">
            <text:p>"}, {"role": "assistant", "content": "</text:p>
          </table:table-cell>
          <table:table-cell office:value-type="string" calcext:value-type="string">
            <text:p>पेशीय ग्राहींमध्ये भर म्हणून, एचसीओव्ही च्या आंतरप्रजाती संक्रमणाचा परिणाम हा अन्य पोषकावरील अवलंबित्व आणि प्रतिबंधकात्मक घटकांनी देखील नियंत्रित के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chools in the Seattle area cancelled classes on 3 March, and by mid-March, schools across the country were shutting down.On 6 March 2020, the United States was advised of projections for the impact of the new coronavirus on the country by a group of epidemiologists at Imperial College London.</text:p>
          </table:table-cell>
          <table:table-cell office:value-type="string" calcext:value-type="string">
            <text:p>"}, {"role": "assistant", "content": "</text:p>
          </table:table-cell>
          <table:table-cell office:value-type="string" calcext:value-type="string">
            <text:p>सिएटल भागातील शाळांमधील वर्ग ३ मार्च रोजी रद्द केले आणि मार्चच्या मध्यावर संपूर्ण देशामधील शाळा बंद होत होत्या. ६ मार्च २०२० रोजी लंडनच्या इंपिरिअल कॉलेजच्या साथीच्या रोगाच्या तज्ज्ञांनी यूएसला ह्या नवीन कोरोना विषाणूचा देशावर काय परिणाम होऊ शकतो ह्याबद्दल भविष्यातील संभाव्य गोष्टींविषयी सल्ला दि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ny scientific publishers made scientific papers related to the outbreak available with open access.</text:p>
          </table:table-cell>
          <table:table-cell office:value-type="string" calcext:value-type="string">
            <text:p>"}, {"role": "assistant", "content": "</text:p>
          </table:table-cell>
          <table:table-cell office:value-type="string" calcext:value-type="string">
            <text:p>अनेक शास्त्रीय प्रकाशकांनी उद्रेकासंबंधीचे शास्त्रीय संशोधन करून मुक्तपणे उपलब्ध के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ny Lunar New Year events and tourist attractions have been closed to prevent mass gatherings, including the Forbidden City in Beijing and traditional temple fairs.</text:p>
          </table:table-cell>
          <table:table-cell office:value-type="string" calcext:value-type="string">
            <text:p>"}, {"role": "assistant", "content": "</text:p>
          </table:table-cell>
          <table:table-cell office:value-type="string" calcext:value-type="string">
            <text:p>अनेक सौर नवीन वर्षाचे कार्यक्रम आणि पर्यटक आकर्षणे मोठ्या प्रमाणावर लोक एकत्र येऊ नयेत ह्यासाठी बंद केली गेली ज्यात बीजिंगमधील फारबिडन सिटी आणि पारंपरिक देवळांच्या जत्रांचा समावेश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re is no data yet on early pregnancy.</text:p>
          </table:table-cell>
          <table:table-cell office:value-type="string" calcext:value-type="string">
            <text:p>"}, {"role": "assistant", "content": "</text:p>
          </table:table-cell>
          <table:table-cell office:value-type="string" calcext:value-type="string">
            <text:p>गर्भधारणेच्या सुरुवातीच्या काळातील डेटा अद्याप उपलब्ध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lthough the word 'pandemic' only refers to how widely a disease has spread, not how dangerous specific cases are, the WHO noted the need to drive governments to action:</text:p>
          </table:table-cell>
          <table:table-cell office:value-type="string" calcext:value-type="string">
            <text:p>"}, {"role": "assistant", "content": "</text:p>
          </table:table-cell>
          <table:table-cell office:value-type="string" calcext:value-type="string">
            <text:p>जरी 'जागतिक साथ ' हा शब्द काही विशिष्ट घटना किती धोकादायक आहेत ह्यापेक्षा फक्त एखादा रोग किती पसरला आहे ह्याच्याशी संबंधित असला तरी WHO ने सरकारांद्वारे ठोस कृती केली जाण्याची गरज असल्याचे नमूद के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ervasive evidence has shown that SARS-CoV, MERS-CoV and SARS-CoV-2 have a bat origin and are transmitted to humans via intermediate hosts.</text:p>
          </table:table-cell>
          <table:table-cell office:value-type="string" calcext:value-type="string">
            <text:p>"}, {"role": "assistant", "content": "</text:p>
          </table:table-cell>
          <table:table-cell office:value-type="string" calcext:value-type="string">
            <text:p>फैलावाच्या पुराव्यांनी दाखवून दिले की सार्स-सीओव्ही, मर्स-सीोव्ही आणि सार्स-सीओव्ही-२ यांच्यामध्ये वटवाघळाचे मूळ आहे आणि त्याचे मानवामध्ये संक्रमण हे मध्यस्थ पोशिंद्यामार्फत झा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re you having any other symptoms?</text:p>
          </table:table-cell>
          <table:table-cell office:value-type="string" calcext:value-type="string">
            <text:p>"}, {"role": "assistant", "content": "</text:p>
          </table:table-cell>
          <table:table-cell office:value-type="string" calcext:value-type="string">
            <text:p>तुम्हाला इतर कोणती लक्षणे जाणवत आहे का?</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global safety monitoring board of WHO physicians examine interim results to assist decisions on safety and effectiveness of the trial drugs, and alter the trial design or recommend an effective therapy.</text:p>
          </table:table-cell>
          <table:table-cell office:value-type="string" calcext:value-type="string">
            <text:p>"}, {"role": "assistant", "content": "</text:p>
          </table:table-cell>
          <table:table-cell office:value-type="string" calcext:value-type="string">
            <text:p>ड्ब्ल्युएचओ चिकित्सकांचे जागतिक सुरक्षा निरीक्षण मंडळ अंतरिम परिणामांची तपासणी करुन चाचणी औषधाच्री सुरक्षा व गुणकारितेसंबंधी निर्णय घेण्यास , तसेच चाचणीचे डिझाइन बदलणे किंवा परिणामकारक उपचारपद्धती सुचवण्यासाठी मदत कर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CoV-NL63 is associated with obstructive laryngitis, also known as croup.</text:p>
          </table:table-cell>
          <table:table-cell office:value-type="string" calcext:value-type="string">
            <text:p>"}, {"role": "assistant", "content": "</text:p>
          </table:table-cell>
          <table:table-cell office:value-type="string" calcext:value-type="string">
            <text:p>एचसीओव्ही-एनएल६३ हा अवरोधात्मक कंठशोथाशी संबंधित आहे ज्याला क्रूप सुद्धा म्हट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ARS-CoV-2 is apparently less pathogenic but more transmissible compared to SARS-CoV and MERS-CoV.</text:p>
          </table:table-cell>
          <table:table-cell office:value-type="string" calcext:value-type="string">
            <text:p>"}, {"role": "assistant", "content": "</text:p>
          </table:table-cell>
          <table:table-cell office:value-type="string" calcext:value-type="string">
            <text:p>तसे बघता SARS-CoV-2 कमी रोगजनक आहे मात्र SARS-CoV आणि MERS-CoV पेक्षा जास्त संक्रमणशी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initial estimates of the basic reproduction number (R0) for COVID-19 were 1.4 to 2.4.</text:p>
          </table:table-cell>
          <table:table-cell office:value-type="string" calcext:value-type="string">
            <text:p>"}, {"role": "assistant", "content": "</text:p>
          </table:table-cell>
          <table:table-cell office:value-type="string" calcext:value-type="string">
            <text:p>COVID-19 बद्दलच्या मूलभूत पुनरुत्पादन संख्येचा (R0) प्राथमिक अंदाज 1.4 ते 2.4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stated that much was yet to be discovered about COVID-19, and that Australia would emphasize border control and communication in its response to the pandemic.</text:p>
          </table:table-cell>
          <table:table-cell office:value-type="string" calcext:value-type="string">
            <text:p>"}, {"role": "assistant", "content": "</text:p>
          </table:table-cell>
          <table:table-cell office:value-type="string" calcext:value-type="string">
            <text:p>त्यात असे म्हटले होते की COVID-19 बद्दल अजून बरेच संशोधन बाकी होते आणि ऑस्ट्रेलिया सीमारेषा नियंत्रणावर ह्या जागतिक साथीच्या त्यांच्या प्रतिसादाची माहिती देण्यावर भर देई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of February 14, 2020, over 2500 laboratory confirmed cases were reported with a high case fatality of 34.4%, making MERS-CoV one of the most devastating viruses known to humans.</text:p>
          </table:table-cell>
          <table:table-cell office:value-type="string" calcext:value-type="string">
            <text:p>"}, {"role": "assistant", "content": "</text:p>
          </table:table-cell>
          <table:table-cell office:value-type="string" calcext:value-type="string">
            <text:p>१४ फेब्रुवारी २०२० पर्यंत, २५०० पेक्षा जास्त पुष्टी झालेल्या प्रकरणांची नोंद झाली होती ज्यात मृत्यू झालेल्या प्रकरणांचे प्रमाण ३४.४% होते, ज्यामुळे MERS-CoV मानवजातीला माहित असलेल्या सर्वात विनाशकारी विषाणूंपैकी एक बन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ithin a month, the number of coronavirus cases in Hubei gradually increased.</text:p>
          </table:table-cell>
          <table:table-cell office:value-type="string" calcext:value-type="string">
            <text:p>"}, {"role": "assistant", "content": "</text:p>
          </table:table-cell>
          <table:table-cell office:value-type="string" calcext:value-type="string">
            <text:p>एक महिन्यात हुबेईमध्ये कोरोना विषाणूच्या प्रकरणांची संख्या हळूहळू वाढ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World Health Organization and Centers for Disease Control and Prevention of the United States advises pregnant women to do the same things as the general public to avoid infection, such as covering cough, avoid interacting with sick people, cleaning hands with soap and water or sanitizer.</text:p>
          </table:table-cell>
          <table:table-cell office:value-type="string" calcext:value-type="string">
            <text:p>"}, {"role": "assistant", "content": "</text:p>
          </table:table-cell>
          <table:table-cell office:value-type="string" calcext:value-type="string">
            <text:p>जागतिक आरोग्य संघटना आणि संयुक्त राष्ट्रातील रोग नियंत्रण व निवारण केंद्र यांच्याकडून गर्भवती महिलांना संसर्ग टाळण्यासाठी सामान्य लोकांसारखीच काळजी घेण्याचा सल्ला दिला जातो जसे खोकताना रुमाल ठेवणे, आजारी लोकांबरोबर संपर्क टाळणे, हात साबण व पाण्याने किंवा सॅनीटायझर ने स्वच्छ करणे.</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Australia, the pandemic provided a new opportunity for daigou shoppers to sell Australian products into China.</text:p>
          </table:table-cell>
          <table:table-cell office:value-type="string" calcext:value-type="string">
            <text:p>"}, {"role": "assistant", "content": "</text:p>
          </table:table-cell>
          <table:table-cell office:value-type="string" calcext:value-type="string">
            <text:p>ऑस्ट्रेलियामध्ये ह्या जागतिक रोगाच्या साथीमुळे दाइगू दुकानदारांना ऑस्ट्रेलियन वस्तू चीनला विकण्याची नवी संधी प्राप्त झा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se modifications based on the researchers continued work that to search for an optimal nucleic acid detection kit for rapid diagnosis, as well as the samples from respiratory tract including blood sampling, which increased the availability of different specimens, and supported bringing the specific antibody positive result into the confirmed criteria.</text:p>
          </table:table-cell>
          <table:table-cell office:value-type="string" calcext:value-type="string">
            <text:p>"}, {"role": "assistant", "content": "</text:p>
          </table:table-cell>
          <table:table-cell office:value-type="string" calcext:value-type="string">
            <text:p>या सुधारणा या द्रुत निदानासाठी इष्टतम न्यूक्लिक अॅसिड ओळखण्यासाठी शोध घेण्याच्या, त्याच प्रमाणे श्वसमाच्या मार्गापासूनच्या नमुन्याच्या रक्त नमुन्याच्या समावेशासह, संशोधकांच्या नियमित कामावर आधारित आहेत, ज्यांनी वेगवेगळ्या नमुन्याच्या उपलब्धतेला वाढवले आहे, आणि पुष्टी केलेल्या निकषामध्ये विशिष्ट प्रतिपिंडाचे सकारात्मक परिणाम आणण्यासा समर्थित केले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ntinuous surveillance in mammals is necessary for better understanding of the ecology of CoVs and their natural hosts, which will prove useful in preventing animal-to-human transmission and future outbreaks.</text:p>
          </table:table-cell>
          <table:table-cell office:value-type="string" calcext:value-type="string">
            <text:p>"}, {"role": "assistant", "content": "</text:p>
          </table:table-cell>
          <table:table-cell office:value-type="string" calcext:value-type="string">
            <text:p>सीओव्ही आणि त्यांचे नैसर्गिक पोशिंदे यांच्या जीवनचक्राला चांगल्याप्रकारे समजावून घेण्यासाठी सस्तन प्राण्याचे सातत्याने संनिरीक्षण करण्याची गरज आहे, जे प्राण्यांतून मानवास संक्रमण होण्याला आणि भविष्यातील उद्रेकाला रोखण्यासाठी उपयुक्त ठरू शकती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hurts in the middle of my chest</text:p>
          </table:table-cell>
          <table:table-cell office:value-type="string" calcext:value-type="string">
            <text:p>"}, {"role": "assistant", "content": "</text:p>
          </table:table-cell>
          <table:table-cell office:value-type="string" calcext:value-type="string">
            <text:p>त्यामुळे माझ्या छातीच्या मध्यभागी दुख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ntire human population generally lacks immunity to SARS-CoV-2 and hence is susceptible to the novel virus.</text:p>
          </table:table-cell>
          <table:table-cell office:value-type="string" calcext:value-type="string">
            <text:p>"}, {"role": "assistant", "content": "</text:p>
          </table:table-cell>
          <table:table-cell office:value-type="string" calcext:value-type="string">
            <text:p>सामान्यपणे संपूर्ण मानवजात SARS-CoV-2 चा सामना करू शकत नाही आणि त्यामुळे ती या नवीन विषाणूपासून असुरक्षि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conclude, the most effective way to prevent viral zoonosis is for humans to stay away from the ecological niches of the natural reservoirs of the zoonotic viruses.</text:p>
          </table:table-cell>
          <table:table-cell office:value-type="string" calcext:value-type="string">
            <text:p>"}, {"role": "assistant", "content": "</text:p>
          </table:table-cell>
          <table:table-cell office:value-type="string" calcext:value-type="string">
            <text:p>समाप्त करण्यासाठी, पशूजन्य विषाणूच्या नैसर्गिक पोशिंद्याच्या परिस्थितिकी स्थानापासून मानवप्राणी दूर राहणे हा पशूजन्य विषाणूला रोखण्यासाठीचा सर्वात प्रभावी मार्ग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ntal stress: As described above, during the COVID-19 outbreak many patients have suffered from extraordinary stress as they often endured long periods of quarantine and extreme uncertainty and witnessed the death of close family members and fellow patients.</text:p>
          </table:table-cell>
          <table:table-cell office:value-type="string" calcext:value-type="string">
            <text:p>"}, {"role": "assistant", "content": "</text:p>
          </table:table-cell>
          <table:table-cell office:value-type="string" calcext:value-type="string">
            <text:p>मानसिक तणाव: वर वर्णन केल्याप्रमाणे, COVID -19 च्या उद्रेकादरम्यान बरेच रूग्ण अतिरिक्त तणावाने ग्रस्त होते कारण की त्यांना बराच काळ विलगीकरणात आणि अतिशय अनिश्चित स्थितीमध्ये रहावे लागले होते आणि कौटुंबिक सदस्यांच्या आणि सहरूग्णांच्या मृत्यूंना साक्षी व्हावे लाग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etty much the same with the fever and the cough headache and muscle pains</text:p>
          </table:table-cell>
          <table:table-cell office:value-type="string" calcext:value-type="string">
            <text:p>"}, {"role": "assistant", "content": "</text:p>
          </table:table-cell>
          <table:table-cell office:value-type="string" calcext:value-type="string">
            <text:p>असेच ताप आणि खोकला, डोकेदुखी आणि स्नायूंच्या दुखण्याबाबतही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esides the highly pathogenic HCoVs, the zoonotic origin of HCoV-229E, HCoV-OC43, HCoV-NL63 and HCoV-HKU1 have also been studied.</text:p>
          </table:table-cell>
          <table:table-cell office:value-type="string" calcext:value-type="string">
            <text:p>"}, {"role": "assistant", "content": "</text:p>
          </table:table-cell>
          <table:table-cell office:value-type="string" calcext:value-type="string">
            <text:p>उच्च प्रमाणातील रोगजनक एचसीओव्ही असताना देखील,एचसीओव्ही-२२९ई, एचसीओव्ही-ओसी४३, एचसीओव्ही-एनएल६३ आणि एचसीओव्ही-एचकेयु१ यांचे पशूजन्य मूळदेखील अभ्यासण्यात आ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study published on 16 March found that in China, up to 23 January, an estimated 86% of COVID-19 infections had not been detected, and that these undocumented infections were the infection source for 79% of documented cases.</text:p>
          </table:table-cell>
          <table:table-cell office:value-type="string" calcext:value-type="string">
            <text:p>"}, {"role": "assistant", "content": "</text:p>
          </table:table-cell>
          <table:table-cell office:value-type="string" calcext:value-type="string">
            <text:p>16 मार्चला प्रसिद्ध झालेल्या एका अभ्यासानुसार चीनमध्ये 23 जानेवारीपर्यंत COVID-19 चा संसर्ग झालेल्यांपैकी अंदाजे 86% व्यक्ती सापडल्या नव्हत्या आणि ह्या संसर्ग असलेल्या अलिखित व्यक्ती ह्या लिखित 79% प्रकरणांच्या संसर्ग स्त्रोत होत्या.</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dical screening was performed prior to departure, and four South Africans who were showing signs of coronavirus were left behind to mitigate risk.</text:p>
          </table:table-cell>
          <table:table-cell office:value-type="string" calcext:value-type="string">
            <text:p>"}, {"role": "assistant", "content": "</text:p>
          </table:table-cell>
          <table:table-cell office:value-type="string" calcext:value-type="string">
            <text:p>निर्गमनापूर्वी वैद्यकीय चाचण्या करण्यात आल्या आणि चार साऊथ आफ्रिकन नागरिक जे कोरोना विषाणूची चिन्हे दाखवत होते त्यांना धोका टाळण्यासाठी मागे ठेव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harmaceutical companies are racing to develop antibodies and vaccines against the virus.</text:p>
          </table:table-cell>
          <table:table-cell office:value-type="string" calcext:value-type="string">
            <text:p>"}, {"role": "assistant", "content": "</text:p>
          </table:table-cell>
          <table:table-cell office:value-type="string" calcext:value-type="string">
            <text:p>औषधनिर्माण कंपन्या विषाणूसाठी प्रतिपिंडे आणि लसींची निर्मिती करण्याचा वेगाने प्रयत्न करीत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s sporadic transmission to humans is an accident and humans remain a dead-end host of MERS-CoV as its transmission cannot be sustained.</text:p>
          </table:table-cell>
          <table:table-cell office:value-type="string" calcext:value-type="string">
            <text:p>"}, {"role": "assistant", "content": "</text:p>
          </table:table-cell>
          <table:table-cell office:value-type="string" calcext:value-type="string">
            <text:p>त्यांचे थोड्या प्रमाणातील मानवांना संक्रमण होणे हा एक अपघात आहे आणि मानव हा मर्स-सीओव्हीचा चरणान्त पोशिंदा राहतो कारण त्याचे संक्रमण हे टिकून राहणारे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open reading frames 1a and 1b, which occupy the first two-thirds of the genome, encode the replicase/transcriptase polyprotein.</text:p>
          </table:table-cell>
          <table:table-cell office:value-type="string" calcext:value-type="string">
            <text:p>"}, {"role": "assistant", "content": "</text:p>
          </table:table-cell>
          <table:table-cell office:value-type="string" calcext:value-type="string">
            <text:p>पहिले दोन तृतियांश जीनसंच असलेल्या 1ए व 1बी ओपन रीडींग फ्रेम्स रेप्लिकेस/ट्रान्सक्रीप्टेज पॉलीप्रोटीन एनकोड कर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lthough these actions have been dramatically damaging the economy and other sectors of the country, the number of new patients is declining, indicating the slowdown of the epidemic.</text:p>
          </table:table-cell>
          <table:table-cell office:value-type="string" calcext:value-type="string">
            <text:p>"}, {"role": "assistant", "content": "</text:p>
          </table:table-cell>
          <table:table-cell office:value-type="string" calcext:value-type="string">
            <text:p>जरी या क्रियांमुळे अर्थव्यवस्था आणि देशाच्या इतर क्षेत्रांना लक्षणीय प्रमाणात हानी पोहोचत आहे, तरीही नवीन रूग्णांची संख्या कमी होत आहे आणि ज्यामुळे महामारी कमी होत असल्याचे दिस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y 23 March, no country had tested more than 3% of their population, and there are massive variations in how much testing has been done across countries.</text:p>
          </table:table-cell>
          <table:table-cell office:value-type="string" calcext:value-type="string">
            <text:p>"}, {"role": "assistant", "content": "</text:p>
          </table:table-cell>
          <table:table-cell office:value-type="string" calcext:value-type="string">
            <text:p>23 मार्चपर्यंत कोणत्याच देशाने त्यांच्या लोकसंख्येच्या 3% पेक्षा जास्त चाचण्या केल्या नव्हत्या, आणि देशांदरम्यान किती प्रमाणात चाचण्या केल्या होत्या याबाबत मोठ्या प्रमाणावर तफावती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ng Kong raised its infectious disease response level to the highest and declared an emergency, closing schools until March and cancelling its New Year celebrations.The retail sector has been impacted globally, with reductions in store hours or temporary closures.</text:p>
          </table:table-cell>
          <table:table-cell office:value-type="string" calcext:value-type="string">
            <text:p>"}, {"role": "assistant", "content": "</text:p>
          </table:table-cell>
          <table:table-cell office:value-type="string" calcext:value-type="string">
            <text:p>हाँगकाँगने त्यांची संसर्गाच्या रोगाला प्रतिसाद देण्याची पातळी सर्वात जास्त वाढवली आणि आणीबाणी जाहीर केली, शाळा मार्चपर्यंत बंद केल्या आणि नववर्षाचे उत्सव रद्द केले. किरकोळ बाजाराच्या क्षेत्रावर जागतिक परिणाम झाला आहे आणि दुकानांच्या वेळा कमी झाल्या आहेत किंवा दुकाने तात्पुरती बंद झाली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espite doing so, the United States had a slow start in testing, which obscured the true extent of the outbreak at the time.</text:p>
          </table:table-cell>
          <table:table-cell office:value-type="string" calcext:value-type="string">
            <text:p>"}, {"role": "assistant", "content": "</text:p>
          </table:table-cell>
          <table:table-cell office:value-type="string" calcext:value-type="string">
            <text:p>असे करूनही युनायटेड स्टेट्सचा चाचण्यांचा दर कमी असल्याने त्यावेळेची उद्रेकाची खरी व्याप्ती अस्पष्ट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se viruses do not need an animal reservoir.</text:p>
          </table:table-cell>
          <table:table-cell office:value-type="string" calcext:value-type="string">
            <text:p>"}, {"role": "assistant", "content": "</text:p>
          </table:table-cell>
          <table:table-cell office:value-type="string" calcext:value-type="string">
            <text:p>या विषाणूंना प्राण्यांचे आश्रयस्थान आवश्यक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me have proposed that the virus may also be transmitted by small droplets that stay for more prolonged periods in the air, that may be generated during speech.Respiratory droplets may also be produced during breathing out, including when talking, though the virus is not generally airborne.</text:p>
          </table:table-cell>
          <table:table-cell office:value-type="string" calcext:value-type="string">
            <text:p>"}, {"role": "assistant", "content": "</text:p>
          </table:table-cell>
          <table:table-cell office:value-type="string" calcext:value-type="string">
            <text:p>काही जणांनी असा विचार मांडला आहे की बोलताना तोंडातून बाहेर पडणारे जे छोटे थेंब बाहेर पडतात त्या हवेमध्ये बराच काळ राहू शकणाऱ्या छोट्या थेंबांमधून देखील हा विषाणू संक्रमित होऊ शकतो. जरी हा विषाणू हवेमध्ये तयार होत नसला तरी श्वसनमार्गातील थेंब श्वासोच्छवास करताना, बोलताना तयार होऊ शक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hereas civets and other animals in the markets have been found to harbour viruses identical to SARS-CoV, immediate intermediate hosts for SARS-CoV-2 have not been identified.</text:p>
          </table:table-cell>
          <table:table-cell office:value-type="string" calcext:value-type="string">
            <text:p>"}, {"role": "assistant", "content": "</text:p>
          </table:table-cell>
          <table:table-cell office:value-type="string" calcext:value-type="string">
            <text:p>परंतु बाजारातील उदमांजर आणि अन्य प्राणी हे सार्स-सीओव्ही सारख्या विषाणूंना आश्रयदाता आढळून आल्याने, तरीदेखील सार्स-सीओव्ही-2 साठी तत्काळ मध्यस्थ पोशिंदे ओळखण्यात आली ना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Use of steroids: As described above, steroids are immunosuppressant commonly used as an adjunctive therapy for infectious diseases to reduce the severity of inflammatory damage.</text:p>
          </table:table-cell>
          <table:table-cell office:value-type="string" calcext:value-type="string">
            <text:p>"}, {"role": "assistant", "content": "</text:p>
          </table:table-cell>
          <table:table-cell office:value-type="string" calcext:value-type="string">
            <text:p>स्टेरॉईड्सचा वापर: वर वर्णन केल्याप्रमाणे, स्टेरॉईड्स हे इम्युनोसप्रेसंट्स आहे ज्यांना दाहक हानीची तीव्रता कमी करण्यास संसर्गजन्य आजारांसाठी सहाय्यक उपचारांच्या स्वरूपात वापर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comparison of the epidemic of COVID-19 with that of SARS and MERS is provided below (Fig. ​(Fig.55).</text:p>
          </table:table-cell>
          <table:table-cell office:value-type="string" calcext:value-type="string">
            <text:p>"}, {"role": "assistant", "content": "</text:p>
          </table:table-cell>
          <table:table-cell office:value-type="string" calcext:value-type="string">
            <text:p>COVID-19 च्या महामारीची SARS आणि MERS च्या महामारीसोबतची तुलना खाली दिलेली आहे (आकृती 55).</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ARS-CoV-2 was found to be a new type of beta-CoV with more than 99.98% genetic identity among 10 sequenced samples collected from the original site of the outbreak, the Huanan Seafood Market in Wuhan.</text:p>
          </table:table-cell>
          <table:table-cell office:value-type="string" calcext:value-type="string">
            <text:p>"}, {"role": "assistant", "content": "</text:p>
          </table:table-cell>
          <table:table-cell office:value-type="string" calcext:value-type="string">
            <text:p>SARS-CoV-2 हा नवीन प्रकारचा बीटा-CoV म्हणून आढळला आहे ज्याची हुवानमधील हुवानन सीफूड मार्केट या उद्रेकाच्या मूळ केंद्रावरून घेतलेल्या 10 क्रमित नमुन्यात 99.98% जेनेटिक ओळख आढळ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January 23, the city of Wuhan was locked down with all its public transportation stopped.</text:p>
          </table:table-cell>
          <table:table-cell office:value-type="string" calcext:value-type="string">
            <text:p>"}, {"role": "assistant", "content": "</text:p>
          </table:table-cell>
          <table:table-cell office:value-type="string" calcext:value-type="string">
            <text:p>23 जानेवारी रोजी वुहान शहरात संपूर्ण टाळेबंदी लागली आणि तेथील सर्व सार्वजनिक वाहतूक बंद कर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econd, HCoV-229E-related bat alpha-CoVs are diverse and non-pathogenic in bats, whereas alpaca alpha-CoV caused an outbreak of respiratory disease in infected animals.</text:p>
          </table:table-cell>
          <table:table-cell office:value-type="string" calcext:value-type="string">
            <text:p>"}, {"role": "assistant", "content": "</text:p>
          </table:table-cell>
          <table:table-cell office:value-type="string" calcext:value-type="string">
            <text:p>दुसरे, एचसीओव्ही-२२९ई-संबंधित वटवाघळ अल्फा-सीओव्ही वटवाघळांमध्ये वेगळे आणि अ-रोगजनक आहेत, त्याचवेळी अल्पाकस अल्फा-सीओव्ही हा बाधित प्राण्यांमध्ये श्वासोच्छश्वासाच्या आजाराच्या उद्रेकाला कारणीभूत ठर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ut you're breathing all right right now right?</text:p>
          </table:table-cell>
          <table:table-cell office:value-type="string" calcext:value-type="string">
            <text:p>"}, {"role": "assistant", "content": "</text:p>
          </table:table-cell>
          <table:table-cell office:value-type="string" calcext:value-type="string">
            <text:p>मात्र तुमची श्वसन क्रिया ठीक आहे का?</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a 2016 review of 106 drug candidates assessed through clinical trials, the total capital expenditure for a manufacturer having a drug approved through successful Phase III trials was $2.6 billion (in 2013 dollars), an amount increasing at an annual rate of 8.5%.</text:p>
          </table:table-cell>
          <table:table-cell office:value-type="string" calcext:value-type="string">
            <text:p>"}, {"role": "assistant", "content": "</text:p>
          </table:table-cell>
          <table:table-cell office:value-type="string" calcext:value-type="string">
            <text:p>चिकित्सालयीन चाचण्यांच्या माध्यमांतून मूल्यमापन करण्यात आलेल्या 106 ड्रग कँडीडेट्स बाबत 2016 च्या आढाव्यानुसार, प्रावस्था III चाचण्यांमध्ये मजूर झालेल्या औषधनिर्माणासाठी लागलेला एकूण भांडवली खर्च हा $2.6 अब्ज एव्हढा होता(2013 मधील डॉलर्स), व तो वार्षिक स्तरावर 8.5% दराने वाढत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of 5 March 2020 LabCorp announced nationwide availability of COVID-19 testing based on RT-PCR.</text:p>
          </table:table-cell>
          <table:table-cell office:value-type="string" calcext:value-type="string">
            <text:p>"}, {"role": "assistant", "content": "</text:p>
          </table:table-cell>
          <table:table-cell office:value-type="string" calcext:value-type="string">
            <text:p>5 मार्च 2020 ला लॅब कॉर्पने आरटी-पीसीआरवर आधारित कोविड-19 च्या चाचण्यांची उपलब्धता देशभर जाहिर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ests using two components were not determined to be reliable until 28 February 2020, and it was not until then that state and local laboratories were permitted to begin testing.</text:p>
          </table:table-cell>
          <table:table-cell office:value-type="string" calcext:value-type="string">
            <text:p>"}, {"role": "assistant", "content": "</text:p>
          </table:table-cell>
          <table:table-cell office:value-type="string" calcext:value-type="string">
            <text:p>28 फेब्रुवारी 2020 पर्यंत दोन घटक वापरुन केलेल्या चाचण्या खात्रीलायक मानल्या जात नव्हत्या, आणि तोपर्यंत राज्यस्तरीय आणि स्थानिक प्रयोगशाळांना चाचणी सुरु करण्यास परवानगी नव्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a host that serves as the mixing vessel, strand switching occurs frequently during CoV RNA transcription.</text:p>
          </table:table-cell>
          <table:table-cell office:value-type="string" calcext:value-type="string">
            <text:p>"}, {"role": "assistant", "content": "</text:p>
          </table:table-cell>
          <table:table-cell office:value-type="string" calcext:value-type="string">
            <text:p>पोशिंद्यामध्ये ते मिश्रण करण्याचे भांडे म्हणून कार्य करतात, सीओव्ही आरएनए च्या ट्रान्स्क्रिप्शनच्या दरम्यान स्ट्रॅण्ड स्विचिंग वारंवार घडून ये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early 2020, numerous established antiviral compounds for treating other infections were being repurposed or developed in new clinical research efforts to alleviate the illness of COVID-19.</text:p>
          </table:table-cell>
          <table:table-cell office:value-type="string" calcext:value-type="string">
            <text:p>"}, {"role": "assistant", "content": "</text:p>
          </table:table-cell>
          <table:table-cell office:value-type="string" calcext:value-type="string">
            <text:p>2020 च्या सुरुवातीला अन्य संसर्गांसाठी जी विषाणूरोधी संयुगे तयार करण्यात आली होती ती नवीन चिकित्सालयीन संशोधनांच्या प्रयत्नांमध्ये COVID-19 आजार कमी करण्याच्या नवीन उद्दिष्टासाठी वापरण्यात आली किंवा विकसित कर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first recorded incidents of COVID-19 infection in Bangladesh were on March 8, in two people who returned from Italy and also the wife of one of them.</text:p>
          </table:table-cell>
          <table:table-cell office:value-type="string" calcext:value-type="string">
            <text:p>"}, {"role": "assistant", "content": "</text:p>
          </table:table-cell>
          <table:table-cell office:value-type="string" calcext:value-type="string">
            <text:p>८ मार्चला बांग्लादेशामध्ये पहिली नोंदवलेली कोविड-१९ च्या संसर्गाची घटना, ज्यामध्ये इटलीवरून परतलेले दोन लोक आणि त्याच्यांपैकी एकाची पत्नी देखी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ases refers to the number of people who have been tested for COVID-19, and whose test has been confirmed positive according to official protocols.</text:p>
          </table:table-cell>
          <table:table-cell office:value-type="string" calcext:value-type="string">
            <text:p>"}, {"role": "assistant", "content": "</text:p>
          </table:table-cell>
          <table:table-cell office:value-type="string" calcext:value-type="string">
            <text:p>प्रकरणांचा संदर्भ COVID-19 बाबत चाचणी केलेल्या लोकांच्या संख्येविषयी आहे आणि ज्यांची चाचणी अधिकृत नियमानुसार सकारात्मक असल्याचे नक्की झाले आहे अशा लोकांशी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iarrhea is also seen in some patients.</text:p>
          </table:table-cell>
          <table:table-cell office:value-type="string" calcext:value-type="string">
            <text:p>"}, {"role": "assistant", "content": "</text:p>
          </table:table-cell>
          <table:table-cell office:value-type="string" calcext:value-type="string">
            <text:p>काही रूग्णांमध्ये अतिदास देखील दिसून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WHO has commended the efforts of Chinese authorities in managing and containing the epidemic.</text:p>
          </table:table-cell>
          <table:table-cell office:value-type="string" calcext:value-type="string">
            <text:p>"}, {"role": "assistant", "content": "</text:p>
          </table:table-cell>
          <table:table-cell office:value-type="string" calcext:value-type="string">
            <text:p>डब्लूएचओने चिनी अधिकाऱ्यांच्या साथीच्या रोगाचे व्यवस्थापन आणि प्रतिबंध करण्याच्या प्रयत्नांचे कौतुक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y stay in their own natural reservoirs until there is a chance for spillover.</text:p>
          </table:table-cell>
          <table:table-cell office:value-type="string" calcext:value-type="string">
            <text:p>"}, {"role": "assistant", "content": "</text:p>
          </table:table-cell>
          <table:table-cell office:value-type="string" calcext:value-type="string">
            <text:p>ते त्यांच्या स्वतःच्या नैसर्गिक आश्रयामध्ये फैलावाची संधी जोपर्यंत मिळत नाही तोपर्यंत राह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hereas the highest sequence homology has been found in the RBDs between SARS-CoV-2 and pangolin, SARS-CoV-2-related beta-CoVs, SARS-CoV-2 and RaTG13 share the highest genome-wide sequence homology.</text:p>
          </table:table-cell>
          <table:table-cell office:value-type="string" calcext:value-type="string">
            <text:p>"}, {"role": "assistant", "content": "</text:p>
          </table:table-cell>
          <table:table-cell office:value-type="string" calcext:value-type="string">
            <text:p>तर सार्स-सीओव्ही-२ आणि पॅनगोलिन्स यांच्या मधील आरबीडी मध्ये सर्वाधिक प्रमाणात क्रम समजातीयता आढळून आलेली आहे, सार्स-सीओव्ही-२-संबंधित बीटा-सीओव्ही, सार्स-सीओव्ही-२ आणि आरएटीजी१३ हे सर्वाधिक जिनोम-व्यापी क्रम समजातीयता सामायिक कर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econd, if bats play a more direct role in human transmission, how humans get into contact with bats should be determined.</text:p>
          </table:table-cell>
          <table:table-cell office:value-type="string" calcext:value-type="string">
            <text:p>"}, {"role": "assistant", "content": "</text:p>
          </table:table-cell>
          <table:table-cell office:value-type="string" calcext:value-type="string">
            <text:p>दुसरे, जर मानवी संक्रमणामध्ये वटवाघळांनी अधिक थेट भूमिका पार पाडलेली असल्यास, मानव हे वटवाघळाच्या संपर्कात कसे गेले ते ठरवावे लागे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ailand's health officials are encouraging people to make cloth facemasks at home and wash them daily.</text:p>
          </table:table-cell>
          <table:table-cell office:value-type="string" calcext:value-type="string">
            <text:p>"}, {"role": "assistant", "content": "</text:p>
          </table:table-cell>
          <table:table-cell office:value-type="string" calcext:value-type="string">
            <text:p>थायलंडचे आरोग्य अधिकारी लोकांना चेहऱ्यासाठी कापडाचे मुखवटे घरी बनविण्यासाठी आणि ते दररोज धुण्यासाठी प्रोत्साहित करीत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y should, however, be collected in a systematic fashion to complement current surveillance data that focus on the number of reported cases and the number of deaths.</text:p>
          </table:table-cell>
          <table:table-cell office:value-type="string" calcext:value-type="string">
            <text:p>"}, {"role": "assistant", "content": "</text:p>
          </table:table-cell>
          <table:table-cell office:value-type="string" calcext:value-type="string">
            <text:p>मात्र त्यांनी वर्तमान देखरेख डेटाला सुसंगत अशा प्रणालीगत पद्धतीने संकलित करणे आवश्यक आहे जे सूचित प्रकरणांची संख्या आणि मृत्यूंच्या संख्येवर लक्ष केंद्रित करे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articularly, bat CoVs with zoonotic potential are so diverse.</text:p>
          </table:table-cell>
          <table:table-cell office:value-type="string" calcext:value-type="string">
            <text:p>"}, {"role": "assistant", "content": "</text:p>
          </table:table-cell>
          <table:table-cell office:value-type="string" calcext:value-type="string">
            <text:p>खासकरून, पशूजन्य संभाव्यतेबरोबर बॅट सीओव्हीही खूप विविधतेमध्ये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er media reports on 1 April, South Korea has received requests for virus testing assistance from 121 different countries.</text:p>
          </table:table-cell>
          <table:table-cell office:value-type="string" calcext:value-type="string">
            <text:p>"}, {"role": "assistant", "content": "</text:p>
          </table:table-cell>
          <table:table-cell office:value-type="string" calcext:value-type="string">
            <text:p>१ एप्रिलच्या माध्यमांच्या अहवालानुसार साऊथ कोरियाला १२१ वेगवेगळ्या देशांकडून विषाणू चाचणीच्या मदतीसाठी विनंत्या आल्या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uppression requires more extreme measures so as to reverse the pandemic by reducing the basic reproduction number to less than 1.Part of managing an infectious disease outbreak is trying to decrease the epidemic peak, known as flattening the epidemic curve.</text:p>
          </table:table-cell>
          <table:table-cell office:value-type="string" calcext:value-type="string">
            <text:p>"}, {"role": "assistant", "content": "</text:p>
          </table:table-cell>
          <table:table-cell office:value-type="string" calcext:value-type="string">
            <text:p>प्रसार रोखून धरायला मूलभूत पुनरुत्पादनाची संख्या 1 पेक्षा कमी करून जागतिक साथीचा रोग उलटवून कमी करणे असे जास्त टोकाचे उपाय करावे लागतात. संसर्गिक रोगाच्या नियोजनाचा भाग म्हणून फैलावाची तीव्रता कमी करण्याचा प्रयत्न करतात ज्याला फैलावाच्या आलेखाचे सपाटीकरण करणे असे म्हण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ell me about your chest pain</text:p>
          </table:table-cell>
          <table:table-cell office:value-type="string" calcext:value-type="string">
            <text:p>"}, {"role": "assistant", "content": "</text:p>
          </table:table-cell>
          <table:table-cell office:value-type="string" calcext:value-type="string">
            <text:p>मला तुमच्या छातीच्या दुखण्याबद्दल सांगा</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ost businesses were ordered to close, with exceptions for businesses deemed 'essential', including supermarkets, pharmacies, banks, hardware shops, petrol stations, and garages.</text:p>
          </table:table-cell>
          <table:table-cell office:value-type="string" calcext:value-type="string">
            <text:p>"}, {"role": "assistant", "content": "</text:p>
          </table:table-cell>
          <table:table-cell office:value-type="string" calcext:value-type="string">
            <text:p>बहुतांश व्यवसाय बंद करण्याचे आदेश दिले गेले, ज्याला 'अत्यावश्यक' मानले गेलेले व्यवसाय अपवाद होते ज्याच्यामध्ये सुपरमार्केट , वैद्यकीय दुकाने ,हार्डवेअरचे दुकाने, पेट्रोल पंप आणि गॅरेजेसचा समावेश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might also guide or facilitate the search for the reservoir, intermediate and amplifying animal host(s) of SARS-CoV-2, with important implications in the prevention of future spillovers.</text:p>
          </table:table-cell>
          <table:table-cell office:value-type="string" calcext:value-type="string">
            <text:p>"}, {"role": "assistant", "content": "</text:p>
          </table:table-cell>
          <table:table-cell office:value-type="string" calcext:value-type="string">
            <text:p>यामुळे सार्स-सीओव्ही-२ च्या आश्रयस्थान, मध्यस्थ आणि प्रवर्धक परजीव (वी) पोशिंदा यांचा शोध घेण्यासही मार्गदर्शन मिळेल किंवा सुविधाजनक होईल, ज्यामुळे भविष्यात त्याचा प्रसार होण्यापासून थांबवण्याचे महत्त्वाचे कार्य करता येई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y might also account for successful adaptation of these CoVs in humans after interspecies transmission from their animal hosts.</text:p>
          </table:table-cell>
          <table:table-cell office:value-type="string" calcext:value-type="string">
            <text:p>"}, {"role": "assistant", "content": "</text:p>
          </table:table-cell>
          <table:table-cell office:value-type="string" calcext:value-type="string">
            <text:p>त्यांच्या प्राणी पोषकांच्याकडून आंतरप्रजाती संक्रमणानंतर या सीओव्ही च्या मानवामध्ये यशस्वीरित्या स्विकारण्यासाठी देखील ते जबाबदार असू शक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is thought to have a zoonotic origin.</text:p>
          </table:table-cell>
          <table:table-cell office:value-type="string" calcext:value-type="string">
            <text:p>"}, {"role": "assistant", "content": "</text:p>
          </table:table-cell>
          <table:table-cell office:value-type="string" calcext:value-type="string">
            <text:p>त्याचे मूळ प्राणिजन्य आहे असे मान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 unassociated cluster of COVID-19 cases was later detected, starting with 16 confirmed cases in Lombardy on 21 February.On 22 February, the Council of Ministers announced a new decree-law to contain the outbreak, including quarantining more than 50,000 people from 11 different municipalities in northern Italy.</text:p>
          </table:table-cell>
          <table:table-cell office:value-type="string" calcext:value-type="string">
            <text:p>"}, {"role": "assistant", "content": "</text:p>
          </table:table-cell>
          <table:table-cell office:value-type="string" calcext:value-type="string">
            <text:p>लोम्बार्डीमध्ये २१ फेब्रुवारीला एक संबंध नसलेला कोविड १९ च्या केसेसचा समूह नंतर सापडला होता ज्याची सुरुवात १६ पुष्टी झालेल्या केसेसनी झाली होती.२२ फेब्रुवारीला मंत्र्यांच्या परिषदेने उद्रेक ताब्यात आणण्यासाठी एक नवीन हुकूम वजा कायदा जाहीर केला ज्यात इटलीतील उत्तर भागातील ११ वेगवेगळ्या नगरपालिकांमधील ५०००० पेक्षा जास्त लोकांचे विलगीकरण करण्याचा समावेश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the same day, the USNS Comfort, a hospital ship with about 1000 beds, made anchor in New York.</text:p>
          </table:table-cell>
          <table:table-cell office:value-type="string" calcext:value-type="string">
            <text:p>"}, {"role": "assistant", "content": "</text:p>
          </table:table-cell>
          <table:table-cell office:value-type="string" calcext:value-type="string">
            <text:p>त्याच दिवशी युएसएनएस कम्फर्ट ह्या १००० खाटा असलेल्या रुग्णालय असलेल्या जहाज न्यूयॉर्कमध्ये दाखल झा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me organizations have created crowdsourced apps for syndromic surveillance, where people can report their symptoms to help researchers map areas with concentration of COVID-19 symptoms.</text:p>
          </table:table-cell>
          <table:table-cell office:value-type="string" calcext:value-type="string">
            <text:p>"}, {"role": "assistant", "content": "</text:p>
          </table:table-cell>
          <table:table-cell office:value-type="string" calcext:value-type="string">
            <text:p>काही संस्थांनी लक्षणसमूहांच्या आधारे संनिरीक्षण करण्यासाठी क्राऊडसोर्स अॅप्स तयार केले आहेत, ज्यामध्ये लोकं त्यांच्या लक्षणांची नोंद करुन संशोधकांना COVID-19 ची लक्षणे असलेली रुग्णसंख्या अधिक असलेली क्षेत्र शोधण्यास मदत होई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chools and universities have closed either on a nationwide or local basis in 193 countries, affecting approximately 99.4 percent of the world's student population.</text:p>
          </table:table-cell>
          <table:table-cell office:value-type="string" calcext:value-type="string">
            <text:p>"}, {"role": "assistant", "content": "</text:p>
          </table:table-cell>
          <table:table-cell office:value-type="string" calcext:value-type="string">
            <text:p>193 देशांमध्ये शाळा आणि विद्यापीठे एकतर देशपातळीवर किंवा स्थानिक पातळीवर बंद आहेत, आणि त्याचा परिणाम जागतिक विद्यार्थ्यांच्या संख्येपैकी जवळ-जवळ 99.4% विद्यार्थ्यांवर झा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response to a developing outbreak in Iran, the WHO sent a Joint Mission Team there to assess the situation.On 28 February, WHO officials said that the coronavirus threat assessment at the global level would be raised from 'high' to 'very high', its highest level of alert and risk assessment.</text:p>
          </table:table-cell>
          <table:table-cell office:value-type="string" calcext:value-type="string">
            <text:p>"}, {"role": "assistant", "content": "</text:p>
          </table:table-cell>
          <table:table-cell office:value-type="string" calcext:value-type="string">
            <text:p>इराणमध्ये होत असलेल्या उद्रेकाला प्रतिसाद म्हणून WHO ने एक संयुक्त मोहीम गट परिस्थितीची तपासणी करण्यासाठी पाठवला. 28 फेब्रुवारीला WHO च्या अधिकाऱ्यांनी म्हटले की कोरोना विषाणूच्या धोक्याची जागतिक पातळीवरील तपासणी ही 'जास्त' वरून 'फार जास्त' म्हणजे तिच्या इशारा आणि धोका तपासण्याच्या सर्वाधिक पातळीवर वाढवली जाई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y the time of this report, the disease has already spread throughout China and near 50 other countries all over the world (Fig. ​(Fig.2).2).</text:p>
          </table:table-cell>
          <table:table-cell office:value-type="string" calcext:value-type="string">
            <text:p>"}, {"role": "assistant", "content": "</text:p>
          </table:table-cell>
          <table:table-cell office:value-type="string" calcext:value-type="string">
            <text:p>हा अहवाल प्रकाशित होईपर्यंत, आजार आधीच संपूर्ण चीनमध्ये आणि जगभरातील 50 देशांमध्ये पसरला होता (आकृती 2.2).</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Iranian Parliament was shut down, with 23 of its 290 members reported to have had tested positive for the virus on 3 March.</text:p>
          </table:table-cell>
          <table:table-cell office:value-type="string" calcext:value-type="string">
            <text:p>"}, {"role": "assistant", "content": "</text:p>
          </table:table-cell>
          <table:table-cell office:value-type="string" calcext:value-type="string">
            <text:p>इराणची संसद २९० पैकी २३ सदस्यांची विषाणू चाचणी सकारात्मक आल्याने ३ मार्च रोजी बंद कर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dRp directly mediates the synthesis of negative-sense genomic RNA from the positive-sense genomic RNA.</text:p>
          </table:table-cell>
          <table:table-cell office:value-type="string" calcext:value-type="string">
            <text:p>"}, {"role": "assistant", "content": "</text:p>
          </table:table-cell>
          <table:table-cell office:value-type="string" calcext:value-type="string">
            <text:p>धन पट्ट RNA जीनसंचापासून ऋण पट्ट RNA जीनसंचाचे संश्लेषण RdRp च्या मध्यस्थतेने के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midst claims of a cover-up of the extent of the outbreak in Iran, more than ten countries had traced their cases back to Iran by 28 February, indicating that the extent of the outbreak may be more severe than the 388 cases reported by the Iranian government by that date.</text:p>
          </table:table-cell>
          <table:table-cell office:value-type="string" calcext:value-type="string">
            <text:p>"}, {"role": "assistant", "content": "</text:p>
          </table:table-cell>
          <table:table-cell office:value-type="string" calcext:value-type="string">
            <text:p>इराणमध्ये झालेल्या उद्रेकाची व्याप्ती झाकण्याच्या दाव्याच्या दरम्यान , दहापेक्षा जास्त देशांनी त्यांच्या केसेसचा माग २८ फेब्रुवारीपर्यंत इराण पर्यंत काढला आणि असे सूचित केलं की इराणी सरकारनी त्या तारखेपर्यंत नोंदवलेल्या ३८८ केसेस पेक्षा उद्रेकाची व्याप्ती जास्त तीव्र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number of lineage-specific accessory proteins are also encoded by different lineages of CoVs.</text:p>
          </table:table-cell>
          <table:table-cell office:value-type="string" calcext:value-type="string">
            <text:p>"}, {"role": "assistant", "content": "</text:p>
          </table:table-cell>
          <table:table-cell office:value-type="string" calcext:value-type="string">
            <text:p>असंख्य वंशावळ-विशिष्ट सहायक प्रथिनांना देखील सीओव्हीच्या वेगवेगळ्या वंशावळीद्वारे एन्कोड के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ll countries can still change the course of this pandemic.</text:p>
          </table:table-cell>
          <table:table-cell office:value-type="string" calcext:value-type="string">
            <text:p>"}, {"role": "assistant", "content": "</text:p>
          </table:table-cell>
          <table:table-cell office:value-type="string" calcext:value-type="string">
            <text:p>सर्व देश अजूनही ह्या जागतिक साथीचा रोख बदलू शक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Vs are a subfamily of large and enveloped viruses containing a single strand of sense RNA.</text:p>
          </table:table-cell>
          <table:table-cell office:value-type="string" calcext:value-type="string">
            <text:p>"}, {"role": "assistant", "content": "</text:p>
          </table:table-cell>
          <table:table-cell office:value-type="string" calcext:value-type="string">
            <text:p>CoV हे मोठ्या आणि आच्छादित विषाणूंचे उपकुटुंब आहे ज्यात सेंस RNA चा एकल धागा समाविष्ट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test uses real-time reverse transcription polymerase chain reaction (rRT-PCR).</text:p>
          </table:table-cell>
          <table:table-cell office:value-type="string" calcext:value-type="string">
            <text:p>"}, {"role": "assistant", "content": "</text:p>
          </table:table-cell>
          <table:table-cell office:value-type="string" calcext:value-type="string">
            <text:p>ही चाचणी रियल टाइम रिव्हर्स ट्रान्सक्रिप्शन पॉलिमिरेज चेन रिऍक्शन (rRT-PCR) वापर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llowing the progression of the outbreak to new hotspot countries, people from Italy, the first country in Europe to experience a serious outbreak of COVID-19, could also be subjected to suspicion and xenophobia.Citizens in countries including Malaysia, New Zealand, Singapore, and South Korea initially signed petitions lobbying to ban Chinese people from entering their countries in an effort to stop the disease.</text:p>
          </table:table-cell>
          <table:table-cell office:value-type="string" calcext:value-type="string">
            <text:p>"}, {"role": "assistant", "content": "</text:p>
          </table:table-cell>
          <table:table-cell office:value-type="string" calcext:value-type="string">
            <text:p>उद्रेकाचा प्रसार नवीन हॉटस्पॉट देशांमध्ये झाल्यानंतर कोविड-19 चा गंभीर स्वरुपातील उद्रेक अनुभवणारा युरोपमधील पहिला देश इटली येथील लोकही संशय आणि झिनोफोबियाच्या अधीन झाले असतील . मलेशिया, न्यूझिलंड, सिंगापूर आणि दक्षिण कोरिया यासह इतर देशातील लोकांनी सुरुवातीला रोगाचा प्रसार थांबवण्यासाठी एक प्रयत्न म्हणून चीनी लोकांना त्यांच्या देशात प्रवेशास बंदी करण्यासाठी एकत्र येऊन याचिकांवर सह्या केल्या.</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addition to SARS-CoV-2, this also applies to MERS-CoV, which is well adapted to dromedary camels.</text:p>
          </table:table-cell>
          <table:table-cell office:value-type="string" calcext:value-type="string">
            <text:p>"}, {"role": "assistant", "content": "</text:p>
          </table:table-cell>
          <table:table-cell office:value-type="string" calcext:value-type="string">
            <text:p>सार्स-सीओव्ही-२ मध्ये भर म्हणून हे मर्स-सीओव्हीला देखील लागू होते, जे ड्रोनेडरी उंटानी चांगल्याप्रकारे स्वीकार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of yesterday, Bangladesh's Institute of Epidemiology, Disease Control and Research (IEDCR) reported the number of recorded infected cases included 114 active cases and 33 recovered cases who were staying home.</text:p>
          </table:table-cell>
          <table:table-cell office:value-type="string" calcext:value-type="string">
            <text:p>"}, {"role": "assistant", "content": "</text:p>
          </table:table-cell>
          <table:table-cell office:value-type="string" calcext:value-type="string">
            <text:p>कालपर्यंत, बांग्लादेशाच्या इन्स्टिट्यूट ऑफ इपिडेमिऑलॉजी, डिसीज कंट्रोल अॅण्ड रिसर्च (IEDCR) ने कळवल्याप्रमाणे नोंदवण्यात आलेल्या संसर्गित केसेसमध्ये 114 सक्रिय केसेस आणि 33 बऱ्या झालेल्या केसेस आहेत ज्या घरी राहत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ost of the effective components remain unknown or are vague as it is difficult to extract and verify such components or their optimal combinations.</text:p>
          </table:table-cell>
          <table:table-cell office:value-type="string" calcext:value-type="string">
            <text:p>"}, {"role": "assistant", "content": "</text:p>
          </table:table-cell>
          <table:table-cell office:value-type="string" calcext:value-type="string">
            <text:p>बहुतांश प्रभावी घटक अज्ञात आहेत किंवा अनिश्चित आहेत कारण अशा घटकांना किंवा त्यांच्या सर्वोच्च संयोजनाला काढणे आणि पडताळणी करणे कठीण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is possible, similar to SARS-CoV, that SARS-CoV-2 might become weaker in infectivity and eventually die down or become a less pathogenic virus co-existent with humans.</text:p>
          </table:table-cell>
          <table:table-cell office:value-type="string" calcext:value-type="string">
            <text:p>"}, {"role": "assistant", "content": "</text:p>
          </table:table-cell>
          <table:table-cell office:value-type="string" calcext:value-type="string">
            <text:p>शक्य आहे की SARS-CoV प्रमाणे SARS-CoV-2 देखील अप्रभावी होण्यापर्यंत कमकुवत होईल आणि अखेरीस नष्ट होईल किंवा मानवासोबत सहअस्तित्व असणारा कमी रोगजनक विषाणू बने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February 18, 2020, the first pathological analysis of COVID-19 demonstrated the desquamation of pneumocytes, hyaline membrane formation, and interstitial lymphocyte infiltration, and multinucleated syncytial cells in the lungs of a patient who died of the disease, consistent with the pathology of viral infection and ARDS and similar to that of SARS and MERS patients.</text:p>
          </table:table-cell>
          <table:table-cell office:value-type="string" calcext:value-type="string">
            <text:p>"}, {"role": "assistant", "content": "</text:p>
          </table:table-cell>
          <table:table-cell office:value-type="string" calcext:value-type="string">
            <text:p>18 फेब्रुवारी 2020 रोजी COVID-19 च्या पहिल्या रोगनिदानविषयक मूल्यांकनाने दाखवून दिले की न्यूमोसाइट्सचे डेसक्वेमेशन, जंतुनाशक पडद्याची निर्मिती आणि मध्यवर्ती लिम्फोसाइटमधील घुसखोरी आणि आजाराने मरण पावलेल्या रूग्णाच्या फुफ्फुसांमधील मल्टीन्युक्लिएटेड सिंसेशिअल पेशी व्हायरल संसर्गाचे रोगनिदान व ARDS सोबत सुसंगत आहे आणि SARS व MERS रूग्णांच्या समान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ildlife smuggling and zoonoses – Health risks associated with the trade in exotic wildlife</text:p>
          </table:table-cell>
          <table:table-cell office:value-type="string" calcext:value-type="string">
            <text:p>"}, {"role": "assistant", "content": "</text:p>
          </table:table-cell>
          <table:table-cell office:value-type="string" calcext:value-type="string">
            <text:p>वन्यजीव तस्करी आणि झूनोझेस - अनोख्या वन्यजीवांच्या व्यापाराशी संबंधित आरोग्याला असलेले धोके</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r CLT a single specimen of peripheral blood is commonly used, although serial specimens can be used to follow the immune response.</text:p>
          </table:table-cell>
          <table:table-cell office:value-type="string" calcext:value-type="string">
            <text:p>"}, {"role": "assistant", "content": "</text:p>
          </table:table-cell>
          <table:table-cell office:value-type="string" calcext:value-type="string">
            <text:p>जरी रोगप्रतिकारक प्रतिसादाचा मागोवा घेण्यासाठी अनेक नमुने वापरले जाऊ शकत असले तरी सीएलटी साठी पेरिफेरल रक्ताचा एकच नमुना सामान्यपणे वापर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virus may be on its way and you need to be ready,' urging that the right response measures could help the world avoid 'the worst of it'.</text:p>
          </table:table-cell>
          <table:table-cell office:value-type="string" calcext:value-type="string">
            <text:p>"}, {"role": "assistant", "content": "</text:p>
          </table:table-cell>
          <table:table-cell office:value-type="string" calcext:value-type="string">
            <text:p>हा विषाणू येत असेल आणि तुम्ही तयार राहायला पाहिजे. त्यांनी असाही आग्रह केला की योग्य प्रतिसाद देण्याच्या उपायांनी जगाला सगळ्यात वाईट गोष्ट टाळण्यास मदत होई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ur team will also timely update our guideline to offer help.</text:p>
          </table:table-cell>
          <table:table-cell office:value-type="string" calcext:value-type="string">
            <text:p>"}, {"role": "assistant", "content": "</text:p>
          </table:table-cell>
          <table:table-cell office:value-type="string" calcext:value-type="string">
            <text:p>मदत देऊ करण्यासाठी आमचा संघ देखील वेळेवर आमची मार्गदर्शक तत्वे अद्यतनित करे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study performed in 2010–11 showed a large variation in the availability of intensive care and intermediate care beds in Europe, ranging from 29.2 in Germany to 4.2 beds per 100,000 population in Portugal.</text:p>
          </table:table-cell>
          <table:table-cell office:value-type="string" calcext:value-type="string">
            <text:p>"}, {"role": "assistant", "content": "</text:p>
          </table:table-cell>
          <table:table-cell office:value-type="string" calcext:value-type="string">
            <text:p>2010-11 मध्ये केलेल्या एका अध्ययनामध्ये दिसून आले की युरोपमधील अतिदक्षता चिकित्सा आणि मध्यम चिकित्सा बिछान्यांच्या संख्येत खूपच तफावत आहे, जी प्रति 1,00,000 लोकसंख्येसाठी जर्मनीत 29.2 बिछाने आहे तर पोर्तुगालमध्ये 4.2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contrast, if the HCoV is newly introduced to an intermediate host right before or around its introduction to humans, it is not well adapted to the new host and is often pathogenic.</text:p>
          </table:table-cell>
          <table:table-cell office:value-type="string" calcext:value-type="string">
            <text:p>"}, {"role": "assistant", "content": "</text:p>
          </table:table-cell>
          <table:table-cell office:value-type="string" calcext:value-type="string">
            <text:p>त्याउलट, जर एचसीओव्हीला मानवांमध्ये त्याचा परिचय करण्याच्या अगदी पूर्वी किंवा त्यादरम्यान मध्यस्त होस्टमध्ये टाकले तर तो नवीन पोशिंद्यासमवेत <text:s/>अनुकूलित होत नाही आणि बहुधा रोगजनक बन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us, it is much more challenging to control the epidemic of SARS-CoV-2 than those of MERS-CoV and SARS-CoV.</text:p>
          </table:table-cell>
          <table:table-cell office:value-type="string" calcext:value-type="string">
            <text:p>"}, {"role": "assistant", "content": "</text:p>
          </table:table-cell>
          <table:table-cell office:value-type="string" calcext:value-type="string">
            <text:p>त्यामुळे, MERS-CoV आणि SARS-CoV पेक्षा SARS-CoV-2 महामारी नियंत्रित करणे जास्त आव्हानात्मक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irst, if bats transmit an ancestral virus of SARS-CoV-2 to pangolins, it will be of interest to see under what circumstances bats and pangolins could share the same ecological niche.</text:p>
          </table:table-cell>
          <table:table-cell office:value-type="string" calcext:value-type="string">
            <text:p>"}, {"role": "assistant", "content": "</text:p>
          </table:table-cell>
          <table:table-cell office:value-type="string" calcext:value-type="string">
            <text:p>पहिल्यांदा , जर वटवाघळाने सार्स-सीओव्ही-२ च्या पूर्वज विषाणूला पॅनगोलिन्समध्ये संक्रमित केल्यास, वटवाघळे आणि पॅनगोलिन्स कोणत्या परिस्थितीमध्ये समान पारिस्थितिकीय स्थानाला सामाईक करतात हे पाहणे स्वारस्यपूर्ण असे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ran allocated five trillion rials to combat the virus.</text:p>
          </table:table-cell>
          <table:table-cell office:value-type="string" calcext:value-type="string">
            <text:p>"}, {"role": "assistant", "content": "</text:p>
          </table:table-cell>
          <table:table-cell office:value-type="string" calcext:value-type="string">
            <text:p>इराणनी ह्या विषाणूशी लढा देण्यासाठी पाच ट्रिल्यन रियालचे वाटप के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Likewise, a reservoir host harbours HCoV continuously and for long term.</text:p>
          </table:table-cell>
          <table:table-cell office:value-type="string" calcext:value-type="string">
            <text:p>"}, {"role": "assistant", "content": "</text:p>
          </table:table-cell>
          <table:table-cell office:value-type="string" calcext:value-type="string">
            <text:p>त्याचप्रमाणे, परजीवी पोशिंदा एचसीओव्हीला सतत आणि दीर्घकाळासाठी आश्रय <text:s/>दे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ever, via strict quarantine and isolation, the disease has eventually been put under control.</text:p>
          </table:table-cell>
          <table:table-cell office:value-type="string" calcext:value-type="string">
            <text:p>"}, {"role": "assistant", "content": "</text:p>
          </table:table-cell>
          <table:table-cell office:value-type="string" calcext:value-type="string">
            <text:p>मात्र, कठोर विलगीकरणामुळे आजाराला अखेरीस नियंत्रणात आण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RS-CoV serves as an excellent example of interspecies transmission from bats to dromedary camels and from dromedary camels to humans.</text:p>
          </table:table-cell>
          <table:table-cell office:value-type="string" calcext:value-type="string">
            <text:p>"}, {"role": "assistant", "content": "</text:p>
          </table:table-cell>
          <table:table-cell office:value-type="string" calcext:value-type="string">
            <text:p>मर्स-सीओव्ही ने वटवाघूळाकडून ड्रोमेडरी उंटांकडे आणि ड्रोमेडरी उंटांकडून मानवामध्ये आंतरप्रजाती संक्रमणाचे सर्वोत्तम उदाहरण म्हणून काम के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 HCoV can undergo a dead-end infection if it cannot sustain its transmission within the intermediate host.</text:p>
          </table:table-cell>
          <table:table-cell office:value-type="string" calcext:value-type="string">
            <text:p>"}, {"role": "assistant", "content": "</text:p>
          </table:table-cell>
          <table:table-cell office:value-type="string" calcext:value-type="string">
            <text:p>एक एचसीओव्हीचा संसर्ग समाप्त होऊ शकतो जर तो मध्यस्थ पोशिंद्यामध्ये आपले संक्रमण टिकवून ठेवू शकला ना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search for the animal origins of SARS-CoV-2 is still on.</text:p>
          </table:table-cell>
          <table:table-cell office:value-type="string" calcext:value-type="string">
            <text:p>"}, {"role": "assistant", "content": "</text:p>
          </table:table-cell>
          <table:table-cell office:value-type="string" calcext:value-type="string">
            <text:p>सार्स-सीओव्ही-२ च्या प्राणी उत्पत्तीचा शोध अद्यापही सुरु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Now our guideline received a comment by Zhou et al., they introduced a simple scoring proposal based on their clinical experience.</text:p>
          </table:table-cell>
          <table:table-cell office:value-type="string" calcext:value-type="string">
            <text:p>"}, {"role": "assistant", "content": "</text:p>
          </table:table-cell>
          <table:table-cell office:value-type="string" calcext:value-type="string">
            <text:p>आता आमच्या मार्गदर्शक तत्वांला Zhou et al. द्वारे टिप्पणी प्राप्त झाली आहे, त्यांनी त्यांच्या चिकित्सालयीन अनुभवावर आधारित साधा गुणसंख्या प्रस्ताव सादर के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Numerous candidate drugs under study as 'supportive' treatments to relieve discomfort during illness, such as NSAIDs or bronchodilators, are not included in the table below.</text:p>
          </table:table-cell>
          <table:table-cell office:value-type="string" calcext:value-type="string">
            <text:p>"}, {"role": "assistant", "content": "</text:p>
          </table:table-cell>
          <table:table-cell office:value-type="string" calcext:value-type="string">
            <text:p>आजारादरम्यानची अस्वस्थता कमी करण्याकरिता 'सहायक' उपचार म्हणून वापरल्या जाणाऱ्या अभ्यासातील विविध कँडीडेट ड्रग्ज, जसे एनएसएआयडी किंवा ब्राँकोडायलेटर्स खालील सारणीमध्ये समाविष्ट करण्यात आलेले ना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hereas a bat beta-CoV sharing 95% nucleotide homology with SARS-CoV has been found, there also exists a bat-CoV sharing 96% nucleotide homology with SARS-CoV-2.</text:p>
          </table:table-cell>
          <table:table-cell office:value-type="string" calcext:value-type="string">
            <text:p>"}, {"role": "assistant", "content": "</text:p>
          </table:table-cell>
          <table:table-cell office:value-type="string" calcext:value-type="string">
            <text:p>उलटपक्षी वटवाघळाच्या बीटा-सीओव्ही मध्ये ९५% न्यूक्लिओटाईड समजातीयता सार्स-सीओव्ही सह सामायिक केल्याचे आढळून आले, तिथेसुद्धा वटवाघळ-सीओव्ही मध्ये ९६% न्युक्लिओटाईड समजातीयता सार्स-सीओव्ही-२ सह अस्तित्वा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is not usually passed from mother to fetus so further research is required to know whether the virus crossed the placenta or whether placentas of women in the study were damaged or abnormal.</text:p>
          </table:table-cell>
          <table:table-cell office:value-type="string" calcext:value-type="string">
            <text:p>"}, {"role": "assistant", "content": "</text:p>
          </table:table-cell>
          <table:table-cell office:value-type="string" calcext:value-type="string">
            <text:p>हा सामान्यपणे मातेकडून गर्भापर्यंत जात नाही त्यामुळे विषाणू अपरा पार करुन गेला की अभ्यासातील महिलांचा अपरा हानी पोहोचलेला किंवा असामान्य होता हे शोधण्यासाठी पुढे संशोधनाची आवश्यक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February 11, 2020, a multi-center study on 8,866 patients including 4,021 confirmed COVID-19 patients presented a more updated illustration of the epidemic as follows (https://mp.weixin.qq.com/s/UlBi-HX_rHPXa1qHA2bhdA).</text:p>
          </table:table-cell>
          <table:table-cell office:value-type="string" calcext:value-type="string">
            <text:p>"}, {"role": "assistant", "content": "</text:p>
          </table:table-cell>
          <table:table-cell office:value-type="string" calcext:value-type="string">
            <text:p>11 फेब्रुवारी 2020 ला COVID-19 च्या 4,021 पुष्टी झालेल्या रूग्णांसह 8,866 रूग्णांवरील बहु-केंद्रीय अध्ययनाने खालीलप्रमाणे महामारीचे अद्ययावत चित्र सादर केले आहे (https://mp.weixin.qq.com/s/UlBi-HX_rHPXa1qHA2bhd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ut also we shouldn't be put aside for the heart cardiac origin chest pain</text:p>
          </table:table-cell>
          <table:table-cell office:value-type="string" calcext:value-type="string">
            <text:p>"}, {"role": "assistant", "content": "</text:p>
          </table:table-cell>
          <table:table-cell office:value-type="string" calcext:value-type="string">
            <text:p>मात्र आपण छातीच्या हृदयाकडील भागाच्या दुखण्याकडेही मुळीच दुर्लक्ष करू नये</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everal localities also witnessed panic buying that led to shelves being cleared of grocery essentials such as food, toilet paper, and bottled water, inducing supply shortages.</text:p>
          </table:table-cell>
          <table:table-cell office:value-type="string" calcext:value-type="string">
            <text:p>"}, {"role": "assistant", "content": "</text:p>
          </table:table-cell>
          <table:table-cell office:value-type="string" calcext:value-type="string">
            <text:p>बऱ्याच भागामध्ये घाबरून जाऊन खरेदी झाल्याचे दिसून आले आणि त्याचा परिणाम म्हणून दुकानांच्या फळ्यांवरून अन्न,शौचालयात वापरले जाणारे कागद,आणि बाटलीबंद पाण्यासारख्या गरजेच्या किराण्याच्या वस्तू नाहीशा झाल्या आणि त्यामुळे पुरवठ्याच्या वस्तूंचा तुटवडा झा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is in the center of the chest</text:p>
          </table:table-cell>
          <table:table-cell office:value-type="string" calcext:value-type="string">
            <text:p>"}, {"role": "assistant", "content": "</text:p>
          </table:table-cell>
          <table:table-cell office:value-type="string" calcext:value-type="string">
            <text:p>ते छातीच्या मध्यभागी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conomically significant coronaviruses of farm animals include porcine coronavirus (transmissible gastroenteritis coronavirus, TGE) and bovine coronavirus, which both result in diarrhea in young animals.</text:p>
          </table:table-cell>
          <table:table-cell office:value-type="string" calcext:value-type="string">
            <text:p>"}, {"role": "assistant", "content": "</text:p>
          </table:table-cell>
          <table:table-cell office:value-type="string" calcext:value-type="string">
            <text:p>शेतकी प्राण्यांमधील आर्थिकदृष्ट्या महत्वपूर्ण असलेल्या कोरोना विषाणूंमध्ये समाविष्ट आहेत पोर्सिन कोरोनाव्हायरस (ट्रान्समिसिबल गॅस्ट्रोएंटेरायटीस कोरोनाव्हायरस, TGE) आणि बोव्हिन कोरोनाव्हायरस ज्या दोन्हींमुळे लहान प्राण्यांमध्ये अतिसार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 had a fever yesterday</text:p>
          </table:table-cell>
          <table:table-cell office:value-type="string" calcext:value-type="string">
            <text:p>"}, {"role": "assistant", "content": "</text:p>
          </table:table-cell>
          <table:table-cell office:value-type="string" calcext:value-type="string">
            <text:p>मला काल ताप आला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these notifications occurred, doctors in Wuhan were warned by police for 'spreading rumours' about the outbreak.</text:p>
          </table:table-cell>
          <table:table-cell office:value-type="string" calcext:value-type="string">
            <text:p>"}, {"role": "assistant", "content": "</text:p>
          </table:table-cell>
          <table:table-cell office:value-type="string" calcext:value-type="string">
            <text:p>जशी ही सूचना देण्याची घटना घडली, तसे वुहानमधील डॉक्टर्सना पोलिसांकडून उद्रेकाबद्दल खोट्या अफवा पसरवण्याबद्दल इशारा देण्यात आ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dentifying the animal hosts has direct implications in the prevention of human diseases.</text:p>
          </table:table-cell>
          <table:table-cell office:value-type="string" calcext:value-type="string">
            <text:p>"}, {"role": "assistant", "content": "</text:p>
          </table:table-cell>
          <table:table-cell office:value-type="string" calcext:value-type="string">
            <text:p>मानवी आजारांच्या प्रतिबंधासाठी प्राणी पोशिंद्याची ओळख पटवण्याने थेट परिणाम होऊ शक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ndatory contact tracing and quarantine, as a part of the public health responses to the COVID-19 outbreak, can make people more anxious and guilty about the effects of the contagion, quarantine, and stigma on their families and friends.</text:p>
          </table:table-cell>
          <table:table-cell office:value-type="string" calcext:value-type="string">
            <text:p>"}, {"role": "assistant", "content": "</text:p>
          </table:table-cell>
          <table:table-cell office:value-type="string" calcext:value-type="string">
            <text:p>COVID-19 उद्रेकासाठी सार्वजनिक आरोग्य प्रतिसादाचा एक भाग म्हणून संपर्काचा अनिवार्य मागोवा आणि विलगीकरणाने लोक संसर्ग, विलगीकरणाविषयी आणि कुटुंब आणि मित्रांमध्ये दोषी ठरण्याविषयी आणखी चिंताग्रस्त होऊ शक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19 February, the Singapore Red Cross announced that it would send $2.26 million worth of aid to China.</text:p>
          </table:table-cell>
          <table:table-cell office:value-type="string" calcext:value-type="string">
            <text:p>"}, {"role": "assistant", "content": "</text:p>
          </table:table-cell>
          <table:table-cell office:value-type="string" calcext:value-type="string">
            <text:p>१९ फेब्रूवारीला सिंगापूरच्या रेड क्रॉनी असे जाहीर केलं की ते चीनला २.२६ दशलक्ष किमतीची मदत पाठवती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imilar to HCoV-NL63, HCoV-229E and HCoV-OC43, HCoV-HKU1 was found worldwide, causing mild respiratory diseases.</text:p>
          </table:table-cell>
          <table:table-cell office:value-type="string" calcext:value-type="string">
            <text:p>"}, {"role": "assistant", "content": "</text:p>
          </table:table-cell>
          <table:table-cell office:value-type="string" calcext:value-type="string">
            <text:p>एचसीओव्ही-एनएल६३, एचसीओव्ही-२२९ई आणि एचसीओव्ही-ओसी४३ प्रमाणे एचसीओव्ही-एचकेयु१ सुद्धा जगभरात आढळतो ज्याने श्वसनाचे सौम्य आजार हो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is speculated that the flu pandemic of 1890 may have been caused by this spillover event, and not by the influenza virus, because of the related timing, neurological symptoms, and unknown causative agent of the pandemic.</text:p>
          </table:table-cell>
          <table:table-cell office:value-type="string" calcext:value-type="string">
            <text:p>"}, {"role": "assistant", "content": "</text:p>
          </table:table-cell>
          <table:table-cell office:value-type="string" calcext:value-type="string">
            <text:p>संबंधित कालावधी, चेतासंस्थेसंबंधित लक्षणे, व साथीच्या कारक एजंट माहिती नसणे यामुळे 1890 मधील फ्ल्युची जगव्यापी साथ, इन्फ्लुएंझा विषाणूमुळे नाही तर या स्पिलओव्हरमुळे आल्याचे समजले जा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ll seven HCoVs have a zoonotic origin from bats, mice or domestic animals.</text:p>
          </table:table-cell>
          <table:table-cell office:value-type="string" calcext:value-type="string">
            <text:p>"}, {"role": "assistant", "content": "</text:p>
          </table:table-cell>
          <table:table-cell office:value-type="string" calcext:value-type="string">
            <text:p>सर्व सातही एसीओव्हींचे पशूजन्य आजाराचे मूळ वटवाघूळ, उंदीर किंवा पाळीव प्राण्यांमध्ये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o you have some shortness of breath goes with that?</text:p>
          </table:table-cell>
          <table:table-cell office:value-type="string" calcext:value-type="string">
            <text:p>"}, {"role": "assistant", "content": "</text:p>
          </table:table-cell>
          <table:table-cell office:value-type="string" calcext:value-type="string">
            <text:p>तुम्हाला त्यासोबत धाप सुद्धा लागत आहे का?</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however, varies based on the humidity and temperature.Pets and other animals have tested positive for COVID-19.</text:p>
          </table:table-cell>
          <table:table-cell office:value-type="string" calcext:value-type="string">
            <text:p>"}, {"role": "assistant", "content": "</text:p>
          </table:table-cell>
          <table:table-cell office:value-type="string" calcext:value-type="string">
            <text:p>मात्र हे आर्द्रता आणि तापमानानुसार बदलू शकते. पाळीव प्राणी आणि इतर प्राण्यांच्या COVID-19 च्या चाचण्या सकारात्मक आल्या आ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Quest Diagnostics similarly made nationwide COVID-19 testing available as of 9 March 2020.</text:p>
          </table:table-cell>
          <table:table-cell office:value-type="string" calcext:value-type="string">
            <text:p>"}, {"role": "assistant", "content": "</text:p>
          </table:table-cell>
          <table:table-cell office:value-type="string" calcext:value-type="string">
            <text:p>त्याचप्रकारे 9 मार्च 2020 ला क्वेस्ट डायग्नोस्टिक्सने देशभर कोविड-19 चाचणी उपलब्ध केली.</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a novel disease, COVID-19 has just started to manifest its full clinical course throughout thousands of patients.</text:p>
          </table:table-cell>
          <table:table-cell office:value-type="string" calcext:value-type="string">
            <text:p>"}, {"role": "assistant", "content": "</text:p>
          </table:table-cell>
          <table:table-cell office:value-type="string" calcext:value-type="string">
            <text:p>नवीन आजार असल्याने, COVID-19 ने आत्ता कुठे हजारो रूग्णांमध्ये आपला संपूर्ण चिकित्सा क्रम दर्शवण्यास सुरवात केली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y February 14, the mortality of COVID-19 was 2% when the confirmed cases reached 66,576 globally.</text:p>
          </table:table-cell>
          <table:table-cell office:value-type="string" calcext:value-type="string">
            <text:p>"}, {"role": "assistant", "content": "</text:p>
          </table:table-cell>
          <table:table-cell office:value-type="string" calcext:value-type="string">
            <text:p>१४ फेब्रुवारी पर्यंत जेव्हा पुष्टी झालेली प्रकरणे जगात ६६,५७६ पर्यंत पोहचली होती तेव्हा कोविड-१९ चा मृत्यूदर २%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ost impressively, the rate for symptomatic worsening (from light to severe) was remarkably lower for the WM+TCM group than for the WM only group (7.4% versus 46.2%) and the mortality was lower in the WM+TCM group than WM only group (8.8% versus 39%).</text:p>
          </table:table-cell>
          <table:table-cell office:value-type="string" calcext:value-type="string">
            <text:p>"}, {"role": "assistant", "content": "</text:p>
          </table:table-cell>
          <table:table-cell office:value-type="string" calcext:value-type="string">
            <text:p>सर्वात महत्वाचे म्हणजे, लक्षणात्मक वाढण्याचा दर (सौम्य ते तीव्र) केवळ WM गटापेक्षा WM+TCM मध्ये खूपच कमी होता (7.4% विरूद्ध 46.2%) आणि केवळ WM गटापेक्षा WM+TCM गटामधील मृत्यूदरही कमी होता (8.8% विरूद्ध 39%).</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rug candidates in Phase I-II trials have a low rate of success (under 12%) to pass through all trial phases to gain eventual approval.</text:p>
          </table:table-cell>
          <table:table-cell office:value-type="string" calcext:value-type="string">
            <text:p>"}, {"role": "assistant", "content": "</text:p>
          </table:table-cell>
          <table:table-cell office:value-type="string" calcext:value-type="string">
            <text:p>प्रावस्था I-II चाचण्यांतील ड्रग कँडीडेट्स चा सफलता दर चाचण्यांच्या सर्व प्रावस्थांमधून यशस्वीपणे जाऊन शेवटी मंजूरी मिळवण्यासाठी कमी आहे(12 % पेक्षा कमी).</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ytokine storm is a form of systemic inflammatory response featured by the release of a series of cytokines including TNFα, IL-1β, IL-2, IL-6, IFNα, IFNβ, IFNγ, and MCP-1.</text:p>
          </table:table-cell>
          <table:table-cell office:value-type="string" calcext:value-type="string">
            <text:p>"}, {"role": "assistant", "content": "</text:p>
          </table:table-cell>
          <table:table-cell office:value-type="string" calcext:value-type="string">
            <text:p>सायटोकीन स्टॉर्म हे प्रणालीगत प्रदाहक प्रतिसादाचे स्वरूप आहे जे सायटोकीन्सची श्रृंखला जारी होण्यामुळे दिसून येते ज्यात TNFα, IL-1β, IL-2, IL-6, IFNα, IFNβ, IFNγ, आणि MCP-1 चा समावेश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ased on the comparative analysis between isolates of human and civet SARS-CoVs, SARS-CoV is thought to undergo rapid adaptation in different hosts, particularly with mutations at the RBD of the S protein.</text:p>
          </table:table-cell>
          <table:table-cell office:value-type="string" calcext:value-type="string">
            <text:p>"}, {"role": "assistant", "content": "</text:p>
          </table:table-cell>
          <table:table-cell office:value-type="string" calcext:value-type="string">
            <text:p>मानव आणि सिव्हेट सार्स-सीओव्ही यांच्या विलगकांच्या मधील तुलनात्मक विश्लेषणाच्या आधारावर सार्स-सीओव्ही हे वेगवेगळ्या पोशिंद्यामध्ये, खास करून एस प्रोटीनच्या आरबीडीच्या येथे उत्परिवर्तनाच्यासह जलदपणे स्विकारले गेले आहे असे दिस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articularly, pangolin beta-CoVs are highly pathogenic in pangolins.</text:p>
          </table:table-cell>
          <table:table-cell office:value-type="string" calcext:value-type="string">
            <text:p>"}, {"role": "assistant", "content": "</text:p>
          </table:table-cell>
          <table:table-cell office:value-type="string" calcext:value-type="string">
            <text:p>खासकरून, पॅनगोलिन्स बिटा-सीओव्ही हे पॅनगोलिन्समध्ये उच्च प्रमाणात रोगजनक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ace masks have also been widely used in Japan, South Korea, Malaysia, and Singapore.</text:p>
          </table:table-cell>
          <table:table-cell office:value-type="string" calcext:value-type="string">
            <text:p>"}, {"role": "assistant", "content": "</text:p>
          </table:table-cell>
          <table:table-cell office:value-type="string" calcext:value-type="string">
            <text:p>चेहऱ्यावर घालायचे मुखवटे जपान, दक्षिण कोरिया, मलेशिया आणि सिंगापूरमध्येही मुबलक प्रमाणात वापरले जाता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this regard, SARS-CoV-2 follows the general trend of the other six HCoVs.</text:p>
          </table:table-cell>
          <table:table-cell office:value-type="string" calcext:value-type="string">
            <text:p>"}, {"role": "assistant", "content": "</text:p>
          </table:table-cell>
          <table:table-cell office:value-type="string" calcext:value-type="string">
            <text:p>या संदर्भात, सार्स-सीओव्ही-२ इतर सहा एचसीओव्हीच्या सामान्य ट्रेंडचे अनुसरण कर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March 2020, the main protease of the SARS-CoV-2 virus was identified as a target for post-infection drugs.</text:p>
          </table:table-cell>
          <table:table-cell office:value-type="string" calcext:value-type="string">
            <text:p>"}, {"role": "assistant", "content": "</text:p>
          </table:table-cell>
          <table:table-cell office:value-type="string" calcext:value-type="string">
            <text:p>मार्च 2020 मध्ये, सार्स-कोव्ह-2 विषाणूचे प्रमुख प्रोटीज हे संसर्गानंतर देण्याच्या औषधाचे मुख्य लक्ष्य हो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first known case of the novel coronavirus may trace back to 1 December 2019 in Wuhan, Hubei, China.</text:p>
          </table:table-cell>
          <table:table-cell office:value-type="string" calcext:value-type="string">
            <text:p>"}, {"role": "assistant", "content": "</text:p>
          </table:table-cell>
          <table:table-cell office:value-type="string" calcext:value-type="string">
            <text:p>ह्या नोवेल कोरोना विषाणूच्या पहिल्या प्रकरणाचा मागोवा हा 1 डिसेंबर 2019 मध्ये वुहान, हुबेई, चीनपर्यंत काढला जाऊ शकतो.</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ll features of the novel SARS-CoV-2 virus occur in related coronaviruses in nature.Outside the human body, the virus is killed by household soap, which dissolves its protective envelope.SARS-CoV-2 is closely related to the original SARS-CoV.</text:p>
          </table:table-cell>
          <table:table-cell office:value-type="string" calcext:value-type="string">
            <text:p>"}, {"role": "assistant", "content": "</text:p>
          </table:table-cell>
          <table:table-cell office:value-type="string" calcext:value-type="string">
            <text:p>नोवेल SARS-CoV-2 ची सर्व वैशिष्ट्ये निसर्गात असणाऱ्या सर्व संबंधित कोरोना विषाणूंमध्ये आढळतात. मानवी शरीराबाहेर हा विषाणू घरगुती साबणाने त्याचे संरक्षक कवच विरघळत असल्याने मरतो. SARS-CoV-2 मूलतः SARS CoV शी जवळून संबंधित आहे.</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d can you tell me what other symptoms are you having along with this?</text:p>
          </table:table-cell>
          <table:table-cell office:value-type="string" calcext:value-type="string">
            <text:p>"}, {"role": "assistant", "content": "</text:p>
          </table:table-cell>
          <table:table-cell office:value-type="string" calcext:value-type="string">
            <text:p>आणि तुम्ही मला सांगू शकता का की यासोबतच तुम्हाला इतर कोणती लक्षणे जाणवत आहेत का?</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ARS has higher mortality than COVID-19 (10.91% versus 1.44%).</text:p>
          </table:table-cell>
          <table:table-cell office:value-type="string" calcext:value-type="string">
            <text:p>"}, {"role": "assistant", "content": "</text:p>
          </table:table-cell>
          <table:table-cell office:value-type="string" calcext:value-type="string">
            <text:p>सार्सचा मृत्यूदर हा कोविड-१९ पेक्षा जास्त आहे (१०.९१% वि. १.४४%).</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y other symptoms or problems that you notice with the muscle aches?</text:p>
          </table:table-cell>
          <table:table-cell office:value-type="string" calcext:value-type="string">
            <text:p>"}, {"role": "assistant", "content": "</text:p>
          </table:table-cell>
          <table:table-cell office:value-type="string" calcext:value-type="string">
            <text:p>स्नायूंच्या वेदनेसोबत इतर कोणती लक्षणे किंवा समस्या तुम्हाला आढळल्या आहेत का?</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xperts underscored that every individual has the right to health, including people with disabilities, belonging to minority groups, older people, internally displaced people, the homeless, those living in extremely poor conditions, people in detention, as well as refugees and other unspecified groups in need of government support.</text:p>
          </table:table-cell>
          <table:table-cell office:value-type="string" calcext:value-type="string">
            <text:p>"}, {"role": "assistant", "content": "</text:p>
          </table:table-cell>
          <table:table-cell office:value-type="string" calcext:value-type="string">
            <text:p>तज्ज्ञांनी असे अधोरेखित केला की प्रत्येक व्यक्तीला आरोग्यविषयक अधिकार आहेत ज्यामध्ये अपंग लोक, अल्पसंख्यांक गटात मोडणारे,म्हातारे लोक, अंतर्गत विस्थापित झालेले लोक,बेघर ,अत्यंत गरिबीत जगणारे लोक, ताब्यात घेतले गेलेले लोक त्याचप्रमाणे निर्वासित आणि इतर सरकारच्या मदतीची गरज असणाऱ्या अनिर्दिष्ट समावेश होतो.</text:p>
          </table:table-cell>
          <table:table-cell office:value-type="string" calcext:value-type="string">
            <text:p>"}]}</text:p>
          </table:table-cell>
        </table:table-row>
        <table:table-row table:style-name="ro1">
          <table:table-cell table:number-columns-repeated="5"/>
        </table:table-row>
      </table:table>
      <table:table table:name="Sheet2" table:style-name="ta1">
        <table:table-column table:style-name="co1" table:default-cell-style-name="Default"/>
        <table:table-row table:style-name="ro1">
          <table:table-cell office:value-type="string" calcext:value-type="string">
            <text:p>{"messages": [{"role": "system", "content": "Translate source to target."}, {"role": "user", "content": "<text:tab/>Severe acute respiratory syndrome coronavirus 2 (SARS-CoV-2) is a novel virus, first isolated from three people with pneumonia connected to the cluster of acute respiratory illness cases in Wuhan.<text:tab/>"}, {"role": "assistant", "content": "<text:tab/>तीव्र स्वरूपाचा गंभीर श्वसनरोग कोरोनाविषाणू 2 (SARS-CoV-2) हा एक अभूतपूर्व विषाणू आहे, जो प्रथम वुहानमध्ये तीव्र स्वरूपाचा श्वसनाचा आजार असलेल्या प्रकरणांच्या समूहाशी संबंध असलेल्या न्यूमोनिया असलेल्या तीन व्यक्तींपासून वेगळा केला गेला.<text:tab/>"}]}</text:p>
          </table:table-cell>
        </table:table-row>
        <table:table-row table:style-name="ro1">
          <table:table-cell office:value-type="string" calcext:value-type="string">
            <text:p>{"messages": [{"role": "system", "content": "Translate source to target."}, {"role": "user", "content": "<text:tab/>On Thursday, the total number of cases of the SARS-CoV-2 coronavirus infections surpassed one million worldwide, Johns Hopkins University data indicated.<text:tab/>"}, {"role": "assistant", "content": "<text:tab/>गुरूवारी, सार्स-सीओव्ही-२ कोरोनाविषाणू संसर्गाच्या जगभरातील एकूण केसेसच्या संख्येने एक दशलक्ष संख्येला ओलांडले आहे, असे जॉन हाफकिन्स युनिर्व्हसिटी डेटाने दर्शवले आहे.<text:tab/>"}]}</text:p>
          </table:table-cell>
        </table:table-row>
        <table:table-row table:style-name="ro1">
          <table:table-cell office:value-type="string" calcext:value-type="string">
            <text:p>{"messages": [{"role": "system", "content": "Translate source to target."}, {"role": "user", "content": "<text:tab/>Before the first isolation of HCoV-229E strain B814 from the nasal discharge of patients who had contracted common cold, different CoVs had been isolated in various infected animals, including turkey, mouse, cow, pig, cat and dog.<text:tab/>"}, {"role": "assistant", "content": "<text:tab/>सर्दी झालेल्या रुग्णाच्या नाकातील स्त्रावामधून एचसीओव्ही-२२९ई <text:s/>विकृति बी८१४ ला पहिल्यांदा वेगळे करण्यापूर्वी वेगवेगळे सीओव्ही विविध संक्रमित प्राण्यांमधून वेगळे करण्यात आले होते ज्यात टर्की, उंदीर, गाय, डुक्कर, मांजर आणि कुत्रा या प्राण्यांचा समावेश होतो.<text:tab/>"}]}</text:p>
          </table:table-cell>
        </table:table-row>
        <table:table-row table:style-name="ro1">
          <table:table-cell office:value-type="string" calcext:value-type="string">
            <text:p>{"messages": [{"role": "system", "content": "Translate source to target."}, {"role": "user", "content": "<text:tab/>Feline coronavirus (FCoV) causes mild enteritis in cats as well as severe Feline infectious peritonitis (other variants of the same virus).<text:tab/>"}, {"role": "assistant", "content": "<text:tab/>फेलिन कोरोनाव्हायरस (FCoV) मांजरांमध्ये सौम्य एंटेरायटीस तसेच गंभीर फेलिन इन्फेक्शिअस पेरिटॉनिटिस (त्याच विषाणूचे अन्य प्रकार) साठी जबाबदार असतो.<text:tab/>"}]}</text:p>
          </table:table-cell>
        </table:table-row>
        <table:table-row table:style-name="ro1">
          <table:table-cell office:value-type="string" calcext:value-type="string">
            <text:p>{"messages": [{"role": "system", "content": "Translate source to target."}, {"role": "user", "content": "<text:tab/>The Chinese government's senior medical adviser Zhong Nanshan argued that 'it could be over by June' if all countries can be mobilized to follow the WHO's advice on measures to stop the spread of the virus.<text:tab/>"}, {"role": "assistant", "content": "<text:tab/>चिनी सरकारचे वरिष्ठ वैद्यकीय सल्लागार झोंग नानशान ह्यांनी युक्तिवाद केला आहे की जर सर्व देशांना WHO च्या विषाणू प्रसार होण्यास प्रतिबंध करण्याच्या उपायांचा सल्ला पाळण्यास आरंभ केल्यास 'हे जूनपर्यंत संपेल'.<text:tab/>"}]}</text:p>
          </table:table-cell>
        </table:table-row>
        <table:table-row table:style-name="ro1">
          <table:table-cell office:value-type="string" calcext:value-type="string">
            <text:p>{"messages": [{"role": "system", "content": "Translate source to target."}, {"role": "user", "content": "<text:tab/>COVID-19 surveillance is expected to monitor epidemiological trends, rapidly detect new cases, and based on this information, provide epidemiological information to conduct risk assessment and guide disease preparedness.<text:tab/>"}, {"role": "assistant", "content": "<text:tab/>COVID-19 संनिरीक्षणामध्ये साथीच्या रोगांचा कल, नवीन रुग्ण जलद शोधून काढणे, आणि या माहितीच्या आधारे जोखमीचे मूल्यमापन व आजारासाठी सज्जता करण्याचे मार्गदर्शन करण्यासाठी साथीच्या रोगांची माहिती देण्याचा समावेश असणे अपेक्षित आहे.<text:tab/>"}]}</text:p>
          </table:table-cell>
        </table:table-row>
        <table:table-row table:style-name="ro1">
          <table:table-cell office:value-type="string" calcext:value-type="string">
            <text:p>{"messages": [{"role": "system", "content": "Translate source to target."}, {"role": "user", "content": "<text:tab/>Based on clinical studies reported thus far, the following factors may affect or be associated with the prognosis of COVID-19 patients (Table ​(Table33):<text:tab/>"}, {"role": "assistant", "content": "<text:tab/>आतापर्यंत सूचित करण्यात आलेल्या चिकित्सा अध्ययनांच्या आधारे खालील घटक कदाचित COVID-19 रूग्णांच्या रोगनिदानाशी संबंधित असू शकतात किंवा त्याला प्रभावित करू शकतात (तक्ता 33):<text:tab/>"}]}</text:p>
          </table:table-cell>
        </table:table-row>
        <table:table-row table:style-name="ro1">
          <table:table-cell office:value-type="string" calcext:value-type="string">
            <text:p>{"messages": [{"role": "system", "content": "Translate source to target."}, {"role": "user", "content": "<text:tab/>Given such rapid progress in research on COVID-19, several critical issues remain to be solved, as follows:<text:tab/>"}, {"role": "assistant", "content": "<text:tab/>कोविड-१९ वरील संशोधनातील या जलद प्रगतीमुळे बऱ्याच महत्वाच्या मुद्द्यांचे निराकरण झालेले नाही, जसे की:<text:tab/>"}]}</text:p>
          </table:table-cell>
        </table:table-row>
        <table:table-row table:style-name="ro1">
          <table:table-cell office:value-type="string" calcext:value-type="string">
            <text:p>{"messages": [{"role": "system", "content": "Translate source to target."}, {"role": "user", "content": "<text:tab/>On 13 March, he declared a national emergency, which made federal funds available to respond to the crisis.<text:tab/>"}, {"role": "assistant", "content": "<text:tab/>13 मार्चला त्यांनी राष्ट्रीय आणीबाणी घोषित केल्याने संकटाला तोंड देण्यासाठी संघराज्याच्या निधीदेखील उपलब्ध झाला.<text:tab/>"}]}</text:p>
          </table:table-cell>
        </table:table-row>
        <table:table-row table:style-name="ro1">
          <table:table-cell office:value-type="string" calcext:value-type="string">
            <text:p>{"messages": [{"role": "system", "content": "Translate source to target."}, {"role": "user", "content": "<text:tab/>Chinese clinical trials in Wuhan and Shenzhen claimed to show that favipiravir was 'clearly effective'.<text:tab/>"}, {"role": "assistant", "content": "<text:tab/>वुहान व शेंझेन येथील चीनी चिकित्सालयीन चाचण्यांवरुन फेवीपिरवीर 'पूर्णपणे परिणामकारक' असल्याचा दावा करण्यात आला.<text:tab/>"}]}</text:p>
          </table:table-cell>
        </table:table-row>
        <table:table-row table:style-name="ro1">
          <table:table-cell office:value-type="string" calcext:value-type="string">
            <text:p>{"messages": [{"role": "system", "content": "Translate source to target."}, {"role": "user", "content": "<text:tab/>Maurizio Massari, Italy's ambassador to the EU, said that 'Only China responded bilaterally.<text:tab/>"}, {"role": "assistant", "content": "<text:tab/>इटलीचे इयूचे राजदूत माऊरिझिओ मसारी म्हणाले की 'फक्त चीनने द्विपक्षीय प्रतिसाद दिला.'<text:tab/>"}]}</text:p>
          </table:table-cell>
        </table:table-row>
        <table:table-row table:style-name="ro1">
          <table:table-cell office:value-type="string" calcext:value-type="string">
            <text:p>{"messages": [{"role": "system", "content": "Translate source to target."}, {"role": "user", "content": "<text:tab/>Some can kill more than 30% of those infected, such as MERS-CoV, and some are relatively harmless, such as the common cold.<text:tab/>"}, {"role": "assistant", "content": "<text:tab/>काहींमुळे संसर्ग झालेल्यांपैकी 30% पेक्षा अधिक मृत्यु पावतात, जसे MERS-CoV आणि काही त्यामानाने हानीकारक नसतात जसे सामान्य सर्दी.<text:tab/>"}]}</text:p>
          </table:table-cell>
        </table:table-row>
        <table:table-row table:style-name="ro1">
          <table:table-cell office:value-type="string" calcext:value-type="string">
            <text:p>{"messages": [{"role": "system", "content": "Translate source to target."}, {"role": "user", "content": "<text:tab/>The U.S. administration of Donald Trump has referred to the coronavirus as 'Chinese virus' or 'Wuhan virus' saying that China's 'censorship supercharged a virus that has now turned into a global pandemic', which has in turn been criticized by some critics as racism and 'distract(ing) from his administration's failure to contain the disease'.<text:tab/>"}, {"role": "assistant", "content": "<text:tab/>डोनाल्ड ट्रम्प ह्यांच्या US प्रशासनाने कोरोना विषाणूला 'चिनी विषाणू' किंवा 'वुहान विषाणू' असे संबोधले आहे आणि असे म्हटले आहे की चीनच्या 'गोपनीयतेमुळे एक विषाणू एवढा प्रबळ झाला आहे की त्याचे जागतिक साथीमध्ये रूपांतर झाले आहे' ज्यावर काही टीकाकारांनी वंशवादी आणि 'स्वतःच्या प्रशासनाचे रोगाचे नियंत्रण करण्यात आलेल्या अपयशास दूर ठेवणे' अशी टीका केली आहे<text:tab/>"}]}</text:p>
          </table:table-cell>
        </table:table-row>
        <table:table-row table:style-name="ro1">
          <table:table-cell office:value-type="string" calcext:value-type="string">
            <text:p>{"messages": [{"role": "system", "content": "Translate source to target."}, {"role": "user", "content": "<text:tab/>In addition to replicating in the lower respiratory tract, SARS-CoV-2 can efficiently replicate in the upper respiratory tract and causes mild or no symptoms in the early phase of infection, similar to other CoVs that cause common colds.<text:tab/>"}, {"role": "assistant", "content": "<text:tab/>SARS-CoV-2 ची पुनरावृत्ती खालच्या श्वसननलिकेपेक्षा वरच्या श्वसननलिकेत कार्यक्षमरीत्या होऊ शकते आणि संसर्गाच्या प्रारंभिक टप्प्यात सौम्य किंवा कोणतेही लक्षणे उद्भवू शकत नाही, इतर CoV सारखेच ज्यांच्यामुळे सर्दी होऊ शकते.<text:tab/>"}]}</text:p>
          </table:table-cell>
        </table:table-row>
        <table:table-row table:style-name="ro1">
          <table:table-cell office:value-type="string" calcext:value-type="string">
            <text:p>{"messages": [{"role": "system", "content": "Translate source to target."}, {"role": "user", "content": "<text:tab/>Clustered onset often happens in the same family or from the same gathering or vehicle such as a cruise ship.<text:tab/>"}, {"role": "assistant", "content": "<text:tab/>सामुहिक प्रारंभ बहुधा एकाच कुटुंबात सुरू होतो किंवा एकाच समारंभातून किंवा क्रूज जहाजासारख्या एकाच वाहनातून सुरू होता.<text:tab/>"}]}</text:p>
          </table:table-cell>
        </table:table-row>
        <table:table-row table:style-name="ro1">
          <table:table-cell office:value-type="string" calcext:value-type="string">
            <text:p>{"messages": [{"role": "system", "content": "Translate source to target."}, {"role": "user", "content": "<text:tab/>Authorities worldwide have responded by implementing travel restrictions, quarantines, curfews, workplace hazard controls, and facility closures.<text:tab/>"}, {"role": "assistant", "content": "<text:tab/>जगभरातील अधिकाऱ्यांनी प्रवासास प्रतिबंध, विलगीकरण करणे, संचारबंदी, कामाच्या ठिकाणी धोक्यांचे नियंत्रण करणे आणि सेवा-सुविधा बंद ठेवून प्रतिसाद दिला आहे.<text:tab/>"}]}</text:p>
          </table:table-cell>
        </table:table-row>
        <table:table-row table:style-name="ro1">
          <table:table-cell office:value-type="string" calcext:value-type="string">
            <text:p>{"messages": [{"role": "system", "content": "Translate source to target."}, {"role": "user", "content": "<text:tab/>A more recent study, as described above, demonstrates that the incubation period was 4.8 (3.0-7.2) days based on the demography of 8,866 cases.<text:tab/>"}, {"role": "assistant", "content": "<text:tab/>वर वर्णन केल्याप्रमाणे, अगदी अलीकडील अध्ययन दर्शवते की ८,८६६ प्रकरणांच्या लोकसंख्येत उष्मायन कालावधी ४.८ (३.०-७.२) दिवस होता.<text:tab/>"}]}</text:p>
          </table:table-cell>
        </table:table-row>
        <table:table-row table:style-name="ro1">
          <table:table-cell office:value-type="string" calcext:value-type="string">
            <text:p>{"messages": [{"role": "system", "content": "Translate source to target."}, {"role": "user", "content": "<text:tab/>In severe cases, patients quickly progressed to develop acute respiratory syndrome, septic shock, metabolic acidosis, and coagulopathy.<text:tab/>"}, {"role": "assistant", "content": "<text:tab/>गंभीर घटनांमध्ये, रूग्णांना लगेच गंभीर श्वसन सिंड्रोम, सेप्टीक शॉक, मेटाबोलिक अॅसिडोसिस आणि कोगुलोपॅथी होतो.<text:tab/>"}]}</text:p>
          </table:table-cell>
        </table:table-row>
        <table:table-row table:style-name="ro1">
          <table:table-cell office:value-type="string" calcext:value-type="string">
            <text:p>{"messages": [{"role": "system", "content": "Translate source to target."}, {"role": "user", "content": "<text:tab/>Suppression can be preferred but needs to be maintained for as long as the virus is circulating in the human population (or until a vaccine becomes available, if that comes first), as transmission otherwise quickly rebounds when measures are relaxed.<text:tab/>"}, {"role": "assistant", "content": "<text:tab/>प्रसार रोखून किंवा दाबून ठेवण्यास प्राधान्य असू शकते पण ते जोपर्यंत विषाणूचा मानवी समुदायामध्ये प्रसार होत आहे तोपर्यंत (किंवा लस उपलब्ध होईपर्यंत, जर ते आधी घडले तर) सातत्याने राखून ठेवण्याची गरज आहे, नाही तर उपाययोजना शिथिल केल्यानंतर संक्रमण चटकन पुन्हा पसरते.<text:tab/>"}]}</text:p>
          </table:table-cell>
        </table:table-row>
        <table:table-row table:style-name="ro1">
          <table:table-cell office:value-type="string" calcext:value-type="string">
            <text:p>{"messages": [{"role": "system", "content": "Translate source to target."}, {"role": "user", "content": "<text:tab/>Presumably, it has already been adapted to another host close to humans.<text:tab/>"}, {"role": "assistant", "content": "<text:tab/>संभवतः ते मानवाच्या जवळच्या अन्य पोशिंद्याने आधीच स्वीकारले असेल.<text:tab/>"}]}</text:p>
          </table:table-cell>
        </table:table-row>
        <table:table-row table:style-name="ro1">
          <table:table-cell office:value-type="string" calcext:value-type="string">
            <text:p>{"messages": [{"role": "system", "content": "Translate source to target."}, {"role": "user", "content": "<text:tab/>In this study, we assess the trends in the cumulative incidence of COVID-19 in each European Union/European Economic Area (EU/EEA) country and the United Kingdom (UK) and compare them to that of Hubei Province, China.<text:tab/>"}, {"role": "assistant", "content": "<text:tab/>या अध्ययनांत, आम्ही युरोपियन युनियन/युरोपियन आर्थिक क्षेत्रातील (EU/EEA) प्रत्येक देश आणि युनायटेड किंग्डम (UK) मधील COVID-19 च्या एकत्रित घटनांच्या स्वरूपांचे मूल्यांकन केले आणि त्यांची तुलना चीनच्या हुबेई प्रांतासोबत केली.<text:tab/>"}]}</text:p>
          </table:table-cell>
        </table:table-row>
        <table:table-row table:style-name="ro1">
          <table:table-cell office:value-type="string" calcext:value-type="string">
            <text:p>{"messages": [{"role": "system", "content": "Translate source to target."}, {"role": "user", "content": "<text:tab/>The two types of canine coronavirus (CCoV) (one causing enteritis, the other found in respiratory diseases).<text:tab/>"}, {"role": "assistant", "content": "<text:tab/>दोन प्रकारचे कॅनिन कोरोनाव्हायरस (CCoV) (एकामुळे एंटेरायटीस होतो, तर दुसरा श्वसनासंबंधी आजारास कारणीभूत असतो).<text:tab/>"}]}</text:p>
          </table:table-cell>
        </table:table-row>
        <table:table-row table:style-name="ro1">
          <table:table-cell office:value-type="string" calcext:value-type="string">
            <text:p>{"messages": [{"role": "system", "content": "Translate source to target."}, {"role": "user", "content": "<text:tab/>The same day travel restrictions were eased in Hubei, apart from Wuhan, two months after the lockdown was imposed.The Chinese Ministry of Foreign Affairs announced on 26 March 2020 that entry for visa or residence permit holders would be suspended from 28 March onwards, with no specific details on when this policy will end.<text:tab/>"}, {"role": "assistant", "content": "<text:tab/>त्याच दिवशी हुबेईमध्ये, वुहान व्यतिरिक्त, टाळेबंदी लागू केल्यानंतर दोन महिन्यांनी प्रवासावरील बंधने शिथिल करण्यात आली. 26 मार्चला चीनच्या परराष्ट्र व्यवहार मंत्रालयाने असे जाहीर केलं की व्हिसा किंवा रहिवासी परवाना धारकांची वैधता 28 मार्चनंतर प्रवेश स्थगित करण्यात येईल आणि ही स्थगिती योजना कधी संपुष्टात येईल ह्याविषयी कोणताही विशिष्ट तपशील दिला नाही.<text:tab/>"}]}</text:p>
          </table:table-cell>
        </table:table-row>
        <table:table-row table:style-name="ro1">
          <table:table-cell office:value-type="string" calcext:value-type="string">
            <text:p>{"messages": [{"role": "system", "content": "Translate source to target."}, {"role": "user", "content": "<text:tab/>Damage to the global economy has been felt in China: according to a media report on 16 March, the economy in China was very hard hit in the first two months of 2020 due to the measures taken by the government to curtail virus spread, and retail sales plunged 20.5%.<text:tab/>"}, {"role": "assistant", "content": "<text:tab/>जागतिक अर्थव्यवस्थेला होणारी हानी चीनमध्ये जाणवू लागली आहे,१६ मार्चच्या एका माध्यमाच्या अहवालानुसार चीनच्या अर्थव्यवस्थेवर २०२०च्या पहिल्या दोन महिन्यात चिनी सरकारनी विषाणूचा प्रसार रोखण्यासाठी केलेल्या उपाययोजनांमुळे फार गंभीर परिणाम झाला आहे आणि किरकोळ विक्री २०.५% कमी झाली आहे.<text:tab/>"}]}</text:p>
          </table:table-cell>
        </table:table-row>
        <table:table-row table:style-name="ro1">
          <table:table-cell office:value-type="string" calcext:value-type="string">
            <text:p>{"messages": [{"role": "system", "content": "Translate source to target."}, {"role": "user", "content": "<text:tab/>The 2019 novel HCoV (2019-nCoV), which has subsequently been renamed SARS-CoV-2, is the causative agent of the ongoing epidemic of coronavirus disease 2019 (COVID-19), which has claimed more than 3,120 lives and infected more than 91,000 people as of March 3, 2020.<text:tab/>"}, {"role": "assistant", "content": "<text:tab/>2019 चा नवीन एचसीओव्ही (२०१९-एनसीओव्ही) ज्याचे नंतर SARS-CoV-2 म्हणून नामकरण करण्यात आले, तो कोरोनाव्हायरस आजार २०१९ (कोविड-१९) च्या जारी साथरोगाचा कारक माध्यम होता, ज्याने ३ मार्च २०२० पर्यंत ३,१२० पेक्षा जास्त मृत्यू झाले होते आणि ९१,००० पेक्षा जास्त लोकांना संसर्गित केले होते.<text:tab/>"}]}</text:p>
          </table:table-cell>
        </table:table-row>
        <table:table-row table:style-name="ro1">
          <table:table-cell office:value-type="string" calcext:value-type="string">
            <text:p>{"messages": [{"role": "system", "content": "Translate source to target."}, {"role": "user", "content": "<text:tab/>Presumably, the intermediate animal hosts of SARS-CoV-2 should be among the wildlife species sold and killed at the Huanan Seafood Wholesale Market, with which many of the initial cases of COVID-19 were associated, indicative of a probable animal-to-human transmission event.<text:tab/>"}, {"role": "assistant", "content": "<text:tab/>बहुतकरून सार्स-सीओव्ही-२ चा मध्यस्थ पोशिंदा प्राणी हा वन्यजीव प्रजातीतील असावा जो हुआनन सीफूड होलसेल मार्केट येथे विकला आणि मारला गेला असावा, ज्याच्यासह कोविड-१९ शी संबंधित सुरुवातीच्या प्रकरणांपैकी अनेक प्रकरणे संबंधित आहेत, जे प्राणी-ते-मानव या संक्रमणाच्या घटनेच्या शक्यतेचे दर्शक आहेत.<text:tab/>"}]}</text:p>
          </table:table-cell>
        </table:table-row>
        <table:table-row table:style-name="ro1">
          <table:table-cell office:value-type="string" calcext:value-type="string">
            <text:p>{"messages": [{"role": "system", "content": "Translate source to target."}, {"role": "user", "content": "<text:tab/>South Korea's programme is considered to be a success in controlling the outbreak despite not quarantining entire cities.The South Korean society was initially polarized on President Moon Jae-in's response to the crisis.<text:tab/>"}, {"role": "assistant", "content": "<text:tab/>दक्षिण कोरियाचा कार्यक्रम हा संपूर्ण शहरे विलगीकृत न करता उद्रेक नियंत्रित करण्यामध्ये यशस्वी मानला जातो. सुरुवातीला अध्यक्ष मून जाए-इन ह्यांचा संकटास प्रतिसाद म्हणून दक्षिण कोरियन समाजाचे ध्रुवीकरण केले गेले.<text:tab/>"}]}</text:p>
          </table:table-cell>
        </table:table-row>
        <table:table-row table:style-name="ro1">
          <table:table-cell office:value-type="string" calcext:value-type="string">
            <text:p>{"messages": [{"role": "system", "content": "Translate source to target."}, {"role": "user", "content": "<text:tab/>Nevertheless, the features of SARS-CoV-2 including its transmissibility, pathogenicity and sustainable spreading after passages in humans will be influential on the ultimate fate of the ongoing outbreak of COVID-19.<text:tab/>"}, {"role": "assistant", "content": "<text:tab/>तरीसुद्धा, मानवामध्ये झालेल्या प्रसारानंतर,संक्रामकता, रोगजनकता आणि मानवांमधील शाश्वत प्रसार या वैशिष्ट्यांच्या समावेशासह सार्स-सीओव्ही-२ ची वैशिष्ट्ये कोविड-१९ च्या सध्या सुरू असलेल्या उद्रेकाच्या अंतिम भवितव्यासाठी प्रभावी <text:s/>ठरतील.<text:tab/>"}]}</text:p>
          </table:table-cell>
        </table:table-row>
        <table:table-row table:style-name="ro1">
          <table:table-cell office:value-type="string" calcext:value-type="string">
            <text:p>{"messages": [{"role": "system", "content": "Translate source to target."}, {"role": "user", "content": "<text:tab/>Moreover, the high level of reactive oxygen species (ROS) generated from high metabolic activity of bats could both suppress CoV replication and affects proofreading by exoribonuclease, thus providing the selection pressure for the generation of virus strains highly pathogenic when introduced into a new host.<text:tab/>"}, {"role": "assistant", "content": "<text:tab/>याशिवाय, वटवाघळांच्या उच्च-चयापचय क्रियेपासून उत्पन्न झालेल्या प्रतिक्रियाशील ऑक्सिजन प्रकाराचे (आरओएस) उच्च प्रमाण दोन्हीही सीओव्ही प्रतिकृती क्रियेस दाबतात आणि एक्सोरायबोन्युक्लेजद्वारे प्रुफरिंडीगला परिणामित करते, अशा प्रकारे जेव्हा नवीन पोषकामध्ये प्रवेश केला जातो, तेव्हा विषाणूच्या वंशावळीची उत्पत्ती ही मोठ्या प्रमाणात रोगजनक होण्यासाठी निवड दाब प्रदान करते.<text:tab/>"}]}</text:p>
          </table:table-cell>
        </table:table-row>
        <table:table-row table:style-name="ro1">
          <table:table-cell office:value-type="string" calcext:value-type="string">
            <text:p>{"messages": [{"role": "system", "content": "Translate source to target."}, {"role": "user", "content": "<text:tab/>Several train stations and ferry ports have also been closed.<text:tab/>"}, {"role": "assistant", "content": "<text:tab/>अनेक रेल्वे स्थानके आणि प्रवासी वाहतूक करणाऱ्या बोटींचे धक्के बंद झाले आहेत.<text:tab/>"}]}</text:p>
          </table:table-cell>
        </table:table-row>
        <table:table-row table:style-name="ro1">
          <table:table-cell office:value-type="string" calcext:value-type="string">
            <text:p>{"messages": [{"role": "system", "content": "Translate source to target."}, {"role": "user", "content": "<text:tab/>Coronaviruses vary significantly in risk factor.<text:tab/>"}, {"role": "assistant", "content": "<text:tab/>कोरोना विषाणूंपासून होणाऱ्या धोक्यांमध्ये लक्षणीय भिन्नता असते.<text:tab/>"}]}</text:p>
          </table:table-cell>
        </table:table-row>
        <table:table-row table:style-name="ro1">
          <table:table-cell office:value-type="string" calcext:value-type="string">
            <text:p>{"messages": [{"role": "system", "content": "Translate source to target."}, {"role": "user", "content": "<text:tab/>For clarity, the current knowledge on animal origins of known HCoVs is summarized in Figure ​1 and Table 2.<text:tab/>"}, {"role": "assistant", "content": "<text:tab/>स्पष्टतेसाठी, आकृती १ आणि सारणी २ मध्ये ज्ञात एचसीओव्ही चे प्राणी उत्पत्तीवरील वर्तमान ज्ञान सारांशामध्ये देण्यात आलेले आहे.<text:tab/>"}]}</text:p>
          </table:table-cell>
        </table:table-row>
        <table:table-row table:style-name="ro1">
          <table:table-cell office:value-type="string" calcext:value-type="string">
            <text:p>{"messages": [{"role": "system", "content": "Translate source to target."}, {"role": "user", "content": "<text:tab/>In both cases, the hosts are naturally infected and are the natural hosts of HCoV or its parental virus.<text:tab/>"}, {"role": "assistant", "content": "<text:tab/>दोन्ही प्रकरणांमध्ये, पोशिंदा नैसर्गिकरित्या संक्रमित असतो आणि एचसीओव्हीचा किंवा त्याच्या पालक विषाणूचा नैसर्गिक पोशिंदा असतो.<text:tab/>"}]}</text:p>
          </table:table-cell>
        </table:table-row>
        <table:table-row table:style-name="ro1">
          <table:table-cell office:value-type="string" calcext:value-type="string">
            <text:p>{"messages": [{"role": "system", "content": "Translate source to target."}, {"role": "user", "content": "<text:tab/>On the same day, 215 Canadians (176 from the first plane, and 39 from a second plane chartered by the U.S. government) were evacuated from Wuhan to CFB Trenton to be quarantined for two weeks.<text:tab/>"}, {"role": "assistant", "content": "<text:tab/>त्याच दिवशी कॅनडाचे 215 नागरिक (पहिल्या विमानातून 176 आणि US सरकारच्या भाड्याने दिलेल्या दुसऱ्या विमानाने 39) वुहानहून CFB ट्रेंटनला दोन आठवडे विलग करण्यासाठी हलविण्यात आले.<text:tab/>"}]}</text:p>
          </table:table-cell>
        </table:table-row>
        <table:table-row table:style-name="ro1">
          <table:table-cell office:value-type="string" calcext:value-type="string">
            <text:p>{"messages": [{"role": "system", "content": "Translate source to target."}, {"role": "user", "content": "<text:tab/>The polyprotein has its own proteases which cleave the polyprotein into multiple nonstructural proteins.<text:tab/>"}, {"role": "assistant", "content": "<text:tab/>पॉलीप्रोटीन चे स्वतःचे पॉलीप्रोटीज असतात जे पॉलीप्रोटीनचे विभाजन अनेक असंरचनात्मक प्रथिनांमध्ये करतात.<text:tab/>"}]}</text:p>
          </table:table-cell>
        </table:table-row>
        <table:table-row table:style-name="ro1">
          <table:table-cell office:value-type="string" calcext:value-type="string">
            <text:p>{"messages": [{"role": "system", "content": "Translate source to target."}, {"role": "user", "content": "<text:tab/>The Bharatiya Janata Party's State unit president in West Bengal Dilip Ghosh stated that the Chinese had destroyed nature and 'that's why the God took revenge against them.'<text:tab/>"}, {"role": "assistant", "content": "<text:tab/>पश्चिम बंगालमधील भारतीय जनता पक्षाचे राज्यस्तरीय अध्यक्ष दिलीप घोष यांनी असे विधान केले कि चीनी लोकांनी निसर्गाचा नाश केला होता आणि 'म्हणूनच देवाने त्यांच्या बदला घेतला.'<text:tab/>"}]}</text:p>
          </table:table-cell>
        </table:table-row>
        <table:table-row table:style-name="ro1">
          <table:table-cell office:value-type="string" calcext:value-type="string">
            <text:p>{"messages": [{"role": "system", "content": "Translate source to target."}, {"role": "user", "content": "<text:tab/>Studies have found that an uncovered coughing can lead to droplets travelling up to 4.5 metres (15 feet) to 8.2 metres (27 feet).<text:tab/>"}, {"role": "assistant", "content": "<text:tab/>अभ्यासादरम्यान असे आढळले आहे की तोंड न झाकता खोकल्यामुळे थेंब 4.5 मीटर (15 फूट) ते 8.2 मीटर (27 फूट) प्रवास करू शकतात.<text:tab/>"}]}</text:p>
          </table:table-cell>
        </table:table-row>
        <table:table-row table:style-name="ro1">
          <table:table-cell office:value-type="string" calcext:value-type="string">
            <text:p>{"messages": [{"role": "system", "content": "Translate source to target."}, {"role": "user", "content": "<text:tab/>In chickens, the infectious bronchitis virus (IBV), a coronavirus, targets not only the respiratory tract but also the urogenital tract.<text:tab/>"}, {"role": "assistant", "content": "<text:tab/>कोंबड्यामध्ये, संसर्गजन्य ब्राँकायटीस विषाणू (IBV) या कोरोना विषाणूचा संसर्ग केवळ श्वसन मार्गापुरता नसून मूत्रजनन मार्गदेखील याचे लक्ष्य असते.<text:tab/>"}]}</text:p>
          </table:table-cell>
        </table:table-row>
        <table:table-row table:style-name="ro1">
          <table:table-cell office:value-type="string" calcext:value-type="string">
            <text:p>{"messages": [{"role": "system", "content": "Translate source to target."}, {"role": "user", "content": "<text:tab/>Interestingly, the nucleotide analogue Remdesivir is known to suppress CoV replication through inhibition of this exoribonuclease and the RNA-dependent RNA polymerase.<text:tab/>"}, {"role": "assistant", "content": "<text:tab/>आश्चर्यकारकरितीने, न्यूक्लेओटाइड अॅनालोगी रेमडेसिव्हिर ही सीओव्ही प्रतिकृती करण्याला या एक्सोरिबोन्युक्लेजच्या आणि आरएनए-अवलंंबित आरएनए पॉलिमर्सच्या अवरोधास शमवण्यास ज्ञात आहे.<text:tab/>"}]}</text:p>
          </table:table-cell>
        </table:table-row>
        <table:table-row table:style-name="ro1">
          <table:table-cell office:value-type="string" calcext:value-type="string">
            <text:p>{"messages": [{"role": "system", "content": "Translate source to target."}, {"role": "user", "content": "<text:tab/>Taking over-the-counter cold medications, drinking fluids, and resting may help alleviate symptoms.<text:tab/>"}, {"role": "assistant", "content": "<text:tab/>वैद्यकीय दुकानांत सहज मिळणारी सर्दीची औषधे घेणे, द्रवपदार्थ पिणे आणि विश्रांती घेणे ह्यामुळे लक्षणे कमी होण्यास मदत होऊ शकते.<text:tab/>"}]}</text:p>
          </table:table-cell>
        </table:table-row>
        <table:table-row table:style-name="ro1">
          <table:table-cell office:value-type="string" calcext:value-type="string">
            <text:p>{"messages": [{"role": "system", "content": "Translate source to target."}, {"role": "user", "content": "<text:tab/>Thus, if needed, steroids should be used at low dosage and for a short time in COVID-19 patients.<text:tab/>"}, {"role": "assistant", "content": "<text:tab/>त्यामुळे गरज भासल्यास COVID-19 रूग्णांमध्ये कमी डोसमध्ये आणि अल्प काळासाठी स्टेरॉईड्स वापरले जावे.<text:tab/>"}]}</text:p>
          </table:table-cell>
        </table:table-row>
        <table:table-row table:style-name="ro1">
          <table:table-cell office:value-type="string" calcext:value-type="string">
            <text:p>{"messages": [{"role": "system", "content": "Translate source to target."}, {"role": "user", "content": "<text:tab/>In September 2012, a new type of coronavirus was identified, initially called Novel Coronavirus 2012, and now officially named Middle East respiratory syndrome coronavirus (MERS-CoV).<text:tab/>"}, {"role": "assistant", "content": "<text:tab/>सप्टेंबर 2012 मध्ये, नवीन प्रकारच्या कोरोना विषाणूचा शोध लावण्यात आला, ज्यास सुरुवातीला नॉव्हेल कोरोनाव्हायरस 2012 असे म्हटले गेले, आणि आता अधिकृतपणे त्यास मिडल इस्ट रेस्पिरेटरी सींड्रोम कोरोनाव्हायरस (MERS-CoV) असे नाव देण्यात आले.<text:tab/>"}]}</text:p>
          </table:table-cell>
        </table:table-row>
        <table:table-row table:style-name="ro1">
          <table:table-cell office:value-type="string" calcext:value-type="string">
            <text:p>{"messages": [{"role": "system", "content": "Translate source to target."}, {"role": "user", "content": "<text:tab/>A CNN report indicated that the combination of Italy's large elderly population and inability to test all who have the virus to date may be contributing to the high fatality rate.<text:tab/>"}, {"role": "assistant", "content": "<text:tab/>CNN च्या एका अहवालाने असे सूचित केले की इटलीची वृद्ध लोकांची मोठी लोकसंख्या आणि आजपर्यंत ज्या लोकांना विषाणूचा संसर्ग झाला आहे अशा सर्व लोकांच्या चाचण्या करण्याची असमर्थता ही मोठ्या मृत्युदरास कारणीभूत असू शकते.<text:tab/>"}]}</text:p>
          </table:table-cell>
        </table:table-row>
        <table:table-row table:style-name="ro1">
          <table:table-cell office:value-type="string" calcext:value-type="string">
            <text:p>{"messages": [{"role": "system", "content": "Translate source to target."}, {"role": "user", "content": "<text:tab/>On January 20, the infection of health-care providers was reported, suggesting that human-to-human transmission was possible.<text:tab/>"}, {"role": "assistant", "content": "<text:tab/>20 जानेवारी रोजी आरोग्यसेवा प्रदात्यांना संसर्ग झाल्याची नोंद झाली ज्यामुळे मानवापासून मानवांना संसर्ग होऊ शकतो हे निदर्शनास आले.<text:tab/>"}]}</text:p>
          </table:table-cell>
        </table:table-row>
        <table:table-row table:style-name="ro1">
          <table:table-cell office:value-type="string" calcext:value-type="string">
            <text:p>{"messages": [{"role": "system", "content": "Translate source to target."}, {"role": "user", "content": "<text:tab/>Surgical masks are recommended for those who may be infected, as wearing a mask can limit the volume and travel distance of expiratory droplets dispersed when talking, sneezing, and coughing.<text:tab/>"}, {"role": "assistant", "content": "<text:tab/>ज्यांना संसर्ग झाला असण्याची शक्यता आहे अशांसाठी सर्जिकल मुखवट्यांची शिफारस केली आहे, कारण मुखवटा घातल्याने बोलताना, शिंकताना किंवा खोकताना श्वसनाद्वारे जे थेंब पसरतात त्यांचे प्रमाण आणि प्रवासाचे अंतर मर्यादित ठेवता येते.<text:tab/>"}]}</text:p>
          </table:table-cell>
        </table:table-row>
        <table:table-row table:style-name="ro1">
          <table:table-cell office:value-type="string" calcext:value-type="string">
            <text:p>{"messages": [{"role": "system", "content": "Translate source to target."}, {"role": "user", "content": "<text:tab/>We also review the trend of HCoV evolution in which the increase in transmissibility often comes with the decrease in pathogenicity.<text:tab/>"}, {"role": "assistant", "content": "<text:tab/>तसेच आम्ही एचसीओव्ही उत्क्रांतीच्या कलाचाही आढावा घेतला की ज्यामध्ये जर संक्रामकता वाढली तर रोगजनकता कमी होते.<text:tab/>"}]}</text:p>
          </table:table-cell>
        </table:table-row>
        <table:table-row table:style-name="ro1">
          <table:table-cell office:value-type="string" calcext:value-type="string">
            <text:p>{"messages": [{"role": "system", "content": "Translate source to target."}, {"role": "user", "content": "<text:tab/>Since cases have so far clustered in certain regions in EU/EEA countries and the UK, and hospitals and intensive care units usually serve a defined regional catchment population, information about cases and intensive care beds should preferably be made available at the Nomenclature of territorial units for statistics 2 (NUTS-2) level.<text:tab/>"}, {"role": "assistant", "content": "<text:tab/>प्रकरणे अद्याप EU/EEA देश आणि यूकेच्या काही विशिष्ट प्रदेशांपर्यंतच मर्यादित असल्याने आणि रूग्णालये व सखोल चिकित्सा केंद्रे निश्चित क्षेत्रीय लोकसंख्येला उपचार प्रदान करत असल्याने, प्रकरणांची माहिती व अतिदक्षता चिकित्सा केंद्रांची माहिती शक्यतो आकडेवारी 2 (NUTS-2) स्तरासाठी क्षेत्रीय केंद्रांच्या परिभाषेत उपलब्ध करायला हवी.<text:tab/>"}]}</text:p>
          </table:table-cell>
        </table:table-row>
        <table:table-row table:style-name="ro1">
          <table:table-cell office:value-type="string" calcext:value-type="string">
            <text:p>{"messages": [{"role": "system", "content": "Translate source to target."}, {"role": "user", "content": "<text:tab/>It is therefore not too surprising that bats might transmit HCoV-229E to humans directly.<text:tab/>"}, {"role": "assistant", "content": "<text:tab/>त्यामुळे वटवाघळे ही एचसीओव्ही-२२९ई ला थेट मानवामध्ये संक्रमित करू शकतात यामध्ये आश्चर्यजनक असे काही नाही.<text:tab/>"}]}</text:p>
          </table:table-cell>
        </table:table-row>
        <table:table-row table:style-name="ro1">
          <table:table-cell office:value-type="string" calcext:value-type="string">
            <text:p>{"messages": [{"role": "system", "content": "Translate source to target."}, {"role": "user", "content": "<text:tab/>Three major risk factors for COVID-19 were sex (male), age (≥60), and severe pneumonia.<text:tab/>"}, {"role": "assistant", "content": "<text:tab/>COVID-19 साठी तीन प्रमुख जोखीम घटक लिंग (पुरूष), वय (&gt;60) आणि तीव्र न्यूमोनिया असे होते.<text:tab/>"}]}</text:p>
          </table:table-cell>
        </table:table-row>
        <table:table-row table:style-name="ro1">
          <table:table-cell office:value-type="string" calcext:value-type="string">
            <text:p>{"messages": [{"role": "system", "content": "Translate source to target."}, {"role": "user", "content": "<text:tab/>According to a human volunteer study, healthy individuals infected with HCoV-229E developed mild common cold.<text:tab/>"}, {"role": "assistant", "content": "<text:tab/>मानवी स्वयंसेवकांवर केलेल्या अध्ययनानुसार, एचसीओव्ही-२२९ई ने संक्रमित निरोगी व्यक्तींमध्ये सौम्य सर्दी विकसित झाली आहे.<text:tab/>"}]}</text:p>
          </table:table-cell>
        </table:table-row>
        <table:table-row table:style-name="ro1">
          <table:table-cell office:value-type="string" calcext:value-type="string">
            <text:p>{"messages": [{"role": "system", "content": "Translate source to target."}, {"role": "user", "content": "<text:tab/>Some artists have explored ways to continue to produce and share work over the internet as an alternative to traditional live performance, such as live streaming concerts or creating web-based 'festivals' for artists to perform, distribute, and publicize their work.<text:tab/>"}, {"role": "assistant", "content": "<text:tab/>काही कलाकारांनी पारंपारिक प्रत्यक्ष सादरीकरणाला पर्याय म्हणून इंटरनेटवर कलेची निर्मिती करणे आणि ते सामायिक करणे सुरु ठेवण्यासाठी मार्ग शोधून काढले आहेत, जसे की मैफिलींचे प्रत्यक्ष सादरीकरण किंवा कलाकारांना त्यांचे काम सादर करणे, वितरण करणे आणि प्रसिद्ध करणे यासाठी वेब आधारित 'उत्सवांची' निर्मिती होय.<text:tab/>"}]}</text:p>
          </table:table-cell>
        </table:table-row>
        <table:table-row table:style-name="ro1">
          <table:table-cell office:value-type="string" calcext:value-type="string">
            <text:p>{"messages": [{"role": "system", "content": "Translate source to target."}, {"role": "user", "content": "<text:tab/>On February 18, 2020, Boli Zhang and coworkers published a study to compare western medicine (WM) treatment alone with combined treatment of WM and TCM.<text:tab/>"}, {"role": "assistant", "content": "<text:tab/>18 फेब्रुवारी, 2020 ला बोली झांग आणि सहकाऱ्यांनी WM आणि TCM च्या संयोजित उपचारांसोबत केवळ पश्चिमी औषधांची (WM) तुलना करण्यास एक अध्ययन प्रकाशित केले.<text:tab/>"}]}</text:p>
          </table:table-cell>
        </table:table-row>
        <table:table-row table:style-name="ro1">
          <table:table-cell office:value-type="string" calcext:value-type="string">
            <text:p>{"messages": [{"role": "system", "content": "Translate source to target."}, {"role": "user", "content": "<text:tab/>The cases mostly had links to the Huanan Seafood Wholesale Market and so the virus is thought to have a zoonotic origin.<text:tab/>"}, {"role": "assistant", "content": "<text:tab/>बहुतांश प्रकरणे ही हुनानच्या समुद्री खाद्यपदार्थांच्या घाऊक बाजाराशी निगडित होती आणि म्हणून ह्या विषाणूचे मूळ प्राणिजन्य असल्याचे मानले जाते.<text:tab/>"}]}</text:p>
          </table:table-cell>
        </table:table-row>
        <table:table-row table:style-name="ro1">
          <table:table-cell office:value-type="string" calcext:value-type="string">
            <text:p>{"messages": [{"role": "system", "content": "Translate source to target."}, {"role": "user", "content": "<text:tab/>The exoribonuclease nonstructural protein, for instance, provides extra fidelity to replication by providing a proofreading function which the RNA-dependent RNA polymerase lacks.One of the main functions of the complex is to replicate the viral genome.<text:tab/>"}, {"role": "assistant", "content": "<text:tab/>उदाहरणार्थ एक्झोरायबोन्युक्लीएझ असंरचनात्मक प्रथिन प्रुफरीडींग चे कार्य करुन अधिक अचूक प्रतिरुपणासाठी मदत करते ज्याचा RNA डीपेंडंट RNA पॉलीमरेजमध्ये अभाव असतो. कॉम्प्लेक्सचे महत्वपूर्ण कार्य म्हणजे विषाणूच्या जीनसंचाचे प्रतिरुपण करणे असते.<text:tab/>"}]}</text:p>
          </table:table-cell>
        </table:table-row>
        <table:table-row table:style-name="ro1">
          <table:table-cell office:value-type="string" calcext:value-type="string">
            <text:p>{"messages": [{"role": "system", "content": "Translate source to target."}, {"role": "user", "content": "<text:tab/>Seven trials were evaluating repurposed drugs already approved to treat malaria, including four studies on hydroxychloroquine or chloroquine phosphate.<text:tab/>"}, {"role": "assistant", "content": "<text:tab/>हिवतापावरील उपचारासाठी आधीच मंजूर करण्यात आलेल्या औषधांचा नवीन उद्दिष्टांसाठी उपयोग करण्याचे मूल्यमापन सात चाचण्यांच्या माध्यमातून चालू होते, ज्यामध्ये हायड्रॉक्सीक्लोरोक्विन किंवा क्लोरोक्विन फॉस्फेट वरील चार अभ्यासांचा समावेश आहे.<text:tab/>"}]}</text:p>
          </table:table-cell>
        </table:table-row>
        <table:table-row table:style-name="ro1">
          <table:table-cell office:value-type="string" calcext:value-type="string">
            <text:p>{"messages": [{"role": "system", "content": "Translate source to target."}, {"role": "user", "content": "<text:tab/>In response to the rapidly increasing number of publications on the emerging disease, this article attempts to provide a timely and comprehensive review of the swiftly developing research subject.<text:tab/>"}, {"role": "assistant", "content": "<text:tab/>उद्भवणाऱ्या आजारावरील प्रकाशनांच्या वाढत्या संख्येला प्रतिसाद म्हणून हा लेख विकसित होणाऱ्या संशोधन विषयाचे योग्य वेळी आणि समावेशक पुनरावलोकन प्रदान करण्याचा प्रयत्न करतो.<text:tab/>"}]}</text:p>
          </table:table-cell>
        </table:table-row>
        <table:table-row table:style-name="ro1">
          <table:table-cell office:value-type="string" calcext:value-type="string">
            <text:p>{"messages": [{"role": "system", "content": "Translate source to target."}, {"role": "user", "content": "<text:tab/>It is directly involved in the replication and transcription of RNA from an RNA strand.<text:tab/>"}, {"role": "assistant", "content": "<text:tab/>RNA पट्टापासून RNA प्रतिरुपण आणि प्रतिलेखन करण्यामध्ये याचा थेट सहभाग असतो.<text:tab/>"}]}</text:p>
          </table:table-cell>
        </table:table-row>
        <table:table-row table:style-name="ro1">
          <table:table-cell office:value-type="string" calcext:value-type="string">
            <text:p>{"messages": [{"role": "system", "content": "Translate source to target."}, {"role": "user", "content": "<text:tab/>The SARS epidemic resulted in 8,096 reported cases with 774 deaths, spreading across many countries and continents.<text:tab/>"}, {"role": "assistant", "content": "<text:tab/>सार्सच्या साथरोगाचा परिणाम ७७४ मृत्यूंसह ८,०९६ नोंद झालेल्या प्रकरणांत झाला जो अनेक देश आणि खंडामध्ये पसरला.<text:tab/>"}]}</text:p>
          </table:table-cell>
        </table:table-row>
        <table:table-row table:style-name="ro1">
          <table:table-cell office:value-type="string" calcext:value-type="string">
            <text:p>{"messages": [{"role": "system", "content": "Translate source to target."}, {"role": "user", "content": "<text:tab/>Most HCoVs originated from bats where they are non-pathogenic.<text:tab/>"}, {"role": "assistant", "content": "<text:tab/>बहुतांश एचसीओव्हीची उत्पत्ती वटवाघळांपासून झाली आहे जेथे ती गैर-रोगकारक आहेत.<text:tab/>"}]}</text:p>
          </table:table-cell>
        </table:table-row>
        <table:table-row table:style-name="ro1">
          <table:table-cell office:value-type="string" calcext:value-type="string">
            <text:p>{"messages": [{"role": "system", "content": "Translate source to target."}, {"role": "user", "content": "<text:tab/>MERS-CoV, although related to several bat coronavirus species, appears to have diverged from these several centuries ago.<text:tab/>"}, {"role": "assistant", "content": "<text:tab/>MERS-CoV, जरी विविध बॅट कोरोना विषाणूशी संबंधित असला तरीही त्यांच्यापासून शेकडो वर्षांपासून विलग झाल्याचे दिसून येते.<text:tab/>"}]}</text:p>
          </table:table-cell>
        </table:table-row>
        <table:table-row table:style-name="ro1">
          <table:table-cell office:value-type="string" calcext:value-type="string">
            <text:p>{"messages": [{"role": "system", "content": "Translate source to target."}, {"role": "user", "content": "<text:tab/>Physical distancing measures are also recommended to prevent transmission.Many governments have restricted or advised against all non-essential travel to and from countries and areas affected by the outbreak.<text:tab/>"}, {"role": "assistant", "content": "<text:tab/>संसर्गाला प्रतिबंध करण्यासाठी शारीरिक अंतर राखण्याच्या उपायांची पण शिफारस केलेली आहे. अनेक सरकारांनी जिथे उद्रेक झाला आहे अशा भागांमधून इतर भागांकडे प्रवास करण्यास मर्यादा घातली आहे किंवा प्रवास न करण्याचा सल्ला दिला आहे.<text:tab/>"}]}</text:p>
          </table:table-cell>
        </table:table-row>
        <table:table-row table:style-name="ro1">
          <table:table-cell office:value-type="string" calcext:value-type="string">
            <text:p>{"messages": [{"role": "system", "content": "Translate source to target."}, {"role": "user", "content": "<text:tab/>As the situation is rapidly evolving, the final scope and severity of the outbreak remain to be determined.<text:tab/>"}, {"role": "assistant", "content": "<text:tab/>परिस्थिती वेगाने बदलत असल्याने उद्रेकाची अंतिम स्थिती आणि तीव्रता अद्याप अनिश्चित आहे.<text:tab/>"}]}</text:p>
          </table:table-cell>
        </table:table-row>
        <table:table-row table:style-name="ro1">
          <table:table-cell office:value-type="string" calcext:value-type="string">
            <text:p>{"messages": [{"role": "system", "content": "Translate source to target."}, {"role": "user", "content": "<text:tab/>In the United States, over 244 thousand coronavirus cases were recorded, linking to at least 5,900 deaths.<text:tab/>"}, {"role": "assistant", "content": "<text:tab/>युनायटेड स्टेटमध्ये, २४४ हजारपेक्षा जास्त कोरोनाविषाणू केसेस नोंदवण्यात आल्यास, ज्यापैकी ५,९०० मृत्युना जोडल्या गेल्या.<text:tab/>"}]}</text:p>
          </table:table-cell>
        </table:table-row>
        <table:table-row table:style-name="ro1">
          <table:table-cell office:value-type="string" calcext:value-type="string">
            <text:p>{"messages": [{"role": "system", "content": "Translate source to target."}, {"role": "user", "content": "<text:tab/>In stark contrast, the RBDs of SARS-CoV-2 and RaTG13 are more divergent, albeit a higher degree of sequence homology genome-wide.<text:tab/>"}, {"role": "assistant", "content": "<text:tab/>अटळ सत्याच्या विरोधाभासामध्ये, सार्स-सीओव्ही-२आणि आरएटीजी१३ चे आरबी़डी हे अधिक भिन्न आहेत, तथापि उच्च प्रमाण जिनोम-व्यापी समजातीयता क्रमाचे उच्च प्रमाण आहे.<text:tab/>"}]}</text:p>
          </table:table-cell>
        </table:table-row>
        <table:table-row table:style-name="ro1">
          <table:table-cell office:value-type="string" calcext:value-type="string">
            <text:p>{"messages": [{"role": "system", "content": "Translate source to target."}, {"role": "user", "content": "<text:tab/>As of early April 2020, 103 candidate therapeutics were in preclinical or a stage of Phase I-IV development, with trial results for 29 drug candidates expected during April.<text:tab/>"}, {"role": "assistant", "content": "<text:tab/>एप्रिल 2020 पर्यंत, 103 कँडीडेट थेरॅप्युटिक्स प्रीक्लिनीकल किंवा प्रावस्था I-IV विकास अवस्थेत होते तसेच 29 ड्रग कँडीडेट्स च्या चाचण्यांचे परिणाम एप्रिल महिन्यात अपेक्षित होते.<text:tab/>"}]}</text:p>
          </table:table-cell>
        </table:table-row>
        <table:table-row table:style-name="ro1">
          <table:table-cell office:value-type="string" calcext:value-type="string">
            <text:p>{"messages": [{"role": "system", "content": "Translate source to target."}, {"role": "user", "content": "<text:tab/>Bat CoV-HKU4 and MERS-CoV utilize the same host receptor, dipeptidyl peptidase 4 (DPP4), for virus entry.<text:tab/>"}, {"role": "assistant", "content": "<text:tab/>वटवाघळ सीओव्ही-एचकेयु४ आणि मर्स-सीओव्ही पोशिंदा ग्राही, डायपेप्टिडाईल पेप्टीडेज ४ (डीपीपी४) चा वापर विषाणू प्रवेशासाठी करतात.<text:tab/>"}]}</text:p>
          </table:table-cell>
        </table:table-row>
        <table:table-row table:style-name="ro1">
          <table:table-cell office:value-type="string" calcext:value-type="string">
            <text:p>{"messages": [{"role": "system", "content": "Translate source to target."}, {"role": "user", "content": "<text:tab/>However, CoV can inhibit T cell functions by inducing apoptosis of T cells.<text:tab/>"}, {"role": "assistant", "content": "<text:tab/>मात्र, टी पेशींच्या अपोप्टोसिसला सामील करून सीओव्ही टी पेशी कार्याला रोखू शकतात.<text:tab/>"}]}</text:p>
          </table:table-cell>
        </table:table-row>
        <table:table-row table:style-name="ro1">
          <table:table-cell office:value-type="string" calcext:value-type="string">
            <text:p>{"messages": [{"role": "system", "content": "Translate source to target."}, {"role": "user", "content": "<text:tab/>They are enveloped viruses with a positive-sense single-stranded RNA genome and a nucleocapsid of helical symmetry.<text:tab/>"}, {"role": "assistant", "content": "<text:tab/>या विषाणूला आवरण असून एकेरी धनस्थिती RNA जीनसंच व सर्पिल सममिती असलेले विषाणूप्रथिन कवच असते.<text:tab/>"}]}</text:p>
          </table:table-cell>
        </table:table-row>
        <table:table-row table:style-name="ro1">
          <table:table-cell office:value-type="string" calcext:value-type="string">
            <text:p>{"messages": [{"role": "system", "content": "Translate source to target."}, {"role": "user", "content": "<text:tab/>This is the highest number of fatalities in a day due to the virus.<text:tab/>"}, {"role": "assistant", "content": "<text:tab/>ह्या विषाणू मुळे दिवसभरामध्ये झालेले सर्वाधिक मृत्यु आहेत.<text:tab/>"}]}</text:p>
          </table:table-cell>
        </table:table-row>
        <table:table-row table:style-name="ro1">
          <table:table-cell office:value-type="string" calcext:value-type="string">
            <text:p>{"messages": [{"role": "system", "content": "Translate source to target."}, {"role": "user", "content": "<text:tab/>Evidence to date is that ca 80% of individuals with COVID-19 have a mild disease, i.e. a respiratory tract infection with or without pneumonia, and most of these recover.<text:tab/>"}, {"role": "assistant", "content": "<text:tab/>आतापर्यंतच्या पुराव्यांवरून निदर्शनास आले आहे की COVID-19 ने ग्रस्त 80% व्यक्तींना सौम्य आजार आहेत, म्हणजेच न्यूमोनियासह किंवा त्याशिवाय श्वसननलिकेचा संसर्ग आणि त्यांपैकी बहुतांश लोक बरे झाले आहेत.<text:tab/>"}]}</text:p>
          </table:table-cell>
        </table:table-row>
        <table:table-row table:style-name="ro1">
          <table:table-cell office:value-type="string" calcext:value-type="string">
            <text:p>{"messages": [{"role": "system", "content": "Translate source to target."}, {"role": "user", "content": "<text:tab/>On 14 February, a WHO-led Joint Mission Team with China was activated to provide international and WHO experts on the ground in China to assist in the domestic management and evaluate 'the severity and the transmissibility of the disease' by hosting workshops and meetings with key national-level institutions and to conduct field visits to assess the 'impact of response activities at provincial and county levels, including urban and rural settings'.On 25 February, the WHO declared that 'the world should do more to prepare for a possible coronavirus pandemic,' stating that while it was still too early to call it a pandemic, countries should nonetheless be 'in a phase of preparedness'.<text:tab/>"}, {"role": "assistant", "content": "<text:tab/>१४ फेब्रुवारीला, डब्लूएचओने पुढाकार घेतलेल्या चीनबरोबरच्या एका संयुक्त गटाची आंतरराष्ट्रीय आणि डब्लूएचओ तज्ज्ञ देण्यासाठी सुरुवात करण्यात आली ज्यायोगे चीनमध्ये स्थानिक व्यवस्थापनास मदत होऊ शकेल आणि रोगाची तीव्रता आणि संसर्गाचे कार्यशाळा घेऊन आणि राष्ट्रीय पातळीवरच्या महत्त्वाच्या संस्थांबरोबर बैठक घेऊन मूल्यमापन करता येईल आणि प्रांत आणि देश पातळीवरील शहरी आणि ग्रामीण पद्धतीच्या क्षेत्रास प्रतिसादाच्या कृतींचा परिणाम तपासण्यासाठी भेटी देता येतील. २५ फेब्रुवारीला डब्लूएचओनी जाहीर केलं की ' जगानी शक्य असलेल्या कोरोना विषाणूच्या जागतिक साथीला तोंड देण्यासाठी अजून काम केले पाहिजे' आणि असे म्हटले की जरी ह्यास आत्ताच जागतिक साथीचा रोग म्हणणे घाईचे होत असले तरी देशांनी तयारीच्या अवस्थेत राहावे.<text:tab/>"}]}</text:p>
          </table:table-cell>
        </table:table-row>
        <table:table-row table:style-name="ro1">
          <table:table-cell office:value-type="string" calcext:value-type="string">
            <text:p>{"messages": [{"role": "system", "content": "Translate source to target."}, {"role": "user", "content": "<text:tab/>Cases began to rise sharply, which prompted the Italian government to suspend all flights to and from China and declare a state of emergency.<text:tab/>"}, {"role": "assistant", "content": "<text:tab/>प्रकरणे झपाट्याने वाढू लागल्याने इटालियन सरकारला चीनला जाणारी आणि येणारी सर्व उड्डाणे स्थगित करावी लागली आणि आणीबाणीची स्थिती जाहीर करावी लागली.<text:tab/>"}]}</text:p>
          </table:table-cell>
        </table:table-row>
        <table:table-row table:style-name="ro1">
          <table:table-cell office:value-type="string" calcext:value-type="string">
            <text:p>{"messages": [{"role": "system", "content": "Translate source to target."}, {"role": "user", "content": "<text:tab/>A variety of zoonotic CoVs are circulating in the wild.<text:tab/>"}, {"role": "assistant", "content": "<text:tab/>वन्य जीवांमध्ये विविध प्रकारचे पशूजन्झूय सीओव्नोही हे फिरत असतात.<text:tab/>"}]}</text:p>
          </table:table-cell>
        </table:table-row>
        <table:table-row table:style-name="ro1">
          <table:table-cell office:value-type="string" calcext:value-type="string">
            <text:p>{"messages": [{"role": "system", "content": "Translate source to target."}, {"role": "user", "content": "<text:tab/>Based on the experience from Italy, countries, hospitals and intensive care units should increase their preparedness for a surge of patients with COVID-19 who will require healthcare, and in particular intensive care.<text:tab/>"}, {"role": "assistant", "content": "<text:tab/>इटलीच्या अनुभवाच्या आधारे, देश, रूग्णालये आणि सखोल चिकित्सा केंद्रांनी COVID-19 ने ग्रस्त रूग्णांच्या वेगाने वाढत्या संख्येसाठी आपली तयारी वाढवली पाहिजे, ज्यांना आरोग्य निगा आणि विशेषत: अति-दक्षता उपचार आवश्यक असतील.<text:tab/>"}]}</text:p>
          </table:table-cell>
        </table:table-row>
        <table:table-row table:style-name="ro1">
          <table:table-cell office:value-type="string" calcext:value-type="string">
            <text:p>{"messages": [{"role": "system", "content": "Translate source to target."}, {"role": "user", "content": "<text:tab/>To conclude, we hope more direct evidence coming up and call for readers to provide their comments.<text:tab/>"}, {"role": "assistant", "content": "<text:tab/>समाप्त करण्यासाठी, आम्हाला आशा आहे की अधिक थेट पुरावे वाचकांसाठी त्यांच्या टिप्पण्या देण्यासाठी येतील.<text:tab/>"}]}</text:p>
          </table:table-cell>
        </table:table-row>
        <table:table-row table:style-name="ro1">
          <table:table-cell office:value-type="string" calcext:value-type="string">
            <text:p>{"messages": [{"role": "system", "content": "Translate source to target."}, {"role": "user", "content": "<text:tab/>Individuals may apply social distancing methods by staying at home, limiting travel, avoiding crowded areas, using no-contact greetings, and physically distancing themselves from others.<text:tab/>"}, {"role": "assistant", "content": "<text:tab/>लोकं सामाजिक अंतरण ही पद्धत घरी राहून, प्रवास मर्यादित करून, गर्दीची ठिकाणे टाळून, अभिवादन करताना स्पर्श न करून आणि इतरांपासून शारीरिक अंतर ठेऊन अंमलात आणू शकतात.<text:tab/>"}]}</text:p>
          </table:table-cell>
        </table:table-row>
        <table:table-row table:style-name="ro1">
          <table:table-cell office:value-type="string" calcext:value-type="string">
            <text:p>{"messages": [{"role": "system", "content": "Translate source to target."}, {"role": "user", "content": "<text:tab/>Diagnosing the confirmed case should base on suspected case with any one item of pathogenic or serological evidence as following: (1) real-time PCR test positive for SARS-CoV-2; (2) viral whole genome sequencing showing high homogeneity to the known novel coronaviruses; (3) positive for the specific IgM antibody and IgG antibody to SARS-CoV-2 in serum test; or a change of the SARS-CoV-2-specific IgG antibody from negative to positive, or titer rising ≥4 times in the recovery phase above that in the acute phase.<text:tab/>"}, {"role": "assistant", "content": "<text:tab/>पुष्टी केलेल्य केसेचे निदान करणे हे जसे पुढे देण्यात आले आहे त्याप्रमाणे रोगजनक किंवा सेरोलॉजील पुरावाच्या पैकी कोणत्याही एका घटकासह असलेल्या संशयित केसेसच्या आधारावर असावे : (1) SARS-CoV-2 साठी रियल टाइम PCR चाचणी सकारात्मक असावी; (2) ज्ञात नोवेल कोरोनाविषाणूला उच्च सजातियता दाखवणारा विषाणूज्नय संपूर्ण जनुकीय क्रम; (3) सिरम चाचणीमध्ये SARS-CoV-2 ला विशिष्ट IgM प्रतिपिंडे आणि IgG प्रतिपिंडे साठी सकारात्मक; किंवा SARS-CoV-2-विशिष्ट IgG प्रतिपिंडाचा नकारात्मकातून सकारात्मकाकडे बदल, किंवा तीव्र टप्प्यामध्ये बरे होण्याच्या टप्प्यामध्ये टिटर वाढणे ≥4 पट.<text:tab/>"}]}</text:p>
          </table:table-cell>
        </table:table-row>
        <table:table-row table:style-name="ro1">
          <table:table-cell office:value-type="string" calcext:value-type="string">
            <text:p>{"messages": [{"role": "system", "content": "Translate source to target."}, {"role": "user", "content": "<text:tab/>Eight of these doctors, including Li Wenliang, were admonished by the police for spreading false rumours, and another, Ai Fen, was reprimanded by her superiors for raising the alarm.<text:tab/>"}, {"role": "assistant", "content": "<text:tab/>ह्यापैकी ली वेनलिंगसह आठ डॉक्टरांना पोलिसांनी खोट्या अफवा पसरवण्याबद्दल इशारा दिला होता आणि आणखी एक म्हणजेच आई फेन हिला तिच्या वरिष्ठांनी असा इशारा दिल्याबद्दल सक्त ताकीद दिली होती.<text:tab/>"}]}</text:p>
          </table:table-cell>
        </table:table-row>
        <table:table-row table:style-name="ro1">
          <table:table-cell office:value-type="string" calcext:value-type="string">
            <text:p>{"messages": [{"role": "system", "content": "Translate source to target."}, {"role": "user", "content": "<text:tab/>The WHO was informed on the same day.<text:tab/>"}, {"role": "assistant", "content": "<text:tab/>त्याच दिवशी WHO ला कळविण्यात आले.<text:tab/>"}]}</text:p>
          </table:table-cell>
        </table:table-row>
        <table:table-row table:style-name="ro1">
          <table:table-cell office:value-type="string" calcext:value-type="string">
            <text:p>{"messages": [{"role": "system", "content": "Translate source to target."}, {"role": "user", "content": "<text:tab/>When this chest pain started?<text:tab/>"}, {"role": "assistant", "content": "<text:tab/>हे छातीचे दुखणे केव्हा सुरू झाले?<text:tab/>"}]}</text:p>
          </table:table-cell>
        </table:table-row>
        <table:table-row table:style-name="ro1">
          <table:table-cell office:value-type="string" calcext:value-type="string">
            <text:p>{"messages": [{"role": "system", "content": "Translate source to target."}, {"role": "user", "content": "<text:tab/>Shia shrines in Qom remained open to pilgrims until 16 March 2020.Iran became a centre of the spread of the virus after China during February.<text:tab/>"}, {"role": "assistant", "content": "<text:tab/>कोममध्ये 16 march 2020 पर्यंत शिया धर्मियांची पवित्र समाधीस्थळे यात्रेकरूंसाठी उघडी होती. फेब्रुवारीमध्ये इराण हे चीननंतर विषाणूच्या प्रसाराचे एक केंद्र बनले.<text:tab/>"}]}</text:p>
          </table:table-cell>
        </table:table-row>
        <table:table-row table:style-name="ro1">
          <table:table-cell office:value-type="string" calcext:value-type="string">
            <text:p>{"messages": [{"role": "system", "content": "Translate source to target."}, {"role": "user", "content": "<text:tab/>Long-term intervention to suppress the pandemic causes social and economic costs.<text:tab/>"}, {"role": "assistant", "content": "<text:tab/>साथीच्या रोगाचा प्रसार रोखून किंवा दाबून ठेवण्यासाठी जास्त काळ हस्तक्षेप केल्याने आर्थिक आणि सामाजिक नुकसान होते.<text:tab/>"}]}</text:p>
          </table:table-cell>
        </table:table-row>
        <table:table-row table:style-name="ro1">
          <table:table-cell office:value-type="string" calcext:value-type="string">
            <text:p>{"messages": [{"role": "system", "content": "Translate source to target."}, {"role": "user", "content": "<text:tab/>I've very concerned of this chest pain<text:tab/>"}, {"role": "assistant", "content": "<text:tab/>मला या छातीच्या दुखण्याची खूपच चिंता वाटत आहे<text:tab/>"}]}</text:p>
          </table:table-cell>
        </table:table-row>
        <table:table-row table:style-name="ro1">
          <table:table-cell office:value-type="string" calcext:value-type="string">
            <text:p>{"messages": [{"role": "system", "content": "Translate source to target."}, {"role": "user", "content": "<text:tab/>US authorities have also been accused of diverting aid meant for other nations to their own country.<text:tab/>"}, {"role": "assistant", "content": "<text:tab/>यूएस अधिकाऱ्यांवर असाही आरोप केला जात आहे की त्यांनी इतर देशांसाठी असलेली मदत स्वतःच्या देसाहत वळवली.<text:tab/>"}]}</text:p>
          </table:table-cell>
        </table:table-row>
        <table:table-row table:style-name="ro1">
          <table:table-cell office:value-type="string" calcext:value-type="string">
            <text:p>{"messages": [{"role": "system", "content": "Translate source to target."}, {"role": "user", "content": "<text:tab/>The detection of SARS-CoV-2 RNA via reverse-transcriptase polymerase chain reaction (RT-PCR) was used as the major criteria for the diagnosis of COVID-19.<text:tab/>"}, {"role": "assistant", "content": "<text:tab/>रिव्हर्स-ट्रान्सक्रिप्टेस पॉलीमरेज चेन प्रतिक्रिया (आरटी-पीसीआर) द्वारे SARS-CoV-2 आरएनएची ओळख पटवण्याला COVID-19 च्या निदानासाठी मुख्य निकष म्हणून वापरण्यात आले होते.<text:tab/>"}]}</text:p>
          </table:table-cell>
        </table:table-row>
        <table:table-row table:style-name="ro1">
          <table:table-cell office:value-type="string" calcext:value-type="string">
            <text:p>{"messages": [{"role": "system", "content": "Translate source to target."}, {"role": "user", "content": "<text:tab/>Emerging infectious disease – Infectious disease of emerging pathogen, often novel in its outbreak range or transmission mode<text:tab/>"}, {"role": "assistant", "content": "<text:tab/>उद्‍भवणारा संसर्गजन्य रोग - उदय होणाऱ्या रोगजंतूंचा संसर्गजन्य रोग, बऱ्याचदा त्याची उद्रेकाची श्रेणी किंवा प्रसाराची पद्धत अकल्पित असते<text:tab/>"}]}</text:p>
          </table:table-cell>
        </table:table-row>
        <table:table-row table:style-name="ro1">
          <table:table-cell office:value-type="string" calcext:value-type="string">
            <text:p>{"messages": [{"role": "system", "content": "Translate source to target."}, {"role": "user", "content": "<text:tab/>Kimberly-Clark, which makes Kleenex Toilet Tissue, and Solaris Paper which makes Sorbent, emphasized they were working 24/7 to maintain the supply, according to the News.com.au report.<text:tab/>"}, {"role": "assistant", "content": "<text:tab/>News.com.au च्या अहवालानुसार Kimberly-Clark, जे Kleenex Toilet Tissue तयार करतात, आणि Solaris Paper जे Sorbent तयार करतात, यांनी भर दिला की ते पुरवठा सुरळीत राखण्यासाठी ते 24/7 काम करत आहेत.<text:tab/>"}]}</text:p>
          </table:table-cell>
        </table:table-row>
        <table:table-row table:style-name="ro1">
          <table:table-cell office:value-type="string" calcext:value-type="string">
            <text:p>{"messages": [{"role": "system", "content": "Translate source to target."}, {"role": "user", "content": "<text:tab/>The Austrian government mandated that everyone entering a grocery store must wear a face mask.<text:tab/>"}, {"role": "assistant", "content": "<text:tab/>ऑस्ट्रियन सरकारने किराणा मालाच्या दुकानात जाताना चेहऱ्यावर मुखवटा घालणे अनिवार्य केले आहे.<text:tab/>"}]}</text:p>
          </table:table-cell>
        </table:table-row>
        <table:table-row table:style-name="ro1">
          <table:table-cell office:value-type="string" calcext:value-type="string">
            <text:p>{"messages": [{"role": "system", "content": "Translate source to target."}, {"role": "user", "content": "<text:tab/>Based on these, Gilead has provided the compound to China to conduct a pair of trials on SARS-CoV-2-infected individuals, and the results are highly anticipated.<text:tab/>"}, {"role": "assistant", "content": "<text:tab/>यावर विसंबून, जिलीडने SARS-CoV-2 ने ग्रस्त रूग्णांवर चाचण्या करण्यास चीनला हे घटक पुरवले आणि आलेले निष्कर्ष खूपच आशादायक होते.<text:tab/>"}]}</text:p>
          </table:table-cell>
        </table:table-row>
        <table:table-row table:style-name="ro1">
          <table:table-cell office:value-type="string" calcext:value-type="string">
            <text:p>{"messages": [{"role": "system", "content": "Translate source to target."}, {"role": "user", "content": "<text:tab/>As of 22 February, among 9,336 followers of the church, 1,261 or about 13% reported symptoms.South Korea declared the highest level of alert on 23 February 2020.<text:tab/>"}, {"role": "assistant", "content": "<text:tab/>22 फेब्रुवारीपर्यंत चर्चच्या 9336 अनुयायांपैकी 1261 जणांमध्ये म्हणजेच अंदाजे 13% जणांमध्ये लक्षणे दिसली. दक्षिण कोरियाने 23 फेब्रुवारी 2020 ला सर्वोच्च पातळीवरील इशारा दिला.<text:tab/>"}]}</text:p>
          </table:table-cell>
        </table:table-row>
        <table:table-row table:style-name="ro1">
          <table:table-cell office:value-type="string" calcext:value-type="string">
            <text:p>{"messages": [{"role": "system", "content": "Translate source to target."}, {"role": "user", "content": "<text:tab/>Globalization and disease – Overview of globalization and disease transmission<text:tab/>"}, {"role": "assistant", "content": "<text:tab/>जागतिकीकरण आणि रोग - जागतिकीकरण आणि रोगाचा प्रसार यांचा आढावा<text:tab/>"}]}</text:p>
          </table:table-cell>
        </table:table-row>
        <table:table-row table:style-name="ro1">
          <table:table-cell office:value-type="string" calcext:value-type="string">
            <text:p>{"messages": [{"role": "system", "content": "Translate source to target."}, {"role": "user", "content": "<text:tab/>At least 12 sitting or former Iranian politicians and government officials had died from the disease by 17 March.<text:tab/>"}, {"role": "assistant", "content": "<text:tab/>१७ मार्च पर्यंत कमीतकमी १२ सध्याचे किंवा माजी इराणी राजकारणी आणि सरकारी अधिकारी मरण पावले.<text:tab/>"}]}</text:p>
          </table:table-cell>
        </table:table-row>
        <table:table-row table:style-name="ro1">
          <table:table-cell office:value-type="string" calcext:value-type="string">
            <text:p>{"messages": [{"role": "system", "content": "Translate source to target."}, {"role": "user", "content": "<text:tab/>It is therefore impossible to sacrifice all camels for the control of MERS, as what was done in wild animal markets in China to prevent the spreading of SARS-CoV and SARS-CoV-2.<text:tab/>"}, {"role": "assistant", "content": "<text:tab/>सार्स-सीओव्ही आणि सार्स-सीओव्ही-२ च्या प्रसाराला रोखण्यासाठी चीनच्या वन्य जीव बाजारपेठामध्ये जे करण्यात आले तसे, मर्स च्या नियंत्रणासाठी सर्व उंटांचे बलिदान देणे अशक्य आहे.<text:tab/>"}]}</text:p>
          </table:table-cell>
        </table:table-row>
        <table:table-row table:style-name="ro1">
          <table:table-cell office:value-type="string" calcext:value-type="string">
            <text:p>{"messages": [{"role": "system", "content": "Translate source to target."}, {"role": "user", "content": "<text:tab/>This is because outside the human body, the virus is killed by household soap, which bursts its protective bubble.<text:tab/>"}, {"role": "assistant", "content": "<text:tab/>ह्याचे कारण असं की मानवी शरीराबाहेर हा विषाणू घरगुती साबणाने मरतो कारण घरगुती साबण त्याचे संरक्षक वेष्टण फोडतो.<text:tab/>"}]}</text:p>
          </table:table-cell>
        </table:table-row>
        <table:table-row table:style-name="ro1">
          <table:table-cell office:value-type="string" calcext:value-type="string">
            <text:p>{"messages": [{"role": "system", "content": "Translate source to target."}, {"role": "user", "content": "<text:tab/>The CDC recommends that people wash hands often with soap and water for at least twenty seconds, especially after going to the toilet or when hands are visibly dirty; before eating; and after blowing one's nose, coughing, or sneezing.<text:tab/>"}, {"role": "assistant", "content": "<text:tab/>CDC ने अशी शिफारस केली आहे की लोकांनी वारंवार साबणाने आणि पाण्याने कमीत-कमी वीस सेकंद हात धुवावेत, विशेषतः शौचास जाऊन आल्यावर किंवा हात डोळ्यांना मलीन दिसत असल्यास, खाण्यापूर्वी आणि नाक शिंकरल्यावर, खोकताना किंवा शिंकल्यावर हात धुवावेत.<text:tab/>"}]}</text:p>
          </table:table-cell>
        </table:table-row>
        <table:table-row table:style-name="ro1">
          <table:table-cell office:value-type="string" calcext:value-type="string">
            <text:p>{"messages": [{"role": "system", "content": "Translate source to target."}, {"role": "user", "content": "<text:tab/>Rapidly increasing cumulative incidence of coronavirus disease (COVID-19) in the European Union/European Economic Area and the United Kingdom, 1 January to 15 March 2020<text:tab/>"}, {"role": "assistant", "content": "<text:tab/>युरोपियन युनियन/युरोपियन आर्थिक क्षेत्र आणि युनायटेड किंग्डममध्ये <text:s/>कोरोनाविषाणू आजाराच्या (COVID-19) एकत्रित घटना, 1 जानेवारी ते 15 मार्च 2020 दरम्यान वेगाने वाढत आहेत.<text:tab/>"}]}</text:p>
          </table:table-cell>
        </table:table-row>
        <table:table-row table:style-name="ro1">
          <table:table-cell office:value-type="string" calcext:value-type="string">
            <text:p>{"messages": [{"role": "system", "content": "Translate source to target."}, {"role": "user", "content": "<text:tab/>The high-throughput automated systems in many clinical laboratories will be able to perform these assays but their availability will depend on the rate of production for each system.<text:tab/>"}, {"role": "assistant", "content": "<text:tab/>बऱ्याच क्लिनिकल प्रयोगशाळांत विशिष्ट कालावधीत काही प्रक्रिया करुन तयार केलेल्या मोठ्या प्रमाणावरील ऑटोमेटेड प्रणाली ह्या तपासण्या करण्यास सक्षम असतील परंतु त्यांची उपलब्धता प्रत्येक प्रणालीसाठीच्या उत्पादनाच्या दरावर अवलंबून असेल.<text:tab/>"}]}</text:p>
          </table:table-cell>
        </table:table-row>
        <table:table-row table:style-name="ro1">
          <table:table-cell office:value-type="string" calcext:value-type="string">
            <text:p>{"messages": [{"role": "system", "content": "Translate source to target."}, {"role": "user", "content": "<text:tab/>The average time from onset to death was 9.5 (4.8-13) days.<text:tab/>"}, {"role": "assistant", "content": "<text:tab/>लागण ते मृत्यूपर्यंतचा सरासरी कालावधी 9.5 (4.8-13) दिवस होता.<text:tab/>"}]}</text:p>
          </table:table-cell>
        </table:table-row>
        <table:table-row table:style-name="ro1">
          <table:table-cell office:value-type="string" calcext:value-type="string">
            <text:p>{"messages": [{"role": "system", "content": "Translate source to target."}, {"role": "user", "content": "<text:tab/>People have tested positive for the disease up to three days before onset of symptoms suggesting transmission is possible before developing significant symptoms.<text:tab/>"}, {"role": "assistant", "content": "<text:tab/>लक्षणे दिसू लागण्याच्या तीन दिवस आधी लोकांच्या चाचण्या सकारात्मक आल्या आहे आणि ह्यावरून असे सूचित होते की मोठ्या प्रमाणावर लक्षणे दिसण्यापूर्वीदेखील संसर्ग होणे शक्य आहे.<text:tab/>"}]}</text:p>
          </table:table-cell>
        </table:table-row>
        <table:table-row table:style-name="ro1">
          <table:table-cell office:value-type="string" calcext:value-type="string">
            <text:p>{"messages": [{"role": "system", "content": "Translate source to target."}, {"role": "user", "content": "<text:tab/>The virus can spread to different organs throughout the chicken.<text:tab/>"}, {"role": "assistant", "content": "<text:tab/>हा विषाणू कोंबड्यांच्या शरीरात विविध अवयवांपर्यंत पसरतो.<text:tab/>"}]}</text:p>
          </table:table-cell>
        </table:table-row>
        <table:table-row table:style-name="ro1">
          <table:table-cell office:value-type="string" calcext:value-type="string">
            <text:p>{"messages": [{"role": "system", "content": "Translate source to target."}, {"role": "user", "content": "<text:tab/>The authorities also announced the construction of a temporary hospital, Huoshenshan Hospital, which was completed in 10 days.<text:tab/>"}, {"role": "assistant", "content": "<text:tab/>अधिकाऱ्यांनी हुशेनशान हॉस्पिटल नावाच्या तात्पुरत्या रुग्णालयाचे बांधकाम देखील जाहीर केले जे 10 दिवसांत पूर्ण करण्यात आले.<text:tab/>"}]}</text:p>
          </table:table-cell>
        </table:table-row>
        <table:table-row table:style-name="ro1">
          <table:table-cell office:value-type="string" calcext:value-type="string">
            <text:p>{"messages": [{"role": "system", "content": "Translate source to target."}, {"role": "user", "content": "<text:tab/>Intriguingly, sera of convalescent SARS patients were capable of neutralizing WIV1.<text:tab/>"}, {"role": "assistant", "content": "<text:tab/>रोचक तथ्य म्हणजे, आजारातून उठलेल्या सार्स रुग्णाचे रक्तजल डब्ल्यूआयव्ही१ ला उदासीन करण्यास सक्षम होते.<text:tab/>"}]}</text:p>
          </table:table-cell>
        </table:table-row>
        <table:table-row table:style-name="ro1">
          <table:table-cell office:value-type="string" calcext:value-type="string">
            <text:p>{"messages": [{"role": "system", "content": "Translate source to target."}, {"role": "user", "content": "<text:tab/>To further alleviate the shortage, Coles ordered bigger packages from suppliers and increased delivery frequency, Woolworths ordered extra stock, while ALDI made stocks for a planned Wednesday special available early.<text:tab/>"}, {"role": "assistant", "content": "<text:tab/>तुटवड्याला आणखी कमी करण्यास, Coles ने पुरवठादारांकडून मोठ्या पॅकेजची ऑर्डर दिली आणि वितरण वारंवारचा वाढवली. Woolworths ने अतिरिक्त साठ्याची ऑर्डर दिली, तर ALDI ने नियोजित बुधवारासाठी लवकर उपलब्धता करून दिली.<text:tab/>"}]}</text:p>
          </table:table-cell>
        </table:table-row>
        <table:table-row table:style-name="ro1">
          <table:table-cell office:value-type="string" calcext:value-type="string">
            <text:p>{"messages": [{"role": "system", "content": "Translate source to target."}, {"role": "user", "content": "<text:tab/>There are two types of canine coronavirus (CCoV), one that causes mild gastrointestinal disease and one that has been found to cause respiratory disease.<text:tab/>"}, {"role": "assistant", "content": "<text:tab/>दोन प्रकारचे कॅनिन कोरोना विषाणू असतात(CCoV) एक अन्ननलिकेच्या सौम्य आजारास कारणीभूत असतो आणि दुसऱ्यामुळे श्वसनाचे आजार होत असल्याचे दिसून येते.<text:tab/>"}]}</text:p>
          </table:table-cell>
        </table:table-row>
        <table:table-row table:style-name="ro1">
          <table:table-cell office:value-type="string" calcext:value-type="string">
            <text:p>{"messages": [{"role": "system", "content": "Translate source to target."}, {"role": "user", "content": "<text:tab/>While intact ORF4 could be observed in bat and camel viruses related to HCoV-229E, the alpaca alpha-CoV displays a single nucleotide insertion, resulting in a frameshift.<text:tab/>"}, {"role": "assistant", "content": "<text:tab/>एकसंघ ओआरएफ४ हा एचसीओसी-२२९ई शी संबंधित वटवाघळ आणि उंटाच्या विषाणूमध्ये आढळून येऊ शकतो, अल्पाका अल्फा-सीओव्ही एकल न्यूक्लेओटाईड समावेशनाला दर्शविते, जी फ्रेमशिफ्टमध्ये परिणामित होते.<text:tab/>"}]}</text:p>
          </table:table-cell>
        </table:table-row>
        <table:table-row table:style-name="ro1">
          <table:table-cell office:value-type="string" calcext:value-type="string">
            <text:p>{"messages": [{"role": "system", "content": "Translate source to target."}, {"role": "user", "content": "<text:tab/>Some countries in Africa have also seen a rise in anti-Chinese sentiment.<text:tab/>"}, {"role": "assistant", "content": "<text:tab/>अफ्रिकेतील काही देशांमध्ये सुद्धा चीन विरोधी भावनांमध्ये वाढ दिसून आली.<text:tab/>"}]}</text:p>
          </table:table-cell>
        </table:table-row>
        <table:table-row table:style-name="ro1">
          <table:table-cell office:value-type="string" calcext:value-type="string">
            <text:p>{"messages": [{"role": "system", "content": "Translate source to target."}, {"role": "user", "content": "<text:tab/>These camels serve as an important tool for transportation as well as a main source of meat, milk, leather and wool products for the local people.<text:tab/>"}, {"role": "assistant", "content": "<text:tab/>हे उंट वाहतुकीचे महत्त्वाचे साधन असून त्याचबरोबर ते स्थानिक लोकांंसाठी मांस, दूध, कातडे आणि लोकर उत्पादने यांचा मुख्य स्त्रोत राहिला आहे.<text:tab/>"}]}</text:p>
          </table:table-cell>
        </table:table-row>
        <table:table-row table:style-name="ro1">
          <table:table-cell office:value-type="string" calcext:value-type="string">
            <text:p>{"messages": [{"role": "system", "content": "Translate source to target."}, {"role": "user", "content": "<text:tab/>However, their work also needs update according to the latest Diagnosis and Treatment Guidelines for COVID-19 (Trial seventh version) and recently studies.<text:tab/>"}, {"role": "assistant", "content": "<text:tab/>तथापि, त्याच्या कामाला देखील COVID-19 (चाचणी सातवी आवृत्ती) आणि अलिकडील अभ्यासाच्या नवीनतम निदान आणि उपचार मार्गदर्शक तत्वांच्या नुसार अद्यतनित करण्याची गरज आहे.<text:tab/>"}]}</text:p>
          </table:table-cell>
        </table:table-row>
        <table:table-row table:style-name="ro1">
          <table:table-cell office:value-type="string" calcext:value-type="string">
            <text:p>{"messages": [{"role": "system", "content": "Translate source to target."}, {"role": "user", "content": "<text:tab/>Coronaviruses can cause colds with major symptoms, such as fever, and a sore throat from swollen adenoids.<text:tab/>"}, {"role": "assistant", "content": "<text:tab/>कोरोना विषाणूमुळे होणाऱ्या सर्दीमध्ये प्रमुख लक्षणे असतात ताप आणि घशातील लसिका ग्रंथीवर सूज आल्यामुळे होणारी घशाची खवखव.<text:tab/>"}]}</text:p>
          </table:table-cell>
        </table:table-row>
        <table:table-row table:style-name="ro1">
          <table:table-cell office:value-type="string" calcext:value-type="string">
            <text:p>{"messages": [{"role": "system", "content": "Translate source to target."}, {"role": "user", "content": "<text:tab/>A study published by the US Center for Disease Control and Prevention has concluded that it may be 5.7.<text:tab/>"}, {"role": "assistant", "content": "<text:tab/>युएसच्या रोग नियंत्रण आणि प्रतिबंध केंद्राने प्रसिद्ध केलेल्या अभ्यासानुसार तो 5.7 असू शकतो असा निष्कर्ष काढला आहे.<text:tab/>"}]}</text:p>
          </table:table-cell>
        </table:table-row>
        <table:table-row table:style-name="ro1">
          <table:table-cell office:value-type="string" calcext:value-type="string">
            <text:p>{"messages": [{"role": "system", "content": "Translate source to target."}, {"role": "user", "content": "<text:tab/>However, it is more pathogenic than community-acquired HCoVs and less pathogenic than SARS-CoV or MERS-CoV.<text:tab/>"}, {"role": "assistant", "content": "<text:tab/>तथापि, ते समुदायापासून मिळणाऱ्या एचसीओव्हीपेक्षा जास्त रोगजनक आहे आणि सार्स-सीओव्ही किंवा मर्स-सीओव्हीपेक्षा कमी रोगजनक आहे.<text:tab/>"}]}</text:p>
          </table:table-cell>
        </table:table-row>
        <table:table-row table:style-name="ro1">
          <table:table-cell office:value-type="string" calcext:value-type="string">
            <text:p>{"messages": [{"role": "system", "content": "Translate source to target."}, {"role": "user", "content": "<text:tab/>At least 52 thousand deaths were linked to COVID-19, the disease caused by the coronavirus.<text:tab/>"}, {"role": "assistant", "content": "<text:tab/>कमीत कमी ५२ हजार मृत्यु हे COVID-१९, कोरोनाविषाणूद्वारे कारणीभूत होणारा आजाराशी, जोडले गेले.<text:tab/>"}]}</text:p>
          </table:table-cell>
        </table:table-row>
        <table:table-row table:style-name="ro1">
          <table:table-cell office:value-type="string" calcext:value-type="string">
            <text:p>{"messages": [{"role": "system", "content": "Translate source to target."}, {"role": "user", "content": "<text:tab/>Four of these coronaviruses continually circulate in the human population and produce the generally mild symptoms of the common cold in adults and children worldwide: -OC43, -HKU1, HCoV-229E, -NL63.<text:tab/>"}, {"role": "assistant", "content": "<text:tab/>यापैकी चार कोरोना विषाणू सतत संपूर्ण जगभरातील मानवी लोकसंख्येत पसरत असतात आणि प्रौढ व्यक्ती आणि बालकांमध्ये सामान्यपणे सर्दीची सौम्य लक्षणे निर्माण करतातः -OC43, -HKU1, -HCoV-229E, -NL63.<text:tab/>"}]}</text:p>
          </table:table-cell>
        </table:table-row>
        <table:table-row table:style-name="ro1">
          <table:table-cell office:value-type="string" calcext:value-type="string">
            <text:p>{"messages": [{"role": "system", "content": "Translate source to target."}, {"role": "user", "content": "<text:tab/>As of April 7, 2020, only a single test has been approved by the FDA under an emergency use authorization.In late March 2020, Euroimmun Medical Laboratory Diagnostics and Epitope Diagnostics received European approvals for their test kits, which can detect IgG and IgA antibodies against the virus in blood samples.<text:tab/>"}, {"role": "assistant", "content": "<text:tab/>7 एप्रिल 2020 पर्यंत आपत्कालीन वापराच्या अधिकृततेअंतर्गत एफडीएने केवळ एका चाचणीला मंजूरी दिली आहे. मार्च 2020 च्या शेवटी युरोईमुन मेडिकल लॅबोरटरी डायग्नोस्टिक्स आणि एपिटोम डायग्नोस्टिक्स यांना त्यांच्या चाचणीच्या संचांसाठी युरोपिय समूदायाकडून मंजुरी मिळाली, ज्याद्वारे रक्त नमुन्यातील व्हायरसच्या पार्श्वभूमीवर आयजीजी आणि आयजीए प्रतिजैविके शोधून काढली जाऊ शकतात.<text:tab/>"}]}</text:p>
          </table:table-cell>
        </table:table-row>
        <table:table-row table:style-name="ro1">
          <table:table-cell office:value-type="string" calcext:value-type="string">
            <text:p>{"messages": [{"role": "system", "content": "Translate source to target."}, {"role": "user", "content": "<text:tab/>Zoonotic origins of human coronaviruses<text:tab/>"}, {"role": "assistant", "content": "<text:tab/>मानवी कोरोनाव्हायरसच्या पशूजन्य आजाराचे मूळ<text:tab/>"}]}</text:p>
          </table:table-cell>
        </table:table-row>
        <table:table-row table:style-name="ro1">
          <table:table-cell office:value-type="string" calcext:value-type="string">
            <text:p>{"messages": [{"role": "system", "content": "Translate source to target."}, {"role": "user", "content": "<text:tab/>Anyone in the family have a heart problem heart disease heart attack high cholesterol high blood pressure<text:tab/>"}, {"role": "assistant", "content": "<text:tab/>कुटुंबामध्ये कुणाला हृदयाची समस्या, हृदयविकार, हृदयविकाराचा झटका, उच्च कोलेस्टेरॉल, उच्च रक्तदाब आहे का<text:tab/>"}]}</text:p>
          </table:table-cell>
        </table:table-row>
        <table:table-row table:style-name="ro1">
          <table:table-cell office:value-type="string" calcext:value-type="string">
            <text:p>{"messages": [{"role": "system", "content": "Translate source to target."}, {"role": "user", "content": "<text:tab/>Show me on this image where you feel the pain<text:tab/>"}, {"role": "assistant", "content": "<text:tab/>तुम्हाला कुठे दुखत आहे ते या प्रतिमेवर मला दाखवा<text:tab/>"}]}</text:p>
          </table:table-cell>
        </table:table-row>
        <table:table-row table:style-name="ro1">
          <table:table-cell office:value-type="string" calcext:value-type="string">
            <text:p>{"messages": [{"role": "system", "content": "Translate source to target."}, {"role": "user", "content": "<text:tab/>All of them had live birth pregnancies and no severe neonatal asphyxia was observed.<text:tab/>"}, {"role": "assistant", "content": "<text:tab/>त्या सर्वांनी जीवंत बालकास जन्म दिला व कोणतेही नवजात बालकाचा श्वास गुदमरण्याचे निरीक्षणास आले नाही.<text:tab/>"}]}</text:p>
          </table:table-cell>
        </table:table-row>
        <table:table-row table:style-name="ro1">
          <table:table-cell office:value-type="string" calcext:value-type="string">
            <text:p>{"messages": [{"role": "system", "content": "Translate source to target."}, {"role": "user", "content": "<text:tab/>In contrast, highly pathogenic SARS-CoV and MERS-CoV have not adapted to humans well and their transmission within humans cannot be sustained.<text:tab/>"}, {"role": "assistant", "content": "<text:tab/>त्याउलट, अत्यंत रोगजनक SARS-CoV आणि MERS-CoV ने माणसांशी योग्यरित्या जुळवून घेतले नाही आणि माणसांमधील त्यांचे संक्रमण शाश्वत राहणार नाही.<text:tab/>"}]}</text:p>
          </table:table-cell>
        </table:table-row>
        <table:table-row table:style-name="ro1">
          <table:table-cell office:value-type="string" calcext:value-type="string">
            <text:p>{"messages": [{"role": "system", "content": "Translate source to target."}, {"role": "user", "content": "<text:tab/>B'Coronaviruses are a group of related viruses that cause diseases in mammals and birds.<text:tab/>"}, {"role": "assistant", "content": "<text:tab/>b'कोरोनाव्हायरसेस म्हणजे संबंधित विषाणूंचा समूह जो सस्तन प्राणी व पक्षांमध्ये आजार निर्माण करतो.<text:tab/>"}]}</text:p>
          </table:table-cell>
        </table:table-row>
        <table:table-row table:style-name="ro1">
          <table:table-cell office:value-type="string" calcext:value-type="string">
            <text:p>{"messages": [{"role": "system", "content": "Translate source to target."}, {"role": "user", "content": "<text:tab/>Three feet is considered an appropriate distance for people to stay away from a patient.<text:tab/>"}, {"role": "assistant", "content": "<text:tab/>लोकांसाठी रूग्णापासून दूर राहण्यासाठी तीन फूट हे योग्य अंतर समजले जाते.<text:tab/>"}]}</text:p>
          </table:table-cell>
        </table:table-row>
        <table:table-row table:style-name="ro1">
          <table:table-cell office:value-type="string" calcext:value-type="string">
            <text:p>{"messages": [{"role": "system", "content": "Translate source to target."}, {"role": "user", "content": "<text:tab/>From another perspective, it might also be true that humans have been well adapted to these four HCoVs.<text:tab/>"}, {"role": "assistant", "content": "<text:tab/>दुसऱ्या दृष्टीकोनातून, हे सुद्धा खरे असू शकते की माणसांनी या चार एचसीओव्हींसोबत चांगल्या प्रकारे जुळवून घेतले आहे.<text:tab/>"}]}</text:p>
          </table:table-cell>
        </table:table-row>
        <table:table-row table:style-name="ro1">
          <table:table-cell office:value-type="string" calcext:value-type="string">
            <text:p>{"messages": [{"role": "system", "content": "Translate source to target."}, {"role": "user", "content": "<text:tab/>As of Thursday, Associated Press reported there were at least 126,000 cases of COVID-19 worldwide, resulting in over 4,600 deaths.<text:tab/>"}, {"role": "assistant", "content": "<text:tab/>गुरुवारपर्यंत असोसिएटेड प्रेसने असं नोंदवलं की जगभरामध्ये COVID-19 ची कमीतकमी 126,000 प्रकरणे असून, त्याच्या परिणामस्वरूप 4,600 पेक्षा जास्त मृत्यू झाले आहेत.<text:tab/>"}]}</text:p>
          </table:table-cell>
        </table:table-row>
        <table:table-row table:style-name="ro1">
          <table:table-cell office:value-type="string" calcext:value-type="string">
            <text:p>{"messages": [{"role": "system", "content": "Translate source to target."}, {"role": "user", "content": "<text:tab/>China has also called for the US to lift its sanctions off of Syria, Venezuela and Iran, while reportedly sending aid to the latter two countries.<text:tab/>"}, {"role": "assistant", "content": "<text:tab/>चीनने US ला सीरिया, व्हेनेझुएला,आणि इराणवरील बंदी उठविण्याची मागणी केली आहे आणि व्हेनेझुएला व इराणला मदतही पाठवली असल्याचे कथित आहे.<text:tab/>"}]}</text:p>
          </table:table-cell>
        </table:table-row>
        <table:table-row table:style-name="ro1">
          <table:table-cell office:value-type="string" calcext:value-type="string">
            <text:p>{"messages": [{"role": "system", "content": "Translate source to target."}, {"role": "user", "content": "<text:tab/>SARS-CoV-2 causes severe respiratory infection like SARS-CoV and MERS-CoV, presented as fever, cough and dyspnea.<text:tab/>"}, {"role": "assistant", "content": "<text:tab/>सार्स-सीओव्ही-२ मुळे तीव्र श्वसन संसर्ग जसे की सार्स-सीओव्ही आणि मर्स-सीओव्हीमुळे होतो तसा होतो जो ताप, खोकला आणि श्वसनिकाशोथ द्वारे दिसून येतो.<text:tab/>"}]}</text:p>
          </table:table-cell>
        </table:table-row>
        <table:table-row table:style-name="ro1">
          <table:table-cell office:value-type="string" calcext:value-type="string">
            <text:p>{"messages": [{"role": "system", "content": "Translate source to target."}, {"role": "user", "content": "<text:tab/>Meanwhile, the epidemic rapidly spread to the neighboring cities, provinces, and countries.<text:tab/>"}, {"role": "assistant", "content": "<text:tab/>दरम्यान महामारी वेगाने शेजारची शहरे, प्रांत आणि देशांमध्ये पसरली.<text:tab/>"}]}</text:p>
          </table:table-cell>
        </table:table-row>
        <table:table-row table:style-name="ro1">
          <table:table-cell office:value-type="string" calcext:value-type="string">
            <text:p>{"messages": [{"role": "system", "content": "Translate source to target."}, {"role": "user", "content": "<text:tab/>Sports events and seasons were cancelled.On 11 March, Trump announced travel restrictions for most of Europe, excluding the United Kingdom, for 30 days, effective 13 March.<text:tab/>"}, {"role": "assistant", "content": "<text:tab/>खेळाचे कार्यक्रम आणि मोसम रद्द केले गेले.११मार्च रोजी ट्रम्पनी युनायटेड किंग्डम सोडून बहुतांश युरोपसाठी १३ मार्च पासून ३० दिवसांसाठी प्रवासावर मर्यादा जाहीर केल्या.<text:tab/>"}]}</text:p>
          </table:table-cell>
        </table:table-row>
        <table:table-row table:style-name="ro1">
          <table:table-cell office:value-type="string" calcext:value-type="string">
            <text:p>{"messages": [{"role": "system", "content": "Translate source to target."}, {"role": "user", "content": "<text:tab/>By 13 March, more than forty countries and territories had reported deaths, on every continent except Antarctica.Several measures are commonly used to quantify mortality.<text:tab/>"}, {"role": "assistant", "content": "<text:tab/>अंटार्क्टिका वगळता इतर सर्व खंडांमध्ये 13 मार्चपर्यंत चाळीसहून अधिक देश आणि प्रदेशांमध्ये मृत्यू नोंदविले गेले होते. मृत्यूंची संख्या नोंदविण्यासाठी सर्वसाधारणपणे अनेक पद्धती वापरल्या जातात.<text:tab/>"}]}</text:p>
          </table:table-cell>
        </table:table-row>
        <table:table-row table:style-name="ro1">
          <table:table-cell office:value-type="string" calcext:value-type="string">
            <text:p>{"messages": [{"role": "system", "content": "Translate source to target."}, {"role": "user", "content": "<text:tab/>Ira Longini, et al., established a model to predict the outcome of the epidemic and suggested that SARS-CoV-2 could infect two-thirds of the global population.<text:tab/>"}, {"role": "assistant", "content": "<text:tab/>इरा लाँगिनी यांनी महामारीच्या परिणामांचा अंदाज वर्तवण्यास एक नमुना स्थापित केला आहे आणि सुचवले आहे की SARS-CoV-2 जागतिक लोकसंख्येपैकी दोन-तृतियांश लोकांना संसर्गित करू शकतो.<text:tab/>"}]}</text:p>
          </table:table-cell>
        </table:table-row>
        <table:table-row table:style-name="ro1">
          <table:table-cell office:value-type="string" calcext:value-type="string">
            <text:p>{"messages": [{"role": "system", "content": "Translate source to target."}, {"role": "user", "content": "<text:tab/>On 31 December 2019, the outbreak was traced to a novel strain of coronavirus, which was given the interim name 2019-nCoV by the World Health Organization (WHO), later renamed SARS-CoV-2 by the International Committee on Taxonomy of Viruses.<text:tab/>"}, {"role": "assistant", "content": "<text:tab/>31 डिसेंबर 2019 ला या उद्रेकाचे कारण कोरोना विषाणूचा नवीन वंशप्रकार असल्याचा शोध लागला ज्यास काही काळासाठी 2019-NCoV असे नाव जागतिक आरोग्य संघटना (WHO) कडून देण्यात आले, ज्यास पुन्हा नव्याने SARS-CoV-2 असे नाव इंटरनॅशनल कमिटी ऑन टॅक्सॉनॉमी ऑफ व्हायरसेसकडून देण्यात आले.<text:tab/>"}]}</text:p>
          </table:table-cell>
        </table:table-row>
        <table:table-row table:style-name="ro1">
          <table:table-cell office:value-type="string" calcext:value-type="string">
            <text:p>{"messages": [{"role": "system", "content": "Translate source to target."}, {"role": "user", "content": "<text:tab/>Follow-up images after delivery showed no progression of pneumonia.Media reports indicate that over 100 women with COVID-19 might have delivered, and in March 2020, no maternal deaths were reported.<text:tab/>"}, {"role": "assistant", "content": "<text:tab/>प्रसुतीनंतरच्या तपासणीतील प्रतिमांमध्ये न्युमोनिया वृद्धी दिसून आली नाही. माध्यमांच्या अहवालांनुसार COVID-19 असलेल्या 100 पेक्षा अधिक महिलांची प्रसुती झाली, आणि मार्च 2020 मध्ये कोणत्याही प्रसुता मातेचा मृत्युची नोंद झाली नाही.<text:tab/>"}]}</text:p>
          </table:table-cell>
        </table:table-row>
        <table:table-row table:style-name="ro1">
          <table:table-cell office:value-type="string" calcext:value-type="string">
            <text:p>{"messages": [{"role": "system", "content": "Translate source to target."}, {"role": "user", "content": "<text:tab/>As mainland China is a major economy and manufacturing hub, the viral outbreak has been seen to pose a major destabilizing threat to the global economy.<text:tab/>"}, {"role": "assistant", "content": "<text:tab/>चीनची मुख्यभूमी ही मुख्य अर्थव्यवस्था आहे आणि उत्पादनाचे केंद्र आहे , विषाणूच्या उद्रेक हा जागतिक अर्थव्यवस्थेला एक मोठा धोका असल्याचे पाहिले जात आहे.<text:tab/>"}]}</text:p>
          </table:table-cell>
        </table:table-row>
        <table:table-row table:style-name="ro1">
          <table:table-cell office:value-type="string" calcext:value-type="string">
            <text:p>{"messages": [{"role": "system", "content": "Translate source to target."}, {"role": "user", "content": "<text:tab/>In China, estimates for the death-to-case ratio decreased from 17.3% (for those with symptom onset 1–10 January 2020) to 0.7% (for those with symptom onset after 1 February 2020).Other measures include the case fatality rate (CFR), which reflects the percent of diagnosed people who die from a disease, and the infection fatality rate (IFR), which reflects the percent of infected (diagnosed and undiagnosed) who die from a disease.<text:tab/>"}, {"role": "assistant", "content": "<text:tab/>चीनमध्ये मृत्यूचे प्रकरणांशी असलेले गुणोत्तर 17.3% (1 ते 10 जानेवारी 2020 मध्ये लक्षणे असलेल्यांबाबत) वरून 0.7% (1 फेब्रुवारी 2020 नंतर लक्षणे असलेल्यांबाबत) पर्यंत कमी झाले. इतर पद्धतींमध्ये प्रकरण मृत्यू दर (सीएफआर) चा समावेश होतो, जो रोगामुळे मृत्युमुखी पडणार्‍या संक्रमित झालेल्या व्यक्तींची (निदान झालेले आणि न झालेले) टक्केवारी दर्शवितो.<text:tab/>"}]}</text:p>
          </table:table-cell>
        </table:table-row>
        <table:table-row table:style-name="ro1">
          <table:table-cell office:value-type="string" calcext:value-type="string">
            <text:p>{"messages": [{"role": "system", "content": "Translate source to target."}, {"role": "user", "content": "<text:tab/>Currently, due to the lack of effective and specific therapy for COVID-19, TCM has become one of the major alternative treatments for patients with light to moderate symptoms or for those who have recovered from severe stages.<text:tab/>"}, {"role": "assistant", "content": "<text:tab/>सध्या COVID-19 साठी प्रभावी व विशिष्ट उपचार पद्धतीचा अभाव असल्याने, सौम्य ते मध्यम लक्षणे असलेल्या रूग्णांसाठी किंवा गंभीर टप्प्यांतून बऱ्या झालेल्या रूग्णांसाठी TCM हा पर्यायी उपचारांपैकी एक पर्याय बनलेला आहे.<text:tab/>"}]}</text:p>
          </table:table-cell>
        </table:table-row>
        <table:table-row table:style-name="ro1">
          <table:table-cell office:value-type="string" calcext:value-type="string">
            <text:p>{"messages": [{"role": "system", "content": "Translate source to target."}, {"role": "user", "content": "<text:tab/>Thailand is using an app and SIM cards for all travelers to enforce their quarantine.<text:tab/>"}, {"role": "assistant", "content": "<text:tab/>थायलंड मध्ये प्रवाशांसाठी क्वारंटाइन सक्तीचे करण्यासाठी अॅप व सिम कार्ड चा वापर केला जातो.<text:tab/>"}]}</text:p>
          </table:table-cell>
        </table:table-row>
        <table:table-row table:style-name="ro1">
          <table:table-cell office:value-type="string" calcext:value-type="string">
            <text:p>{"messages": [{"role": "system", "content": "Translate source to target."}, {"role": "user", "content": "<text:tab/>More than 30% of patients present with gastrointestinal symptoms, such as diarrhea and vomiting.<text:tab/>"}, {"role": "assistant", "content": "<text:tab/>अतिसार आणि उलटीसारखी पचनरोग लक्षणे आढळलेल्या रूग्णांची संख्या ३०% पेक्षा जास्त होती.<text:tab/>"}]}</text:p>
          </table:table-cell>
        </table:table-row>
        <table:table-row table:style-name="ro1">
          <table:table-cell office:value-type="string" calcext:value-type="string">
            <text:p>{"messages": [{"role": "system", "content": "Translate source to target."}, {"role": "user", "content": "<text:tab/>Misinformation about the virus has spread online, and there have been incidents of xenophobia and discrimination against Chinese people, other people of East and Southeast Asian descent and appearance, and others from areas with significant virus cases.<text:tab/>"}, {"role": "assistant", "content": "<text:tab/>विषाणूबद्दल चुकीची माहिती ऑनलाईन पसरली आहे आणि चिनी लोकांच्या, इतर पूर्व व दक्षिणपूर्व वंशाच्या आणि त्यांच्यासारखे दिसणाऱ्या व विषाणूच्या लक्षणीय प्रकरणे असणाऱ्या भागातील लोकांबाबत भीती किंवा तिरस्कार वाटणे आणि भेदभाव करण्याच्या घटना घडल्या आहेत.<text:tab/>"}]}</text:p>
          </table:table-cell>
        </table:table-row>
        <table:table-row table:style-name="ro1">
          <table:table-cell office:value-type="string" calcext:value-type="string">
            <text:p>{"messages": [{"role": "system", "content": "Translate source to target."}, {"role": "user", "content": "<text:tab/>Adaptive designs within ongoing Phase II-III clinical trials on candidate therapeutics may shorten trial durations and use fewer subjects, possibly expediting decisions for early termination or success, and coordinating design changes for a specific trial across its international locations.<text:tab/>"}, {"role": "assistant", "content": "<text:tab/>कँडीडेट थेरॅप्युटीक्स वरील चालू प्रावस्था II-III मधील अॅडाप्टिव डिझाइन्स चाचणीचा कालावधी व प्रयुक्तांची संख्या कमी करु शकतात, ज्यामुळे चाचणी वेळेपूर्वी थांबवण्याचा किंवा पुढे चालू ठेवण्याचा तसेच आंतरराष्ट्रीय स्तरावर एखाद्या विशिष्ट चाचणीमध्ये समान बदल करण्याचा निर्णय तात्काळ घेता येतो,.आणि<text:tab/>"}]}</text:p>
          </table:table-cell>
        </table:table-row>
        <table:table-row table:style-name="ro1">
          <table:table-cell office:value-type="string" calcext:value-type="string">
            <text:p>{"messages": [{"role": "system", "content": "Translate source to target."}, {"role": "user", "content": "<text:tab/>The upper estimate of this range is consistent with the results from the first random testing for COVID-19 in Germany, and a statistical study analysing the impact of testing on CFR estimates.<text:tab/>"}, {"role": "assistant", "content": "<text:tab/>ह्या श्रेणीतील वरच्या बाजूचा अंदाज हा जर्मनीमध्ये COVID-19 च्या प्रथम यादृच्छिक पद्धतीने केलेल्या चाचण्यांशी आणि एका सांख्यिकी अभ्यासाशी जो चाचण्यांचा सीएफआरवरील प्रभावाचे विश्लेषण करतो यांच्याशी सुसंगत आहे.<text:tab/>"}]}</text:p>
          </table:table-cell>
        </table:table-row>
        <table:table-row table:style-name="ro1">
          <table:table-cell office:value-type="string" calcext:value-type="string">
            <text:p>{"messages": [{"role": "system", "content": "Translate source to target."}, {"role": "user", "content": "<text:tab/>Other countries also adopted a variety of measures aimed at limiting the spread of the virus.<text:tab/>"}, {"role": "assistant", "content": "<text:tab/>इतर देशांनीदेखील विषाणूचा प्रसार मर्यादित करण्यासाठी विविध उपाययोजना अंगीकृत केल्या आहेत.<text:tab/>"}]}</text:p>
          </table:table-cell>
        </table:table-row>
        <table:table-row table:style-name="ro1">
          <table:table-cell office:value-type="string" calcext:value-type="string">
            <text:p>{"messages": [{"role": "system", "content": "Translate source to target."}, {"role": "user", "content": "<text:tab/>Some scientists chose to share their results quickly on preprint servers such as bioRxiv.<text:tab/>"}, {"role": "assistant", "content": "<text:tab/>काही शास्त्रज्ञांनी bioRxiv अशासारख्या प्रिप्रिंट सर्व्हरवर त्यांचे परिणाम जलदगतीने सामायिक करण्याचा मार्ग निवडला आहे.<text:tab/>"}]}</text:p>
          </table:table-cell>
        </table:table-row>
        <table:table-row table:style-name="ro1">
          <table:table-cell office:value-type="string" calcext:value-type="string">
            <text:p>{"messages": [{"role": "system", "content": "Translate source to target."}, {"role": "user", "content": "<text:tab/>COVID-19 cases in EU/EEA countries and the UK<text:tab/>"}, {"role": "assistant", "content": "<text:tab/>EU/EEA देश आणि UK मधील COVID-19 प्रकरणे<text:tab/>"}]}</text:p>
          </table:table-cell>
        </table:table-row>
        <table:table-row table:style-name="ro1">
          <table:table-cell office:value-type="string" calcext:value-type="string">
            <text:p>{"messages": [{"role": "system", "content": "Translate source to target."}, {"role": "user", "content": "<text:tab/>Both drugs have extensive interactions with prescription drugs, affecting the therapeutic dose and disease mitigation.<text:tab/>"}, {"role": "assistant", "content": "<text:tab/>घेत असलेल्या औषधांबरोबर या दोन्ही औषधांच्या मोठ्या प्रमाणावर परस्परक्रिया होतात, ज्यामुळे उपचाराची मात्रा व आजार सौम्य करण्यावर परिणाम होतो.<text:tab/>"}]}</text:p>
          </table:table-cell>
        </table:table-row>
        <table:table-row table:style-name="ro1">
          <table:table-cell office:value-type="string" calcext:value-type="string">
            <text:p>{"messages": [{"role": "system", "content": "Translate source to target."}, {"role": "user", "content": "<text:tab/>Although bats have many features that favours the spreading of viruses, the chance for humans to be in contact with bats and other wildlife species can be minimized if people are educated to stay away from them.<text:tab/>"}, {"role": "assistant", "content": "<text:tab/>जरी वटवाघळामध्ये विषाणूंचा फैलाव करण्याची अनेक वैशिष्ट्ये असली, तरी लोकांना वटवाघळ आणि अन्य वन्यजीव प्रजातीपासून दूर राहण्यासाठी प्रशिक्षित केल्यास त्यांच्यापासून मानवासोबत होणारा संपर्क कमी केला जाऊ शकतो.<text:tab/>"}]}</text:p>
          </table:table-cell>
        </table:table-row>
        <table:table-row table:style-name="ro1">
          <table:table-cell office:value-type="string" calcext:value-type="string">
            <text:p>{"messages": [{"role": "system", "content": "Translate source to target."}, {"role": "user", "content": "<text:tab/>Finally, alpaca alpha-CoV has not been found in feral animals.<text:tab/>"}, {"role": "assistant", "content": "<text:tab/>अंतिमतः, अल्पाकस अल्फा-सीओव्ही हा वन्य प्राण्यामध्ये आढळून आलेला नाही.<text:tab/>"}]}</text:p>
          </table:table-cell>
        </table:table-row>
        <table:table-row table:style-name="ro1">
          <table:table-cell office:value-type="string" calcext:value-type="string">
            <text:p>{"messages": [{"role": "system", "content": "Translate source to target."}, {"role": "user", "content": "<text:tab/>Many dioceses have recommended older Christians to stay at home rather than attending Mass on Sundays; some churches have made church services available via radio, online live streaming or television while others are offering drive-in worship.<text:tab/>"}, {"role": "assistant", "content": "<text:tab/>अनेक बिशप्सच्या अधिकारातील प्रदेशांनी म्हाताऱ्या ख्रिश्चनांना रविवारच्या प्रार्थनेस येण्याऐवजी घरी थांबायला सांगितले आहे, काही चर्चेसनी चर्चच्या सेवा रेडिओमार्फत, ऑनलाईन प्रत्यक्ष प्रक्षेपण किंवा दूरदर्शनच्या माध्यमातून उपलब्ध केल्या आहेत तर काही चर्चेस ड्राइव्ह इन पूजेचा पर्याय देत आहेत.<text:tab/>"}]}</text:p>
          </table:table-cell>
        </table:table-row>
        <table:table-row table:style-name="ro1">
          <table:table-cell office:value-type="string" calcext:value-type="string">
            <text:p>{"messages": [{"role": "system", "content": "Translate source to target."}, {"role": "user", "content": "<text:tab/>Ten years later, the Middle East respiratory syndrome (MERS) outbreak resulted in a persistent epidemic in the Arabian Peninsula with sporadic spreading to the rest of the world.<text:tab/>"}, {"role": "assistant", "content": "<text:tab/>दहा वर्षानंतर, मध्य पूर्व श्वसन संलक्षण (मर्स) उद्रेकाचा परिणाम अरेबियन द्वीपकल्पांवर सतत साथरोग उत्पन्न होण्यात झाला जो उर्वरित जगात तुरळकपणे पसरला.<text:tab/>"}]}</text:p>
          </table:table-cell>
        </table:table-row>
        <table:table-row table:style-name="ro1">
          <table:table-cell office:value-type="string" calcext:value-type="string">
            <text:p>{"messages": [{"role": "system", "content": "Translate source to target."}, {"role": "user", "content": "<text:tab/>Only few reports of laboratory-confirmed asymptomatic cases exist, but asymptomatic transmission has been identified by some countries during contact tracing investigations.<text:tab/>"}, {"role": "assistant", "content": "<text:tab/>लक्षणे दिसत नसलेल्या पण प्रयोगशाळेत पुष्टी केलेल्या प्रकरणांचे केवळ थोडेसेच अहवाल आहेत, पण संपर्काविषयी शोध घेताना काही देशांनी लक्षणे दिसत नसतानाही संसर्ग झाल्याचे शोधले आहे.<text:tab/>"}]}</text:p>
          </table:table-cell>
        </table:table-row>
        <table:table-row table:style-name="ro1">
          <table:table-cell office:value-type="string" calcext:value-type="string">
            <text:p>{"messages": [{"role": "system", "content": "Translate source to target."}, {"role": "user", "content": "<text:tab/>The host ribosome translates the initial overlapping open reading frame of the virus genome and forms a long polyprotein.<text:tab/>"}, {"role": "assistant", "content": "<text:tab/>आश्रय रायबोसोम विषाणू जीनसंचाच्या सुरुवातीच्या आच्छादित ओपन रीडींग फ्रेम्स परिवर्तित करुन लांब पॉलीप्रोटीन तयार करतात.<text:tab/>"}]}</text:p>
          </table:table-cell>
        </table:table-row>
        <table:table-row table:style-name="ro1">
          <table:table-cell office:value-type="string" calcext:value-type="string">
            <text:p>{"messages": [{"role": "system", "content": "Translate source to target."}, {"role": "user", "content": "<text:tab/>On 29 March it was reported that beginning 1 April all new overseas arrivals will be quarantined for two weeks.<text:tab/>"}, {"role": "assistant", "content": "<text:tab/>२९ मार्चला असे नमूद करण्यात आले की १ एप्रिलपासून परदेशातून येणाऱ्या सर्वांना दोन आठवड्यांसाठी विलग करण्यात येईल.<text:tab/>"}]}</text:p>
          </table:table-cell>
        </table:table-row>
        <table:table-row table:style-name="ro1">
          <table:table-cell office:value-type="string" calcext:value-type="string">
            <text:p>{"messages": [{"role": "system", "content": "Translate source to target."}, {"role": "user", "content": "<text:tab/>Most novel drug candidates (NCEs) fail during drug development, either because they have unacceptable toxicity or because they simply do not prove efficacy on the targeted disease, as shown in Phase II-III clinical trials.<text:tab/>"}, {"role": "assistant", "content": "<text:tab/>अनेक नॉव्हेल ड्रग कँडीडेट्स(एनसीई) औषध विकासादरम्यान अपयशी ठरतात, याचे कारण म्हणजे एकतर त्यांच्यामध्ये असलेली अस्वीकार्य विषाक्तता किंवा प्रावस्था II-III मध्ये दर्शवल्यानुसार लक्ष्य आजारावर त्याची गुणकारिता सिद्ध न होणे हे असते.<text:tab/>"}]}</text:p>
          </table:table-cell>
        </table:table-row>
        <table:table-row table:style-name="ro1">
          <table:table-cell office:value-type="string" calcext:value-type="string">
            <text:p>{"messages": [{"role": "system", "content": "Translate source to target."}, {"role": "user", "content": "<text:tab/>EU foreign policy chief Josep Borrell warned that there is 'a geo-political component including a struggle for influence through spinning and the 'politics of generosity''.<text:tab/>"}, {"role": "assistant", "content": "<text:tab/>EU परराष्ट्र धोरणाचे मुख्य जोसेप बॉरेल ह्यांनी इशारा दिला की एक फिरवाफिरवी करून आणि 'उदारतेचे राजकारण' हा प्रभुत्वाच्या धडपडीचा समावेश असलेला भूराजकीय घटक आहे.<text:tab/>"}]}</text:p>
          </table:table-cell>
        </table:table-row>
        <table:table-row table:style-name="ro1">
          <table:table-cell office:value-type="string" calcext:value-type="string">
            <text:p>{"messages": [{"role": "system", "content": "Translate source to target."}, {"role": "user", "content": "<text:tab/>Although several countries use chloroquine or hydroxychloroquine for treatment of persons hospitalized with COVID-19, as of March 2020 the drug has not been formally approved through clinical trials in the United States.<text:tab/>"}, {"role": "assistant", "content": "<text:tab/>रुग्णालयात दाखल झालेल्या COVID-19 च्या रुग्णांवर उपचार करण्यासाठी अनेक देशांमध्ये क्लोरोक्विन किंवा हायड्रॉक्सीक्लोरोक्विन चा उपयोग केला जात असला तरीही, मार्च 2020 पर्यंत संयुक्त राष्ट्रामध्ये चिकित्सालयीन चाचण्यांच्या माध्यमातून या औषधास औपचारिक मंजूरी देण्यात आलेली नव्हती.<text:tab/>"}]}</text:p>
          </table:table-cell>
        </table:table-row>
        <table:table-row table:style-name="ro1">
          <table:table-cell office:value-type="string" calcext:value-type="string">
            <text:p>{"messages": [{"role": "system", "content": "Translate source to target."}, {"role": "user", "content": "<text:tab/>Nevertheless, respiratory dysfunction and failure are the major threat to the patients and the major cause of death.<text:tab/>"}, {"role": "assistant", "content": "<text:tab/>त्यामुळे, श्वसनप्रणालीतीची विफलता आणि बिघाड यामुळे रूग्णांना मोठा धोका उत्पन्न होतो आणि ते मृत्यूंचे प्रमुख कारण आहे.<text:tab/>"}]}</text:p>
          </table:table-cell>
        </table:table-row>
        <table:table-row table:style-name="ro1">
          <table:table-cell office:value-type="string" calcext:value-type="string">
            <text:p>{"messages": [{"role": "system", "content": "Translate source to target."}, {"role": "user", "content": "<text:tab/>First, humans but not alpacas might have contact with bats in a shared ecological niche.<text:tab/>"}, {"role": "assistant", "content": "<text:tab/>प्रथमतः, अल्पाकस नव्हे तर मानव <text:s/>हा सामायिक पर्यावरणात वटवाघळांच्या संपर्कात आला असण्याची शक्यता आहे.<text:tab/>"}]}</text:p>
          </table:table-cell>
        </table:table-row>
        <table:table-row table:style-name="ro1">
          <table:table-cell office:value-type="string" calcext:value-type="string">
            <text:p>{"messages": [{"role": "system", "content": "Translate source to target."}, {"role": "user", "content": "<text:tab/>It has been reported that a bat CoV termed ARCoV.2 (Appalachian Ridge CoV) detected in North American tricolored bat displayed close relationship with HCoV-NL63.<text:tab/>"}, {"role": "assistant", "content": "<text:tab/>असे कळवण्यात आलेले आहे की वटवाघळातील सीओव्ही हा एआरसीओव्ही.२ (अॅपलॅशियन रिज सीओव्ही) उत्तर अमेरिकन तिरंगी वटवाघळामध्ये आढळला, त्याने एचसीओव्ही-एनएल63 सोबत निकट संबंध दर्शविला आहे.<text:tab/>"}]}</text:p>
          </table:table-cell>
        </table:table-row>
        <table:table-row table:style-name="ro1">
          <table:table-cell office:value-type="string" calcext:value-type="string">
            <text:p>{"messages": [{"role": "system", "content": "Translate source to target."}, {"role": "user", "content": "<text:tab/>Virological surveillance is done by using molecular tests for COVID-19.<text:tab/>"}, {"role": "assistant", "content": "<text:tab/>COVID-19 करिता रेण्वीय चाचण्या करुन विषाणूजन्य संनिरीक्षण केले जाते.<text:tab/>"}]}</text:p>
          </table:table-cell>
        </table:table-row>
        <table:table-row table:style-name="ro1">
          <table:table-cell office:value-type="string" calcext:value-type="string">
            <text:p>{"messages": [{"role": "system", "content": "Translate source to target."}, {"role": "user", "content": "<text:tab/>There has been support for the Chinese, both on and offline, and towards those in virus-stricken areas.<text:tab/>"}, {"role": "assistant", "content": "<text:tab/>ऑनलाईन आणि ऑफलाईन दोन्ही प्रकारात चीनी लोकांसाठी आणि व्हायरसची लागण झालेल्या भागातील लोकांप्रती पाठिंबा आहे.<text:tab/>"}]}</text:p>
          </table:table-cell>
        </table:table-row>
        <table:table-row table:style-name="ro1">
          <table:table-cell office:value-type="string" calcext:value-type="string">
            <text:p>{"messages": [{"role": "system", "content": "Translate source to target."}, {"role": "user", "content": "<text:tab/>Viruses can also infect an individual through the eyes.<text:tab/>"}, {"role": "assistant", "content": "<text:tab/>विषाणू डोळ्यांतून सुद्धा व्यक्तींना संसर्गित करू शकतात.<text:tab/>"}]}</text:p>
          </table:table-cell>
        </table:table-row>
        <table:table-row table:style-name="ro1">
          <table:table-cell office:value-type="string" calcext:value-type="string">
            <text:p>{"messages": [{"role": "system", "content": "Translate source to target."}, {"role": "user", "content": "<text:tab/>On 20 March, the United States began to partially withdrawal its troops from Iraq due to the pandemic.<text:tab/>"}, {"role": "assistant", "content": "<text:tab/>२० मार्चला , जागतिक साथीमुळे युनायटेड स्टेट्सनी त्यांच्या सैन्यदलांना इराकमधून अंशतः काढून घेण्यास सुरुवात केली.<text:tab/>"}]}</text:p>
          </table:table-cell>
        </table:table-row>
        <table:table-row table:style-name="ro1">
          <table:table-cell office:value-type="string" calcext:value-type="string">
            <text:p>{"messages": [{"role": "system", "content": "Translate source to target."}, {"role": "user", "content": "<text:tab/>As a result, the government received criticism for the perceived lack of pace and intensity in its response to concerns faced by the public.On 16 March, Prime Minister Boris Johnson made an announcement advising against all non-essential travel and social contact, suggesting people work from home where possible and avoid venues such as pubs, restaurants, and theatres.<text:tab/>"}, {"role": "assistant", "content": "<text:tab/>ह्याचा परिणाम म्हणून सरकारवर लोकांना तोंड द्यावे लागत असलेल्या अडचणींना प्रतिसाद देण्यासाठीचा वेग आणि तीव्रता ओळखण्यात कमी पडल्याची टीका झाली. 16 मार्चला पंतप्रधान बॉरीस जॉन्सन ह्यांनी एक घोषणा केली आणि सर्व अनावश्यक प्रवास आणि सामाजिक संबंध टाळण्याचा सल्ला दिला, लोकांना शक्य असेल तेव्हा घरून काम करण्याचे आणि दारूचे गुत्ते, उपाहारगृहे आणि थिएटरसारखी ठिकाणे टाळण्याचे सुचवले.<text:tab/>"}]}</text:p>
          </table:table-cell>
        </table:table-row>
        <table:table-row table:style-name="ro1">
          <table:table-cell office:value-type="string" calcext:value-type="string">
            <text:p>{"messages": [{"role": "system", "content": "Translate source to target."}, {"role": "user", "content": "<text:tab/>On 11 March 2020, WHO characterized COVID-19 as a pandemic.<text:tab/>"}, {"role": "assistant", "content": "<text:tab/>11 मार्च 2020, ला WHO ने COVID-19 ला साथरोग म्हणून वैशिष्ट्यीकृत केले.<text:tab/>"}]}</text:p>
          </table:table-cell>
        </table:table-row>
        <table:table-row table:style-name="ro1">
          <table:table-cell office:value-type="string" calcext:value-type="string">
            <text:p>{"messages": [{"role": "system", "content": "Translate source to target."}, {"role": "user", "content": "<text:tab/>For example, Beijing has imposed a 14-day mandatory quarantine for all international travellers entering the city.On 23 March, mainland China only one case had transmitted domestically in the five days prior, in this instance via a traveller returning to Guangzhou from Istanbul.<text:tab/>"}, {"role": "assistant", "content": "<text:tab/>उदाहरणार्थ बीजिंगने शहरात येणाऱ्या सर्व आंतरराष्ट्रीय प्रवाशांना 14 दिवसांचे विलगीकरण अनिवार्य केले. 23 मार्चला चीनच्या मुख्यभूमीवर पाच दिवसांपूर्वी स्थानिक पातळीवर संसर्ग झालेले फक्त एकच प्रकरण होते जे इस्तंबूलहून ग्वान्गझूला आलेल्या प्रवाशाचे होते.<text:tab/>"}]}</text:p>
          </table:table-cell>
        </table:table-row>
        <table:table-row table:style-name="ro1">
          <table:table-cell office:value-type="string" calcext:value-type="string">
            <text:p>{"messages": [{"role": "system", "content": "Translate source to target."}, {"role": "user", "content": "<text:tab/>In the past decades, seven HCoVs have been identified.<text:tab/>"}, {"role": "assistant", "content": "<text:tab/>मागील दशकांमध्ये सात एचसीओव्हींची ओळख पटवण्यात आली.<text:tab/>"}]}</text:p>
          </table:table-cell>
        </table:table-row>
        <table:table-row table:style-name="ro1">
          <table:table-cell office:value-type="string" calcext:value-type="string">
            <text:p>{"messages": [{"role": "system", "content": "Translate source to target."}, {"role": "user", "content": "<text:tab/>Bat alpha-CoVs closely related to HCoV-229E have been found.<text:tab/>"}, {"role": "assistant", "content": "<text:tab/>एचसीओव्ही-२२९ई शी जवळचा संबंध असलेला बॅट अल्फा-सीओव्ही आढळून आलेला आहे.<text:tab/>"}]}</text:p>
          </table:table-cell>
        </table:table-row>
        <table:table-row table:style-name="ro1">
          <table:table-cell office:value-type="string" calcext:value-type="string">
            <text:p>{"messages": [{"role": "system", "content": "Translate source to target."}, {"role": "user", "content": "<text:tab/>However, on 12 May 2013, a case of human-to-human transmission in France was confirmed by the French Ministry of Social Affairs and Health.<text:tab/>"}, {"role": "assistant", "content": "<text:tab/>मात्र, 12 मे 2013 रोजी फ्रान्समध्ये मानव-ते-मानव संक्रमण झाल्याचे प्रकरण समोर आले ज्याची पुष्टी फ्रेंच मिनिस्ट्री ऑफ सोशल अफेअर्स अँड हेल्थ द्वारे करण्यात आली.<text:tab/>"}]}</text:p>
          </table:table-cell>
        </table:table-row>
        <table:table-row table:style-name="ro1">
          <table:table-cell office:value-type="string" calcext:value-type="string">
            <text:p>{"messages": [{"role": "system", "content": "Translate source to target."}, {"role": "user", "content": "<text:tab/>The Italian Radiological Society is compiling an international online database of imaging findings for confirmed cases.<text:tab/>"}, {"role": "assistant", "content": "<text:tab/>पुष्टी झालेल्या प्रकरणांच्या प्रतिमाकरणाच्या शोधांची आंतरराष्ट्रीय ऑनलाईन माहिती इटालियन रेडीओलॉजीकल सोसायटीद्वारे संकलित केली जात आहे.<text:tab/>"}]}</text:p>
          </table:table-cell>
        </table:table-row>
        <table:table-row table:style-name="ro1">
          <table:table-cell office:value-type="string" calcext:value-type="string">
            <text:p>{"messages": [{"role": "system", "content": "Translate source to target."}, {"role": "user", "content": "<text:tab/>On 28 February, Scope Ratings GmbH affirmed China's sovereign credit rating, but maintained a Negative Outlook.<text:tab/>"}, {"role": "assistant", "content": "<text:tab/>२८ फेब्रुवारीला स्कोप रेटिंग्ज जिएमबीएचने चीनचे सार्वभौम पतमापन कबुल केले पण नकारात्मक दृष्टिकोन कायम ठेवला.<text:tab/>"}]}</text:p>
          </table:table-cell>
        </table:table-row>
        <table:table-row table:style-name="ro1">
          <table:table-cell office:value-type="string" calcext:value-type="string">
            <text:p>{"messages": [{"role": "system", "content": "Translate source to target."}, {"role": "user", "content": "<text:tab/>The epidemic coincided with the Chunyun, a major travel season associated with the Chinese New Year holiday.<text:tab/>"}, {"role": "assistant", "content": "<text:tab/>हा साथीचा रोग चुनयान ह्या चायनीज नववर्षाच्या सुटीच्या मुख्य प्रवासी मोसमाच्या वेळेस आला.<text:tab/>"}]}</text:p>
          </table:table-cell>
        </table:table-row>
        <table:table-row table:style-name="ro1">
          <table:table-cell office:value-type="string" calcext:value-type="string">
            <text:p>{"messages": [{"role": "system", "content": "Translate source to target."}, {"role": "user", "content": "<text:tab/>The milestone came the same day Malawi confirmed its first coronavirus infections and Zambia had its first coronavirus-related death.<text:tab/>"}, {"role": "assistant", "content": "<text:tab/>हा मैलाचा दगड त्याच दिवशी आला जेव्हा मलावी ने त्याच्या पहिल्या कोरोनाविषाणूच्या संसर्गाची आणि झाम्बियाने त्यांच्या कोरोनाविषाणू-शी संबंधित मृत्युची पुष्टी केली.<text:tab/>"}]}</text:p>
          </table:table-cell>
        </table:table-row>
        <table:table-row table:style-name="ro1">
          <table:table-cell office:value-type="string" calcext:value-type="string">
            <text:p>{"messages": [{"role": "system", "content": "Translate source to target."}, {"role": "user", "content": "<text:tab/>The virus that caused the outbreak is known as SARS-CoV-2, a newly discovered virus closely related to bat coronaviruses, pangolin coronaviruses, and SARS-CoV.The earliest known person with symptoms was later discovered to have fallen ill on 1 December 2019, and that person did not have visible connections with the later wet market cluster.<text:tab/>"}, {"role": "assistant", "content": "<text:tab/>ज्या विषाणूमुळे हा उद्रेक झाला आहे त्याला SARS-CoV-2 असे ओळखले जाते, हा एक नव्याने सापडलेला विषाणू असून त्याचा वटवाघूळांच्या कोरोना विषाणूंशी, खवले मांजरांशी निगडित कोरोना विषाणू आणि SARS-CoV यांच्याशी जवळचा संबंध आहे. लक्षणे दिसलेली अगदी सुरुवातीची ज्ञात व्यक्ती नंतर 1 डिसेंबर 2019 ला आजारी पडलेली आढळली आणि त्या व्यक्तीचा नंतरच्या वेट मार्केट समूहाशी थेट संबंध नव्हता.<text:tab/>"}]}</text:p>
          </table:table-cell>
        </table:table-row>
        <table:table-row table:style-name="ro1">
          <table:table-cell office:value-type="string" calcext:value-type="string">
            <text:p>{"messages": [{"role": "system", "content": "Translate source to target."}, {"role": "user", "content": "<text:tab/>Thus, they are traditional markers for heart or liver dysfunctions.<text:tab/>"}, {"role": "assistant", "content": "<text:tab/>त्यामुळे, ते हृदय किंवा यकृताच्या बिघाडासाठीचे पारंपारिक दर्शक आहेत.<text:tab/>"}]}</text:p>
          </table:table-cell>
        </table:table-row>
        <table:table-row table:style-name="ro1">
          <table:table-cell office:value-type="string" calcext:value-type="string">
            <text:p>{"messages": [{"role": "system", "content": "Translate source to target."}, {"role": "user", "content": "<text:tab/>In Japan, the hashtag #ChineseDontComeToJapan trended on Twitter.<text:tab/>"}, {"role": "assistant", "content": "<text:tab/>जपानमध्ये #चायनिझडोन्टकमटूजपान हाही ट्विटरवर खूप चर्चेत असलेला विषय झाला आहे.<text:tab/>"}]}</text:p>
          </table:table-cell>
        </table:table-row>
        <table:table-row table:style-name="ro1">
          <table:table-cell office:value-type="string" calcext:value-type="string">
            <text:p>{"messages": [{"role": "system", "content": "Translate source to target."}, {"role": "user", "content": "<text:tab/>Besides, there are more and more evidence that remind us to caution with the atypical symptomatic and asymptomatic patients.<text:tab/>"}, {"role": "assistant", "content": "<text:tab/>त्याशिवाय, तिथे अधिकाधिक पुरावे होते ज्यांनी आम्हाला नमुनेदार लक्षणी आणि अलक्षणई रूग्णासह सावधगिरी बाळगण्याची आठवण करून दिली.<text:tab/>"}]}</text:p>
          </table:table-cell>
        </table:table-row>
        <table:table-row table:style-name="ro1">
          <table:table-cell office:value-type="string" calcext:value-type="string">
            <text:p>{"messages": [{"role": "system", "content": "Translate source to target."}, {"role": "user", "content": "<text:tab/>Subsequent seroprevalence investigations indicated that animal traders had a higher prevalence of anti-SARS-CoV IgG compared with that of the general population.<text:tab/>"}, {"role": "assistant", "content": "<text:tab/>त्यानंतरच्या सेरोप्रिव्हेलन्स अन्वेषणांनी दाखवले की सामान्य लोकांच्या तुलनेत पशु व्यापाऱ्यांमध्ये अँटी-सार्स-सीओव्ही-आयजीजीचे प्रचलन जास्त प्रमाणात दिसून आले.<text:tab/>"}]}</text:p>
          </table:table-cell>
        </table:table-row>
        <table:table-row table:style-name="ro1">
          <table:table-cell office:value-type="string" calcext:value-type="string">
            <text:p>{"messages": [{"role": "system", "content": "Translate source to target."}, {"role": "user", "content": "<text:tab/>On 31 December 2019, a cluster of pneumonia cases of unknown aetiology was reported in Wuhan, Hubei Province, China.<text:tab/>"}, {"role": "assistant", "content": "<text:tab/>31 डिसेंबर 2019 रोजी, अज्ञात पेशीशास्त्राच्या न्यूमोनिया प्रकरणांची मालिकाच चीनच्या हुबेई प्रांतातील वुहान येथे आढळली.<text:tab/>"}]}</text:p>
          </table:table-cell>
        </table:table-row>
        <table:table-row table:style-name="ro1">
          <table:table-cell office:value-type="string" calcext:value-type="string">
            <text:p>{"messages": [{"role": "system", "content": "Translate source to target."}, {"role": "user", "content": "<text:tab/>The WHO noted the contrast between the 2002–2004 SARS outbreak, where Chinese authorities were accused of secrecy that impeded prevention and containment efforts, and the current crisis where the central government 'has provided regular updates to avoid panic ahead of Lunar New Year holidays'.<text:tab/>"}, {"role": "assistant", "content": "<text:tab/>WHO ने 2002-2004 च्या दरम्यानच्या SARS उद्रेकामधील तफावत नोंदवली जेव्हा चिनी अधिकाऱ्यांवर गुप्ततेचा आरोप केला गेला होता ज्यामुळे रोगाचा प्रतिबंध करून रोग ताब्यात ठेवण्याच्या प्रयत्नामध्ये अडचणी आल्या आणि सध्याचे संकट जिथे केंद्रीय सरकारने सौर नववर्षाच्या तोंडावर घबराट टाळण्यासाठी नियमित माहिती पुरवली.<text:tab/>"}]}</text:p>
          </table:table-cell>
        </table:table-row>
        <table:table-row table:style-name="ro1">
          <table:table-cell office:value-type="string" calcext:value-type="string">
            <text:p>{"messages": [{"role": "system", "content": "Translate source to target."}, {"role": "user", "content": "<text:tab/>However, there are some remarkable differences between COVID-19 and SARS, which are essential for containing the epidemic and treating the patients.<text:tab/>"}, {"role": "assistant", "content": "<text:tab/>मात्र, कोविड-१९ आणि सार्समध्ये काही उल्लेखनीय अंतर आहे, जे साथरोगावर नियंत्रण मिळवण्यास आणि रूग्णांवर उपचार करण्यासाठी महत्वाचे आहे.<text:tab/>"}]}</text:p>
          </table:table-cell>
        </table:table-row>
        <table:table-row table:style-name="ro1">
          <table:table-cell office:value-type="string" calcext:value-type="string">
            <text:p>{"messages": [{"role": "system", "content": "Translate source to target."}, {"role": "user", "content": "<text:tab/>Patients often develop an atypical pneumonia, acute lung injury, and acute respiratory distress syndrome (ARDS).<text:tab/>"}, {"role": "assistant", "content": "<text:tab/>रूग्णांमध्ये बहुधा अटीपिकल निमोनिया, गंभीर फुफ्फुसाची दुखापत आणि गंभीर श्वसनात्मक त्रास सिंड्रोम (एआरडीएस) विकसित होतात.<text:tab/>"}]}</text:p>
          </table:table-cell>
        </table:table-row>
        <table:table-row table:style-name="ro1">
          <table:table-cell office:value-type="string" calcext:value-type="string">
            <text:p>{"messages": [{"role": "system", "content": "Translate source to target."}, {"role": "user", "content": "<text:tab/>Phylogentically, mouse hepatitis virus (Murine coronavirus), which infects the mouse's liver and the central nervous system, is related to human coronavirus OC43 and bovine coronavirus.<text:tab/>"}, {"role": "assistant", "content": "<text:tab/>जाती अनुवांशिकतेनुसार, माऊस हीपॅटायटीस विषाणू (म्युरिन कोरोनाव्हायरस) ज्यामुळे उंदराच्या यकृतास व मध्यवर्ती चेता संस्थेचा संसर्ग होतो, त्याचा संबंध ह्यूमन कोरोनाव्हायरस OC43 आणि बोव्हिन कोरोनाव्हायरस बरोबर आहे.<text:tab/>"}]}</text:p>
          </table:table-cell>
        </table:table-row>
        <table:table-row table:style-name="ro1">
          <table:table-cell office:value-type="string" calcext:value-type="string">
            <text:p>{"messages": [{"role": "system", "content": "Translate source to target."}, {"role": "user", "content": "<text:tab/>Online, numerous coronavirus-themed Internet memes have spread as many turn to humour and distraction amid uncertainty.<text:tab/>"}, {"role": "assistant", "content": "<text:tab/>कोरोना व्हायरस विषयावरील अनेक ऑनलाईन इंटरनेट मेम्स पसरले आहेत ज्यातील अनेक अनिश्चिततेच्या या वातावरणात विनोद निर्मिती आणि विचलित करण्याचे काम करतात.<text:tab/>"}]}</text:p>
          </table:table-cell>
        </table:table-row>
        <table:table-row table:style-name="ro1">
          <table:table-cell office:value-type="string" calcext:value-type="string">
            <text:p>{"messages": [{"role": "system", "content": "Translate source to target."}, {"role": "user", "content": "<text:tab/>Some of those infected may be asymptomatic, with no clinical symptoms but with test results that confirm infection, so researchers have issued advice that those with close contact to confirmed infected people should be closely monitored and examined to rule out infection.<text:tab/>"}, {"role": "assistant", "content": "<text:tab/>संसर्ग झालेल्यांपैकी काही जणांमध्ये लक्षणे दिसत नसतील, कोणतीही वैद्यकीय लक्षणे आढळत नसतील परंतु चाचण्यांचे निकाल संसर्गाची खात्री देत असतील, म्हणून संशोधकांनी सल्ला दिला आहे की ज्यांचा संसर्ग झाल्याची खात्री असलेल्या लोकांशी जवळून संपर्क आला आहे अशांचे बारकाईने निरीक्षण केले पाहिजे आणि संसर्गाची शक्यता फेटाळण्यासाठी परीक्षण केले पाहिजे.<text:tab/>"}]}</text:p>
          </table:table-cell>
        </table:table-row>
        <table:table-row table:style-name="ro1">
          <table:table-cell office:value-type="string" calcext:value-type="string">
            <text:p>{"messages": [{"role": "system", "content": "Translate source to target."}, {"role": "user", "content": "<text:tab/>And along with a fever<text:tab/>"}, {"role": "assistant", "content": "<text:tab/>आणि ताप असतानादेखील<text:tab/>"}]}</text:p>
          </table:table-cell>
        </table:table-row>
        <table:table-row table:style-name="ro1">
          <table:table-cell office:value-type="string" calcext:value-type="string">
            <text:p>{"messages": [{"role": "system", "content": "Translate source to target."}, {"role": "user", "content": "<text:tab/>Led by the Bill and Melinda Gates Foundation with partners investing US$125 million and coordinating with the World Health Organization, the COVID-19 Therapeutics Accelerator began in March, facilitating drug development researchers to rapidly identify, assess, develop, and scale up potential treatments.<text:tab/>"}, {"role": "assistant", "content": "<text:tab/>बिल व मेलिंडा गेट्स फाउंडेशन च्या नेतृत्वाखाली इतर भागीदारांच्या US$125 एव्हढ्या गुंतवणूकीसह व जागतिक आरोग्य संघटनेच्या समन्वयाने, COVID-19 थेरॅप्युटीक्स अॅक्सलरेटर ची सुरुवात मार्च मध्ये झाली, ज्यामुळे औषध विकास क्षेत्रातील संशोधकांना संभाव्य उपचार जलद ओळखणे, मूल्यमापन करणे, विकास करणे आणि वाढवणे सुगम होणार आहो.<text:tab/>"}]}</text:p>
          </table:table-cell>
        </table:table-row>
        <table:table-row table:style-name="ro1">
          <table:table-cell office:value-type="string" calcext:value-type="string">
            <text:p>{"messages": [{"role": "system", "content": "Translate source to target."}, {"role": "user", "content": "<text:tab/>The number of true fatalities from COVID-19 may be much higher, as it may not include people who die without testing - e.g. at home, in nursing homes, etc.<text:tab/>"}, {"role": "assistant", "content": "<text:tab/>खरोखरच COVID-19 मुळे होणारे मृत्यू हे बरेच जास्त असू शकतात, कारण त्यामध्ये ज्या व्यक्ती चाचण्या न होता, उदाहरणार्थ, घरी, शुश्रुषालयांमध्ये इ. ठिकाणी मृत्युमुखी पडत आहेत त्यांचा समावेश नसू शकतो.<text:tab/>"}]}</text:p>
          </table:table-cell>
        </table:table-row>
        <table:table-row table:style-name="ro1">
          <table:table-cell office:value-type="string" calcext:value-type="string">
            <text:p>{"messages": [{"role": "system", "content": "Translate source to target."}, {"role": "user", "content": "<text:tab/>Certainly, this is not a good sign of European solidarity.'<text:tab/>"}, {"role": "assistant", "content": "<text:tab/>खचितच , हे काही युरोपिअन ऐक्याचे चांगले चिन्ह नव्हे.'<text:tab/>"}]}</text:p>
          </table:table-cell>
        </table:table-row>
        <table:table-row table:style-name="ro1">
          <table:table-cell office:value-type="string" calcext:value-type="string">
            <text:p>{"messages": [{"role": "system", "content": "Translate source to target."}, {"role": "user", "content": "<text:tab/>A median cost estimate of 2015-16 trials for development of 10 anti-cancer drugs was $648 million.<text:tab/>"}, {"role": "assistant", "content": "<text:tab/>2015-16 दरम्यान 10 कर्करोगविरोधी औषधे विकसित करण्याचा साधारण खर्च अंदाजे $648 दशलक्षांएवढा होता.<text:tab/>"}]}</text:p>
          </table:table-cell>
        </table:table-row>
        <table:table-row table:style-name="ro1">
          <table:table-cell office:value-type="string" calcext:value-type="string">
            <text:p>{"messages": [{"role": "system", "content": "Translate source to target."}, {"role": "user", "content": "<text:tab/>In addition, given the therapeutic effects, some disadvantages associated with the plasma should be considered carefully.<text:tab/>"}, {"role": "assistant", "content": "<text:tab/>सोबतच, उपचारात्मक प्रभावांसाठी पेशींसोबत जुळलेल्या काही तोट्यांविषयी काळजीपूर्वक विचार केला जाणे आवश्यक आहे.<text:tab/>"}]}</text:p>
          </table:table-cell>
        </table:table-row>
        <table:table-row table:style-name="ro1">
          <table:table-cell office:value-type="string" calcext:value-type="string">
            <text:p>{"messages": [{"role": "system", "content": "Translate source to target."}, {"role": "user", "content": "<text:tab/>The Campaign for Nuclear Disarmament's general secretary Kate Hudson criticized the Defender 2020 exercise: 'In the current public-health crisis, it jeopardizes the lives not only of the troops from the US and the many European countries participating but the inhabitants of the countries in which they are operating.'The Iranian government has been heavily affected by the virus, with around two dozen parliament members infected as well as fifteen other current or former political figures.<text:tab/>"}, {"role": "assistant", "content": "<text:tab/>अण्वस्त्रे निःशस्त्रीकरणाच्या मोहिमेचे सरचिटणीस केट हडसन यांनी डिफेंडर 2020 ह्या कार्यक्रमावर टीका केली: 'सध्याच्या सार्वजनिक आरोग्य संकटात, हा कार्यक्रम फक्त US च्या आणि इतर अनेक युरोपियन देशांच्या सैन्यदलांनाच धोक्यात आणत नाही तर ज्या देशात ते काम करत आहेत त्या देशातील रहिवाशांना देखील धोक्यात आणतो.' इराणी सरकारवर ह्या विषाणूमुळे प्रचंड परिणाम झाला आहे आणि जवळजवळ दोन डझन संसद सदस्याना संसर्ग झाला आहे आणि त्याचप्रमाणे सध्याच्या किंवा माजी पंधरा राजकीय व्यक्तींना संसर्ग झाला आहे.<text:tab/>"}]}</text:p>
          </table:table-cell>
        </table:table-row>
        <table:table-row table:style-name="ro1">
          <table:table-cell office:value-type="string" calcext:value-type="string">
            <text:p>{"messages": [{"role": "system", "content": "Translate source to target."}, {"role": "user", "content": "<text:tab/>As a common practice, individuals exposed to, or infected by, the virus are usually required to be quarantined for 14 days.<text:tab/>"}, {"role": "assistant", "content": "<text:tab/>सामान्य उपाय म्हणून विषाणूशी संपर्क आलेल्या किंवा त्याने संसर्गित व्यक्तींना बहुधा १४ दिवसांसाठी विलगीकरणात ठेवणे आवश्यक आहे.<text:tab/>"}]}</text:p>
          </table:table-cell>
        </table:table-row>
        <table:table-row table:style-name="ro1">
          <table:table-cell office:value-type="string" calcext:value-type="string">
            <text:p>{"messages": [{"role": "system", "content": "Translate source to target."}, {"role": "user", "content": "<text:tab/>The virulence of the comeback would depend on herd immunity and the extent of mutation.<text:tab/>"}, {"role": "assistant", "content": "<text:tab/>परतण्याचा विषारीपणा किंवा तीव्रता ही सामूहिक प्रतिकारशक्ती आणि परिवर्तित होण्याच्या व्याप्तीवर अवलंबून असते.<text:tab/>"}]}</text:p>
          </table:table-cell>
        </table:table-row>
        <table:table-row table:style-name="ro1">
          <table:table-cell office:value-type="string" calcext:value-type="string">
            <text:p>{"messages": [{"role": "system", "content": "Translate source to target."}, {"role": "user", "content": "<text:tab/>However, they are equally closely related to RaTG13 with about 90% identity at the level of nucleotide sequence.<text:tab/>"}, {"role": "assistant", "content": "<text:tab/>तथापि, ते न्यूक्लोटाइड क्रमाच्या स्तरावर सुमारे ९०% समरूपतेने समप्रमाणात आरएटीजी१३ शी नजिकतेने संबंधित आहेत.<text:tab/>"}]}</text:p>
          </table:table-cell>
        </table:table-row>
        <table:table-row table:style-name="ro1">
          <table:table-cell office:value-type="string" calcext:value-type="string">
            <text:p>{"messages": [{"role": "system", "content": "Translate source to target."}, {"role": "user", "content": "<text:tab/>Some Chinese students at American universities joined together to help send aid to virus-stricken parts of China, with a joint group in the greater Chicago area reportedly managing to send 50,000 N95 masks to hospitals in the Hubei province on 30 January.The humanitarian aid organization Direct Relief, in coordination with FedEx, sent 200,000 face masks along with other personal protective equipment, including gloves and gowns, by emergency airlift to the Wuhan Union Hospital by 30 January.<text:tab/>"}, {"role": "assistant", "content": "<text:tab/>अमेरिकन विद्यापीठांमधील काही चायनीज विद्यार्थी चीनमधील विषाणूग्रस्त भागाला मदत पाठवण्यासाठी ग्रेटर शिकागोमधील एका संयुक्त गटाबरोबर एकत्र आले जो गट कथितपणे 30 जानेवारीला हुबेई प्रांतामधल्या रुग्णालयांना 50000 N 95 मास्क्स पाठवण्याचे व्यवस्थापन करत होता. मानवतावादी मदत करणारी संस्था डायरेक्ट रिलीफने फेडेक्सबरोबर समन्वय साधून 30 जानेवारीला आणीबाणीसाठीच्या विमानांतून हातमोजे आणि झग्यांसारख्या इतर वैयक्तिक संरक्षणात्मक उपकरणांबरोबर 200000 चेहऱ्याचे मुखवटे वुहान युनिअन हॉस्पिटलला पाठवले.<text:tab/>"}]}</text:p>
          </table:table-cell>
        </table:table-row>
        <table:table-row table:style-name="ro1">
          <table:table-cell office:value-type="string" calcext:value-type="string">
            <text:p>{"messages": [{"role": "system", "content": "Translate source to target."}, {"role": "user", "content": "<text:tab/>In humans, coronaviruses cause respiratory tract infections that can range from mild to lethal.<text:tab/>"}, {"role": "assistant", "content": "<text:tab/>कोरोना विषाणूमुळे मानवामध्ये श्वसनमार्गाचा संसर्ग होतो जो सौम्य ते प्राणघातक असू शकतो.<text:tab/>"}]}</text:p>
          </table:table-cell>
        </table:table-row>
        <table:table-row table:style-name="ro1">
          <table:table-cell office:value-type="string" calcext:value-type="string">
            <text:p>{"messages": [{"role": "system", "content": "Translate source to target."}, {"role": "user", "content": "<text:tab/>The emergence of SARS-CoV-2 in central China at the end of 2019 has thrusted CoVs into the spotlight again and surprised us with its high transmissibility but reduced pathogenicity compared to its sister SARS-CoV.<text:tab/>"}, {"role": "assistant", "content": "<text:tab/>मध्य चीनमध्ये २०१९ च्या शेवटी सार्स-सीओव्ही-2 च्या उदयाने कोरोनाविषाणू पुन्हा प्रकाशात आला आणि त्याच्या उच्च संक्रमणक्षमतेने आपण आश्चर्यचकित झालो मात्र त्याच्या सहजातीय सार्स-CoV च्या तुलनेत त्याची रोगकारकता कमी होती.<text:tab/>"}]}</text:p>
          </table:table-cell>
        </table:table-row>
        <table:table-row table:style-name="ro1">
          <table:table-cell office:value-type="string" calcext:value-type="string">
            <text:p>{"messages": [{"role": "system", "content": "Translate source to target."}, {"role": "user", "content": "<text:tab/>For MERS, based on a demographic study in June 2012, the mortality was 37% of 2,494 confirmed cases.<text:tab/>"}, {"role": "assistant", "content": "<text:tab/>MERS साठी, जून 2012 मधील लोकसंख्याशास्त्रीय अध्ययनाच्या आधारे मृत्यूदर 2494 पुष्टी झालेल्या प्रकरणांपैकी 37% होता.<text:tab/>"}]}</text:p>
          </table:table-cell>
        </table:table-row>
        <table:table-row table:style-name="ro1">
          <table:table-cell office:value-type="string" calcext:value-type="string">
            <text:p>{"messages": [{"role": "system", "content": "Translate source to target."}, {"role": "user", "content": "<text:tab/>Some researchers have suggested the Huanan Seafood Wholesale Market may not be the original source of viral transmission to humans.As of 17 April 2020, there have been at least 153,822 confirmed deaths and more than 2,240,191 confirmed cases in the coronavirus pneumonia pandemic.<text:tab/>"}, {"role": "assistant", "content": "<text:tab/>काही संशोधकांच्या मते हुआनन येथील सीफूड व्होलसेल मार्केट हा मानवामध्ये विषाणूचे संक्रमण होण्याचा मूळ स्त्रोत नाही. 17 एप्रिल 2020 पर्यंत कोरोना विषाणूमुळे झालेल्या न्युमोनियाच्या साथीमुळे किमान 153,822 रुग्णांचा मृत्यु झाल्याची तसेच 2,240,191 रुग्ण बाधित झाल्याची पुष्टी करण्यात आली आहे.<text:tab/>"}]}</text:p>
          </table:table-cell>
        </table:table-row>
        <table:table-row table:style-name="ro1">
          <table:table-cell office:value-type="string" calcext:value-type="string">
            <text:p>{"messages": [{"role": "system", "content": "Translate source to target."}, {"role": "user", "content": "<text:tab/>Importantly, we compare and contrast the different HCoVs from a perspective of virus evolution and genome recombination.<text:tab/>"}, {"role": "assistant", "content": "<text:tab/>महत्त्वाचे म्हणजे आम्ही विषाणूचा विकास आणि जीनोम पुर्नसंयोजनाच्या दृष्टिकोनातून भिन्न एचसीओव्हींची तुलना करतो.<text:tab/>"}]}</text:p>
          </table:table-cell>
        </table:table-row>
        <table:table-row table:style-name="ro1">
          <table:table-cell office:value-type="string" calcext:value-type="string">
            <text:p>{"messages": [{"role": "system", "content": "Translate source to target."}, {"role": "user", "content": "<text:tab/>The diversity of bat CoVs provides ample opportunities for the emergence of novel HCoVs.<text:tab/>"}, {"role": "assistant", "content": "<text:tab/>वटवाघळाच्या सीओव्ही ची विविधता नवीन एचसीओव्नोहीच्या उद्भवण्याला भरपूर संधी प्रदान करतात.<text:tab/>"}]}</text:p>
          </table:table-cell>
        </table:table-row>
        <table:table-row table:style-name="ro1">
          <table:table-cell office:value-type="string" calcext:value-type="string">
            <text:p>{"messages": [{"role": "system", "content": "Translate source to target."}, {"role": "user", "content": "<text:tab/>Second, pangolins could be one of intermediate amplifying host to which a SARS-CoV-2-related virus had been newly introduced.<text:tab/>"}, {"role": "assistant", "content": "<text:tab/>दुसरे, पॅनगोलिन्स, हे मध्यस्थ प्रवर्धन करणाऱ्या पोशिंद्यांपैकी एक असू शकतात ज्यांना सार्स-सीओव्ही-२-संबंधित विषाणूची ओळख ही अलिकडेच झालेली आहे.<text:tab/>"}]}</text:p>
          </table:table-cell>
        </table:table-row>
        <table:table-row table:style-name="ro1">
          <table:table-cell office:value-type="string" calcext:value-type="string">
            <text:p>{"messages": [{"role": "system", "content": "Translate source to target."}, {"role": "user", "content": "<text:tab/>For many years, the four community-acquired CoVs circulate in human populations, triggering common cold in immunocompetent subjects.<text:tab/>"}, {"role": "assistant", "content": "<text:tab/>कित्येक वर्षांपासून समुदायापासून मिळणाऱ्या चार सीओव्हींचा माणसांमध्ये प्रसार होत आहे ज्यामुळे रोगप्रतिकार शक्ती क्षीण असलेल्या व्यक्तींना सर्दी होत आहे.<text:tab/>"}]}</text:p>
          </table:table-cell>
        </table:table-row>
        <table:table-row table:style-name="ro1">
          <table:table-cell office:value-type="string" calcext:value-type="string">
            <text:p>{"messages": [{"role": "system", "content": "Translate source to target."}, {"role": "user", "content": "<text:tab/>The clinical features of HCoV-OC43 infection appear to be similar to those caused by HCoV-229E, which are symptomatically indistinguishable from infection with other respiratory tract pathogens such as influenza A viruses and rhinoviruses.<text:tab/>"}, {"role": "assistant", "content": "<text:tab/>एचसीओव्ही-ओसी४३ संसर्गाची चिकित्सालयीन वैशिष्ट्ये ही एचसीओव्ही-२२९ई ने झालेल्या संसर्गाप्रमाणेच दिसून आली, जी इन्फ्लुएंजा ए विषाणू आणि रिनोव्हायरसेससारख्या इतर श्वासनलिका रोगजनकांच्या संक्रमणापासून लक्षणांच्या दृष्टीने वेगळी करता येण्याजोगी नाहीत.<text:tab/>"}]}</text:p>
          </table:table-cell>
        </table:table-row>
        <table:table-row table:style-name="ro1">
          <table:table-cell office:value-type="string" calcext:value-type="string">
            <text:p>{"messages": [{"role": "system", "content": "Translate source to target."}, {"role": "user", "content": "<text:tab/>In SARS patients, it has been demonstrated that fever (99%-100%), dry cough (29%-75%), dyspnea (40%-42%), diarrhea (20-25%), and sore throat (13-25%) were the major symptoms and ventilation support was required for approximately 14%-20% of the patients.<text:tab/>"}, {"role": "assistant", "content": "<text:tab/>सार्स रूग्णांमध्ये, हे दिसले आहे की ताप (९९%-१००%), कोरडा खोकला (२९%-७५%), डिस्पेनिया (४०%-४२%), डायरिया (२०-२५%) आणि घसा खवखवणे (१३-२५%) ही मुख्य लक्षणे होती आणि रूग्णांपैकी जवळपास १४%-२०% लोकांना व्हेंटिलेशन आधार आवश्यक होता.<text:tab/>"}]}</text:p>
          </table:table-cell>
        </table:table-row>
        <table:table-row table:style-name="ro1">
          <table:table-cell office:value-type="string" calcext:value-type="string">
            <text:p>{"messages": [{"role": "system", "content": "Translate source to target."}, {"role": "user", "content": "<text:tab/>The viral RNA genome is released into the cytoplasm; after replication of the viral genome, genomic RNA accompanied by envelope glycoproteins and nucleocapsid proteins forms virion-containing vesicles, which then fuse with the plasma membrane to release the virus.<text:tab/>"}, {"role": "assistant", "content": "<text:tab/>संसर्गजन्य RNA जीनोमला पेशीद्रवामध्ये सोडले जाते; विषाणू जीनोमची प्रतिकृती बनवल्यानंतर जेनोमिक RNA आच्छादित ग्लायकोप्रोटीन आणि न्युक्लिओकॅप्सिड प्रोटीनसह व्हिरिऑन-युक्त व्हेसिकल बनवतात, ज्यांचे नंतर विषाणू सोडण्यास प्लाज्मा मेम्ब्रेनसोबत एकत्रीकरण होते.<text:tab/>"}]}</text:p>
          </table:table-cell>
        </table:table-row>
        <table:table-row table:style-name="ro1">
          <table:table-cell office:value-type="string" calcext:value-type="string">
            <text:p>{"messages": [{"role": "system", "content": "Translate source to target."}, {"role": "user", "content": "<text:tab/>The United States' National Institute of Allergy and Infectious Disease's director, Dr. Anthony Fauci, said of the outbreak, 'bottom line, it's going to get worse.'<text:tab/>"}, {"role": "assistant", "content": "<text:tab/>युनायटेड स्टेट्सच्या राष्ट्रीय ऍलर्जी आणि संसर्गजन्य रोगाच्या संस्थेचे प्रमुख डॉ. अँथनी फॉसी उद्रेकाबद्दल म्हणाले, 'हे निश्चित आहे की ही परिस्थिती आणखी बिघडत जाणार आहे.'<text:tab/>"}]}</text:p>
          </table:table-cell>
        </table:table-row>
        <table:table-row table:style-name="ro1">
          <table:table-cell office:value-type="string" calcext:value-type="string">
            <text:p>{"messages": [{"role": "system", "content": "Translate source to target."}, {"role": "user", "content": "<text:tab/>An animal serves as the evolutionary host of an HCoV if it harbours a closely related ancestor sharing high homology at the level of nucleotide sequence.<text:tab/>"}, {"role": "assistant", "content": "<text:tab/>एक प्राणी एचसीओव्हीच्या उत्क्रांतीचा पोशिंदा बनू शकतो जर त्याने न्युक्लिओटाइड क्रमाच्या पातळीवर उच्च समजातीयता सामायिक करणाऱ्या जवळच्या संबंधित पूर्वजाला आश्रय दिलेला असेल.<text:tab/>"}]}</text:p>
          </table:table-cell>
        </table:table-row>
        <table:table-row table:style-name="ro1">
          <table:table-cell office:value-type="string" calcext:value-type="string">
            <text:p>{"messages": [{"role": "system", "content": "Translate source to target."}, {"role": "user", "content": "<text:tab/>The nation's health agency reported a significant increase in confirmed cases on 20 February, largely attributed to a gathering in Daegu of a new religious movement known as the Shincheonji Church of Jesus.<text:tab/>"}, {"role": "assistant", "content": "<text:tab/>देशाच्या आरोग्य संस्थेने 20 फेब्रुवारीला पुष्टी झालेल्या प्रकरणांमध्ये मोठी वाढ नोंदविली, ह्या वाढीला देगूमधील एका शिंचीओंजी चर्च ऑफ जीसस ह्या नव्या धार्मिक चळवळीच्या संमेलनास मोठ्या प्रमाणावर जबाबदार ठरविण्यात आले.<text:tab/>"}]}</text:p>
          </table:table-cell>
        </table:table-row>
        <table:table-row table:style-name="ro1">
          <table:table-cell office:value-type="string" calcext:value-type="string">
            <text:p>{"messages": [{"role": "system", "content": "Translate source to target."}, {"role": "user", "content": "<text:tab/>Emergence of novel HCoVs: back to ground zero<text:tab/>"}, {"role": "assistant", "content": "<text:tab/>नवीन एचसीओव्ही चे उद्भवणे : पुन्हा शून्यावर जाणे<text:tab/>"}]}</text:p>
          </table:table-cell>
        </table:table-row>
        <table:table-row table:style-name="ro1">
          <table:table-cell office:value-type="string" calcext:value-type="string">
            <text:p>{"messages": [{"role": "system", "content": "Translate source to target."}, {"role": "user", "content": "<text:tab/>Tracing the zoonotic origins of HCoVs provides a framework to understand the natural history, driving force and restriction factors of species jumping.<text:tab/>"}, {"role": "assistant", "content": "<text:tab/>एसीओव्हीच्या पशूजन्य आजाराच्या मूळांचा मागोवा घेतल्यावर प्रजातींच्या झेप घेण्यामागील नैसर्गिक इतिहास, चालना बल आणि निर्बंध घटकांची रचना दिसून येते.<text:tab/>"}]}</text:p>
          </table:table-cell>
        </table:table-row>
        <table:table-row table:style-name="ro1">
          <table:table-cell office:value-type="string" calcext:value-type="string">
            <text:p>{"messages": [{"role": "system", "content": "Translate source to target."}, {"role": "user", "content": "<text:tab/>There, the M proteins direct most protein-protein interactions required for assembly of viruses following its binding to the nucleocapsid.<text:tab/>"}, {"role": "assistant", "content": "<text:tab/>येथे, एम प्रथिनांकडून प्रथिन-प्रथिन परस्परक्रिया घडवून आणल्या जातात ज्या विषाणू समुच्चयासाठी आवश्यक असतात व त्यानंतर विषाणूप्रथिन कवचाबरोबर त्यांचे बंधन होते.<text:tab/>"}]}</text:p>
          </table:table-cell>
        </table:table-row>
        <table:table-row table:style-name="ro1">
          <table:table-cell office:value-type="string" calcext:value-type="string">
            <text:p>{"messages": [{"role": "system", "content": "Translate source to target."}, {"role": "user", "content": "<text:tab/>Since then, more knowledge was accumulated through extensive studies on HCoV-229E and HCoV-OC43, both of which cause self-limiting symptoms.<text:tab/>"}, {"role": "assistant", "content": "<text:tab/>तेव्हापासून, स्व-मर्यादित लक्षणे उत्पन्न करणाऱ्या एचसीओव्ही-२२९ई आणि एचसीओव्ही-ओसी४३ वर व्यापक अध्ययनांद्वारे अधिक ज्ञान संचायित करण्यात आले होते.<text:tab/>"}]}</text:p>
          </table:table-cell>
        </table:table-row>
        <table:table-row table:style-name="ro1">
          <table:table-cell office:value-type="string" calcext:value-type="string">
            <text:p>{"messages": [{"role": "system", "content": "Translate source to target."}, {"role": "user", "content": "<text:tab/>Despite this, it appears the virus had trouble spreading from human to human, as most individuals who are infected do not transmit the virus.<text:tab/>"}, {"role": "assistant", "content": "<text:tab/>तरीदेखील, मानवातून मानवाकडे या विषाणूचे संक्रमण होण्यास अडचण असल्याचे दिसते कारण बहुसंख्य बाधित व्यक्तिंकडून विषाणूचे संक्रमण होत नाही.<text:tab/>"}]}</text:p>
          </table:table-cell>
        </table:table-row>
        <table:table-row table:style-name="ro1">
          <table:table-cell office:value-type="string" calcext:value-type="string">
            <text:p>{"messages": [{"role": "system", "content": "Translate source to target."}, {"role": "user", "content": "<text:tab/>It is a pressure like chest pain<text:tab/>"}, {"role": "assistant", "content": "<text:tab/>हा दाब छातीच्या दुखण्यासारखा आहे<text:tab/>"}]}</text:p>
          </table:table-cell>
        </table:table-row>
        <table:table-row table:style-name="ro1">
          <table:table-cell office:value-type="string" calcext:value-type="string">
            <text:p>{"messages": [{"role": "system", "content": "Translate source to target."}, {"role": "user", "content": "<text:tab/>Humans contract the virus through butchering and consumption of game meat.<text:tab/>"}, {"role": "assistant", "content": "<text:tab/>विषाणूंचा मानवी संपर्क हा कत्तलखाने आणि शिकार केलेल्या मासांच्या खाण्याने होतो.<text:tab/>"}]}</text:p>
          </table:table-cell>
        </table:table-row>
        <table:table-row table:style-name="ro1">
          <table:table-cell office:value-type="string" calcext:value-type="string">
            <text:p>{"messages": [{"role": "system", "content": "Translate source to target."}, {"role": "user", "content": "<text:tab/>While there are concerns it may spread by faeces, this risk is believed to be low.<text:tab/>"}, {"role": "assistant", "content": "<text:tab/>तो विष्ठेद्वारे पसरू शकतो अशी काळजी वाटत असली तरी ह्यात धोका कमी आहे असे मानले जाते.<text:tab/>"}]}</text:p>
          </table:table-cell>
        </table:table-row>
        <table:table-row table:style-name="ro1">
          <table:table-cell office:value-type="string" calcext:value-type="string">
            <text:p>{"messages": [{"role": "system", "content": "Translate source to target."}, {"role": "user", "content": "<text:tab/>Therefore, building a prognosis model for the disease is essential for health-care agencies to prioritize their services, especially in resource-constrained areas.<text:tab/>"}, {"role": "assistant", "content": "<text:tab/>त्यामुळे, आरोग्यसेवा संस्थांना त्यांच्या सेवांचे प्राधान्य ठरवण्यास विशेषत: संसाधन-रहित क्षेत्रांमध्ये रोगनिदान मॉडेलची उभारणी करणे आवश्यक आहे.<text:tab/>"}]}</text:p>
          </table:table-cell>
        </table:table-row>
        <table:table-row table:style-name="ro1">
          <table:table-cell office:value-type="string" calcext:value-type="string">
            <text:p>{"messages": [{"role": "system", "content": "Translate source to target."}, {"role": "user", "content": "<text:tab/>Does the virus also bind ACE2-expressing cells in other organs?<text:tab/>"}, {"role": "assistant", "content": "<text:tab/>विषाणू इतर अवयवांमध्ये एसीई-२ अभिव्यक्ती पेशींनाही बांधतो का?<text:tab/>"}]}</text:p>
          </table:table-cell>
        </table:table-row>
        <table:table-row table:style-name="ro1">
          <table:table-cell office:value-type="string" calcext:value-type="string">
            <text:p>{"messages": [{"role": "system", "content": "Translate source to target."}, {"role": "user", "content": "<text:tab/>This is doctor porter in the emergency room triage center<text:tab/>"}, {"role": "assistant", "content": "<text:tab/>आपत्कालीन रूम ट्रियाज सेंटरमधून मी डॉक्टर पोर्टर आहे<text:tab/>"}]}</text:p>
          </table:table-cell>
        </table:table-row>
        <table:table-row table:style-name="ro1">
          <table:table-cell office:value-type="string" calcext:value-type="string">
            <text:p>{"messages": [{"role": "system", "content": "Translate source to target."}, {"role": "user", "content": "<text:tab/>In the U.S., the CDC recommends wearing non-medical face mask made out of cloth.China has specifically recommended the use of disposable medical masks by healthy members of the public, particularly when coming into close contact (1 metre (3 ft) or less) with other people.<text:tab/>"}, {"role": "assistant", "content": "<text:tab/>यू.एस. मध्ये कापडापासून बनविलेल्या अवैद्यकीय मुखवट्याच्या वापराची CDC शिफारस करते. चीनने विशेष करून विल्हेवाट लावता येण्याजोग्या वैद्यकीय मुखवट्याच्या वापराची जनतेमधील आरोग्य सेवा देणाऱ्यांसाठी विशेषतः इतर लोकांशी जवळून संबंध येताना (1 मीटर (3 फूट) किंवा कमी) शिफारस केली आहे.<text:tab/>"}]}</text:p>
          </table:table-cell>
        </table:table-row>
        <table:table-row table:style-name="ro1">
          <table:table-cell office:value-type="string" calcext:value-type="string">
            <text:p>{"messages": [{"role": "system", "content": "Translate source to target."}, {"role": "user", "content": "<text:tab/>Longevity, densely packed colonies, close social interaction and strong ability to fly are all favourable conditions for bats to be an ideal 'virus spreader'.<text:tab/>"}, {"role": "assistant", "content": "<text:tab/>दीर्घायुष्य, दाटीवाटीने भरलेल्या वसाहती, निकट सामाजिक आंतरक्रिया आणि उडण्याची समर्थ क्षमता या सर्व आदर्श परिस्थितींनी वटवाघळांना 'विषाणू प्रसारक' म्हणून आदर्श ठरवले आहे.<text:tab/>"}]}</text:p>
          </table:table-cell>
        </table:table-row>
        <table:table-row table:style-name="ro1">
          <table:table-cell office:value-type="string" calcext:value-type="string">
            <text:p>{"messages": [{"role": "system", "content": "Translate source to target."}, {"role": "user", "content": "<text:tab/>Pneumonia is one of the most severe symptoms and can progress rapidly to acute respiratory distress syndrome.<text:tab/>"}, {"role": "assistant", "content": "<text:tab/>न्यूमोनिया हा सर्वात गंभीर लक्षणांपैकी एक होता आणि त्याची वेगाने गंभीर श्वसन पिडा संलक्षणमध्ये वाढ होऊ शकते.<text:tab/>"}]}</text:p>
          </table:table-cell>
        </table:table-row>
        <table:table-row table:style-name="ro1">
          <table:table-cell office:value-type="string" calcext:value-type="string">
            <text:p>{"messages": [{"role": "system", "content": "Translate source to target."}, {"role": "user", "content": "<text:tab/>In late January, the Chinese government launched a radical campaign later described by the Chinese Communist Party general secretary Xi Jinping as a 'people's war' to contain the spread of the virus.<text:tab/>"}, {"role": "assistant", "content": "<text:tab/>जानेवारी नंतरच्या दिवसांत चिनी सरकारने एक मूलगामी मोहीम सुरु केली जिचे चायनीज कम्युनिस्ट पार्टीचे सरचिटणीस शी जिनपिंग ह्यांनी नंतर विषाणूचा प्रसार आटोक्यात आणण्यासाठीचे 'लोकांचे युद्ध' असे वर्णन केले.<text:tab/>"}]}</text:p>
          </table:table-cell>
        </table:table-row>
        <table:table-row table:style-name="ro1">
          <table:table-cell office:value-type="string" calcext:value-type="string">
            <text:p>{"messages": [{"role": "system", "content": "Translate source to target."}, {"role": "user", "content": "<text:tab/>Protesters in Ukraine attacked buses carrying Ukrainian and foreign evacuees from Wuhan to Novi Sanzhary.<text:tab/>"}, {"role": "assistant", "content": "<text:tab/>युक्रेनच्या नागरिकांना आणि परदेशी निर्वासितांना वुहानहून नोवी सांझारीला नेणाऱ्या बसवर युक्रेनमधील आंदोलकांनी हल्ला केला.<text:tab/>"}]}</text:p>
          </table:table-cell>
        </table:table-row>
        <table:table-row table:style-name="ro1">
          <table:table-cell office:value-type="string" calcext:value-type="string">
            <text:p>{"messages": [{"role": "system", "content": "Translate source to target."}, {"role": "user", "content": "<text:tab/>Yesterday, Bangladesh has confirmed five new deaths due to COVID-19 on the day.<text:tab/>"}, {"role": "assistant", "content": "<text:tab/>काल, बांग्लादेशाने एका दिवसामध्ये कोविड-१९ मुळे पाच नवीन मृत्युची पुष्टी केली.<text:tab/>"}]}</text:p>
          </table:table-cell>
        </table:table-row>
        <table:table-row table:style-name="ro1">
          <table:table-cell office:value-type="string" calcext:value-type="string">
            <text:p>{"messages": [{"role": "system", "content": "Translate source to target."}, {"role": "user", "content": "<text:tab/>This demand has led to the increase in prices of up to twenty times the normal price and also induced delays on the supply of medical items for four to six months.<text:tab/>"}, {"role": "assistant", "content": "<text:tab/>ह्या वाढलेल्या मागणीचा परिणाम म्हणून किंमती नेहमीच्या किंमतीच्या वीस पटींपर्यंत वाढल्या आहेत आणि वैद्यकीय वस्तूंच्या पुरवठ्यामध्ये चार ते सहा आठवड्यांचा विलंब होऊ लागला आहे.<text:tab/>"}]}</text:p>
          </table:table-cell>
        </table:table-row>
        <table:table-row table:style-name="ro1">
          <table:table-cell office:value-type="string" calcext:value-type="string">
            <text:p>{"messages": [{"role": "system", "content": "Translate source to target."}, {"role": "user", "content": "<text:tab/>When it is no longer possible to contain the spread of the disease, efforts then move to the mitigation stage: measures are taken to slow the spread and mitigate its effects on the healthcare system and society.<text:tab/>"}, {"role": "assistant", "content": "<text:tab/>जेव्हा रोगाच्या प्रसारास प्रतिबंध करणे शक्य होत नाही तेव्हा रोग शमविण्याच्या दिशेने पावले टाकली जातात: प्रसाराचा वेग कमी करण्यासाठी उपाय केले जातात आणि आरोग्य व्यवस्था आणि समाजावरील त्याचा परिणाम कमी करण्यासाठी उपाय केले जातात.<text:tab/>"}]}</text:p>
          </table:table-cell>
        </table:table-row>
        <table:table-row table:style-name="ro1">
          <table:table-cell office:value-type="string" calcext:value-type="string">
            <text:p>{"messages": [{"role": "system", "content": "Translate source to target."}, {"role": "user", "content": "<text:tab/>Beginning on 15 March, many businesses closed or reduced hours throughout the U.S. to try to reduce the spread of the virus.<text:tab/>"}, {"role": "assistant", "content": "<text:tab/>१५ मार्चच्या सुरुवातीला विषाणूचा प्रसार कमी करण्यासाठी संपूर्ण युएसमध्ये अनेक व्यवसाय बंद झाले किंवा त्यांनी कामाचे तास कमी केले.<text:tab/>"}]}</text:p>
          </table:table-cell>
        </table:table-row>
        <table:table-row table:style-name="ro1">
          <table:table-cell office:value-type="string" calcext:value-type="string">
            <text:p>{"messages": [{"role": "system", "content": "Translate source to target."}, {"role": "user", "content": "<text:tab/>The number varies by region.<text:tab/>"}, {"role": "assistant", "content": "<text:tab/>ही संख्या प्रदेशानुसार बदलते.<text:tab/>"}]}</text:p>
          </table:table-cell>
        </table:table-row>
        <table:table-row table:style-name="ro1">
          <table:table-cell office:value-type="string" calcext:value-type="string">
            <text:p>{"messages": [{"role": "system", "content": "Translate source to target."}, {"role": "user", "content": "<text:tab/>Progeny viruses are then released from the host cell by exocytosis through secretory vesicles.<text:tab/>"}, {"role": "assistant", "content": "<text:tab/>त्यानंतर आश्रय पेशीतून बहीःसारण प्रक्रियेद्वारे संतति विषाणू स्त्रावी पुटिकेच्या माध्यमातून मुक्त केले जातात.<text:tab/>"}]}</text:p>
          </table:table-cell>
        </table:table-row>
        <table:table-row table:style-name="ro1">
          <table:table-cell office:value-type="string" calcext:value-type="string">
            <text:p>{"messages": [{"role": "system", "content": "Translate source to target."}, {"role": "user", "content": "<text:tab/>President Hassan Rouhani said on 26 February 2020 that there were no plans to quarantine areas affected by the outbreak, and only individuals would be quarantined.<text:tab/>"}, {"role": "assistant", "content": "<text:tab/>अध्यक्ष हसन रौहानी 26 फेब्रुवारी 2020 ला म्हणाले की उद्रेकाचा परिणाम झालेल्या भागांचे विलगीकरण करण्याची कोणतीही योजना नव्हती आणि फक्त व्यक्तींचे विलगीकरण केले जाईल.<text:tab/>"}]}</text:p>
          </table:table-cell>
        </table:table-row>
        <table:table-row table:style-name="ro1">
          <table:table-cell office:value-type="string" calcext:value-type="string">
            <text:p>{"messages": [{"role": "system", "content": "Translate source to target."}, {"role": "user", "content": "<text:tab/>Therefore, infected patients at the early phase or incubation period can produce a large amount of virus during daily activities, causing great difficulty for the control of the epidemic.<text:tab/>"}, {"role": "assistant", "content": "<text:tab/>त्यामुळे, प्रारंभिक टप्प्यातील किंवा धारणा कालावधीतील संसर्गित रूग्ण दैनंदिन क्रियांदरम्यान मोठ्या प्रमाणात विषाणू उत्पन्न करू शकतात, ज्यामुळे महामारीचे नियंत्रण करणे अतिशय कठीण होऊ शकते.<text:tab/>"}]}</text:p>
          </table:table-cell>
        </table:table-row>
        <table:table-row table:style-name="ro1">
          <table:table-cell office:value-type="string" calcext:value-type="string">
            <text:p>{"messages": [{"role": "system", "content": "Translate source to target."}, {"role": "user", "content": "<text:tab/>Phylogenetic evidence of natural recombination has been found in both HCoV-HKU1 and HCoV-OC43, as well as animal CoVs such as bat SL-CoV and batCoV-HKU9.<text:tab/>"}, {"role": "assistant", "content": "<text:tab/>नैसर्गिक पुनःसंयोजनाचा वंशेतिहासिक पुरावा हा एचसीओव्ही-एचकेयु१ आणि एचसीओव्ही-ओसी४३ त्याचप्रमाणे प्राण्याच्या सीओव्ही जसे की वटवाघळ एसएल-सीओव्ही आणि वटवाघळ सीओव्ही-एचकेयु९ अशा दोन्हींमध्ये आढळून आलेला आहे.<text:tab/>"}]}</text:p>
          </table:table-cell>
        </table:table-row>
        <table:table-row table:style-name="ro1">
          <table:table-cell office:value-type="string" calcext:value-type="string">
            <text:p>{"messages": [{"role": "system", "content": "Translate source to target."}, {"role": "user", "content": "<text:tab/>The high failure rates associated with pharmaceutical development are referred to as an 'attrition rate', requiring decisions during the early stages of drug development to 'kill' projects early to avoid costly failures.<text:tab/>"}, {"role": "assistant", "content": "<text:tab/>औषधनिर्माणविषयक विकासाशी संबंधित निष्फलता दरास 'संघर्षण दर' असे म्हटले जाते, ज्यामध्ये मोठ्या किंमतीचे अपयश टाळण्यासाठी औषध विकासाच्या सुरुवातीच्या टप्यांमध्ये प्रकल्प 'समाप्त' करण्याचा निर्णय घेण्याची आवश्यकता असते.<text:tab/>"}]}</text:p>
          </table:table-cell>
        </table:table-row>
        <table:table-row table:style-name="ro1">
          <table:table-cell office:value-type="string" calcext:value-type="string">
            <text:p>{"messages": [{"role": "system", "content": "Translate source to target."}, {"role": "user", "content": "<text:tab/>The estimated mean incubation period of SARS-CoV-2 is 1-14 days, mostly 3-7 days based on a study of the first 425 cases in Wuhan.<text:tab/>"}, {"role": "assistant", "content": "<text:tab/>SARS-CoV-2 चा अंदाजित मध्यम उष्मायन कालावधी १-१४ दिवसांचा आहे, बहुतांश प्रकरणांत ३-७ दिवस जसे की वुहानमधील पहिल्या ४२५ प्रकरणांमध्ये आढळले आहे.<text:tab/>"}]}</text:p>
          </table:table-cell>
        </table:table-row>
        <table:table-row table:style-name="ro1">
          <table:table-cell office:value-type="string" calcext:value-type="string">
            <text:p>{"messages": [{"role": "system", "content": "Translate source to target."}, {"role": "user", "content": "<text:tab/>Dubai, Sydney, and Melbourne were also reported as popular destinations for people travelling from Wuhan.<text:tab/>"}, {"role": "assistant", "content": "<text:tab/>दुबई,सिडनी ,आणि मेलबर्न हीदेखील वुहानहुन प्रवास करणाऱ्या लोकांची लोकप्रिय ठिकाणे असल्याचे नोंदवले होते.<text:tab/>"}]}</text:p>
          </table:table-cell>
        </table:table-row>
        <table:table-row table:style-name="ro1">
          <table:table-cell office:value-type="string" calcext:value-type="string">
            <text:p>{"messages": [{"role": "system", "content": "Translate source to target."}, {"role": "user", "content": "<text:tab/>And is this the right time for your hay fever<text:tab/>"}, {"role": "assistant", "content": "<text:tab/>आणि तुमच्या परागज्वरासाठी ही योग्य वेळ आहे का<text:tab/>"}]}</text:p>
          </table:table-cell>
        </table:table-row>
        <table:table-row table:style-name="ro1">
          <table:table-cell office:value-type="string" calcext:value-type="string">
            <text:p>{"messages": [{"role": "system", "content": "Translate source to target."}, {"role": "user", "content": "<text:tab/>By 13 March, The Atlantic reported that less than 14,000 tests had been conducted.<text:tab/>"}, {"role": "assistant", "content": "<text:tab/>१३ मार्चपर्यंत अटलांटिकने १४००० पेक्षा कमी चाचण्या केल्या गेल्याचे नोंदवले.<text:tab/>"}]}</text:p>
          </table:table-cell>
        </table:table-row>
        <table:table-row table:style-name="ro1">
          <table:table-cell office:value-type="string" calcext:value-type="string">
            <text:p>{"messages": [{"role": "system", "content": "Translate source to target."}, {"role": "user", "content": "<text:tab/>The jury is still out on the immediate zoonotic origin of SARS-CoV-2.<text:tab/>"}, {"role": "assistant", "content": "<text:tab/>सार्स-सीओव्ही-२ च्या तत्कालिक <text:s/>पशूजन्य मूळाबाबत ज्युरी अद्यापही शोधात आहेत.<text:tab/>"}]}</text:p>
          </table:table-cell>
        </table:table-row>
        <table:table-row table:style-name="ro1">
          <table:table-cell office:value-type="string" calcext:value-type="string">
            <text:p>{"messages": [{"role": "system", "content": "Translate source to target."}, {"role": "user", "content": "<text:tab/>Ebola was originally predicted to cause up to a million cases with half a million deaths.<text:tab/>"}, {"role": "assistant", "content": "<text:tab/>प्रारंभी इबोलामुळे दशलक्ष प्रकरणे होतील आणि पाच लाख मृत्यू होतील असा अंदाज सुरुवातीला वर्तवण्यात आला होता.<text:tab/>"}]}</text:p>
          </table:table-cell>
        </table:table-row>
        <table:table-row table:style-name="ro1">
          <table:table-cell office:value-type="string" calcext:value-type="string">
            <text:p>{"messages": [{"role": "system", "content": "Translate source to target."}, {"role": "user", "content": "<text:tab/>Corporations imposed employee travel restrictions, cancelled conferences, and encouraged employees to work from home.<text:tab/>"}, {"role": "assistant", "content": "<text:tab/>कंपन्यांनी कर्मचाऱ्यांच्या प्रवासावर बंधने घातली,परिषद रद्द केल्या आणि कर्मचाऱ्यांना घरून काम करण्यास प्रोत्साहित केले.<text:tab/>"}]}</text:p>
          </table:table-cell>
        </table:table-row>
        <table:table-row table:style-name="ro1">
          <table:table-cell office:value-type="string" calcext:value-type="string">
            <text:p>{"messages": [{"role": "system", "content": "Translate source to target."}, {"role": "user", "content": "<text:tab/>CBS News reported, citing Johns Hopkins University data, there were over 1,000 US deaths on Wednesday caused by coronavirus infections.<text:tab/>"}, {"role": "assistant", "content": "<text:tab/>CBS न्यूज ने, जॉन हाफकिन्स युनिव्हर्सिटी डेटाला उद्धृत करत, कळविले की, कोरोनाविषाणूचा संसर्ग झाल्याने बुधवारी यु.एस. मध्ये 1,000 पेक्षा जास्त मृत्यु झाले.<text:tab/>"}]}</text:p>
          </table:table-cell>
        </table:table-row>
        <table:table-row table:style-name="ro1">
          <table:table-cell office:value-type="string" calcext:value-type="string">
            <text:p>{"messages": [{"role": "system", "content": "Translate source to target."}, {"role": "user", "content": "<text:tab/>The remarks were later condemned by the Chinese consulate in Kolkata, calling it 'erroneous'.In China, xenophobia and racism agains non-Chinese residents has been inflamed by the pandemic, with foreigners described as 'foreign garbage' and targeted for 'disposal'.<text:tab/>"}, {"role": "assistant", "content": "<text:tab/>नंतर कोलकात्यातील चीनी दूतावासाने या उद्‍गारांचा निषेध केला, आणि त्याला'दोषपूर्ण' म्हटले. चीनमध्ये चीनचे रहिवासी नसलेल्या लोकांविरुद्ध झेनोफोबिया आणि वंशवादाला साथीमुळे उत्तेजन मिळाले आहे, जेथे परकीयांचे वर्णन 'परकीय कचरा' असे केले जाते आणि 'विल्हेवाट' लावण्यासाठी त्यांना लक्ष्य केले जाते.<text:tab/>"}]}</text:p>
          </table:table-cell>
        </table:table-row>
        <table:table-row table:style-name="ro1">
          <table:table-cell office:value-type="string" calcext:value-type="string">
            <text:p>{"messages": [{"role": "system", "content": "Translate source to target."}, {"role": "user", "content": "<text:tab/>The polyproteins are further processed to generate 16 non-structural proteins, designated nsp1~16.<text:tab/>"}, {"role": "assistant", "content": "<text:tab/>पॉलीप्रोटिन्सवर पुढे १६ गैर-संरचनात्मक प्रोटीन्सची निर्मिती करण्यास प्रक्रिया केली जाते, ज्यांची एनएसपी१~१६ अशी क्रमवारी नेमलेली आहे.<text:tab/>"}]}</text:p>
          </table:table-cell>
        </table:table-row>
        <table:table-row table:style-name="ro1">
          <table:table-cell office:value-type="string" calcext:value-type="string">
            <text:p>{"messages": [{"role": "system", "content": "Translate source to target."}, {"role": "user", "content": "<text:tab/>Several compounds that were previously approved for treatment of other viral diseases are being investigated for use in treating COVID-19.<text:tab/>"}, {"role": "assistant", "content": "<text:tab/>अशी अनेक संयुगे जी इतर विषाणूजन्य रोगांवर उपचार करण्यासाठी आधी मंजूर झाली आहेत अशांवर COVID-19 वर उपचार करण्यासाठी संशोधन केले जात आहे.<text:tab/>"}]}</text:p>
          </table:table-cell>
        </table:table-row>
        <table:table-row table:style-name="ro1">
          <table:table-cell office:value-type="string" calcext:value-type="string">
            <text:p>{"messages": [{"role": "system", "content": "Translate source to target."}, {"role": "user", "content": "<text:tab/>COVID-19 expanded in clusters mainly in and around Hubei.<text:tab/>"}, {"role": "assistant", "content": "<text:tab/>COVID-19 प्रामुख्याने हुबेईत आणि आजूबाजूच्या शहर समूहांत पसरला.<text:tab/>"}]}</text:p>
          </table:table-cell>
        </table:table-row>
        <table:table-row table:style-name="ro1">
          <table:table-cell office:value-type="string" calcext:value-type="string">
            <text:p>{"messages": [{"role": "system", "content": "Translate source to target."}, {"role": "user", "content": "<text:tab/>Asymptomatic or only mild symptoms were detected when bats were infected with CoVs, indicating the mutual adaptation between CoVs and bats.<text:tab/>"}, {"role": "assistant", "content": "<text:tab/>अलक्षणी किंवा फक्त सौम्य लक्षणे ही जेव्हा वटवाघळे ही सीओव्हीने बाधित झाली तेव्हा आढळून आली, जे सीओव्ही आणि वटवाघळे यांच्यामध्ये परस्पर स्वीकृतीला दर्शवते.<text:tab/>"}]}</text:p>
          </table:table-cell>
        </table:table-row>
        <table:table-row table:style-name="ro1">
          <table:table-cell office:value-type="string" calcext:value-type="string">
            <text:p>{"messages": [{"role": "system", "content": "Translate source to target."}, {"role": "user", "content": "<text:tab/>Human rights organizations have criticized some of these measures, asking the governments not to use the pandemic as a cover to introduce invasive digital surveillance.<text:tab/>"}, {"role": "assistant", "content": "<text:tab/>मानव अधिकार संस्थांनी यापैकी काही उपायांची आलोचना केली आहे, व शासनांना या जगद्व्यापी साथीचा फायदा घेऊन आक्रमक डिजिटल संनिरीक्षण लागू करु नये असे सांगितले आहे.<text:tab/>"}]}</text:p>
          </table:table-cell>
        </table:table-row>
        <table:table-row table:style-name="ro1">
          <table:table-cell office:value-type="string" calcext:value-type="string">
            <text:p>{"messages": [{"role": "system", "content": "Translate source to target."}, {"role": "user", "content": "<text:tab/>HCoV-229E, HCoV-OC43, HCoV-HKU1 and HCoV-NL63 usually cause mild symptoms, like common cold and/or diarrhea.<text:tab/>"}, {"role": "assistant", "content": "<text:tab/>एचसीओव्ही-२२९ई, एचसीओव्ही-ओसी४३, एचसीओव्ही-एचकेयु1 आणि एचसीओव्ही-एनएल६३ मुळे सामान्यपणे सौम्य लक्षणे जसे की सर्दी आणि/किंवा अतिसार होतो.<text:tab/>"}]}</text:p>
          </table:table-cell>
        </table:table-row>
        <table:table-row table:style-name="ro1">
          <table:table-cell office:value-type="string" calcext:value-type="string">
            <text:p>{"messages": [{"role": "system", "content": "Translate source to target."}, {"role": "user", "content": "<text:tab/>Epidemiological history: (1) a history of travel or residence in Wuhan city and surrounding areas, or other communities where COVID-19 cases had been reported in the last 14 days before symptom onset; (2) a history of contact with SARS-CoV-2 infectious cases (with positive nucleic acid test); (3) a history of contacting with patients with fever or respiratory symptoms from Wuhan city and surrounding areas, or other communities where COVID-19 had been reported in the last 14 days before symptom onset; (4) a history of contacting with cluster of confirmed cases (≥ 2 cases with fever and/or respiratory symptoms occurred within 2 weeks in small areas, such as home, office, class of school, etc).<text:tab/>"}, {"role": "assistant", "content": "<text:tab/>साथरोगकालीन इतिहास: (1) वुहान शहर आणि त्याच्या सभोवतालच्या भागात, किंवा लक्षणे दिसू लागण्यापूर्वीच्या आधी 14 दिवस जिथे COVID-19 च्या केसेस नोंदवण्यात आल्या आहेत त्या भागामध्ये प्रवास किंवा निवास करण्याचा इतिहास; (2) SARS-CoV-2 संसर्ग असलेल्या केसेस सह संपर्काचा इतिहास (सकारात्मक न्यूक्लिक आम्ल चाचणीसह); (3) वुहान शहर आणि सभोवतालच्या भागापासून, किंवा अऩ्य समुदाय जिथे लक्षणे दिसण्यास सुरूवात होण्याच्या आधीच्या मागील 14 दिवसामध्ये COVID-19 ची नोंदणी झाली आहे अशा अन्य समुदायातील, ताप किंवा श्वसनाची लक्षणे असलेल्या रूग्णाच्या संपर्कात येण्याचा इतिहास; (4) पुष्टी केलेल्या केसेसच्या भागात संपर्कात येण्याचा इतिहास, (जसे की घर, कार्यालय, शाळेचा वर्ग इ. सारख्या लहान भागामध्ये, 2 आठवड्याच्या आत ताप आणि/किंवा श्वसनाची लक्षणे आलेल्या ≥ 2 केसेस सह).<text:tab/>"}]}</text:p>
          </table:table-cell>
        </table:table-row>
        <table:table-row table:style-name="ro1">
          <table:table-cell office:value-type="string" calcext:value-type="string">
            <text:p>{"messages": [{"role": "system", "content": "Translate source to target."}, {"role": "user", "content": "<text:tab/>Do you have any other chronic like high blood pressure or anything like that?<text:tab/>"}, {"role": "assistant", "content": "<text:tab/>तुम्हाला उच्च रक्तदाबासारखा इतर दुर्धर आजार किंवा त्यासारखी दुसरी समस्या आहे का?<text:tab/>"}]}</text:p>
          </table:table-cell>
        </table:table-row>
        <table:table-row table:style-name="ro1">
          <table:table-cell office:value-type="string" calcext:value-type="string">
            <text:p>{"messages": [{"role": "system", "content": "Translate source to target."}, {"role": "user", "content": "<text:tab/>Besides, the natural killer cell activity in bats is suppressed due to upregulation of inhibitory natural killer cell receptor NKG2/CD94 and low expression level of major histocompatibility complex class I molecules.<text:tab/>"}, {"role": "assistant", "content": "<text:tab/>याशिवाय, वटवाघळातील नैसर्गिक मारक पेशी क्रिया संदमनकारी नैसर्गिक मारक पेशी ग्राही एनकेजी२/सीडी९४ च्या उर्ध्वनियमनामुळे आणि मुख्य ऊतिसामंजस्य संमिश्र श्रेणी I रेणूची कमी प्रमाणात व्यक्त होण्याची पातळी दडपली जाते.<text:tab/>"}]}</text:p>
          </table:table-cell>
        </table:table-row>
        <table:table-row table:style-name="ro1">
          <table:table-cell office:value-type="string" calcext:value-type="string">
            <text:p>{"messages": [{"role": "system", "content": "Translate source to target."}, {"role": "user", "content": "<text:tab/>On the other hand, HCoV-229E was genetically related to another bat CoV, termed Hipposideros/GhanaKwam/19/2008, which was detected in Ghana, while camelids have also been suspected as its intermediate host.<text:tab/>"}, {"role": "assistant", "content": "<text:tab/>दुसऱ्या बाजूला, एचसीओव्ही-२२९ई हा आणखी एका वटवाघळाच्या सीओव्ही मध्ये गुणसूत्रीयरितीने संबंधित आहे, ज्याला हिप्पोसिडेरोस/घानाक्वाम/१९/२००८ म्हणून नाव दिले आहे, जो घानामध्ये आढळून आला होता, त्याचवेळी उंटीणींना त्यांचे मध्यस्थ पोशिंद्या म्हणून संशयित ठरविण्यात आले होते.<text:tab/>"}]}</text:p>
          </table:table-cell>
        </table:table-row>
        <table:table-row table:style-name="ro1">
          <table:table-cell office:value-type="string" calcext:value-type="string">
            <text:p>{"messages": [{"role": "system", "content": "Translate source to target."}, {"role": "user", "content": "<text:tab/>There is no evidence animals can pass the virus on to humans, though British authorities advise washing one's hands after contact with animals, like after contact with other surfaces infected people could have touched.<text:tab/>"}, {"role": "assistant", "content": "<text:tab/>जरी ब्रिटिश अधिकारी जसे संसर्ग झालेल्या व्यक्तींनी ज्या पृष्ठभागाशी स्पर्श केला असण्याची शक्यता आहे अशा इतर पृष्ठभागाशी संपर्क आल्यावर हात धुण्याचा सल्ला देतात तसाच प्राण्यांशी संपर्क आल्यानंतर आपले हात धुण्याचा सल्ला देत असले तरी प्राणी हा विषाणू मानवांमध्ये संक्रमित करू शकतात असा कोणताही पुरावा नाही.<text:tab/>"}]}</text:p>
          </table:table-cell>
        </table:table-row>
        <table:table-row table:style-name="ro1">
          <table:table-cell office:value-type="string" calcext:value-type="string">
            <text:p>{"messages": [{"role": "system", "content": "Translate source to target."}, {"role": "user", "content": "<text:tab/>Hong Kong recommends wearing a surgical mask when taking public transport or staying in crowded places.<text:tab/>"}, {"role": "assistant", "content": "<text:tab/>सार्वजनिक वाहतूक व्यवस्थेचा वापर करताना किंवा गर्दीच्या ठिकाणी असताना हॉंगकाँगने सर्जिकल मुखवटा वापरण्याची शिफारस केली आहे.<text:tab/>"}]}</text:p>
          </table:table-cell>
        </table:table-row>
        <table:table-row table:style-name="ro1">
          <table:table-cell office:value-type="string" calcext:value-type="string">
            <text:p>{"messages": [{"role": "system", "content": "Translate source to target."}, {"role": "user", "content": "<text:tab/>The World Health Organization (WHO) declared COVID-19 a pandemic on March 11.<text:tab/>"}, {"role": "assistant", "content": "<text:tab/>११ मार्च ला जागतिक आरोग्य संघटना (WHO) ने कोविड-१९ ला साथरोग म्हणून जाहीर केले.<text:tab/>"}]}</text:p>
          </table:table-cell>
        </table:table-row>
        <table:table-row table:style-name="ro1">
          <table:table-cell office:value-type="string" calcext:value-type="string">
            <text:p>{"messages": [{"role": "system", "content": "Translate source to target."}, {"role": "user", "content": "<text:tab/>She also said two of the victims were from Dhaka.<text:tab/>"}, {"role": "assistant", "content": "<text:tab/>त्या हे देखील म्हणाल्या की बळीपैकी दोन जण हे ढाक्यातील होते.<text:tab/>"}]}</text:p>
          </table:table-cell>
        </table:table-row>
        <table:table-row table:style-name="ro1">
          <table:table-cell office:value-type="string" calcext:value-type="string">
            <text:p>{"messages": [{"role": "system", "content": "Translate source to target."}, {"role": "user", "content": "<text:tab/>And they're having some fevers as well<text:tab/>"}, {"role": "assistant", "content": "<text:tab/>आणि त्यांना थोडा तापही आहे<text:tab/>"}]}</text:p>
          </table:table-cell>
        </table:table-row>
        <table:table-row table:style-name="ro1">
          <table:table-cell office:value-type="string" calcext:value-type="string">
            <text:p>{"messages": [{"role": "system", "content": "Translate source to target."}, {"role": "user", "content": "<text:tab/>Even plasma from recovered patients was proposed to be used for treatment.<text:tab/>"}, {"role": "assistant", "content": "<text:tab/>इतकेच नव्हे तर बऱ्या झालेल्या रूग्णांच्या पेशींनाही उपचारासाठी वापरण्याचे प्रस्तावित केले होते.<text:tab/>"}]}</text:p>
          </table:table-cell>
        </table:table-row>
        <table:table-row table:style-name="ro1">
          <table:table-cell office:value-type="string" calcext:value-type="string">
            <text:p>{"messages": [{"role": "system", "content": "Translate source to target."}, {"role": "user", "content": "<text:tab/>Indeed, a cryo-EM study indicates a 10- to 20-fold higher affinity of this binding than that between human ACE2 and SARS-CoV S protein.<text:tab/>"}, {"role": "assistant", "content": "<text:tab/>अर्थातच, एका क्रायो-ईएम अभ्यासाने दर्शविले आहे की मानव एसीई२ आणि सार्स-सीओव्ही एस प्रोटिन यांच्यामधील बंधकापेक्षा या बंधकांची इच्छा ही १०- ते २०-पटींनी अधिक आहे.<text:tab/>"}]}</text:p>
          </table:table-cell>
        </table:table-row>
        <table:table-row table:style-name="ro1">
          <table:table-cell office:value-type="string" calcext:value-type="string">
            <text:p>{"messages": [{"role": "system", "content": "Translate source to target."}, {"role": "user", "content": "<text:tab/>The use of steroids may worsen outcomes.<text:tab/>"}, {"role": "assistant", "content": "<text:tab/>स्टेरॉइड्जच्या वापरामुळे परिणाम जास्त बिघडू शकतात.<text:tab/>"}]}</text:p>
          </table:table-cell>
        </table:table-row>
        <table:table-row table:style-name="ro1">
          <table:table-cell office:value-type="string" calcext:value-type="string">
            <text:p>{"messages": [{"role": "system", "content": "Translate source to target."}, {"role": "user", "content": "<text:tab/>There is no preference towards a particular season in tropical climates.<text:tab/>"}, {"role": "assistant", "content": "<text:tab/>उष्णकटिबंधीय हवामानात याबाबत कोणत्याही ऋतुला प्राथमिकता नसते.<text:tab/>"}]}</text:p>
          </table:table-cell>
        </table:table-row>
        <table:table-row table:style-name="ro1">
          <table:table-cell office:value-type="string" calcext:value-type="string">
            <text:p>{"messages": [{"role": "system", "content": "Translate source to target."}, {"role": "user", "content": "<text:tab/>Investigating CoV-host interactions in animals might also derive important insight on CoV pathogenesis in humans.<text:tab/>"}, {"role": "assistant", "content": "<text:tab/>प्राण्यांमधील सीओव्ही-पोशिंद्याच्या आंतरक्रियेच्या अन्वेषणाने मानवांमधील सीओव्ही रोगजनकावरील महत्त्वाच्या माहितीवर प्रकाश पडू शकतो.<text:tab/>"}]}</text:p>
          </table:table-cell>
        </table:table-row>
        <table:table-row table:style-name="ro1">
          <table:table-cell office:value-type="string" calcext:value-type="string">
            <text:p>{"messages": [{"role": "system", "content": "Translate source to target."}, {"role": "user", "content": "<text:tab/>Live-attenuated vaccines have been evaluated in animal models for SARS.<text:tab/>"}, {"role": "assistant", "content": "<text:tab/>SARS साठी जिवंत-दुर्बलित लसींचे प्राणी नमुन्यांवर मूल्यांकन करण्यात आले होते.<text:tab/>"}]}</text:p>
          </table:table-cell>
        </table:table-row>
        <table:table-row table:style-name="ro1">
          <table:table-cell office:value-type="string" calcext:value-type="string">
            <text:p>{"messages": [{"role": "system", "content": "Translate source to target."}, {"role": "user", "content": "<text:tab/>Arts and culture sector organizations attempted to uphold their (often publicly funded) mission to provide access to cultural heritage to the community, maintain the safety of their employees and the public, and support artists where possible.<text:tab/>"}, {"role": "assistant", "content": "<text:tab/>कला आणि संस्कृती क्षेत्रातील संस्थांनी त्यांची मोहीम चालूच ठेवण्याचे (बहुतांशी सार्वजनिकरित्या निधी मिळालेली) प्रयत्न केले जिच्यामध्ये समाजाला सांस्कृतिक परंपरांना अनुभविण्याची संधी मिळणे, त्यांच्या कर्मचाऱ्यांची सार्वजनिक ठिकाणी सुरक्षितता राखणे आणि कलाकारांना शक्य तेव्हा मदत करणे ह्यांचा समावेश होता.<text:tab/>"}]}</text:p>
          </table:table-cell>
        </table:table-row>
        <table:table-row table:style-name="ro1">
          <table:table-cell office:value-type="string" calcext:value-type="string">
            <text:p>{"messages": [{"role": "system", "content": "Translate source to target."}, {"role": "user", "content": "<text:tab/>Currently, no detailed study has been reported regarding the immunological response to SARS-CoV-2.<text:tab/>"}, {"role": "assistant", "content": "<text:tab/>सध्या, SARS-CoV-2 साठी इम्युनोलॉजिकल प्रतिसादासंदर्भात कोणतेही विस्तृत अध्ययन करण्यात आलेले नाही.<text:tab/>"}]}</text:p>
          </table:table-cell>
        </table:table-row>
        <table:table-row table:style-name="ro1">
          <table:table-cell office:value-type="string" calcext:value-type="string">
            <text:p>{"messages": [{"role": "system", "content": "Translate source to target."}, {"role": "user", "content": "<text:tab/>On one hand, SARS-CoV-2 infection exhibits features that are more commonly seen during infection with community-acquired HCoVs, including the presentation of non-specific, mild or even no symptoms.<text:tab/>"}, {"role": "assistant", "content": "<text:tab/>एका बाजूला, सार्स-सीओव्ही-२ संसर्ग अशी वैशिष्ट्ये दर्शवत आहे जी सामान्य एचसीओव्हीच्या संसर्गादरम्यान आढळून येतात, ज्यात गैर-विशिष्ट, सौम्य किंवा काहीच लक्षणे न आढळणे यांचा समावेश आहे.<text:tab/>"}]}</text:p>
          </table:table-cell>
        </table:table-row>
        <table:table-row table:style-name="ro1">
          <table:table-cell office:value-type="string" calcext:value-type="string">
            <text:p>{"messages": [{"role": "system", "content": "Translate source to target."}, {"role": "user", "content": "<text:tab/>CoVs have returned to the limelight due to the recent outbreak of SARS-CoV-2.<text:tab/>"}, {"role": "assistant", "content": "<text:tab/>नुकत्याच झालेल्या सार्स-सीओव्ही-२ च्या उद्रेकामुळे सीओव्ही जे पुन्हा प्रसिद्धीच्या झोतात आले आहेत.<text:tab/>"}]}</text:p>
          </table:table-cell>
        </table:table-row>
        <table:table-row table:style-name="ro1">
          <table:table-cell office:value-type="string" calcext:value-type="string">
            <text:p>{"messages": [{"role": "system", "content": "Translate source to target."}, {"role": "user", "content": "<text:tab/>The White House Coronavirus Task Force was established on 29 January.<text:tab/>"}, {"role": "assistant", "content": "<text:tab/>२९ जानेवारीला व्हाईट हाउस कोरोनाव्हायरस टास्क फोर्स स्थापन करण्यात आली.<text:tab/>"}]}</text:p>
          </table:table-cell>
        </table:table-row>
        <table:table-row table:style-name="ro1">
          <table:table-cell office:value-type="string" calcext:value-type="string">
            <text:p>{"messages": [{"role": "system", "content": "Translate source to target."}, {"role": "user", "content": "<text:tab/>And with your history of diabetes<text:tab/>"}, {"role": "assistant", "content": "<text:tab/>आणि तुमच्या मधुमेहाच्या इतिहासासोबत<text:tab/>"}]}</text:p>
          </table:table-cell>
        </table:table-row>
        <table:table-row table:style-name="ro1">
          <table:table-cell office:value-type="string" calcext:value-type="string">
            <text:p>{"messages": [{"role": "system", "content": "Translate source to target."}, {"role": "user", "content": "<text:tab/>On the other hand, Chinese aid has been well-received in parts of Latin America and Africa.On 2 April, the World Bank launched emergency support operations for developing countries.<text:tab/>"}, {"role": "assistant", "content": "<text:tab/>तर दुसरीकडे ,चिनी मदतीला लॅटिन अमेरिका आणि आफ्रिकेच्या भागांमध्ये चांगला प्रतिसाद मिळाला. २ एप्रिल रोजी जागतिक बँकेने विकसित देशांसाठी तातडीची मदत देण्याची कृती सुरुवात केली.<text:tab/>"}]}</text:p>
          </table:table-cell>
        </table:table-row>
        <table:table-row table:style-name="ro1">
          <table:table-cell office:value-type="string" calcext:value-type="string">
            <text:p>{"messages": [{"role": "system", "content": "Translate source to target."}, {"role": "user", "content": "<text:tab/>This is followed by the transcription of these negative-sense subgenomic RNA molecules to their corresponding positive-sense mRNAs.<text:tab/>"}, {"role": "assistant", "content": "<text:tab/>यानंतर या ऋण पट्ट सबजीनोमिक RNA रेणूचे प्रतिलेखन संबंधित धन पट्ट mRNA मध्ये केले जाते.<text:tab/>"}]}</text:p>
          </table:table-cell>
        </table:table-row>
        <table:table-row table:style-name="ro1">
          <table:table-cell office:value-type="string" calcext:value-type="string">
            <text:p>{"messages": [{"role": "system", "content": "Translate source to target."}, {"role": "user", "content": "<text:tab/>The global Solidarity and European Discovery trials of hospitalized people with severe COVID-19 infection apply adaptive design to rapidly alter trial parameters as results from the four experimental therapeutic strategies emerge.<text:tab/>"}, {"role": "assistant", "content": "<text:tab/>चार प्रायोगिक उपचारात्मक उपायांच्या माध्यमातून जसजसे परिणाम प्राप्त होतात तसे COVID-19 चा तीव्र संसर्ग झालेल्या लोकांसाठी ग्लोबल सॉलिडॅरिटी व युरोपियन डिस्कव्हरी चाचण्यांसाठी अॅडाप्टिव रचनेचा अवलंब करुन चाचण्यांची प्राचले जलद गतीने बदलली जातात.<text:tab/>"}]}</text:p>
          </table:table-cell>
        </table:table-row>
        <table:table-row table:style-name="ro1">
          <table:table-cell office:value-type="string" calcext:value-type="string">
            <text:p>{"messages": [{"role": "system", "content": "Translate source to target."}, {"role": "user", "content": "<text:tab/>These statistics are not timebound and follow a specific population from infection through case resolution.<text:tab/>"}, {"role": "assistant", "content": "<text:tab/>या आकडेवारीला वेळेचे बंधन नसते आणि ती संक्रमण होणे ते प्रकरणाचे निराकरण होण्यापर्यंत एका विशिष्ट लोकसंख्येचा मागोवा घेते.<text:tab/>"}]}</text:p>
          </table:table-cell>
        </table:table-row>
        <table:table-row table:style-name="ro1">
          <table:table-cell office:value-type="string" calcext:value-type="string">
            <text:p>{"messages": [{"role": "system", "content": "Translate source to target."}, {"role": "user", "content": "<text:tab/>In the early phase of the SARS outbreak, a range of psychiatric morbidities including persistent depression, anxiety, panic attacks, psychomotor excitement, psychotic symptoms, delirium, and even suicidality were reported.<text:tab/>"}, {"role": "assistant", "content": "<text:tab/>SARS उद्रेकाच्या प्रारंभिक टप्प्यात, सतत नैराश्य, चिंता, घाबरण्याचे झटके, मनोकारक उत्तेजना, दुर्मनस्क लक्षणे, भ्रम आणि आत्महत्येच्या भावनेसारख्या भावनिक विकृतींची नोंद झाली होती.<text:tab/>"}]}</text:p>
          </table:table-cell>
        </table:table-row>
        <table:table-row table:style-name="ro1">
          <table:table-cell office:value-type="string" calcext:value-type="string">
            <text:p>{"messages": [{"role": "system", "content": "Translate source to target."}, {"role": "user", "content": "<text:tab/>Whenever possible, we will try to compare COVID-19 with SARS and another CoV-caused disease, Middle East respiratory syndrome (MERS, an outbreak in 2012).<text:tab/>"}, {"role": "assistant", "content": "<text:tab/>शक्य असेल तेव्हा, आम्ही COVID-19 ची SARS आणि इतर CoV मुळे झालेले आजार, मध्य पूर्व श्वसनरोग (MERS, 2012 मधील उद्रेक) सोबत तुलना करण्याचा प्रयत्न करू.<text:tab/>"}]}</text:p>
          </table:table-cell>
        </table:table-row>
        <table:table-row table:style-name="ro1">
          <table:table-cell office:value-type="string" calcext:value-type="string">
            <text:p>{"messages": [{"role": "system", "content": "Translate source to target."}, {"role": "user", "content": "<text:tab/>It has attracted a great attention since published.<text:tab/>"}, {"role": "assistant", "content": "<text:tab/>ती प्रकाशित केल्यापासून त्यांनी मोठ्या प्रमाणात लक्ष वेधून घेतले आहे.<text:tab/>"}]}</text:p>
          </table:table-cell>
        </table:table-row>
        <table:table-row table:style-name="ro1">
          <table:table-cell office:value-type="string" calcext:value-type="string">
            <text:p>{"messages": [{"role": "system", "content": "Translate source to target."}, {"role": "user", "content": "<text:tab/>This enzyme is essential to the host cell to reproduce the ribonucleic acid of the virus.<text:tab/>"}, {"role": "assistant", "content": "<text:tab/>पोषिता पेशीला विषाणूचे रायबोन्युक्लिक आम्ल तयार करण्यासाठी या विकराची आवष्यकता असते.<text:tab/>"}]}</text:p>
          </table:table-cell>
        </table:table-row>
        <table:table-row table:style-name="ro1">
          <table:table-cell office:value-type="string" calcext:value-type="string">
            <text:p>{"messages": [{"role": "system", "content": "Translate source to target."}, {"role": "user", "content": "<text:tab/>COVID-19 affects more elderly individuals than youth and more men than women, and the severity and death rate are also higher in elderly individual than in youth.<text:tab/>"}, {"role": "assistant", "content": "<text:tab/>कोविड-१९ हा तरूणांपेक्षा वृद्धांना आणि स्त्रियांपेक्षा पुरूषांना जास्त प्रभावित करतो, आणि तरूणांपेक्षा वृद्धांमध्ये तीव्रता आणि मृत्यूदरही जास्त आहे.<text:tab/>"}]}</text:p>
          </table:table-cell>
        </table:table-row>
        <table:table-row table:style-name="ro1">
          <table:table-cell office:value-type="string" calcext:value-type="string">
            <text:p>{"messages": [{"role": "system", "content": "Translate source to target."}, {"role": "user", "content": "<text:tab/>However, the transmission of SARS-CoV was considered to occur when the patients are severely ill, while most transmission did not happen at the early phase.<text:tab/>"}, {"role": "assistant", "content": "<text:tab/>मात्र, जेव्हा रूग्ण गंभीर आजारी असतात तेव्हा SARS-CoV चा संसर्ग पसरतो असे समजले जाते, तर बहुतांश संसर्ग प्रारंभिक टप्पात होत नाही.<text:tab/>"}]}</text:p>
          </table:table-cell>
        </table:table-row>
        <table:table-row table:style-name="ro1">
          <table:table-cell office:value-type="string" calcext:value-type="string">
            <text:p>{"messages": [{"role": "system", "content": "Translate source to target."}, {"role": "user", "content": "<text:tab/>Repurposed antiviral drugs make up most of the Chinese research, with 9 Phase III trials on remdesivir across several countries due to report by the end of April.<text:tab/>"}, {"role": "assistant", "content": "<text:tab/>विषाणूरोधी औषधाचा उपयोग नवीन उद्दिष्टासाठी करण्याचा उपाय चीन च्या अनेक अभ्यासांतून समोर आला, ज्यामध्ये एप्रिल महिन्याच्या शेवटी आलेल्या अहवालामुळे रेमदिसविर वर अनेक देशांमध्ये करण्यात आलेल्या प्रावस्था III च्या 9 चाचण्यांच्या समावेश आहे<text:tab/>"}]}</text:p>
          </table:table-cell>
        </table:table-row>
        <table:table-row table:style-name="ro1">
          <table:table-cell office:value-type="string" calcext:value-type="string">
            <text:p>{"messages": [{"role": "system", "content": "Translate source to target."}, {"role": "user", "content": "<text:tab/>Japan donated one million face masks to Wuhan, Turkey dispatched medical equipment, Russia sent more than 13 tonnes of medical supplies to Wuhan, Malaysia announced a donation of 18 million medical gloves to China, Germany delivered various medical supplies including 10,000 Hazmat suits, and the United States donated 17.8 tons of medical supplies to China and promised an additional $100 million in financial support to affected countries.After cases in China seemed to stabilize, the country has been sending aid to various nations hit by the pandemic.<text:tab/>"}, {"role": "assistant", "content": "<text:tab/>जपानने वुहानला देणगी म्हणून एक दशलक्ष चेहऱ्याचे मुखवटे पाठवले, टर्कीने वैद्यकीय उपकरणे पाठविली , रशियाने वुहानला १३ टनाहून अधिक वैद्यकीय पुरवठ्याच्या वस्तू पाठवल्या, मलेशियानी चीनला १८ दशलक्ष वैद्यकीय हातमोजांची देणगी जाहीर केली,जर्मनीने धोकादायक गोष्टींपासून संरक्षण करायच्या कपड्यांसह १०००० बऱ्याच प्रकारच्या वैद्यकीय पुरवठ्याच्या वस्तू पोहोचवल्या , युनायटेड स्टेट्सनी १७.८ टन वैद्यकीय पुरवठ्याच्या वस्तू चीनला देणगीदाखल दिल्या आणि असे आश्वासन दिले की अजून १०० दशलक्ष $ आर्थिक मदतीच्या स्वरूपात परिणाम झालेल्या देशांना दिले जातील. चीनमधील केसेस स्थिर होत आहेत असे दिसल्यावर चीनने ह्या जागतिक साथीच्या रोगाने पछाडलेल्या विविध देशांना मदत पाठवायला सुरुवात केली आहे.<text:tab/>"}]}</text:p>
          </table:table-cell>
        </table:table-row>
        <table:table-row table:style-name="ro1">
          <table:table-cell office:value-type="string" calcext:value-type="string">
            <text:p>{"messages": [{"role": "system", "content": "Translate source to target."}, {"role": "user", "content": "<text:tab/>On 22 March, the Associated Press reported: 'Many people who have symptoms and a doctor's order have waited hours or days for a test.'After the first death in the United States was reported in Washington state on 29 February, Governor Jay Inslee declared a state of emergency, an action that was soon followed by other states.<text:tab/>"}, {"role": "assistant", "content": "<text:tab/>22 मार्च रोजी असोसिएटेड प्रेसने असे नोंदवले की बरीच लक्षणे असलेली लोकं आणि डॉक्टरांचे चाचणी करण्याच्या आदेशांना चाचणीसाठी काही तास ते काही दिवस लागत आहेत. अमेरिकेमध्ये पहिला मृत्यू वॉशिंग्टनमध्ये २९ फेब्रुवरीला नोंदवला गेल्यावर राज्यपाल जे इन्स्ले ह्यांनी राज्यात आणीबाणी जाहीर केली, एक अशी कृती जिचे लवकरच इतर राज्यांनी अनुकरण केले.<text:tab/>"}]}</text:p>
          </table:table-cell>
        </table:table-row>
        <table:table-row table:style-name="ro1">
          <table:table-cell office:value-type="string" calcext:value-type="string">
            <text:p>{"messages": [{"role": "system", "content": "Translate source to target."}, {"role": "user", "content": "<text:tab/>Patients infected with HCoV-229E presented with common cold symptoms, including headache, sneezing, malaise and sore-throat, with fever and cough seen in 10~20% cases.<text:tab/>"}, {"role": "assistant", "content": "<text:tab/>एचसीओव्ही-२२९ई ने संक्रमित रुग्णांमध्ये सर्दीची लक्षणे दिसून आली ज्यात डोकेदुखी, शिंका येणे, कणकण आणि घसा खवखवणे व सोबतच १०-२०% प्रकरणांत सोबत ताप आणि खोकलाही आढळून आला.<text:tab/>"}]}</text:p>
          </table:table-cell>
        </table:table-row>
        <table:table-row table:style-name="ro1">
          <table:table-cell office:value-type="string" calcext:value-type="string">
            <text:p>{"messages": [{"role": "system", "content": "Translate source to target."}, {"role": "user", "content": "<text:tab/>The Thursday edition of NT News, a daily printed in Darwin, included an eight-page insert meant to be cut up and used as toilet paper.<text:tab/>"}, {"role": "assistant", "content": "<text:tab/>NT News च्या गुरूवारच्या आवृत्तीमध्ये, डार्विन मध्ये दररोज छापला जाणाराने, कापला जावा आणि टॉयलेट पेपर म्हणून वापरला जावा म्हणून, आठ पानी इन्सर्ट सामील केला होता.<text:tab/>"}]}</text:p>
          </table:table-cell>
        </table:table-row>
        <table:table-row table:style-name="ro1">
          <table:table-cell office:value-type="string" calcext:value-type="string">
            <text:p>{"messages": [{"role": "system", "content": "Translate source to target."}, {"role": "user", "content": "<text:tab/>This means that countries may have more or less resources than Italy (12.5 intensive care and intermediate care beds per 100,000 population in 2010–11).<text:tab/>"}, {"role": "assistant", "content": "<text:tab/>याचा अर्थ असा की इटलीपेक्षा कमी किंवा अधिक संसाधने इतर देशांकडे आहेत (2010-11 मध्ये प्रति 1,00,000 लोकसंख्येसाठी 12.5 अतिदक्षता चिकित्सा आणि मध्यम चिकित्सा बिछाने).<text:tab/>"}]}</text:p>
          </table:table-cell>
        </table:table-row>
        <table:table-row table:style-name="ro1">
          <table:table-cell office:value-type="string" calcext:value-type="string">
            <text:p>{"messages": [{"role": "system", "content": "Translate source to target."}, {"role": "user", "content": "<text:tab/>Since particles can penetrate even five surgical masks stacked together, health-care providers in direct contact with patients must wear N95 (series # 1860s) masks but not surgical masks.<text:tab/>"}, {"role": "assistant", "content": "<text:tab/>कण एकावर एक असलेल्या पाच सर्जिकल मास्कमधूनही प्रवेश करू शकत असल्याने रूग्णांसोबत थेट संपर्क असणाऱ्या आरोग्यसेवा प्रदात्यांनी सर्जिकल मास्क न वापरता एन९५ (श्रृंखला # १८६०) घालणे आवश्यक आहे.<text:tab/>"}]}</text:p>
          </table:table-cell>
        </table:table-row>
        <table:table-row table:style-name="ro1">
          <table:table-cell office:value-type="string" calcext:value-type="string">
            <text:p>{"messages": [{"role": "system", "content": "Translate source to target."}, {"role": "user", "content": "<text:tab/>It is in my chest<text:tab/>"}, {"role": "assistant", "content": "<text:tab/>ते माझ्या छातीत आहे<text:tab/>"}]}</text:p>
          </table:table-cell>
        </table:table-row>
        <table:table-row table:style-name="ro1">
          <table:table-cell office:value-type="string" calcext:value-type="string">
            <text:p>{"messages": [{"role": "system", "content": "Translate source to target."}, {"role": "user", "content": "<text:tab/>Control of public movement was applied in many cities, and it has been estimated that about 760 million people (more than half the population) faced some form of outdoor restriction.After the outbreak entered its global phase in March, Chinese authorities took strict measures to prevent the virus from 'importing' from other countries.<text:tab/>"}, {"role": "assistant", "content": "<text:tab/>सार्वजनिक हालचालींवर अनेक शहरांमध्ये नियंत्रण आणण्यात आले आणि असा अंदाज आहे की सुमारे 760 दशलक्ष लोकांना (लोकसंख्येच्या निम्म्याहून अधिक) बाहेरील हालचालींच्या बंधनांना सामोरे जावे लागले. मार्चमध्ये जेव्हा उद्रेक जागतिक पातळीवर पोहोचला तेव्हा चिनी अधिकाऱ्यांनी विषाणू इतर देशातून चीनमध्ये येऊ नये ह्यासाठी कडक उपाय योजले.<text:tab/>"}]}</text:p>
          </table:table-cell>
        </table:table-row>
        <table:table-row table:style-name="ro1">
          <table:table-cell office:value-type="string" calcext:value-type="string">
            <text:p>{"messages": [{"role": "system", "content": "Translate source to target."}, {"role": "user", "content": "<text:tab/>However, the coronavirus disease 2019 (COVID-19) is a new disease, our awareness and knowledge are gradually increasing based on the ongoing research findings and clinical practice experience; hence, the strategies of diagnosis and treatment are also continually updated.<text:tab/>"}, {"role": "assistant", "content": "<text:tab/>तथापि, कोरोनविषाणू आजार 2019 (COVID-19) हा एक नवीन आजार आहे. आमची जागरूकता आणि ज्ञान हे सध्या सुरू असलेल्या संशोधनाच्या शोधाच्या आणि चिकित्सालयीन प्रॅक्टिसच्या अनुभवाच्या आधारावर हळूहळू वाढत आहे, म्हणून, निदानाची आणि उपचाराची रणनिती ही देखील सातत्याने ते देखील अद्यतनित केले जाते.<text:tab/>"}]}</text:p>
          </table:table-cell>
        </table:table-row>
        <table:table-row table:style-name="ro1">
          <table:table-cell office:value-type="string" calcext:value-type="string">
            <text:p>{"messages": [{"role": "system", "content": "Translate source to target."}, {"role": "user", "content": "<text:tab/>Remote working measures were instituted in several Chinese regions.<text:tab/>"}, {"role": "assistant", "content": "<text:tab/>चीनच्या अनेक भागांमध्ये काम करण्याचे दूरस्थ उपाय योजले गेले.<text:tab/>"}]}</text:p>
          </table:table-cell>
        </table:table-row>
        <table:table-row table:style-name="ro1">
          <table:table-cell office:value-type="string" calcext:value-type="string">
            <text:p>{"messages": [{"role": "system", "content": "Translate source to target."}, {"role": "user", "content": "<text:tab/>The experience from Italy and the current trends in other countries show that the COVID-19 pandemic is progressing rapidly in the EU/EEA and the UK.<text:tab/>"}, {"role": "assistant", "content": "<text:tab/>इटलीचे अनुभव आणि इतर देशांतील वर्तमान स्वरूप असे दर्शविते की COVID-19 महामारी EU/EEA आणि UK मध्ये वेगाने पसरत आहे.<text:tab/>"}]}</text:p>
          </table:table-cell>
        </table:table-row>
        <table:table-row table:style-name="ro1">
          <table:table-cell office:value-type="string" calcext:value-type="string">
            <text:p>{"messages": [{"role": "system", "content": "Translate source to target."}, {"role": "user", "content": "<text:tab/>With the ordeals of SARS, MERS and COVID-19, a better preparedness and response plan should be in place.<text:tab/>"}, {"role": "assistant", "content": "<text:tab/>सार्स, मर्स आणि कोविड-१९ यांच्या क्रमाने, एक चांगल्या प्रकारची तयारी आणि प्रतिसाद योजना तयार असली पाहिजे.<text:tab/>"}]}</text:p>
          </table:table-cell>
        </table:table-row>
        <table:table-row table:style-name="ro1">
          <table:table-cell office:value-type="string" calcext:value-type="string">
            <text:p>{"messages": [{"role": "system", "content": "Translate source to target."}, {"role": "user", "content": "<text:tab/>Many residents of Wuhan and Hubei have reported discrimination based on their regional origin.<text:tab/>"}, {"role": "assistant", "content": "<text:tab/>प्रादेशिक मूळ ठिकाणावर आधारित वुहान आणि हुबैच्या अनेक नागरिकांनी भेदभाव झाल्याचे नमूद केले आहे.<text:tab/>"}]}</text:p>
          </table:table-cell>
        </table:table-row>
        <table:table-row table:style-name="ro1">
          <table:table-cell office:value-type="string" calcext:value-type="string">
            <text:p>{"messages": [{"role": "system", "content": "Translate source to target."}, {"role": "user", "content": "<text:tab/>A statistical analysis published 30 March estimated that numbers of infections in Italy were considerably greater than the reported cases.<text:tab/>"}, {"role": "assistant", "content": "<text:tab/>30 मार्च रोजी प्रसिद्ध झालेल्या एका सांख्यिकी विश्लेषणामध्ये असा अंदाज व्यक्त केला आहे की इटलीमधील संक्रमणांची संख्या नोंदवलेल्या प्रकरणांपेक्षा बऱ्यापैकी जास्त होती.<text:tab/>"}]}</text:p>
          </table:table-cell>
        </table:table-row>
        <table:table-row table:style-name="ro1">
          <table:table-cell office:value-type="string" calcext:value-type="string">
            <text:p>{"messages": [{"role": "system", "content": "Translate source to target."}, {"role": "user", "content": "<text:tab/>On 22 March, after a phone call with Italian Prime Minister Giuseppe Conte, Russian president Vladimir Putin arranged the Russian army to send military medics, special disinfection vehicles, and other medical equipment to Italy.<text:tab/>"}, {"role": "assistant", "content": "<text:tab/>22 मार्च रोजी इटलीचे पंतप्रधान जिऊसेप्पे कॉन्ट ह्यांच्याबरोबर दूरध्वनीवर संभाषण झाल्यावर रशियाचे अध्यक्ष व्लादिमिर पुतीन ह्यांनी इटलीला सैन्यविषयक औषधसामग्री, निर्जंतुकीकरण करणारी विशेष वाहने आणि इतर वैद्यकीय सामग्री पाठवण्यासाठी रशियन सैन्याची योजना केली.<text:tab/>"}]}</text:p>
          </table:table-cell>
        </table:table-row>
        <table:table-row table:style-name="ro1">
          <table:table-cell office:value-type="string" calcext:value-type="string">
            <text:p>{"messages": [{"role": "system", "content": "Translate source to target."}, {"role": "user", "content": "<text:tab/>The Chinese government encouraged businesses and factories to re-open on 30 March, and provided monetary stimulus packages for firms.The State Council declared a day of mourning to begin with a national three-minute moment of silence on 10:00 4 April, coinciding with Qingming Festival, although the central government asked families to pay their respects online in observance of physical distancing as to avoid a renewed COVID-19 outbreak.<text:tab/>"}, {"role": "assistant", "content": "<text:tab/>चिनी सरकारने 30 मार्च रोजी व्यवसाय आणि कारखाने पुन्हा चालू करण्यास प्रोत्साहन दिले आणि उद्योगांना आर्थिक मदत देऊ केली. राज्य समितीने देशभर 4 एप्रिल सकाळी 10 वाजता तीन मिनिटे शांतता पाळून शोकदिवस पाळून सुरुवात करण्याचे जाहीर केले. ह्याचदिवशी क्विंगमिंग सण असतो तरी केंद्रीय सरकारने कुटुंबाना त्यांची श्रद्धा ऑनलाईन व्यक्त करण्यास सांगितली जेणेकरून शारीरिक अंतरण साधले जाऊन COVID-19 चा पुन्हा उद्रेक होणार नाही.<text:tab/>"}]}</text:p>
          </table:table-cell>
        </table:table-row>
        <table:table-row table:style-name="ro1">
          <table:table-cell office:value-type="string" calcext:value-type="string">
            <text:p>{"messages": [{"role": "system", "content": "Translate source to target."}, {"role": "user", "content": "<text:tab/>Private vehicle use was banned in the city.<text:tab/>"}, {"role": "assistant", "content": "<text:tab/>खाजगी वाहनांच्या वापरावर शहरामध्ये बंदी घालण्यात आली होती.<text:tab/>"}]}</text:p>
          </table:table-cell>
        </table:table-row>
        <table:table-row table:style-name="ro1">
          <table:table-cell office:value-type="string" calcext:value-type="string">
            <text:p>{"messages": [{"role": "system", "content": "Translate source to target."}, {"role": "user", "content": "<text:tab/>Around 200 countries and territories have had at least one case.<text:tab/>"}, {"role": "assistant", "content": "<text:tab/>जवळ-जवळ 200 देश आणि प्रदेशांत किमान एक तरी प्रकरण आढळले आहे.<text:tab/>"}]}</text:p>
          </table:table-cell>
        </table:table-row>
        <table:table-row table:style-name="ro1">
          <table:table-cell office:value-type="string" calcext:value-type="string">
            <text:p>{"messages": [{"role": "system", "content": "Translate source to target."}, {"role": "user", "content": "<text:tab/>The European Centre for Disease Prevention and Control (ECDC) states that while it is not entirely clear how easily the disease spreads, one person generally infects two to three others.The virus survives for hours to days on surfaces.<text:tab/>"}, {"role": "assistant", "content": "<text:tab/>युरोपियन सेन्टर फॉर डिसीज प्रिव्हेंशन अँड कंट्नेरोल असे सांगितले आहे की हा रोग किती सहजगत्या पसरतो हे संपूर्णपणे स्पष्ट नसले तरी एका व्यक्तीमुळे इतर दोन ते तीन व्यक्तींना संसर्ग होतो. विषाणू पृष्ठभागावर काही तास ते काही दिवस जिवंत राहतो.<text:tab/>"}]}</text:p>
          </table:table-cell>
        </table:table-row>
        <table:table-row table:style-name="ro1">
          <table:table-cell office:value-type="string" calcext:value-type="string">
            <text:p>{"messages": [{"role": "system", "content": "Translate source to target."}, {"role": "user", "content": "<text:tab/>Apart from the super-spreaders, it was estimated that each case could give rise to approximately two secondary cases, with an incubation period of 4 to 7 days and the peak of viral load appearing on the 10th day of illness.<text:tab/>"}, {"role": "assistant", "content": "<text:tab/>अति-प्रसारकांशिवाय असा अंदाज आहे की प्रत्येक केस अंदाजे दोन दुय्यम केसेना कारणीभूत होऊ शकते, ज्यात ४ ते ७ दिवसांचा उबवन कालावधी असतो आणि विषाणूच्या प्रभावाचे शीर्ष आजाराच्या दहाव्या दिवशी दिसू शकते.<text:tab/>"}]}</text:p>
          </table:table-cell>
        </table:table-row>
        <table:table-row table:style-name="ro1">
          <table:table-cell office:value-type="string" calcext:value-type="string">
            <text:p>{"messages": [{"role": "system", "content": "Translate source to target."}, {"role": "user", "content": "<text:tab/>For this to happen, HCoVs have to replicate in humans to sufficient extent to allow the accumulation of adaptive mutations that counteract host restriction factors.<text:tab/>"}, {"role": "assistant", "content": "<text:tab/>हे घडून येण्यासाठी, अनुकूल उत्परिवर्तनाचा संचय होण्यास पुरेशा मर्यादेपर्यंत एचसीओव्हींची मानवांमध्ये प्रतिकृती बनू द्यावी जी पोशिंद्याच्या प्रतिबंधन घटकांना विफल करेल.<text:tab/>"}]}</text:p>
          </table:table-cell>
        </table:table-row>
        <table:table-row table:style-name="ro1">
          <table:table-cell office:value-type="string" calcext:value-type="string">
            <text:p>{"messages": [{"role": "system", "content": "Translate source to target."}, {"role": "user", "content": "<text:tab/>Steroids, as immunosuppressants, were widely used in the treatment of SARS to reduce the severity of inflammatory damage.<text:tab/>"}, {"role": "assistant", "content": "<text:tab/>दाहक हानीची तीव्रता कमी करण्यास सार्सच्या उपचारांमध्ये इम्युनोसप्रेसंट्स म्हणून स्टेरॉईड्सचा व्यापकरित्या वापर केला जातो.<text:tab/>"}]}</text:p>
          </table:table-cell>
        </table:table-row>
        <table:table-row table:style-name="ro1">
          <table:table-cell office:value-type="string" calcext:value-type="string">
            <text:p>{"messages": [{"role": "system", "content": "Translate source to target."}, {"role": "user", "content": "<text:tab/>It highlights that, as at 15 March 8:00 a.m., 15 other EU/EEA countries and the UK had already reported a total number of cases comparable to that of Italy just 3 weeks prior or less.<text:tab/>"}, {"role": "assistant", "content": "<text:tab/>यामध्ये अधोरेखित केले आहे की, 15 मार्च सकाळी 8 वाजता 3 आठवडे आधी किंवा त्यापेक्षा कमी कालावधीमध्ये इटलीतील प्रकरणांइतकी संख्या 15 इतर EU/EEA देश आणि UK मध्ये आधीच नोंदवण्यात आली होती.<text:tab/>"}]}</text:p>
          </table:table-cell>
        </table:table-row>
        <table:table-row table:style-name="ro1">
          <table:table-cell office:value-type="string" calcext:value-type="string">
            <text:p>{"messages": [{"role": "system", "content": "Translate source to target."}, {"role": "user", "content": "<text:tab/>The outbreak disrupted plans for the 2020 Summer Olympics, which were originally scheduled to start at the end of July; the International Olympic Committee announced on 24 March that the event will be 'rescheduled to a date beyond 2020 but not later than summer 2021'.Casinos and other gaming venues worldwide have closed and live poker tournaments have been either postponed or cancelled.<text:tab/>"}, {"role": "assistant", "content": "<text:tab/>उद्रेकामुळे 2020 च्या उन्हाळ्यातील ऑलिंपिक्सच्या योजनांमध्ये व्यत्यय आला आहे, जे मूलत: जुलैच्या शेवटी सुरु होणार होते; आंतरराष्ट्रीय ऑलिंपिक समितीने 24 मार्चला घोषणा केली की 'कार्यक्रमांचे वेळापत्रक 2020 नंतर पुन्हा ठरवले जाईल, परंतु ते 2021 च्या उन्हाळ्याच्या आधी असेल'. जगभरातील कॅसिनो आणि गेमिंगची इतर ठिकाणे बंद झाली आहेत आणि पोकरचे प्रत्यक्ष सामने पुढे ढकलले आहेत किंवा रद्द झाले आहेत.<text:tab/>"}]}</text:p>
          </table:table-cell>
        </table:table-row>
        <table:table-row table:style-name="ro1">
          <table:table-cell office:value-type="string" calcext:value-type="string">
            <text:p>{"messages": [{"role": "system", "content": "Translate source to target."}, {"role": "user", "content": "<text:tab/>Are you having any shortness of breath?<text:tab/>"}, {"role": "assistant", "content": "<text:tab/>तुम्हाला धाप लागत आहे का?<text:tab/>"}]}</text:p>
          </table:table-cell>
        </table:table-row>
        <table:table-row table:style-name="ro1">
          <table:table-cell office:value-type="string" calcext:value-type="string">
            <text:p>{"messages": [{"role": "system", "content": "Translate source to target."}, {"role": "user", "content": "<text:tab/>Diarrhea (26%) and sore throat (21%) were also observed with MERS patients.<text:tab/>"}, {"role": "assistant", "content": "<text:tab/>डायरिया (26%) आणि घसा खवखवणे (21%) सुद्धा MERS रूग्णांमध्ये आढळले होते.<text:tab/>"}]}</text:p>
          </table:table-cell>
        </table:table-row>
        <table:table-row table:style-name="ro1">
          <table:table-cell office:value-type="string" calcext:value-type="string">
            <text:p>{"messages": [{"role": "system", "content": "Translate source to target."}, {"role": "user", "content": "<text:tab/>Health organizations recommended that people cover their mouth and nose with a bent elbow or a tissue when coughing or sneezing, and disposing of any tissue immediately.<text:tab/>"}, {"role": "assistant", "content": "<text:tab/>आरोग्य संस्थांनी लोकांना अशी शिफारस केली आहे की खोकताना किंवा शिंकताना त्यांचे तोंड आणि नाक दुमडलेल्या कोपराने किंवा टिश्यूने झाकावे आणि टिशूची लगेचच विल्हेवाट लावावी.<text:tab/>"}]}</text:p>
          </table:table-cell>
        </table:table-row>
        <table:table-row table:style-name="ro1">
          <table:table-cell office:value-type="string" calcext:value-type="string">
            <text:p>{"messages": [{"role": "system", "content": "Translate source to target."}, {"role": "user", "content": "<text:tab/>About 364,000 people have recovered.<text:tab/>"}, {"role": "assistant", "content": "<text:tab/>जवळ-जवळ 3,64,000 लोक बरे झाले आहेत.<text:tab/>"}]}</text:p>
          </table:table-cell>
        </table:table-row>
        <table:table-row table:style-name="ro1">
          <table:table-cell office:value-type="string" calcext:value-type="string">
            <text:p>{"messages": [{"role": "system", "content": "Translate source to target."}, {"role": "user", "content": "<text:tab/>Coronaviruses can cause pneumonia (either direct viral pneumonia or secondary bacterial pneumonia) and bronchitis (either direct viral bronchitis or secondary bacterial bronchitis).<text:tab/>"}, {"role": "assistant", "content": "<text:tab/>कोरोना विषाणूमुळे न्युमोनिया (विषाणूजन्य न्युमोनिया किंवा दुय्यम जीवाणूजन्य न्युमोनिया) व ब्राँकायटीस (विषाणूजन्य ब्राँकायटीस किंवा दुय्यम जीवाणूजन्य ब्राँकायटीस) होण्याची शक्यता असते.<text:tab/>"}]}</text:p>
          </table:table-cell>
        </table:table-row>
        <table:table-row table:style-name="ro1">
          <table:table-cell office:value-type="string" calcext:value-type="string">
            <text:p>{"messages": [{"role": "system", "content": "Translate source to target."}, {"role": "user", "content": "<text:tab/>In the 1950s, the human coronavirus OC43 began to diverge into its present genotypes.<text:tab/>"}, {"role": "assistant", "content": "<text:tab/>1950 मध्ये ह्यूमन कोरोनाव्हायरस OC43 त्याच्या सध्याच्या जीनसंचामध्ये विलग होण्याची सुरुवात झाली होती.<text:tab/>"}]}</text:p>
          </table:table-cell>
        </table:table-row>
        <table:table-row table:style-name="ro1">
          <table:table-cell office:value-type="string" calcext:value-type="string">
            <text:p>{"messages": [{"role": "system", "content": "Translate source to target."}, {"role": "user", "content": "<text:tab/>Before discussing the animal origins of HCoVs, it will serve us well to discuss the definitions and characteristics of evolutionary, natural, reservoir, intermediate and amplifying hosts of HCoVs.<text:tab/>"}, {"role": "assistant", "content": "<text:tab/>एचसीओव्हींच्या प्राणी मूळांची चर्चा करण्यापूर्वी, एचसीओव्हीच्या उत्क्रांतीवादी, नैसर्गिक,आश्रयस्थान, मध्यस्थ आणि प्रवर्धक पोशिंदा यांच्या व्याख्या आणि वैशिष्ट्ये यांची चर्चा करणे आपल्यासाठी योग्य असेल.<text:tab/>"}]}</text:p>
          </table:table-cell>
        </table:table-row>
        <table:table-row table:style-name="ro1">
          <table:table-cell office:value-type="string" calcext:value-type="string">
            <text:p>{"messages": [{"role": "system", "content": "Translate source to target."}, {"role": "user", "content": "<text:tab/>The WHO has issued instructions on when and how to use masks.<text:tab/>"}, {"role": "assistant", "content": "<text:tab/>मुखवटे कधी आणि कसे वापरावेत ह्याबद्दल WHO ने सूचना दिल्या आहेत.<text:tab/>"}]}</text:p>
          </table:table-cell>
        </table:table-row>
        <table:table-row table:style-name="ro1">
          <table:table-cell office:value-type="string" calcext:value-type="string">
            <text:p>{"messages": [{"role": "system", "content": "Translate source to target."}, {"role": "user", "content": "<text:tab/>Another hospital was built afterwards, Leishenshan Hospital, to handle additional patients.<text:tab/>"}, {"role": "assistant", "content": "<text:tab/>जादा रुग्णांची व्यवस्था करण्यासाठी लायशेंशेन रुग्णालय हे आणखीन एक रुग्णालय बांधण्यात आले.<text:tab/>"}]}</text:p>
          </table:table-cell>
        </table:table-row>
        <table:table-row table:style-name="ro1">
          <table:table-cell office:value-type="string" calcext:value-type="string">
            <text:p>{"messages": [{"role": "system", "content": "Translate source to target."}, {"role": "user", "content": "<text:tab/>On 6 February 2020, our team had published a rapid advice guideline for diagnosis and treatment of 2019 novel coronavirus (2019-nCoV) infection, and this guideline provided our experience and make well reference for fighting against this pandemic worldwide.<text:tab/>"}, {"role": "assistant", "content": "<text:tab/>6 फेब्रुवारी 2020 ला, आमच्या संघाने 2019 नोव्हेल कोरोनाविषाणू (2019-nCoV) संसर्गाच्या निदानासाठी आणु उपचारासाठी द्रुत सल्ला मार्गदर्शकतत्वांना प्रकाशित केले आहे, आणि या मार्गदर्शन तत्वांनी आमच्या अऩुभवाला आणि जगभरातील साथरोगाच्या विरोधाच्या लढाईसाठी एक चांगला संदर्भ बनवले आहे.<text:tab/>"}]}</text:p>
          </table:table-cell>
        </table:table-row>
        <table:table-row table:style-name="ro1">
          <table:table-cell office:value-type="string" calcext:value-type="string">
            <text:p>{"messages": [{"role": "system", "content": "Translate source to target."}, {"role": "user", "content": "<text:tab/>SARS-CoV-2 has features that are similar to both SARS-CoV/MERS-CoV and the four community-acquired HCoVs.<text:tab/>"}, {"role": "assistant", "content": "<text:tab/>सार्स-सीओव्ही-२ ची वैशिष्ट्ये ही सार्स-सीओव्ही/मर्स-सीओव्ही आणि समुदायापासून मिळणाऱ्या चार एचसीओव्ही दोन्हीमध्ये समान आहे.<text:tab/>"}]}</text:p>
          </table:table-cell>
        </table:table-row>
        <table:table-row table:style-name="ro1">
          <table:table-cell office:value-type="string" calcext:value-type="string">
            <text:p>{"messages": [{"role": "system", "content": "Translate source to target."}, {"role": "user", "content": "<text:tab/>Their guidelines thus advise that any pregnant person admitted to hospital with a COVID-19 infection should receive at least 10 days of prophylactic low-molecular-weight heparin after being discharged from the hospital.<text:tab/>"}, {"role": "assistant", "content": "<text:tab/>अशाप्रकारे त्यांच्या मार्गदर्शक सूचनांवरुन हे सुचवले जाते की COVID-19 संसर्गाची लागण झालेल्या कोणत्याही व्यक्तिला रुग्णालयातुन सोडण्यात आल्यानंतर किमान 10 दिवस रोगप्रतिबंधक कमी रेणू भार असलेले हिपॅरीन देण्यात यावे.<text:tab/>"}]}</text:p>
          </table:table-cell>
        </table:table-row>
        <table:table-row table:style-name="ro1">
          <table:table-cell office:value-type="string" calcext:value-type="string">
            <text:p>{"messages": [{"role": "system", "content": "Translate source to target."}, {"role": "user", "content": "<text:tab/>The origin and intermediate host<text:tab/>"}, {"role": "assistant", "content": "<text:tab/>मूळ आणि मध्यम होस्ट<text:tab/>"}]}</text:p>
          </table:table-cell>
        </table:table-row>
        <table:table-row table:style-name="ro1">
          <table:table-cell office:value-type="string" calcext:value-type="string">
            <text:p>{"messages": [{"role": "system", "content": "Translate source to target."}, {"role": "user", "content": "<text:tab/>For those who do not, the time from development of symptoms to death has been between 6 and 41 days, with the most common being 14 days.<text:tab/>"}, {"role": "assistant", "content": "<text:tab/>आणि जे होत नाहीत त्यांच्यामध्ये लक्षणे दिसण्यापासून मृत्यू होण्यापर्यंतचा काळ हा 6 ते 41 दिवसांपर्यंत व बहुतांशी सामान्यपणे 14 दिवस असतो.<text:tab/>"}]}</text:p>
          </table:table-cell>
        </table:table-row>
        <table:table-row table:style-name="ro1">
          <table:table-cell office:value-type="string" calcext:value-type="string">
            <text:p>{"messages": [{"role": "system", "content": "Translate source to target."}, {"role": "user", "content": "<text:tab/>A small study involving 6 confirmed COVID-19 mothers showed no indication of SARS-COV-19 in their newborns' throats or serum but antibodies were present in neonatal blood sera samples, including IgM in two of the infants.<text:tab/>"}, {"role": "assistant", "content": "<text:tab/>पुष्टीकरण झालेल्या 6 COVID-19 मातांच्या नवजात बालकांच्या घशात किंवा सीरममध्ये सार्स-कोव्ह-19 चे कोणतेही संकेत मिळाले नाहीत परंतु नवजात बालकाच्या रक्त सीरममध्ये अँटीबॉडी सापडल्या, ज्यातील दोन नवजात बालकांमध्ये एलजीएम चा समावेश होता.<text:tab/>"}]}</text:p>
          </table:table-cell>
        </table:table-row>
        <table:table-row table:style-name="ro1">
          <table:table-cell office:value-type="string" calcext:value-type="string">
            <text:p>{"messages": [{"role": "system", "content": "Translate source to target."}, {"role": "user", "content": "<text:tab/>In patients with severe cases, the level of D-dimer, a fibrin degradation product present in the blood, was elevated, and lymphocyte count was progressively reduced.<text:tab/>"}, {"role": "assistant", "content": "<text:tab/>गंभीर प्रकरणांच्या रूग्णांमध्ये, रक्तामध्ये असलेला फायब्रीन डिग्रेडेशन उत्पादन डी-डायमरची पातळी वाढली होती आणि लिम्फोसाइट मोजणी वेगाने घटली होती.<text:tab/>"}]}</text:p>
          </table:table-cell>
        </table:table-row>
        <table:table-row table:style-name="ro1">
          <table:table-cell office:value-type="string" calcext:value-type="string">
            <text:p>{"messages": [{"role": "system", "content": "Translate source to target."}, {"role": "user", "content": "<text:tab/>On 23 January, in reaction to the central authorities' decision to implement a transportation ban in Wuhan, WHO representative Gauden Galea remarked that while it was 'certainly not a recommendation the WHO has made', it was also 'a very important indication of the commitment to contain the epidemic in the place where it is most concentrated' and called it 'unprecedented in public health history'.On 30 January, following confirmation of human-to-human transmission outside China and the increase in the number of cases in other countries, the WHO declared the outbreak a Public Health Emergency of International Concern (PHEIC), the sixth PHEIC since the measure was first invoked during the 2009 swine flu pandemic.<text:tab/>"}, {"role": "assistant", "content": "<text:tab/>23 जानेवारीला केंद्रीय अधिकाऱ्यांच्या वुहानमध्ये वाहतुकीवर बंदी घालण्याच्या निर्णयाला प्रतिक्रिया म्हणून डब्लूएचओ प्रतिनिधी गॉडेन गेली ह्यांनी म्हटले की ही डब्लूएचओने केलेली शिफारस खचितच नव्हती आणि हे जिथे साथरोगचा प्रादुर्भाव सगळ्यात जास्त आहे तिथे साथ ताब्यात आणण्याच्या वाचनबद्धतेचं द्योतक होतं आणि ह्यास 'सार्वजनिक आरोग्य इतिहासामधली अभूतपूर्व घटना' असे म्हटले.३० जानेवारीला चीनमधील मानवाकडून मानवाला होणाऱ्या संक्रमणाची पुष्टी मिळाल्यानंतर आणि इतर देशात केसची संख्या वाढल्यानंतर , डब्लूएचओने ह्या उद्रेकास आंतरराष्ट्रीय चिंतेची सार्वजनिक आरोग्य आणीबाणी (पीएचइआयसी) म्हणून जाहीर केले, जी २००९ दरम्यानच्या स्वाईन फ्लू ह्या जागतिक साथरोगाच्या वेळेस पहिल्यांदा उपाययोजना लागू केल्यानंतरची सहावी पीएचइआयसी होती.<text:tab/>"}]}</text:p>
          </table:table-cell>
        </table:table-row>
        <table:table-row table:style-name="ro1">
          <table:table-cell office:value-type="string" calcext:value-type="string">
            <text:p>{"messages": [{"role": "system", "content": "Translate source to target."}, {"role": "user", "content": "<text:tab/>These therapies include current and potential treatments with antiviral drugs, immunosuppressants, steroids, plasma from recovered patients, Chinese medicine, and psychological support.<text:tab/>"}, {"role": "assistant", "content": "<text:tab/>या उपचार पद्धतींमध्ये अँटीव्हायरल औषधे, इम्युनोसप्रेसंट्स, स्टेरॉइड्स, बऱ्या झालेल्या रूग्णांचे प्लाज्मा, चीनी औषधी आणि मानसिक आधार यासहित वर्तमान आणि संभाव्य उपचारांचा समावेश आहे.<text:tab/>"}]}</text:p>
          </table:table-cell>
        </table:table-row>
        <table:table-row table:style-name="ro1">
          <table:table-cell office:value-type="string" calcext:value-type="string">
            <text:p>{"messages": [{"role": "system", "content": "Translate source to target."}, {"role": "user", "content": "<text:tab/>Several recent studies based on metagenomic sequencing have suggested that a group of endangered small mammals known as pangolins (Manis javanica) could also harbour ancestral beta-CoVs related to SARS-CoV-2.<text:tab/>"}, {"role": "assistant", "content": "<text:tab/>मेटाजिनोमिक क्रमाच्या आधारावर असलेल्या अलिकडच्या काळातील असंख्य संशोधनांनी असे सूचित केले आहे की संकटात असलेल्या लहान सस्तनधारी प्राण्यांचा समूह ज्याला पॅनगोलिन्स (मॅनिस जव्हानिका - खवले मांजर) म्हणून ओळखले जाते हेदेखील सार्स-सीओव्ही-२ शी संबंधित पूर्वज बीटा-सीव्हीओ चे आश्रय स्थान असू शकतात.<text:tab/>"}]}</text:p>
          </table:table-cell>
        </table:table-row>
        <table:table-row table:style-name="ro1">
          <table:table-cell office:value-type="string" calcext:value-type="string">
            <text:p>{"messages": [{"role": "system", "content": "Translate source to target."}, {"role": "user", "content": "<text:tab/>They are widely distributed across the Middle East and Africa.<text:tab/>"}, {"role": "assistant", "content": "<text:tab/>ते मध्य पूर्व आणि आफ्रिकेमध्ये विस्तृत प्रमाणात पसरलेले आहेत.<text:tab/>"}]}</text:p>
          </table:table-cell>
        </table:table-row>
        <table:table-row table:style-name="ro1">
          <table:table-cell office:value-type="string" calcext:value-type="string">
            <text:p>{"messages": [{"role": "system", "content": "Translate source to target."}, {"role": "user", "content": "<text:tab/>If you continue to have high fevers<text:tab/>"}, {"role": "assistant", "content": "<text:tab/>जर तुम्हाला सतत जास्त ताप येत असेल<text:tab/>"}]}</text:p>
          </table:table-cell>
        </table:table-row>
        <table:table-row table:style-name="ro1">
          <table:table-cell office:value-type="string" calcext:value-type="string">
            <text:p>{"messages": [{"role": "system", "content": "Translate source to target."}, {"role": "user", "content": "<text:tab/>Prime Minister Giuseppe Conte said, 'In the outbreak areas, entry and exit will not be provided.<text:tab/>"}, {"role": "assistant", "content": "<text:tab/>पंतप्रधान गिउसेप कॉन्ट म्हणाले,'उद्रेक झालेल्या भागात प्रवेश मिळणार नाही आणि बाहेरही जात येणार नाही.'<text:tab/>"}]}</text:p>
          </table:table-cell>
        </table:table-row>
        <table:table-row table:style-name="ro1">
          <table:table-cell office:value-type="string" calcext:value-type="string">
            <text:p>{"messages": [{"role": "system", "content": "Translate source to target."}, {"role": "user", "content": "<text:tab/>The source accused Russia of embarking on a 'geopolitical and diplomatic' charm offensive.<text:tab/>"}, {"role": "assistant", "content": "<text:tab/>स्त्रोताने रशियावर आरोप केला की रशियाने 'भूराजकीय आणि मुत्सद्दी' अनुनयाची आक्षेपार्ह मोहिम चालवली आहे.<text:tab/>"}]}</text:p>
          </table:table-cell>
        </table:table-row>
        <table:table-row table:style-name="ro1">
          <table:table-cell office:value-type="string" calcext:value-type="string">
            <text:p>{"messages": [{"role": "system", "content": "Translate source to target."}, {"role": "user", "content": "<text:tab/>In addition, the requirements for successful host switches and the implications of virus evolution on disease severity are also highlighted.<text:tab/>"}, {"role": "assistant", "content": "<text:tab/>त्याशिवाय, पोशिंद्याला यशस्वीरीत्या बदलण्याची आवश्यकता आणि आजाराच्या तीव्रतेवर विषाणूच्या उत्क्रांतीचे परिणाम देखील ठळक करण्यात आले आहे.<text:tab/>"}]}</text:p>
          </table:table-cell>
        </table:table-row>
        <table:table-row table:style-name="ro1">
          <table:table-cell office:value-type="string" calcext:value-type="string">
            <text:p>{"messages": [{"role": "system", "content": "Translate source to target."}, {"role": "user", "content": "<text:tab/>Sales went up in a 'sharp increase' last week, according to a Woolworths spokesperson.<text:tab/>"}, {"role": "assistant", "content": "<text:tab/>Woolworths च्या प्रवक्त्याच्या नुसार मागील आठवड्य़ामध्ये विक्री मध्ये 'मोठी वाढ ' झाली.<text:tab/>"}]}</text:p>
          </table:table-cell>
        </table:table-row>
        <table:table-row table:style-name="ro1">
          <table:table-cell office:value-type="string" calcext:value-type="string">
            <text:p>{"messages": [{"role": "system", "content": "Translate source to target."}, {"role": "user", "content": "<text:tab/>Through different pathways, the virus induces the expression of inflammatory factors, maturation of dendritic cells, and synthesis of type I interferons (IFNs) which limit the spreading of the virus and accelerate macrophage phagocytosis of viral antigens.<text:tab/>"}, {"role": "assistant", "content": "<text:tab/>वेगवेगळ्या पाथवेज द्वारे विषाणू ज्वलनशील घटकांच्या अभिव्यक्तीला, डेंड्रीटीक पेशींच्या परिपक्वतेला आणि प्रकार I इंटरफेरंस (आयएनएन) ला प्रवृत्त करतो, ज्यामुळे विषाणूचा प्रसार मर्यादित होतो आणि व्हायरल एंटीजेनचे मॅक्रोफेज फॅगोसायटोसिसचा वेग वाढतो.<text:tab/>"}]}</text:p>
          </table:table-cell>
        </table:table-row>
        <table:table-row table:style-name="ro1">
          <table:table-cell office:value-type="string" calcext:value-type="string">
            <text:p>{"messages": [{"role": "system", "content": "Translate source to target."}, {"role": "user", "content": "<text:tab/>Among SARS-CoV accessory proteins, ORF8 has been thought to be important in adaptation to humans, as SARS-CoV-related bat viruses were isolated but found to encode divergent ORF8 proteins.<text:tab/>"}, {"role": "assistant", "content": "<text:tab/>सार्स-सीओव्ही सहाय्यक प्रथिनांमध्ये, ओआरएफ8 हे मानवामध्ये स्वीकारले जाण्यास महत्त्वाचे म्हणून समजले जाते, कारण सार्स-सीओव्ही-संबंधित वटवाघळ विषाणू हे विलग केलेले असताना मात्र अपसारी ओआरएफ8 प्रथिनांना एनकोड करताना आढळतात.<text:tab/>"}]}</text:p>
          </table:table-cell>
        </table:table-row>
        <table:table-row table:style-name="ro1">
          <table:table-cell office:value-type="string" calcext:value-type="string">
            <text:p>{"messages": [{"role": "system", "content": "Translate source to target."}, {"role": "user", "content": "<text:tab/>A number of provincial-level administrators of the Communist Party of China (CPC) were dismissed over their handling of the quarantine efforts in Central China, a sign of discontent with the political establishment's response to the outbreak in those regions.<text:tab/>"}, {"role": "assistant", "content": "<text:tab/>प्रांतीय पातळीवरचे कम्युनिस्ट पार्टी ऑफ चायनाच्या (सीपीसी) अनेक प्रशासकांना त्यांच्या मध्य चीनमध्ये विलगीकरणाचे प्रयत्न हाताळण्याबद्दल काढून टाकण्यात आले जे प्रस्थापित राजकीय पक्षाच्या त्याभागातील उद्रेकाच्या प्रतिसादाच्या विरुद्धच्या असंतोषाचे चिन्ह होते.<text:tab/>"}]}</text:p>
          </table:table-cell>
        </table:table-row>
        <table:table-row table:style-name="ro1">
          <table:table-cell office:value-type="string" calcext:value-type="string">
            <text:p>{"messages": [{"role": "system", "content": "Translate source to target."}, {"role": "user", "content": "<text:tab/>In the US there is also the recommendation that newborns and mothers should be temporarily separated until transmission-based precautions are discontinued, and that where this is not possible the newborn should be kept 2 metres away from the mother.<text:tab/>"}, {"role": "assistant", "content": "<text:tab/>युएस च्या शिफारसींनुसार संक्रमण-आधारित दक्षता जोपर्यंत बंद आहेत तोपर्यंत नवजात बालकास मातेपासून वेगळे ठेवण्याचा सल्ला देण्यात आला असून, जेथे असे करणे शक्य नसेल तेथे नवजात बालकास मातेपासून 2 मीटर अंतरावर ठेवण्याची शिफारस करण्यात आलेली आहे.<text:tab/>"}]}</text:p>
          </table:table-cell>
        </table:table-row>
        <table:table-row table:style-name="ro1">
          <table:table-cell office:value-type="string" calcext:value-type="string">
            <text:p>{"messages": [{"role": "system", "content": "Translate source to target."}, {"role": "user", "content": "<text:tab/>Reports from February (when the majority of the cases had still been confined to China) have documented racist sentiments expressed in various groups worldwide of Chinese people deserving the virus or receiving what has been claimed as justified retribution.<text:tab/>"}, {"role": "assistant", "content": "<text:tab/>फेब्रुवारीमधील अहवालात (जेंव्हा बहुतांश केसेस अजूनही चीन पुरत्याच मर्यादित होत्या) चीनी लोक व्हायरसचा प्रादुर्भाव होण्यास लायक आहेत किंवा न्याय्य बदला असे प्रतिपादित करण्यात आलेली बाब त्यांना प्राप्त होत आहे अशा प्रकारच्या वांशिक भावना व्यक्त करणाऱ्या नोंदी जगभरातील विविध समूहांमध्ये करण्यात आल्या आहेत.<text:tab/>"}]}</text:p>
          </table:table-cell>
        </table:table-row>
        <table:table-row table:style-name="ro1">
          <table:table-cell office:value-type="string" calcext:value-type="string">
            <text:p>{"messages": [{"role": "system", "content": "Translate source to target."}, {"role": "user", "content": "<text:tab/>In this sense, the longer the SARS-CoV-2 outbreak persists and the more people that it infects, the greater chance that it will fully adapt to humans.<text:tab/>"}, {"role": "assistant", "content": "<text:tab/>या अर्थाने, सार्स-सीओव्ही-२ चा उद्रेक जेवढा अधिक काळ चालेल आणि तो जितक्या जास्त लोकांना संसर्गित करेल, तेवढा तो मानवांशी पूर्णपणे अनुकूल होण्याची शक्यता आहे.<text:tab/>"}]}</text:p>
          </table:table-cell>
        </table:table-row>
        <table:table-row table:style-name="ro1">
          <table:table-cell office:value-type="string" calcext:value-type="string">
            <text:p>{"messages": [{"role": "system", "content": "Translate source to target."}, {"role": "user", "content": "<text:tab/>This variability is also likely to be significantly affecting reported case fatality rates, which are likely to be significantly over-estimated in some countries.<text:tab/>"}, {"role": "assistant", "content": "<text:tab/>ही परिवर्तनशीलता नोंदवले गेलेल्या मृत्युदराच्या केसवर लक्षणीयरित्या परिणाम करत असण्याचीही शक्यता आहे, जो काही देशांमध्ये मोठ्या प्रमाणावर अवास्तव असण्याचीही शक्यता आहे.<text:tab/>"}]}</text:p>
          </table:table-cell>
        </table:table-row>
        <table:table-row table:style-name="ro1">
          <table:table-cell office:value-type="string" calcext:value-type="string">
            <text:p>{"messages": [{"role": "system", "content": "Translate source to target."}, {"role": "user", "content": "<text:tab/>Comparably, the mortality of SARS by November 2002 was 10% of 8,096 confirmed cases.<text:tab/>"}, {"role": "assistant", "content": "<text:tab/>त्या तुलनेत, नोव्हेंबर २००२ पर्यंत सार्सचा मृत्यूदर ८,०९६ पुष्टी झालेल्या प्रकरणांपैकी १०% होता.<text:tab/>"}]}</text:p>
          </table:table-cell>
        </table:table-row>
        <table:table-row table:style-name="ro1">
          <table:table-cell office:value-type="string" calcext:value-type="string">
            <text:p>{"messages": [{"role": "system", "content": "Translate source to target."}, {"role": "user", "content": "<text:tab/>Many of China's nearly 300 million rural migrant workers have been stranded at home in inland provinces or trapped in Hubei province.In March 2020, more than 10 million Americans lost their jobs and applied for government aid.<text:tab/>"}, {"role": "assistant", "content": "<text:tab/>चीनचे जवळ जवळ ३०० दशलक्ष ग्रामीण स्थलांतरित कामगार अंतर्गत प्रांतांमध्ये घरी अडकले आहेत किंवा हुबेई प्रांतामध्ये अडकले आहेत. मार्च २०२० मध्ये १० दशलक्षहून जास्त अमेरिकन लोकांच्या नोकऱ्या गेल्या आणि त्यांनी सरकारच्या मदतीसाठी अर्ज केला.<text:tab/>"}]}</text:p>
          </table:table-cell>
        </table:table-row>
        <table:table-row table:style-name="ro1">
          <table:table-cell office:value-type="string" calcext:value-type="string">
            <text:p>{"messages": [{"role": "system", "content": "Translate source to target."}, {"role": "user", "content": "<text:tab/>Clinical manifestations of MERS resemble those of SARS, characterized by progressive acute pneumonia.<text:tab/>"}, {"role": "assistant", "content": "<text:tab/>मर्सची चिकित्सा चिन्हे सार्ससारखीच आहेत, जी प्रगतीशील तीव्र न्यूमोनियाद्वारे दिसून येतात.<text:tab/>"}]}</text:p>
          </table:table-cell>
        </table:table-row>
        <table:table-row table:style-name="ro1">
          <table:table-cell office:value-type="string" calcext:value-type="string">
            <text:p>{"messages": [{"role": "system", "content": "Translate source to target."}, {"role": "user", "content": "<text:tab/>Containment is undertaken in the early stages of the outbreak and aims to trace and isolate those infected as well as introduce other measures of infection control and vaccinations to stop the disease from spreading to the rest of the population.<text:tab/>"}, {"role": "assistant", "content": "<text:tab/>प्रसारास प्रतिबंध करणे हे उद्रेकाच्या सुरवातीच्या टप्प्यात केले जाते आणि त्याचा उद्देश ज्यांना संसर्ग झाला आहे अशांचा मागोवा घेणे, त्यांचे विलगीकरण करणे, त्याचप्रमाणे संसर्ग नियंत्रित करणाऱ्या उपाय योजना करणे आणि इतर लोकसंख्येमध्ये रोगप्रसार होऊ नये म्हणून लसीकरण करणे हा आहे.<text:tab/>"}]}</text:p>
          </table:table-cell>
        </table:table-row>
        <table:table-row table:style-name="ro1">
          <table:table-cell office:value-type="string" calcext:value-type="string">
            <text:p>{"messages": [{"role": "system", "content": "Translate source to target."}, {"role": "user", "content": "<text:tab/>Hong Kong has set up a scheme where suspected patients can stay home, 'emergency department will give a specimen tube to the patient', they spit into it, send it back and get a test result a while after.The British NHS has announced that it is piloting a scheme to test suspected cases at home, which removes the risk of a patient infecting others if they come to a hospital or having to disinfect an ambulance if one is used.In drive-through testing for COVID-19 for suspected cases, a healthcare professional takes sample using appropriate precautions.<text:tab/>"}, {"role": "assistant", "content": "<text:tab/>हाँगकाँगने अशी योजना आखली आहे कि, ज्यामध्ये संशयित रोगी घरी राहू शकतात, 'आपत्कालीन विभाग रोग्याला नमुना ट्युब देईल', ते त्यात थुंकतात, ती परत पाठवतात आणि काही काळात त्यांना चाचणीचा निकाल मिळतो. ब्रिटिश NHS ने असे जाहिर केले आहे की ते संशयित व्यक्तींची घरी चाचणी घेण्यासाठीच्या योजनेचा आरंभिक अभ्यास करत आहेत, ज्याद्वारे त्यांनी हॉस्पीटलमध्ये आल्यास रोग्यामुळे इतरांना संसर्ग होण्याचा धोका नाहीसा केला किंवा एखादी अँम्ब्युलन्स वापरली गेल्यास तीची निर्जंतुक करण्याची आवश्यकता उरत नाही. संशयित व्यक्तिंसाठी COVID-19 च्या ड्राईव्ह थ्रू चाचणीमध्ये आरोग्य सेवेतील तज्ञ योग्य ती खबरदारी घेऊन त्याचा नमुना घेतो.<text:tab/>"}]}</text:p>
          </table:table-cell>
        </table:table-row>
        <table:table-row table:style-name="ro1">
          <table:table-cell office:value-type="string" calcext:value-type="string">
            <text:p>{"messages": [{"role": "system", "content": "Translate source to target."}, {"role": "user", "content": "<text:tab/>For example, Shu Feng Jie Du capsules and Lian Hua Qing Wen capsules were found to be effective for COVID-19 treatment.<text:tab/>"}, {"role": "assistant", "content": "<text:tab/>उदाहरणार्थ, शू फेंग जी डू कॅप्सुल्स आणि लियान हुआ किंग वेन कॅप्सूल COVID-19 रूग्णांसाठी प्रभावी असल्याचे आढळले आहे.<text:tab/>"}]}</text:p>
          </table:table-cell>
        </table:table-row>
        <table:table-row table:style-name="ro1">
          <table:table-cell office:value-type="string" calcext:value-type="string">
            <text:p>{"messages": [{"role": "system", "content": "Translate source to target."}, {"role": "user", "content": "<text:tab/>In December 2019, the 2019 novel coronavirus (2019-nCoV) has caused an outbreak, which is now officially named as the coronavirus disease 2019 (COVID-19) and the virus has been named severe acute respiratory syndrome coronavirus 2 (SARS-CoV-2).<text:tab/>"}, {"role": "assistant", "content": "<text:tab/>डिसेबंर 2019 मध्ये 2019 नोवेल कोरोना विषाणू (2019 -nCoV) मुळे उद्रेक झाला, ज्याला अधिकृतरितीने कोरोनाविषाणी आजार 2019 (COVID-19) असे नाव देण्यात आले आहे आणि विषाणूला सिव्हीअर अॅक्युट सिन्ड्रोम कोरोनाव्हायरस 2 (SARS-CoV-2) असे नाव देण्यात आले.<text:tab/>"}]}</text:p>
          </table:table-cell>
        </table:table-row>
        <table:table-row table:style-name="ro1">
          <table:table-cell office:value-type="string" calcext:value-type="string">
            <text:p>{"messages": [{"role": "system", "content": "Translate source to target."}, {"role": "user", "content": "<text:tab/>Russell Zimmerman added that other products are also in high demand, including masks, sanitiser, dried goods, handwash and flour.<text:tab/>"}, {"role": "assistant", "content": "<text:tab/>रस्सेल झिम्मेरमॅन यांनी असे सांगितले की अऩ्य उत्पादनाची देखील मोठ्या प्रमाणात मागणी आहे ज्यामध्ये मास्क, सॅन्टिटाझर, सुक्या वस्तू, हॅण्डवॉश आणि पीठ यांचा समावेश आहे.<text:tab/>"}]}</text:p>
          </table:table-cell>
        </table:table-row>
        <table:table-row table:style-name="ro1">
          <table:table-cell office:value-type="string" calcext:value-type="string">
            <text:p>{"messages": [{"role": "system", "content": "Translate source to target."}, {"role": "user", "content": "<text:tab/>Occasionally I have some chest pain<text:tab/>"}, {"role": "assistant", "content": "<text:tab/>मला कधीकधी छातीत दुखते<text:tab/>"}]}</text:p>
          </table:table-cell>
        </table:table-row>
        <table:table-row table:style-name="ro1">
          <table:table-cell office:value-type="string" calcext:value-type="string">
            <text:p>{"messages": [{"role": "system", "content": "Translate source to target."}, {"role": "user", "content": "<text:tab/>They can be divided into four genera, i.e., alpha, beta, gamma, and delta, of which alpha- and beta-CoVs are known to infect humans.<text:tab/>"}, {"role": "assistant", "content": "<text:tab/>त्यांना चार जीन्समध्ये विभाजित करता येते, म्हणजेच अल्फा, बीटा, गॅमा आणि डेल्टा, ज्यापैकी अल्फा- आणि बीटा CoV हे मानवांना प्रभावित करतात असे ज्ञात आहे.<text:tab/>"}]}</text:p>
          </table:table-cell>
        </table:table-row>
        <table:table-row table:style-name="ro1">
          <table:table-cell office:value-type="string" calcext:value-type="string">
            <text:p>{"messages": [{"role": "system", "content": "Translate source to target."}, {"role": "user", "content": "<text:tab/>Thus, it is more critical and practical to isolate B cells from recovered patients and identify the genetic codes encoding effective antibodies or screen for effective antibodies against essential proteins of the virus.<text:tab/>"}, {"role": "assistant", "content": "<text:tab/>त्यामुळे बऱ्या झालेल्या रूग्णांमधून B पेशींना वेगळे करणे आणि प्रभावी प्रतिपिंडांना एनकोड करणाऱ्या आनुवांशिक कोड्सची ओळख पटवणे किंवा व्हायरसच्या आवश्यक प्रोटीन्सविरूद्ध प्रभावी प्रतिपिंडांची तपासणी करणे महत्वाचे आणि व्यावहारिक आहे.<text:tab/>"}]}</text:p>
          </table:table-cell>
        </table:table-row>
        <table:table-row table:style-name="ro1">
          <table:table-cell office:value-type="string" calcext:value-type="string">
            <text:p>{"messages": [{"role": "system", "content": "Translate source to target."}, {"role": "user", "content": "<text:tab/>In the US a serological test developed by Cellex has been approved for emergency use by certified laboratories only.<text:tab/>"}, {"role": "assistant", "content": "<text:tab/>यु.एस. मध्ये सेलॅक्सनी विकसित केलेल्या एका रक्तासंबंधीच्या चाचणीला केवळ प्रमाणित प्रयोगशाळांकडून निकडीच्या वापरासाठी मंजुरी देण्यात आली आहे.<text:tab/>"}]}</text:p>
          </table:table-cell>
        </table:table-row>
        <table:table-row table:style-name="ro1">
          <table:table-cell office:value-type="string" calcext:value-type="string">
            <text:p>{"messages": [{"role": "system", "content": "Translate source to target."}, {"role": "user", "content": "<text:tab/>It is also suggested that U.S. sanctions on Iran may be affecting the country's financial ability to respond to the viral outbreak.<text:tab/>"}, {"role": "assistant", "content": "<text:tab/>असेही सुचवण्यात येत आहे की युएसनी इराणवर घातलेल्या बंधनांचा त्या देशाच्या विषाणूच्या उद्रेकाला तोंड देण्याच्या आर्थिक क्षमतेवर परिणाम होत असावा.<text:tab/>"}]}</text:p>
          </table:table-cell>
        </table:table-row>
        <table:table-row table:style-name="ro1">
          <table:table-cell office:value-type="string" calcext:value-type="string">
            <text:p>{"messages": [{"role": "system", "content": "Translate source to target."}, {"role": "user", "content": "<text:tab/>In contrast, SARS-CoV, MERS-CoV and the newly-identified SARS-CoV-2 are highly pathogenic, causing severe lower respiratory tract infection in relatively more patients with a higher chance to develop acute respiratory distress syndrome (ARDS) and extrapulmonary manifestations.<text:tab/>"}, {"role": "assistant", "content": "<text:tab/>याउलट, सार्स-सीओव्ही, मर्स-सीओव्ही आणि नवीनच ओळखण्यात आलेला सार्स-सीओव्ही-२ हे अत्यंत रोगजनक आहेत, जे तुलनेने जास्त रुग्णांमध्ये खालच्या श्वसननलिकेेचा तीव्र संसर्ग उत्पन्न करतात ज्यांना तीव्र श्वसन क्लेश संलक्षण (एआरडीएस) आणि एक्स्ट्रापल्मोनरी मॅनिफेस्टेशनचा जास्त धोका असतो.<text:tab/>"}]}</text:p>
          </table:table-cell>
        </table:table-row>
        <table:table-row table:style-name="ro1">
          <table:table-cell office:value-type="string" calcext:value-type="string">
            <text:p>{"messages": [{"role": "system", "content": "Translate source to target."}, {"role": "user", "content": "<text:tab/>Up to now, no live MERS-CoV can be found in wild bats.<text:tab/>"}, {"role": "assistant", "content": "<text:tab/>आतापर्यंत, कोणताही जिवंत मर्स-सीओव्ही हा जंगली वटवाघळामध्ये आढळलेला नाही.<text:tab/>"}]}</text:p>
          </table:table-cell>
        </table:table-row>
        <table:table-row table:style-name="ro1">
          <table:table-cell office:value-type="string" calcext:value-type="string">
            <text:p>{"messages": [{"role": "system", "content": "Translate source to target."}, {"role": "user", "content": "<text:tab/>He said, in remarks published by CNN in February, 'other than influenza, no other respiratory virus has been tracked from emergence to continuous global spread.'<text:tab/>"}, {"role": "assistant", "content": "<text:tab/>फेब्रुवारीत सीएनएनमध्ये प्रसिद्ध केलेल्या टिप्पण्यांमध्ये ते म्हणतात, 'इन्फ्लुएंझाशिवाय श्वसनाशी निगडित इतर कोणत्याही विषाणूचा उद्भवापासून ते जागतिक प्रसार होण्यापर्यंत मागोवा घेतला गेलेला नाही.'<text:tab/>"}]}</text:p>
          </table:table-cell>
        </table:table-row>
        <table:table-row table:style-name="ro1">
          <table:table-cell office:value-type="string" calcext:value-type="string">
            <text:p>{"messages": [{"role": "system", "content": "Translate source to target."}, {"role": "user", "content": "<text:tab/>In response to the implementations of travel restrictions, Tedros stated that 'there is no reason for measures that unnecessarily interfere with international travel and trade' and that the 'WHO doesn't recommend limiting trade and movement.'<text:tab/>"}, {"role": "assistant", "content": "<text:tab/>प्रवासावर घातलेल्या बंधनांना प्रतिसाद देताना टेड्रोस म्हणाले की 'आंतरराष्ट्रीय प्रवास आणि व्यापार ह्यात हस्तक्षेप करणारे अनावश्यक उपाय करण्याची काही गरज नाही' आणि 'डब्लूएचओ व्यापार आणि हालचालींवर बंधने आणण्याची शिफारस करत नाही.'<text:tab/>"}]}</text:p>
          </table:table-cell>
        </table:table-row>
        <table:table-row table:style-name="ro1">
          <table:table-cell office:value-type="string" calcext:value-type="string">
            <text:p>{"messages": [{"role": "system", "content": "Translate source to target."}, {"role": "user", "content": "<text:tab/>This deletion splits ORF8 into ORF8a and ORF8b and is thought to be an adaptive mutation that promotes the switch of hosts.<text:tab/>"}, {"role": "assistant", "content": "<text:tab/>हे हटविले गेल्यामुळे ओआरएफ8 हे ओआरएफ८a आणि ओआरएप8बी मध्ये विभागते आणि ते स्विकारार्ह उत्परिवर्तन समजले जाते, जे पोषकांच्या स्थलांतर होण्याला प्रोत्साहन देते.<text:tab/>"}]}</text:p>
          </table:table-cell>
        </table:table-row>
        <table:table-row table:style-name="ro1">
          <table:table-cell office:value-type="string" calcext:value-type="string">
            <text:p>{"messages": [{"role": "system", "content": "Translate source to target."}, {"role": "user", "content": "<text:tab/>SARS-CoV-2 shares 96.2% nucleotide homology with a bat CoV RaTG13 isolated from Rhinolophus affinis bats.<text:tab/>"}, {"role": "assistant", "content": "<text:tab/>सार्स-सीओव्ही-२ हे रायनोलोफसशी संबंधित वटवाघळांपासून विलग केलेल्या बॅट सीओव्ही आरएटीजी १३ सह ९६.२% न्यूक्लोटाइड समजातीयता सामाईक करते.<text:tab/>"}]}</text:p>
          </table:table-cell>
        </table:table-row>
        <table:table-row table:style-name="ro1">
          <table:table-cell office:value-type="string" calcext:value-type="string">
            <text:p>{"messages": [{"role": "system", "content": "Translate source to target."}, {"role": "user", "content": "<text:tab/>A UN Crisis Management Team was activated as a result, allowing coordination of the entire United Nations response, which the WHO states will allow them to 'focus on the health response while the other agencies can bring their expertise to bear on the wider social, economic and developmental implications of the outbreak'.<text:tab/>"}, {"role": "assistant", "content": "<text:tab/>परिणाम म्हणून एक यूएन संकट व्यवस्थापन गट सक्रिय करण्यात आला आणि त्यास संपूर्ण युनायटेड नेशन्सच्या प्रतिसादाचा समन्वय करण्याची परवानगी देण्यात आली, ज्याबद्दल WHO असे म्हणते की त्यामुळे त्यांना आरोग्यविषयक प्रतिसादावर लक्ष केंद्रित करता येईल व इतर एजन्सीजना त्यांचे नैपुण्य जास्त विस्तृत अशा सामाजिक, आर्थिक आणि विकासावर झालेले परिणाम सहन करण्यासाठी वापरता येईल.<text:tab/>"}]}</text:p>
          </table:table-cell>
        </table:table-row>
        <table:table-row table:style-name="ro1">
          <table:table-cell office:value-type="string" calcext:value-type="string">
            <text:p>{"messages": [{"role": "system", "content": "Translate source to target."}, {"role": "user", "content": "<text:tab/>All these four community-acquired HCoVs have been well adapted to humans and are generally less likely to mutate to cause highly pathogenic diseases, though accidents did occur for unknown reasons as in the rare case of a more virulent subtype of HCoV-NL63, which has recently been reported to cause severe lower respiratory tract infection in China.<text:tab/>"}, {"role": "assistant", "content": "<text:tab/>हे सर्व चारही सामुदायिकरित्या मिळालेले एचसीओव्ही मानवांत व्यवस्थितपणे स्वीकारले आहेत आणि ते अत्यंत रोगजनक आजारांमध्ये बदलण्याची शक्यता कमी आहे, तरी सुद्धा अज्ञात कारणांनी एचसीओव्ही-एनएल६३ च्या अधिक विषाणूजन्य उपप्रकारांमध्ये जसे घडले त्याप्रमाणे अपघातही होऊ शकतात, ज्यांची अगदी अलीकडे चीनमध्ये खालच्या श्वसननलिकेचा तीव्र संसर्गाला कारणीभूत झाल्याची नोंद झाली आहे.<text:tab/>"}]}</text:p>
          </table:table-cell>
        </table:table-row>
        <table:table-row table:style-name="ro1">
          <table:table-cell office:value-type="string" calcext:value-type="string">
            <text:p>{"messages": [{"role": "system", "content": "Translate source to target."}, {"role": "user", "content": "<text:tab/>In an online news briefing, the director of IEDCR, Dr Meerjady Sabrina Flora, said the fatalities included four males and one female.<text:tab/>"}, {"role": "assistant", "content": "<text:tab/>एक ऑनलाइन संक्षिप्त माहिती देताना, IEDCR चे संचालक,डॉ, मीरजादे सबरिना फ्लोरा, म्हणाले की मृत्यु पडलेल्या मध्ये चार पुरूष आणि एक स्त्रीचा समावेश आहे.<text:tab/>"}]}</text:p>
          </table:table-cell>
        </table:table-row>
        <table:table-row table:style-name="ro1">
          <table:table-cell office:value-type="string" calcext:value-type="string">
            <text:p>{"messages": [{"role": "system", "content": "Translate source to target."}, {"role": "user", "content": "<text:tab/>MERS-CoV and its closest relative bat CoV-HKU25 share only 87% nucleotide sequence homology.<text:tab/>"}, {"role": "assistant", "content": "<text:tab/>मर्स-सीओव्ही आणि त्याच्याशी जवळचा संबंध असणारे बॅट सीओव्ही-एचकेयु२५ यांच्यामध्ये फक्त ८७% न्युक्लोटाइड क्रम समजातीयता आढळते.<text:tab/>"}]}</text:p>
          </table:table-cell>
        </table:table-row>
        <table:table-row table:style-name="ro1">
          <table:table-cell office:value-type="string" calcext:value-type="string">
            <text:p>{"messages": [{"role": "system", "content": "Translate source to target."}, {"role": "user", "content": "<text:tab/>In the 5 March issue of Eurosurveillance 2020, Spiteri et al. reported on the first European confirmed COVID-19 cases according to the WHO case definition.<text:tab/>"}, {"role": "assistant", "content": "<text:tab/>युरोसर्व्हेलन्स 2020, Spiteri et al च्या 5 मार्चच्या प्रकाशनात WHO च्या व्याख्येनुसार युरोपातील COVID-19 च्या पहिल्या प्रकरणाची सूचना देण्यात आली.<text:tab/>"}]}</text:p>
          </table:table-cell>
        </table:table-row>
        <table:table-row table:style-name="ro1">
          <table:table-cell office:value-type="string" calcext:value-type="string">
            <text:p>{"messages": [{"role": "system", "content": "Translate source to target."}, {"role": "user", "content": "<text:tab/>Generally, when these HCoVs acquire the abilities to transmit efficiently and to maintain themselves continuously within humans, they also become less virulent or pathogenic.<text:tab/>"}, {"role": "assistant", "content": "<text:tab/>सामान्यपणे, जेव्हा हे एचसीओव्ही कार्यक्षमतेने संक्रमित होण्याची आणि मानवांमध्ये सतत तग धरून राहण्याची क्षमता मिळवतात तेव्हा ते सुद्धा कमी विषाक्त किंवा रोगजनक बनतात.<text:tab/>"}]}</text:p>
          </table:table-cell>
        </table:table-row>
        <table:table-row table:style-name="ro1">
          <table:table-cell office:value-type="string" calcext:value-type="string">
            <text:p>{"messages": [{"role": "system", "content": "Translate source to target."}, {"role": "user", "content": "<text:tab/>Sialodacryoadenitis virus (SDAV) is highly infectious coronavirus of laboratory rats, which can be transmitted between individuals by direct contact and indirectly by aerosol.<text:tab/>"}, {"role": "assistant", "content": "<text:tab/>सियालोडॅक्रीऍडेनिटीस व्हायरस (SDAV) हा प्रयोगशाळेतील उंदरांचा अत्यंत संसर्गजन्य विषाणू आहे, ज्याचे संक्रमण थेट संपर्कातून किंवा एरोसोल च्या माध्यमातून होते.<text:tab/>"}]}</text:p>
          </table:table-cell>
        </table:table-row>
        <table:table-row table:style-name="ro1">
          <table:table-cell office:value-type="string" calcext:value-type="string">
            <text:p>{"messages": [{"role": "system", "content": "Translate source to target."}, {"role": "user", "content": "<text:tab/>Immunosuppression is essential in the treatment of cytokine storms, especially in severe patients.<text:tab/>"}, {"role": "assistant", "content": "<text:tab/>सायटोकीन स्टॉर्म्सच्या उपचारांमध्ये इम्युनोसप्रेशन महत्वाचे आहे, विशेषत: गंभीर रूग्णांसाठी.<text:tab/>"}]}</text:p>
          </table:table-cell>
        </table:table-row>
        <table:table-row table:style-name="ro1">
          <table:table-cell office:value-type="string" calcext:value-type="string">
            <text:p>{"messages": [{"role": "system", "content": "Translate source to target."}, {"role": "user", "content": "<text:tab/>A large study in China compared chest CT results to PCR and demonstrated that though imaging is less specific for the infection, it is faster and more sensitive, suggesting its consideration as a screening tool in epidemic areas.<text:tab/>"}, {"role": "assistant", "content": "<text:tab/>चीनमध्ये एक मोठ्या अभ्यासात छातीच्या CT निकालांची PCR शी तुलना केली गेली आणि असे दाखवून देण्यात आले की संसर्ग शोधण्यासाठी प्रतिमाकरण जरी कमी अचूक असले तरी ते वेगवान आणि जास्त संवेदनशील आहे आणि असे सूचित केलं की या साथीचा रोग पसरलेल्या भागात ते तपासणीचे साधन म्हणून वापरण्याचा विचार करावा.<text:tab/>"}]}</text:p>
          </table:table-cell>
        </table:table-row>
        <table:table-row table:style-name="ro1">
          <table:table-cell office:value-type="string" calcext:value-type="string">
            <text:p>{"messages": [{"role": "system", "content": "Translate source to target."}, {"role": "user", "content": "<text:tab/>However, COVID-19 has lower severity and mortality than SARS but is much more transmissive and affects more elderly individuals than youth and more men than women.<text:tab/>"}, {"role": "assistant", "content": "<text:tab/>मात्र COVID-19 ची तीव्रता व मृत्यूदर SARS पेक्षा कमी आहे मात्र संक्रमणक्षमता जास्त आहे आणि तरूणांपेक्षा वृद्धांना आणि स्त्रियांपेक्षा पुरूषांना अधिक प्रमाणात होत आहे.<text:tab/>"}]}</text:p>
          </table:table-cell>
        </table:table-row>
        <table:table-row table:style-name="ro1">
          <table:table-cell office:value-type="string" calcext:value-type="string">
            <text:p>{"messages": [{"role": "system", "content": "Translate source to target."}, {"role": "user", "content": "<text:tab/>And there have been mask-related disputes reported between other countries, such as Germany, Austria and Switzerland; and the Czech Republic and Italy.<text:tab/>"}, {"role": "assistant", "content": "<text:tab/>इतर देशांमध्ये मुखवट्यांसंबंधी वाद झाल्याचेही नोंदवले गेले आहे , उदाहरणार्थ जर्मनी, ऑस्टिया आणि स्वित्झर्लंड ; आणि झेक रिपब्लिक आणि इटली.<text:tab/>"}]}</text:p>
          </table:table-cell>
        </table:table-row>
        <table:table-row table:style-name="ro1">
          <table:table-cell office:value-type="string" calcext:value-type="string">
            <text:p>{"messages": [{"role": "system", "content": "Translate source to target."}, {"role": "user", "content": "<text:tab/>In addition to cellular receptors, the outcome of interspecies transmission of HCoVs is also governed by other host dependency and restriction factors.<text:tab/>"}, {"role": "assistant", "content": "<text:tab/>पेशीय ग्राहींमध्ये भर म्हणून, एचसीओव्ही च्या आंतरप्रजाती संक्रमणाचा परिणाम हा अन्य पोषकावरील अवलंबित्व आणि प्रतिबंधकात्मक घटकांनी देखील नियंत्रित केला जातो.<text:tab/>"}]}</text:p>
          </table:table-cell>
        </table:table-row>
        <table:table-row table:style-name="ro1">
          <table:table-cell office:value-type="string" calcext:value-type="string">
            <text:p>{"messages": [{"role": "system", "content": "Translate source to target."}, {"role": "user", "content": "<text:tab/>Schools in the Seattle area cancelled classes on 3 March, and by mid-March, schools across the country were shutting down.On 6 March 2020, the United States was advised of projections for the impact of the new coronavirus on the country by a group of epidemiologists at Imperial College London.<text:tab/>"}, {"role": "assistant", "content": "<text:tab/>सिएटल भागातील शाळांमधील वर्ग ३ मार्च रोजी रद्द केले आणि मार्चच्या मध्यावर संपूर्ण देशामधील शाळा बंद होत होत्या. ६ मार्च २०२० रोजी लंडनच्या इंपिरिअल कॉलेजच्या साथीच्या रोगाच्या तज्ज्ञांनी यूएसला ह्या नवीन कोरोना विषाणूचा देशावर काय परिणाम होऊ शकतो ह्याबद्दल भविष्यातील संभाव्य गोष्टींविषयी सल्ला दिला.<text:tab/>"}]}</text:p>
          </table:table-cell>
        </table:table-row>
        <table:table-row table:style-name="ro1">
          <table:table-cell office:value-type="string" calcext:value-type="string">
            <text:p>{"messages": [{"role": "system", "content": "Translate source to target."}, {"role": "user", "content": "<text:tab/>Many scientific publishers made scientific papers related to the outbreak available with open access.<text:tab/>"}, {"role": "assistant", "content": "<text:tab/>अनेक शास्त्रीय प्रकाशकांनी उद्रेकासंबंधीचे शास्त्रीय संशोधन करून मुक्तपणे उपलब्ध केले आहे.<text:tab/>"}]}</text:p>
          </table:table-cell>
        </table:table-row>
        <table:table-row table:style-name="ro1">
          <table:table-cell office:value-type="string" calcext:value-type="string">
            <text:p>{"messages": [{"role": "system", "content": "Translate source to target."}, {"role": "user", "content": "<text:tab/>Many Lunar New Year events and tourist attractions have been closed to prevent mass gatherings, including the Forbidden City in Beijing and traditional temple fairs.<text:tab/>"}, {"role": "assistant", "content": "<text:tab/>अनेक सौर नवीन वर्षाचे कार्यक्रम आणि पर्यटक आकर्षणे मोठ्या प्रमाणावर लोक एकत्र येऊ नयेत ह्यासाठी बंद केली गेली ज्यात बीजिंगमधील फारबिडन सिटी आणि पारंपरिक देवळांच्या जत्रांचा समावेश होता.<text:tab/>"}]}</text:p>
          </table:table-cell>
        </table:table-row>
        <table:table-row table:style-name="ro1">
          <table:table-cell office:value-type="string" calcext:value-type="string">
            <text:p>{"messages": [{"role": "system", "content": "Translate source to target."}, {"role": "user", "content": "<text:tab/>There is no data yet on early pregnancy.<text:tab/>"}, {"role": "assistant", "content": "<text:tab/>गर्भधारणेच्या सुरुवातीच्या काळातील डेटा अद्याप उपलब्ध नाही.<text:tab/>"}]}</text:p>
          </table:table-cell>
        </table:table-row>
        <table:table-row table:style-name="ro1">
          <table:table-cell office:value-type="string" calcext:value-type="string">
            <text:p>{"messages": [{"role": "system", "content": "Translate source to target."}, {"role": "user", "content": "<text:tab/>Although the word 'pandemic' only refers to how widely a disease has spread, not how dangerous specific cases are, the WHO noted the need to drive governments to action:<text:tab/>"}, {"role": "assistant", "content": "<text:tab/>जरी 'जागतिक साथ ' हा शब्द काही विशिष्ट घटना किती धोकादायक आहेत ह्यापेक्षा फक्त एखादा रोग किती पसरला आहे ह्याच्याशी संबंधित असला तरी WHO ने सरकारांद्वारे ठोस कृती केली जाण्याची गरज असल्याचे नमूद केले आहे.<text:tab/>"}]}</text:p>
          </table:table-cell>
        </table:table-row>
        <table:table-row table:style-name="ro1">
          <table:table-cell office:value-type="string" calcext:value-type="string">
            <text:p>{"messages": [{"role": "system", "content": "Translate source to target."}, {"role": "user", "content": "<text:tab/>Pervasive evidence has shown that SARS-CoV, MERS-CoV and SARS-CoV-2 have a bat origin and are transmitted to humans via intermediate hosts.<text:tab/>"}, {"role": "assistant", "content": "<text:tab/>फैलावाच्या पुराव्यांनी दाखवून दिले की सार्स-सीओव्ही, मर्स-सीोव्ही आणि सार्स-सीओव्ही-२ यांच्यामध्ये वटवाघळाचे मूळ आहे आणि त्याचे मानवामध्ये संक्रमण हे मध्यस्थ पोशिंद्यामार्फत झाले.<text:tab/>"}]}</text:p>
          </table:table-cell>
        </table:table-row>
        <table:table-row table:style-name="ro1">
          <table:table-cell office:value-type="string" calcext:value-type="string">
            <text:p>{"messages": [{"role": "system", "content": "Translate source to target."}, {"role": "user", "content": "<text:tab/>Are you having any other symptoms?<text:tab/>"}, {"role": "assistant", "content": "<text:tab/>तुम्हाला इतर कोणती लक्षणे जाणवत आहे का?<text:tab/>"}]}</text:p>
          </table:table-cell>
        </table:table-row>
        <table:table-row table:style-name="ro1">
          <table:table-cell office:value-type="string" calcext:value-type="string">
            <text:p>{"messages": [{"role": "system", "content": "Translate source to target."}, {"role": "user", "content": "<text:tab/>A global safety monitoring board of WHO physicians examine interim results to assist decisions on safety and effectiveness of the trial drugs, and alter the trial design or recommend an effective therapy.<text:tab/>"}, {"role": "assistant", "content": "<text:tab/>ड्ब्ल्युएचओ चिकित्सकांचे जागतिक सुरक्षा निरीक्षण मंडळ अंतरिम परिणामांची तपासणी करुन चाचणी औषधाच्री सुरक्षा व गुणकारितेसंबंधी निर्णय घेण्यास , तसेच चाचणीचे डिझाइन बदलणे किंवा परिणामकारक उपचारपद्धती सुचवण्यासाठी मदत करतात.<text:tab/>"}]}</text:p>
          </table:table-cell>
        </table:table-row>
        <table:table-row table:style-name="ro1">
          <table:table-cell office:value-type="string" calcext:value-type="string">
            <text:p>{"messages": [{"role": "system", "content": "Translate source to target."}, {"role": "user", "content": "<text:tab/>HCoV-NL63 is associated with obstructive laryngitis, also known as croup.<text:tab/>"}, {"role": "assistant", "content": "<text:tab/>एचसीओव्ही-एनएल६३ हा अवरोधात्मक कंठशोथाशी संबंधित आहे ज्याला क्रूप सुद्धा म्हटले जाते.<text:tab/>"}]}</text:p>
          </table:table-cell>
        </table:table-row>
        <table:table-row table:style-name="ro1">
          <table:table-cell office:value-type="string" calcext:value-type="string">
            <text:p>{"messages": [{"role": "system", "content": "Translate source to target."}, {"role": "user", "content": "<text:tab/>SARS-CoV-2 is apparently less pathogenic but more transmissible compared to SARS-CoV and MERS-CoV.<text:tab/>"}, {"role": "assistant", "content": "<text:tab/>तसे बघता SARS-CoV-2 कमी रोगजनक आहे मात्र SARS-CoV आणि MERS-CoV पेक्षा जास्त संक्रमणशील आहे.<text:tab/>"}]}</text:p>
          </table:table-cell>
        </table:table-row>
        <table:table-row table:style-name="ro1">
          <table:table-cell office:value-type="string" calcext:value-type="string">
            <text:p>{"messages": [{"role": "system", "content": "Translate source to target."}, {"role": "user", "content": "<text:tab/>The initial estimates of the basic reproduction number (R0) for COVID-19 were 1.4 to 2.4.<text:tab/>"}, {"role": "assistant", "content": "<text:tab/>COVID-19 बद्दलच्या मूलभूत पुनरुत्पादन संख्येचा (R0) प्राथमिक अंदाज 1.4 ते 2.4 होता.<text:tab/>"}]}</text:p>
          </table:table-cell>
        </table:table-row>
        <table:table-row table:style-name="ro1">
          <table:table-cell office:value-type="string" calcext:value-type="string">
            <text:p>{"messages": [{"role": "system", "content": "Translate source to target."}, {"role": "user", "content": "<text:tab/>It stated that much was yet to be discovered about COVID-19, and that Australia would emphasize border control and communication in its response to the pandemic.<text:tab/>"}, {"role": "assistant", "content": "<text:tab/>त्यात असे म्हटले होते की COVID-19 बद्दल अजून बरेच संशोधन बाकी होते आणि ऑस्ट्रेलिया सीमारेषा नियंत्रणावर ह्या जागतिक साथीच्या त्यांच्या प्रतिसादाची माहिती देण्यावर भर देईल.<text:tab/>"}]}</text:p>
          </table:table-cell>
        </table:table-row>
        <table:table-row table:style-name="ro1">
          <table:table-cell office:value-type="string" calcext:value-type="string">
            <text:p>{"messages": [{"role": "system", "content": "Translate source to target."}, {"role": "user", "content": "<text:tab/>As of February 14, 2020, over 2500 laboratory confirmed cases were reported with a high case fatality of 34.4%, making MERS-CoV one of the most devastating viruses known to humans.<text:tab/>"}, {"role": "assistant", "content": "<text:tab/>१४ फेब्रुवारी २०२० पर्यंत, २५०० पेक्षा जास्त पुष्टी झालेल्या प्रकरणांची नोंद झाली होती ज्यात मृत्यू झालेल्या प्रकरणांचे प्रमाण ३४.४% होते, ज्यामुळे MERS-CoV मानवजातीला माहित असलेल्या सर्वात विनाशकारी विषाणूंपैकी एक बनला होता.<text:tab/>"}]}</text:p>
          </table:table-cell>
        </table:table-row>
        <table:table-row table:style-name="ro1">
          <table:table-cell office:value-type="string" calcext:value-type="string">
            <text:p>{"messages": [{"role": "system", "content": "Translate source to target."}, {"role": "user", "content": "<text:tab/>Within a month, the number of coronavirus cases in Hubei gradually increased.<text:tab/>"}, {"role": "assistant", "content": "<text:tab/>एक महिन्यात हुबेईमध्ये कोरोना विषाणूच्या प्रकरणांची संख्या हळूहळू वाढली.<text:tab/>"}]}</text:p>
          </table:table-cell>
        </table:table-row>
        <table:table-row table:style-name="ro1">
          <table:table-cell office:value-type="string" calcext:value-type="string">
            <text:p>{"messages": [{"role": "system", "content": "Translate source to target."}, {"role": "user", "content": "<text:tab/>The World Health Organization and Centers for Disease Control and Prevention of the United States advises pregnant women to do the same things as the general public to avoid infection, such as covering cough, avoid interacting with sick people, cleaning hands with soap and water or sanitizer.<text:tab/>"}, {"role": "assistant", "content": "<text:tab/>जागतिक आरोग्य संघटना आणि संयुक्त राष्ट्रातील रोग नियंत्रण व निवारण केंद्र यांच्याकडून गर्भवती महिलांना संसर्ग टाळण्यासाठी सामान्य लोकांसारखीच काळजी घेण्याचा सल्ला दिला जातो जसे खोकताना रुमाल ठेवणे, आजारी लोकांबरोबर संपर्क टाळणे, हात साबण व पाण्याने किंवा सॅनीटायझर ने स्वच्छ करणे.<text:tab/>"}]}</text:p>
          </table:table-cell>
        </table:table-row>
        <table:table-row table:style-name="ro1">
          <table:table-cell office:value-type="string" calcext:value-type="string">
            <text:p>{"messages": [{"role": "system", "content": "Translate source to target."}, {"role": "user", "content": "<text:tab/>In Australia, the pandemic provided a new opportunity for daigou shoppers to sell Australian products into China.<text:tab/>"}, {"role": "assistant", "content": "<text:tab/>ऑस्ट्रेलियामध्ये ह्या जागतिक रोगाच्या साथीमुळे दाइगू दुकानदारांना ऑस्ट्रेलियन वस्तू चीनला विकण्याची नवी संधी प्राप्त झाली आहे.<text:tab/>"}]}</text:p>
          </table:table-cell>
        </table:table-row>
        <table:table-row table:style-name="ro1">
          <table:table-cell office:value-type="string" calcext:value-type="string">
            <text:p>{"messages": [{"role": "system", "content": "Translate source to target."}, {"role": "user", "content": "<text:tab/>These modifications based on the researchers continued work that to search for an optimal nucleic acid detection kit for rapid diagnosis, as well as the samples from respiratory tract including blood sampling, which increased the availability of different specimens, and supported bringing the specific antibody positive result into the confirmed criteria.<text:tab/>"}, {"role": "assistant", "content": "<text:tab/>या सुधारणा या द्रुत निदानासाठी इष्टतम न्यूक्लिक अॅसिड ओळखण्यासाठी शोध घेण्याच्या, त्याच प्रमाणे श्वसमाच्या मार्गापासूनच्या नमुन्याच्या रक्त नमुन्याच्या समावेशासह, संशोधकांच्या नियमित कामावर आधारित आहेत, ज्यांनी वेगवेगळ्या नमुन्याच्या उपलब्धतेला वाढवले आहे, आणि पुष्टी केलेल्या निकषामध्ये विशिष्ट प्रतिपिंडाचे सकारात्मक परिणाम आणण्यासा समर्थित केलेले आहे.<text:tab/>"}]}</text:p>
          </table:table-cell>
        </table:table-row>
        <table:table-row table:style-name="ro1">
          <table:table-cell office:value-type="string" calcext:value-type="string">
            <text:p>{"messages": [{"role": "system", "content": "Translate source to target."}, {"role": "user", "content": "<text:tab/>Continuous surveillance in mammals is necessary for better understanding of the ecology of CoVs and their natural hosts, which will prove useful in preventing animal-to-human transmission and future outbreaks.<text:tab/>"}, {"role": "assistant", "content": "<text:tab/>सीओव्ही आणि त्यांचे नैसर्गिक पोशिंदे यांच्या जीवनचक्राला चांगल्याप्रकारे समजावून घेण्यासाठी सस्तन प्राण्याचे सातत्याने संनिरीक्षण करण्याची गरज आहे, जे प्राण्यांतून मानवास संक्रमण होण्याला आणि भविष्यातील उद्रेकाला रोखण्यासाठी उपयुक्त ठरू शकतील.<text:tab/>"}]}</text:p>
          </table:table-cell>
        </table:table-row>
        <table:table-row table:style-name="ro1">
          <table:table-cell office:value-type="string" calcext:value-type="string">
            <text:p>{"messages": [{"role": "system", "content": "Translate source to target."}, {"role": "user", "content": "<text:tab/>It hurts in the middle of my chest<text:tab/>"}, {"role": "assistant", "content": "<text:tab/>त्यामुळे माझ्या छातीच्या मध्यभागी दुखत आहे<text:tab/>"}]}</text:p>
          </table:table-cell>
        </table:table-row>
        <table:table-row table:style-name="ro1">
          <table:table-cell office:value-type="string" calcext:value-type="string">
            <text:p>{"messages": [{"role": "system", "content": "Translate source to target."}, {"role": "user", "content": "<text:tab/>The entire human population generally lacks immunity to SARS-CoV-2 and hence is susceptible to the novel virus.<text:tab/>"}, {"role": "assistant", "content": "<text:tab/>सामान्यपणे संपूर्ण मानवजात SARS-CoV-2 चा सामना करू शकत नाही आणि त्यामुळे ती या नवीन विषाणूपासून असुरक्षित आहे.<text:tab/>"}]}</text:p>
          </table:table-cell>
        </table:table-row>
        <table:table-row table:style-name="ro1">
          <table:table-cell office:value-type="string" calcext:value-type="string">
            <text:p>{"messages": [{"role": "system", "content": "Translate source to target."}, {"role": "user", "content": "<text:tab/>To conclude, the most effective way to prevent viral zoonosis is for humans to stay away from the ecological niches of the natural reservoirs of the zoonotic viruses.<text:tab/>"}, {"role": "assistant", "content": "<text:tab/>समाप्त करण्यासाठी, पशूजन्य विषाणूच्या नैसर्गिक पोशिंद्याच्या परिस्थितिकी स्थानापासून मानवप्राणी दूर राहणे हा पशूजन्य विषाणूला रोखण्यासाठीचा सर्वात प्रभावी मार्ग आहे.<text:tab/>"}]}</text:p>
          </table:table-cell>
        </table:table-row>
        <table:table-row table:style-name="ro1">
          <table:table-cell office:value-type="string" calcext:value-type="string">
            <text:p>{"messages": [{"role": "system", "content": "Translate source to target."}, {"role": "user", "content": "<text:tab/>Mental stress: As described above, during the COVID-19 outbreak many patients have suffered from extraordinary stress as they often endured long periods of quarantine and extreme uncertainty and witnessed the death of close family members and fellow patients.<text:tab/>"}, {"role": "assistant", "content": "<text:tab/>मानसिक तणाव: वर वर्णन केल्याप्रमाणे, COVID -19 च्या उद्रेकादरम्यान बरेच रूग्ण अतिरिक्त तणावाने ग्रस्त होते कारण की त्यांना बराच काळ विलगीकरणात आणि अतिशय अनिश्चित स्थितीमध्ये रहावे लागले होते आणि कौटुंबिक सदस्यांच्या आणि सहरूग्णांच्या मृत्यूंना साक्षी व्हावे लागले होते.<text:tab/>"}]}</text:p>
          </table:table-cell>
        </table:table-row>
        <table:table-row table:style-name="ro1">
          <table:table-cell office:value-type="string" calcext:value-type="string">
            <text:p>{"messages": [{"role": "system", "content": "Translate source to target."}, {"role": "user", "content": "<text:tab/>Pretty much the same with the fever and the cough headache and muscle pains<text:tab/>"}, {"role": "assistant", "content": "<text:tab/>असेच ताप आणि खोकला, डोकेदुखी आणि स्नायूंच्या दुखण्याबाबतही आहे<text:tab/>"}]}</text:p>
          </table:table-cell>
        </table:table-row>
        <table:table-row table:style-name="ro1">
          <table:table-cell office:value-type="string" calcext:value-type="string">
            <text:p>{"messages": [{"role": "system", "content": "Translate source to target."}, {"role": "user", "content": "<text:tab/>Besides the highly pathogenic HCoVs, the zoonotic origin of HCoV-229E, HCoV-OC43, HCoV-NL63 and HCoV-HKU1 have also been studied.<text:tab/>"}, {"role": "assistant", "content": "<text:tab/>उच्च प्रमाणातील रोगजनक एचसीओव्ही असताना देखील,एचसीओव्ही-२२९ई, एचसीओव्ही-ओसी४३, एचसीओव्ही-एनएल६३ आणि एचसीओव्ही-एचकेयु१ यांचे पशूजन्य मूळदेखील अभ्यासण्यात आले आहे.<text:tab/>"}]}</text:p>
          </table:table-cell>
        </table:table-row>
        <table:table-row table:style-name="ro1">
          <table:table-cell office:value-type="string" calcext:value-type="string">
            <text:p>{"messages": [{"role": "system", "content": "Translate source to target."}, {"role": "user", "content": "<text:tab/>A study published on 16 March found that in China, up to 23 January, an estimated 86% of COVID-19 infections had not been detected, and that these undocumented infections were the infection source for 79% of documented cases.<text:tab/>"}, {"role": "assistant", "content": "<text:tab/>16 मार्चला प्रसिद्ध झालेल्या एका अभ्यासानुसार चीनमध्ये 23 जानेवारीपर्यंत COVID-19 चा संसर्ग झालेल्यांपैकी अंदाजे 86% व्यक्ती सापडल्या नव्हत्या आणि ह्या संसर्ग असलेल्या अलिखित व्यक्ती ह्या लिखित 79% प्रकरणांच्या संसर्ग स्त्रोत होत्या.<text:tab/>"}]}</text:p>
          </table:table-cell>
        </table:table-row>
        <table:table-row table:style-name="ro1">
          <table:table-cell office:value-type="string" calcext:value-type="string">
            <text:p>{"messages": [{"role": "system", "content": "Translate source to target."}, {"role": "user", "content": "<text:tab/>Medical screening was performed prior to departure, and four South Africans who were showing signs of coronavirus were left behind to mitigate risk.<text:tab/>"}, {"role": "assistant", "content": "<text:tab/>निर्गमनापूर्वी वैद्यकीय चाचण्या करण्यात आल्या आणि चार साऊथ आफ्रिकन नागरिक जे कोरोना विषाणूची चिन्हे दाखवत होते त्यांना धोका टाळण्यासाठी मागे ठेवण्यात आले.<text:tab/>"}]}</text:p>
          </table:table-cell>
        </table:table-row>
        <table:table-row table:style-name="ro1">
          <table:table-cell office:value-type="string" calcext:value-type="string">
            <text:p>{"messages": [{"role": "system", "content": "Translate source to target."}, {"role": "user", "content": "<text:tab/>Pharmaceutical companies are racing to develop antibodies and vaccines against the virus.<text:tab/>"}, {"role": "assistant", "content": "<text:tab/>औषधनिर्माण कंपन्या विषाणूसाठी प्रतिपिंडे आणि लसींची निर्मिती करण्याचा वेगाने प्रयत्न करीत आहेत.<text:tab/>"}]}</text:p>
          </table:table-cell>
        </table:table-row>
        <table:table-row table:style-name="ro1">
          <table:table-cell office:value-type="string" calcext:value-type="string">
            <text:p>{"messages": [{"role": "system", "content": "Translate source to target."}, {"role": "user", "content": "<text:tab/>Its sporadic transmission to humans is an accident and humans remain a dead-end host of MERS-CoV as its transmission cannot be sustained.<text:tab/>"}, {"role": "assistant", "content": "<text:tab/>त्यांचे थोड्या प्रमाणातील मानवांना संक्रमण होणे हा एक अपघात आहे आणि मानव हा मर्स-सीओव्हीचा चरणान्त पोशिंदा राहतो कारण त्याचे संक्रमण हे टिकून राहणारे नाही.<text:tab/>"}]}</text:p>
          </table:table-cell>
        </table:table-row>
        <table:table-row table:style-name="ro1">
          <table:table-cell office:value-type="string" calcext:value-type="string">
            <text:p>{"messages": [{"role": "system", "content": "Translate source to target."}, {"role": "user", "content": "<text:tab/>The open reading frames 1a and 1b, which occupy the first two-thirds of the genome, encode the replicase/transcriptase polyprotein.<text:tab/>"}, {"role": "assistant", "content": "<text:tab/>पहिले दोन तृतियांश जीनसंच असलेल्या 1ए व 1बी ओपन रीडींग फ्रेम्स रेप्लिकेस/ट्रान्सक्रीप्टेज पॉलीप्रोटीन एनकोड करतात.<text:tab/>"}]}</text:p>
          </table:table-cell>
        </table:table-row>
        <table:table-row table:style-name="ro1">
          <table:table-cell office:value-type="string" calcext:value-type="string">
            <text:p>{"messages": [{"role": "system", "content": "Translate source to target."}, {"role": "user", "content": "<text:tab/>Although these actions have been dramatically damaging the economy and other sectors of the country, the number of new patients is declining, indicating the slowdown of the epidemic.<text:tab/>"}, {"role": "assistant", "content": "<text:tab/>जरी या क्रियांमुळे अर्थव्यवस्था आणि देशाच्या इतर क्षेत्रांना लक्षणीय प्रमाणात हानी पोहोचत आहे, तरीही नवीन रूग्णांची संख्या कमी होत आहे आणि ज्यामुळे महामारी कमी होत असल्याचे दिसत आहे.<text:tab/>"}]}</text:p>
          </table:table-cell>
        </table:table-row>
        <table:table-row table:style-name="ro1">
          <table:table-cell office:value-type="string" calcext:value-type="string">
            <text:p>{"messages": [{"role": "system", "content": "Translate source to target."}, {"role": "user", "content": "<text:tab/>By 23 March, no country had tested more than 3% of their population, and there are massive variations in how much testing has been done across countries.<text:tab/>"}, {"role": "assistant", "content": "<text:tab/>23 मार्चपर्यंत कोणत्याच देशाने त्यांच्या लोकसंख्येच्या 3% पेक्षा जास्त चाचण्या केल्या नव्हत्या, आणि देशांदरम्यान किती प्रमाणात चाचण्या केल्या होत्या याबाबत मोठ्या प्रमाणावर तफावती आहेत.<text:tab/>"}]}</text:p>
          </table:table-cell>
        </table:table-row>
        <table:table-row table:style-name="ro1">
          <table:table-cell office:value-type="string" calcext:value-type="string">
            <text:p>{"messages": [{"role": "system", "content": "Translate source to target."}, {"role": "user", "content": "<text:tab/>Hong Kong raised its infectious disease response level to the highest and declared an emergency, closing schools until March and cancelling its New Year celebrations.The retail sector has been impacted globally, with reductions in store hours or temporary closures.<text:tab/>"}, {"role": "assistant", "content": "<text:tab/>हाँगकाँगने त्यांची संसर्गाच्या रोगाला प्रतिसाद देण्याची पातळी सर्वात जास्त वाढवली आणि आणीबाणी जाहीर केली, शाळा मार्चपर्यंत बंद केल्या आणि नववर्षाचे उत्सव रद्द केले. किरकोळ बाजाराच्या क्षेत्रावर जागतिक परिणाम झाला आहे आणि दुकानांच्या वेळा कमी झाल्या आहेत किंवा दुकाने तात्पुरती बंद झाली आहेत.<text:tab/>"}]}</text:p>
          </table:table-cell>
        </table:table-row>
        <table:table-row table:style-name="ro1">
          <table:table-cell office:value-type="string" calcext:value-type="string">
            <text:p>{"messages": [{"role": "system", "content": "Translate source to target."}, {"role": "user", "content": "<text:tab/>Despite doing so, the United States had a slow start in testing, which obscured the true extent of the outbreak at the time.<text:tab/>"}, {"role": "assistant", "content": "<text:tab/>असे करूनही युनायटेड स्टेट्सचा चाचण्यांचा दर कमी असल्याने त्यावेळेची उद्रेकाची खरी व्याप्ती अस्पष्ट होती.<text:tab/>"}]}</text:p>
          </table:table-cell>
        </table:table-row>
        <table:table-row table:style-name="ro1">
          <table:table-cell office:value-type="string" calcext:value-type="string">
            <text:p>{"messages": [{"role": "system", "content": "Translate source to target."}, {"role": "user", "content": "<text:tab/>These viruses do not need an animal reservoir.<text:tab/>"}, {"role": "assistant", "content": "<text:tab/>या विषाणूंना प्राण्यांचे आश्रयस्थान आवश्यक नाही.<text:tab/>"}]}</text:p>
          </table:table-cell>
        </table:table-row>
        <table:table-row table:style-name="ro1">
          <table:table-cell office:value-type="string" calcext:value-type="string">
            <text:p>{"messages": [{"role": "system", "content": "Translate source to target."}, {"role": "user", "content": "<text:tab/>Some have proposed that the virus may also be transmitted by small droplets that stay for more prolonged periods in the air, that may be generated during speech.Respiratory droplets may also be produced during breathing out, including when talking, though the virus is not generally airborne.<text:tab/>"}, {"role": "assistant", "content": "<text:tab/>काही जणांनी असा विचार मांडला आहे की बोलताना तोंडातून बाहेर पडणारे जे छोटे थेंब बाहेर पडतात त्या हवेमध्ये बराच काळ राहू शकणाऱ्या छोट्या थेंबांमधून देखील हा विषाणू संक्रमित होऊ शकतो. जरी हा विषाणू हवेमध्ये तयार होत नसला तरी श्वसनमार्गातील थेंब श्वासोच्छवास करताना, बोलताना तयार होऊ शकतात.<text:tab/>"}]}</text:p>
          </table:table-cell>
        </table:table-row>
        <table:table-row table:style-name="ro1">
          <table:table-cell office:value-type="string" calcext:value-type="string">
            <text:p>{"messages": [{"role": "system", "content": "Translate source to target."}, {"role": "user", "content": "<text:tab/>Whereas civets and other animals in the markets have been found to harbour viruses identical to SARS-CoV, immediate intermediate hosts for SARS-CoV-2 have not been identified.<text:tab/>"}, {"role": "assistant", "content": "<text:tab/>परंतु बाजारातील उदमांजर आणि अन्य प्राणी हे सार्स-सीओव्ही सारख्या विषाणूंना आश्रयदाता आढळून आल्याने, तरीदेखील सार्स-सीओव्ही-2 साठी तत्काळ मध्यस्थ पोशिंदे ओळखण्यात आली नाहीत.<text:tab/>"}]}</text:p>
          </table:table-cell>
        </table:table-row>
        <table:table-row table:style-name="ro1">
          <table:table-cell office:value-type="string" calcext:value-type="string">
            <text:p>{"messages": [{"role": "system", "content": "Translate source to target."}, {"role": "user", "content": "<text:tab/>Use of steroids: As described above, steroids are immunosuppressant commonly used as an adjunctive therapy for infectious diseases to reduce the severity of inflammatory damage.<text:tab/>"}, {"role": "assistant", "content": "<text:tab/>स्टेरॉईड्सचा वापर: वर वर्णन केल्याप्रमाणे, स्टेरॉईड्स हे इम्युनोसप्रेसंट्स आहे ज्यांना दाहक हानीची तीव्रता कमी करण्यास संसर्गजन्य आजारांसाठी सहाय्यक उपचारांच्या स्वरूपात वापरले जाते.<text:tab/>"}]}</text:p>
          </table:table-cell>
        </table:table-row>
        <table:table-row table:style-name="ro1">
          <table:table-cell office:value-type="string" calcext:value-type="string">
            <text:p>{"messages": [{"role": "system", "content": "Translate source to target."}, {"role": "user", "content": "<text:tab/>A comparison of the epidemic of COVID-19 with that of SARS and MERS is provided below (Fig. ​(Fig.55).<text:tab/>"}, {"role": "assistant", "content": "<text:tab/>COVID-19 च्या महामारीची SARS आणि MERS च्या महामारीसोबतची तुलना खाली दिलेली आहे (आकृती 55).<text:tab/>"}]}</text:p>
          </table:table-cell>
        </table:table-row>
        <table:table-row table:style-name="ro1">
          <table:table-cell office:value-type="string" calcext:value-type="string">
            <text:p>{"messages": [{"role": "system", "content": "Translate source to target."}, {"role": "user", "content": "<text:tab/>SARS-CoV-2 was found to be a new type of beta-CoV with more than 99.98% genetic identity among 10 sequenced samples collected from the original site of the outbreak, the Huanan Seafood Market in Wuhan.<text:tab/>"}, {"role": "assistant", "content": "<text:tab/>SARS-CoV-2 हा नवीन प्रकारचा बीटा-CoV म्हणून आढळला आहे ज्याची हुवानमधील हुवानन सीफूड मार्केट या उद्रेकाच्या मूळ केंद्रावरून घेतलेल्या 10 क्रमित नमुन्यात 99.98% जेनेटिक ओळख आढळली आहे.<text:tab/>"}]}</text:p>
          </table:table-cell>
        </table:table-row>
        <table:table-row table:style-name="ro1">
          <table:table-cell office:value-type="string" calcext:value-type="string">
            <text:p>{"messages": [{"role": "system", "content": "Translate source to target."}, {"role": "user", "content": "<text:tab/>On January 23, the city of Wuhan was locked down with all its public transportation stopped.<text:tab/>"}, {"role": "assistant", "content": "<text:tab/>23 जानेवारी रोजी वुहान शहरात संपूर्ण टाळेबंदी लागली आणि तेथील सर्व सार्वजनिक वाहतूक बंद करण्यात आली.<text:tab/>"}]}</text:p>
          </table:table-cell>
        </table:table-row>
        <table:table-row table:style-name="ro1">
          <table:table-cell office:value-type="string" calcext:value-type="string">
            <text:p>{"messages": [{"role": "system", "content": "Translate source to target."}, {"role": "user", "content": "<text:tab/>Second, HCoV-229E-related bat alpha-CoVs are diverse and non-pathogenic in bats, whereas alpaca alpha-CoV caused an outbreak of respiratory disease in infected animals.<text:tab/>"}, {"role": "assistant", "content": "<text:tab/>दुसरे, एचसीओव्ही-२२९ई-संबंधित वटवाघळ अल्फा-सीओव्ही वटवाघळांमध्ये वेगळे आणि अ-रोगजनक आहेत, त्याचवेळी अल्पाकस अल्फा-सीओव्ही हा बाधित प्राण्यांमध्ये श्वासोच्छश्वासाच्या आजाराच्या उद्रेकाला कारणीभूत ठरला आहे.<text:tab/>"}]}</text:p>
          </table:table-cell>
        </table:table-row>
        <table:table-row table:style-name="ro1">
          <table:table-cell office:value-type="string" calcext:value-type="string">
            <text:p>{"messages": [{"role": "system", "content": "Translate source to target."}, {"role": "user", "content": "<text:tab/>But you're breathing all right right now right?<text:tab/>"}, {"role": "assistant", "content": "<text:tab/>मात्र तुमची श्वसन क्रिया ठीक आहे का?<text:tab/>"}]}</text:p>
          </table:table-cell>
        </table:table-row>
        <table:table-row table:style-name="ro1">
          <table:table-cell office:value-type="string" calcext:value-type="string">
            <text:p>{"messages": [{"role": "system", "content": "Translate source to target."}, {"role": "user", "content": "<text:tab/>In a 2016 review of 106 drug candidates assessed through clinical trials, the total capital expenditure for a manufacturer having a drug approved through successful Phase III trials was $2.6 billion (in 2013 dollars), an amount increasing at an annual rate of 8.5%.<text:tab/>"}, {"role": "assistant", "content": "<text:tab/>चिकित्सालयीन चाचण्यांच्या माध्यमांतून मूल्यमापन करण्यात आलेल्या 106 ड्रग कँडीडेट्स बाबत 2016 च्या आढाव्यानुसार, प्रावस्था III चाचण्यांमध्ये मजूर झालेल्या औषधनिर्माणासाठी लागलेला एकूण भांडवली खर्च हा $2.6 अब्ज एव्हढा होता(2013 मधील डॉलर्स), व तो वार्षिक स्तरावर 8.5% दराने वाढत होता.<text:tab/>"}]}</text:p>
          </table:table-cell>
        </table:table-row>
        <table:table-row table:style-name="ro1">
          <table:table-cell office:value-type="string" calcext:value-type="string">
            <text:p>{"messages": [{"role": "system", "content": "Translate source to target."}, {"role": "user", "content": "<text:tab/>As of 5 March 2020 LabCorp announced nationwide availability of COVID-19 testing based on RT-PCR.<text:tab/>"}, {"role": "assistant", "content": "<text:tab/>5 मार्च 2020 ला लॅब कॉर्पने आरटी-पीसीआरवर आधारित कोविड-19 च्या चाचण्यांची उपलब्धता देशभर जाहिर केली.<text:tab/>"}]}</text:p>
          </table:table-cell>
        </table:table-row>
        <table:table-row table:style-name="ro1">
          <table:table-cell office:value-type="string" calcext:value-type="string">
            <text:p>{"messages": [{"role": "system", "content": "Translate source to target."}, {"role": "user", "content": "<text:tab/>Tests using two components were not determined to be reliable until 28 February 2020, and it was not until then that state and local laboratories were permitted to begin testing.<text:tab/>"}, {"role": "assistant", "content": "<text:tab/>28 फेब्रुवारी 2020 पर्यंत दोन घटक वापरुन केलेल्या चाचण्या खात्रीलायक मानल्या जात नव्हत्या, आणि तोपर्यंत राज्यस्तरीय आणि स्थानिक प्रयोगशाळांना चाचणी सुरु करण्यास परवानगी नव्हती.<text:tab/>"}]}</text:p>
          </table:table-cell>
        </table:table-row>
        <table:table-row table:style-name="ro1">
          <table:table-cell office:value-type="string" calcext:value-type="string">
            <text:p>{"messages": [{"role": "system", "content": "Translate source to target."}, {"role": "user", "content": "<text:tab/>In a host that serves as the mixing vessel, strand switching occurs frequently during CoV RNA transcription.<text:tab/>"}, {"role": "assistant", "content": "<text:tab/>पोशिंद्यामध्ये ते मिश्रण करण्याचे भांडे म्हणून कार्य करतात, सीओव्ही आरएनए च्या ट्रान्स्क्रिप्शनच्या दरम्यान स्ट्रॅण्ड स्विचिंग वारंवार घडून येते.<text:tab/>"}]}</text:p>
          </table:table-cell>
        </table:table-row>
        <table:table-row table:style-name="ro1">
          <table:table-cell office:value-type="string" calcext:value-type="string">
            <text:p>{"messages": [{"role": "system", "content": "Translate source to target."}, {"role": "user", "content": "<text:tab/>In early 2020, numerous established antiviral compounds for treating other infections were being repurposed or developed in new clinical research efforts to alleviate the illness of COVID-19.<text:tab/>"}, {"role": "assistant", "content": "<text:tab/>2020 च्या सुरुवातीला अन्य संसर्गांसाठी जी विषाणूरोधी संयुगे तयार करण्यात आली होती ती नवीन चिकित्सालयीन संशोधनांच्या प्रयत्नांमध्ये COVID-19 आजार कमी करण्याच्या नवीन उद्दिष्टासाठी वापरण्यात आली किंवा विकसित करण्यात आली.<text:tab/>"}]}</text:p>
          </table:table-cell>
        </table:table-row>
        <table:table-row table:style-name="ro1">
          <table:table-cell office:value-type="string" calcext:value-type="string">
            <text:p>{"messages": [{"role": "system", "content": "Translate source to target."}, {"role": "user", "content": "<text:tab/>The first recorded incidents of COVID-19 infection in Bangladesh were on March 8, in two people who returned from Italy and also the wife of one of them.<text:tab/>"}, {"role": "assistant", "content": "<text:tab/>८ मार्चला बांग्लादेशामध्ये पहिली नोंदवलेली कोविड-१९ च्या संसर्गाची घटना, ज्यामध्ये इटलीवरून परतलेले दोन लोक आणि त्याच्यांपैकी एकाची पत्नी देखील होती.<text:tab/>"}]}</text:p>
          </table:table-cell>
        </table:table-row>
        <table:table-row table:style-name="ro1">
          <table:table-cell office:value-type="string" calcext:value-type="string">
            <text:p>{"messages": [{"role": "system", "content": "Translate source to target."}, {"role": "user", "content": "<text:tab/>Cases refers to the number of people who have been tested for COVID-19, and whose test has been confirmed positive according to official protocols.<text:tab/>"}, {"role": "assistant", "content": "<text:tab/>प्रकरणांचा संदर्भ COVID-19 बाबत चाचणी केलेल्या लोकांच्या संख्येविषयी आहे आणि ज्यांची चाचणी अधिकृत नियमानुसार सकारात्मक असल्याचे नक्की झाले आहे अशा लोकांशी आहे.<text:tab/>"}]}</text:p>
          </table:table-cell>
        </table:table-row>
        <table:table-row table:style-name="ro1">
          <table:table-cell office:value-type="string" calcext:value-type="string">
            <text:p>{"messages": [{"role": "system", "content": "Translate source to target."}, {"role": "user", "content": "<text:tab/>Diarrhea is also seen in some patients.<text:tab/>"}, {"role": "assistant", "content": "<text:tab/>काही रूग्णांमध्ये अतिदास देखील दिसून आला.<text:tab/>"}]}</text:p>
          </table:table-cell>
        </table:table-row>
        <table:table-row table:style-name="ro1">
          <table:table-cell office:value-type="string" calcext:value-type="string">
            <text:p>{"messages": [{"role": "system", "content": "Translate source to target."}, {"role": "user", "content": "<text:tab/>The WHO has commended the efforts of Chinese authorities in managing and containing the epidemic.<text:tab/>"}, {"role": "assistant", "content": "<text:tab/>डब्लूएचओने चिनी अधिकाऱ्यांच्या साथीच्या रोगाचे व्यवस्थापन आणि प्रतिबंध करण्याच्या प्रयत्नांचे कौतुक केले.<text:tab/>"}]}</text:p>
          </table:table-cell>
        </table:table-row>
        <table:table-row table:style-name="ro1">
          <table:table-cell office:value-type="string" calcext:value-type="string">
            <text:p>{"messages": [{"role": "system", "content": "Translate source to target."}, {"role": "user", "content": "<text:tab/>They stay in their own natural reservoirs until there is a chance for spillover.<text:tab/>"}, {"role": "assistant", "content": "<text:tab/>ते त्यांच्या स्वतःच्या नैसर्गिक आश्रयामध्ये फैलावाची संधी जोपर्यंत मिळत नाही तोपर्यंत राहतात.<text:tab/>"}]}</text:p>
          </table:table-cell>
        </table:table-row>
        <table:table-row table:style-name="ro1">
          <table:table-cell office:value-type="string" calcext:value-type="string">
            <text:p>{"messages": [{"role": "system", "content": "Translate source to target."}, {"role": "user", "content": "<text:tab/>Whereas the highest sequence homology has been found in the RBDs between SARS-CoV-2 and pangolin, SARS-CoV-2-related beta-CoVs, SARS-CoV-2 and RaTG13 share the highest genome-wide sequence homology.<text:tab/>"}, {"role": "assistant", "content": "<text:tab/>तर सार्स-सीओव्ही-२ आणि पॅनगोलिन्स यांच्या मधील आरबीडी मध्ये सर्वाधिक प्रमाणात क्रम समजातीयता आढळून आलेली आहे, सार्स-सीओव्ही-२-संबंधित बीटा-सीओव्ही, सार्स-सीओव्ही-२ आणि आरएटीजी१३ हे सर्वाधिक जिनोम-व्यापी क्रम समजातीयता सामायिक करतात.<text:tab/>"}]}</text:p>
          </table:table-cell>
        </table:table-row>
        <table:table-row table:style-name="ro1">
          <table:table-cell office:value-type="string" calcext:value-type="string">
            <text:p>{"messages": [{"role": "system", "content": "Translate source to target."}, {"role": "user", "content": "<text:tab/>Second, if bats play a more direct role in human transmission, how humans get into contact with bats should be determined.<text:tab/>"}, {"role": "assistant", "content": "<text:tab/>दुसरे, जर मानवी संक्रमणामध्ये वटवाघळांनी अधिक थेट भूमिका पार पाडलेली असल्यास, मानव हे वटवाघळाच्या संपर्कात कसे गेले ते ठरवावे लागेल.<text:tab/>"}]}</text:p>
          </table:table-cell>
        </table:table-row>
        <table:table-row table:style-name="ro1">
          <table:table-cell office:value-type="string" calcext:value-type="string">
            <text:p>{"messages": [{"role": "system", "content": "Translate source to target."}, {"role": "user", "content": "<text:tab/>Thailand's health officials are encouraging people to make cloth facemasks at home and wash them daily.<text:tab/>"}, {"role": "assistant", "content": "<text:tab/>थायलंडचे आरोग्य अधिकारी लोकांना चेहऱ्यासाठी कापडाचे मुखवटे घरी बनविण्यासाठी आणि ते दररोज धुण्यासाठी प्रोत्साहित करीत आहेत.<text:tab/>"}]}</text:p>
          </table:table-cell>
        </table:table-row>
        <table:table-row table:style-name="ro1">
          <table:table-cell office:value-type="string" calcext:value-type="string">
            <text:p>{"messages": [{"role": "system", "content": "Translate source to target."}, {"role": "user", "content": "<text:tab/>They should, however, be collected in a systematic fashion to complement current surveillance data that focus on the number of reported cases and the number of deaths.<text:tab/>"}, {"role": "assistant", "content": "<text:tab/>मात्र त्यांनी वर्तमान देखरेख डेटाला सुसंगत अशा प्रणालीगत पद्धतीने संकलित करणे आवश्यक आहे जे सूचित प्रकरणांची संख्या आणि मृत्यूंच्या संख्येवर लक्ष केंद्रित करेल.<text:tab/>"}]}</text:p>
          </table:table-cell>
        </table:table-row>
        <table:table-row table:style-name="ro1">
          <table:table-cell office:value-type="string" calcext:value-type="string">
            <text:p>{"messages": [{"role": "system", "content": "Translate source to target."}, {"role": "user", "content": "<text:tab/>Particularly, bat CoVs with zoonotic potential are so diverse.<text:tab/>"}, {"role": "assistant", "content": "<text:tab/>खासकरून, पशूजन्य संभाव्यतेबरोबर बॅट सीओव्हीही खूप विविधतेमध्ये आहेत.<text:tab/>"}]}</text:p>
          </table:table-cell>
        </table:table-row>
        <table:table-row table:style-name="ro1">
          <table:table-cell office:value-type="string" calcext:value-type="string">
            <text:p>{"messages": [{"role": "system", "content": "Translate source to target."}, {"role": "user", "content": "<text:tab/>Per media reports on 1 April, South Korea has received requests for virus testing assistance from 121 different countries.<text:tab/>"}, {"role": "assistant", "content": "<text:tab/>१ एप्रिलच्या माध्यमांच्या अहवालानुसार साऊथ कोरियाला १२१ वेगवेगळ्या देशांकडून विषाणू चाचणीच्या मदतीसाठी विनंत्या आल्या आहेत.<text:tab/>"}]}</text:p>
          </table:table-cell>
        </table:table-row>
        <table:table-row table:style-name="ro1">
          <table:table-cell office:value-type="string" calcext:value-type="string">
            <text:p>{"messages": [{"role": "system", "content": "Translate source to target."}, {"role": "user", "content": "<text:tab/>Suppression requires more extreme measures so as to reverse the pandemic by reducing the basic reproduction number to less than 1.Part of managing an infectious disease outbreak is trying to decrease the epidemic peak, known as flattening the epidemic curve.<text:tab/>"}, {"role": "assistant", "content": "<text:tab/>प्रसार रोखून धरायला मूलभूत पुनरुत्पादनाची संख्या 1 पेक्षा कमी करून जागतिक साथीचा रोग उलटवून कमी करणे असे जास्त टोकाचे उपाय करावे लागतात. संसर्गिक रोगाच्या नियोजनाचा भाग म्हणून फैलावाची तीव्रता कमी करण्याचा प्रयत्न करतात ज्याला फैलावाच्या आलेखाचे सपाटीकरण करणे असे म्हणतात.<text:tab/>"}]}</text:p>
          </table:table-cell>
        </table:table-row>
        <table:table-row table:style-name="ro1">
          <table:table-cell office:value-type="string" calcext:value-type="string">
            <text:p>{"messages": [{"role": "system", "content": "Translate source to target."}, {"role": "user", "content": "<text:tab/>Tell me about your chest pain<text:tab/>"}, {"role": "assistant", "content": "<text:tab/>मला तुमच्या छातीच्या दुखण्याबद्दल सांगा<text:tab/>"}]}</text:p>
          </table:table-cell>
        </table:table-row>
        <table:table-row table:style-name="ro1">
          <table:table-cell office:value-type="string" calcext:value-type="string">
            <text:p>{"messages": [{"role": "system", "content": "Translate source to target."}, {"role": "user", "content": "<text:tab/>Most businesses were ordered to close, with exceptions for businesses deemed 'essential', including supermarkets, pharmacies, banks, hardware shops, petrol stations, and garages.<text:tab/>"}, {"role": "assistant", "content": "<text:tab/>बहुतांश व्यवसाय बंद करण्याचे आदेश दिले गेले, ज्याला 'अत्यावश्यक' मानले गेलेले व्यवसाय अपवाद होते ज्याच्यामध्ये सुपरमार्केट , वैद्यकीय दुकाने ,हार्डवेअरचे दुकाने, पेट्रोल पंप आणि गॅरेजेसचा समावेश होता.<text:tab/>"}]}</text:p>
          </table:table-cell>
        </table:table-row>
        <table:table-row table:style-name="ro1">
          <table:table-cell office:value-type="string" calcext:value-type="string">
            <text:p>{"messages": [{"role": "system", "content": "Translate source to target."}, {"role": "user", "content": "<text:tab/>This might also guide or facilitate the search for the reservoir, intermediate and amplifying animal host(s) of SARS-CoV-2, with important implications in the prevention of future spillovers.<text:tab/>"}, {"role": "assistant", "content": "<text:tab/>यामुळे सार्स-सीओव्ही-२ च्या आश्रयस्थान, मध्यस्थ आणि प्रवर्धक परजीव (वी) पोशिंदा यांचा शोध घेण्यासही मार्गदर्शन मिळेल किंवा सुविधाजनक होईल, ज्यामुळे भविष्यात त्याचा प्रसार होण्यापासून थांबवण्याचे महत्त्वाचे कार्य करता येईल.<text:tab/>"}]}</text:p>
          </table:table-cell>
        </table:table-row>
        <table:table-row table:style-name="ro1">
          <table:table-cell office:value-type="string" calcext:value-type="string">
            <text:p>{"messages": [{"role": "system", "content": "Translate source to target."}, {"role": "user", "content": "<text:tab/>They might also account for successful adaptation of these CoVs in humans after interspecies transmission from their animal hosts.<text:tab/>"}, {"role": "assistant", "content": "<text:tab/>त्यांच्या प्राणी पोषकांच्याकडून आंतरप्रजाती संक्रमणानंतर या सीओव्ही च्या मानवामध्ये यशस्वीरित्या स्विकारण्यासाठी देखील ते जबाबदार असू शकतात.<text:tab/>"}]}</text:p>
          </table:table-cell>
        </table:table-row>
        <table:table-row table:style-name="ro1">
          <table:table-cell office:value-type="string" calcext:value-type="string">
            <text:p>{"messages": [{"role": "system", "content": "Translate source to target."}, {"role": "user", "content": "<text:tab/>It is thought to have a zoonotic origin.<text:tab/>"}, {"role": "assistant", "content": "<text:tab/>त्याचे मूळ प्राणिजन्य आहे असे मानले जाते.<text:tab/>"}]}</text:p>
          </table:table-cell>
        </table:table-row>
        <table:table-row table:style-name="ro1">
          <table:table-cell office:value-type="string" calcext:value-type="string">
            <text:p>{"messages": [{"role": "system", "content": "Translate source to target."}, {"role": "user", "content": "<text:tab/>An unassociated cluster of COVID-19 cases was later detected, starting with 16 confirmed cases in Lombardy on 21 February.On 22 February, the Council of Ministers announced a new decree-law to contain the outbreak, including quarantining more than 50,000 people from 11 different municipalities in northern Italy.<text:tab/>"}, {"role": "assistant", "content": "<text:tab/>लोम्बार्डीमध्ये २१ फेब्रुवारीला एक संबंध नसलेला कोविड १९ च्या केसेसचा समूह नंतर सापडला होता ज्याची सुरुवात १६ पुष्टी झालेल्या केसेसनी झाली होती.२२ फेब्रुवारीला मंत्र्यांच्या परिषदेने उद्रेक ताब्यात आणण्यासाठी एक नवीन हुकूम वजा कायदा जाहीर केला ज्यात इटलीतील उत्तर भागातील ११ वेगवेगळ्या नगरपालिकांमधील ५०००० पेक्षा जास्त लोकांचे विलगीकरण करण्याचा समावेश होता.<text:tab/>"}]}</text:p>
          </table:table-cell>
        </table:table-row>
        <table:table-row table:style-name="ro1">
          <table:table-cell office:value-type="string" calcext:value-type="string">
            <text:p>{"messages": [{"role": "system", "content": "Translate source to target."}, {"role": "user", "content": "<text:tab/>On the same day, the USNS Comfort, a hospital ship with about 1000 beds, made anchor in New York.<text:tab/>"}, {"role": "assistant", "content": "<text:tab/>त्याच दिवशी युएसएनएस कम्फर्ट ह्या १००० खाटा असलेल्या रुग्णालय असलेल्या जहाज न्यूयॉर्कमध्ये दाखल झाले.<text:tab/>"}]}</text:p>
          </table:table-cell>
        </table:table-row>
        <table:table-row table:style-name="ro1">
          <table:table-cell office:value-type="string" calcext:value-type="string">
            <text:p>{"messages": [{"role": "system", "content": "Translate source to target."}, {"role": "user", "content": "<text:tab/>Some organizations have created crowdsourced apps for syndromic surveillance, where people can report their symptoms to help researchers map areas with concentration of COVID-19 symptoms.<text:tab/>"}, {"role": "assistant", "content": "<text:tab/>काही संस्थांनी लक्षणसमूहांच्या आधारे संनिरीक्षण करण्यासाठी क्राऊडसोर्स अॅप्स तयार केले आहेत, ज्यामध्ये लोकं त्यांच्या लक्षणांची नोंद करुन संशोधकांना COVID-19 ची लक्षणे असलेली रुग्णसंख्या अधिक असलेली क्षेत्र शोधण्यास मदत होईल.<text:tab/>"}]}</text:p>
          </table:table-cell>
        </table:table-row>
        <table:table-row table:style-name="ro1">
          <table:table-cell office:value-type="string" calcext:value-type="string">
            <text:p>{"messages": [{"role": "system", "content": "Translate source to target."}, {"role": "user", "content": "<text:tab/>Schools and universities have closed either on a nationwide or local basis in 193 countries, affecting approximately 99.4 percent of the world's student population.<text:tab/>"}, {"role": "assistant", "content": "<text:tab/>193 देशांमध्ये शाळा आणि विद्यापीठे एकतर देशपातळीवर किंवा स्थानिक पातळीवर बंद आहेत, आणि त्याचा परिणाम जागतिक विद्यार्थ्यांच्या संख्येपैकी जवळ-जवळ 99.4% विद्यार्थ्यांवर झाला आहे.<text:tab/>"}]}</text:p>
          </table:table-cell>
        </table:table-row>
        <table:table-row table:style-name="ro1">
          <table:table-cell office:value-type="string" calcext:value-type="string">
            <text:p>{"messages": [{"role": "system", "content": "Translate source to target."}, {"role": "user", "content": "<text:tab/>In response to a developing outbreak in Iran, the WHO sent a Joint Mission Team there to assess the situation.On 28 February, WHO officials said that the coronavirus threat assessment at the global level would be raised from 'high' to 'very high', its highest level of alert and risk assessment.<text:tab/>"}, {"role": "assistant", "content": "<text:tab/>इराणमध्ये होत असलेल्या उद्रेकाला प्रतिसाद म्हणून WHO ने एक संयुक्त मोहीम गट परिस्थितीची तपासणी करण्यासाठी पाठवला. 28 फेब्रुवारीला WHO च्या अधिकाऱ्यांनी म्हटले की कोरोना विषाणूच्या धोक्याची जागतिक पातळीवरील तपासणी ही 'जास्त' वरून 'फार जास्त' म्हणजे तिच्या इशारा आणि धोका तपासण्याच्या सर्वाधिक पातळीवर वाढवली जाईल.<text:tab/>"}]}</text:p>
          </table:table-cell>
        </table:table-row>
        <table:table-row table:style-name="ro1">
          <table:table-cell office:value-type="string" calcext:value-type="string">
            <text:p>{"messages": [{"role": "system", "content": "Translate source to target."}, {"role": "user", "content": "<text:tab/>By the time of this report, the disease has already spread throughout China and near 50 other countries all over the world (Fig. ​(Fig.2).2).<text:tab/>"}, {"role": "assistant", "content": "<text:tab/>हा अहवाल प्रकाशित होईपर्यंत, आजार आधीच संपूर्ण चीनमध्ये आणि जगभरातील 50 देशांमध्ये पसरला होता (आकृती 2.2).<text:tab/>"}]}</text:p>
          </table:table-cell>
        </table:table-row>
        <table:table-row table:style-name="ro1">
          <table:table-cell office:value-type="string" calcext:value-type="string">
            <text:p>{"messages": [{"role": "system", "content": "Translate source to target."}, {"role": "user", "content": "<text:tab/>The Iranian Parliament was shut down, with 23 of its 290 members reported to have had tested positive for the virus on 3 March.<text:tab/>"}, {"role": "assistant", "content": "<text:tab/>इराणची संसद २९० पैकी २३ सदस्यांची विषाणू चाचणी सकारात्मक आल्याने ३ मार्च रोजी बंद करण्यात आली.<text:tab/>"}]}</text:p>
          </table:table-cell>
        </table:table-row>
        <table:table-row table:style-name="ro1">
          <table:table-cell office:value-type="string" calcext:value-type="string">
            <text:p>{"messages": [{"role": "system", "content": "Translate source to target."}, {"role": "user", "content": "<text:tab/>RdRp directly mediates the synthesis of negative-sense genomic RNA from the positive-sense genomic RNA.<text:tab/>"}, {"role": "assistant", "content": "<text:tab/>धन पट्ट RNA जीनसंचापासून ऋण पट्ट RNA जीनसंचाचे संश्लेषण RdRp च्या मध्यस्थतेने केले जाते.<text:tab/>"}]}</text:p>
          </table:table-cell>
        </table:table-row>
        <table:table-row table:style-name="ro1">
          <table:table-cell office:value-type="string" calcext:value-type="string">
            <text:p>{"messages": [{"role": "system", "content": "Translate source to target."}, {"role": "user", "content": "<text:tab/>Amidst claims of a cover-up of the extent of the outbreak in Iran, more than ten countries had traced their cases back to Iran by 28 February, indicating that the extent of the outbreak may be more severe than the 388 cases reported by the Iranian government by that date.<text:tab/>"}, {"role": "assistant", "content": "<text:tab/>इराणमध्ये झालेल्या उद्रेकाची व्याप्ती झाकण्याच्या दाव्याच्या दरम्यान , दहापेक्षा जास्त देशांनी त्यांच्या केसेसचा माग २८ फेब्रुवारीपर्यंत इराण पर्यंत काढला आणि असे सूचित केलं की इराणी सरकारनी त्या तारखेपर्यंत नोंदवलेल्या ३८८ केसेस पेक्षा उद्रेकाची व्याप्ती जास्त तीव्र होती.<text:tab/>"}]}</text:p>
          </table:table-cell>
        </table:table-row>
        <table:table-row table:style-name="ro1">
          <table:table-cell office:value-type="string" calcext:value-type="string">
            <text:p>{"messages": [{"role": "system", "content": "Translate source to target."}, {"role": "user", "content": "<text:tab/>A number of lineage-specific accessory proteins are also encoded by different lineages of CoVs.<text:tab/>"}, {"role": "assistant", "content": "<text:tab/>असंख्य वंशावळ-विशिष्ट सहायक प्रथिनांना देखील सीओव्हीच्या वेगवेगळ्या वंशावळीद्वारे एन्कोड केले जाते.<text:tab/>"}]}</text:p>
          </table:table-cell>
        </table:table-row>
        <table:table-row table:style-name="ro1">
          <table:table-cell office:value-type="string" calcext:value-type="string">
            <text:p>{"messages": [{"role": "system", "content": "Translate source to target."}, {"role": "user", "content": "<text:tab/>All countries can still change the course of this pandemic.<text:tab/>"}, {"role": "assistant", "content": "<text:tab/>सर्व देश अजूनही ह्या जागतिक साथीचा रोख बदलू शकतात<text:tab/>"}]}</text:p>
          </table:table-cell>
        </table:table-row>
        <table:table-row table:style-name="ro1">
          <table:table-cell office:value-type="string" calcext:value-type="string">
            <text:p>{"messages": [{"role": "system", "content": "Translate source to target."}, {"role": "user", "content": "<text:tab/>CoVs are a subfamily of large and enveloped viruses containing a single strand of sense RNA.<text:tab/>"}, {"role": "assistant", "content": "<text:tab/>CoV हे मोठ्या आणि आच्छादित विषाणूंचे उपकुटुंब आहे ज्यात सेंस RNA चा एकल धागा समाविष्ट आहे.<text:tab/>"}]}</text:p>
          </table:table-cell>
        </table:table-row>
        <table:table-row table:style-name="ro1">
          <table:table-cell office:value-type="string" calcext:value-type="string">
            <text:p>{"messages": [{"role": "system", "content": "Translate source to target."}, {"role": "user", "content": "<text:tab/>The test uses real-time reverse transcription polymerase chain reaction (rRT-PCR).<text:tab/>"}, {"role": "assistant", "content": "<text:tab/>ही चाचणी रियल टाइम रिव्हर्स ट्रान्सक्रिप्शन पॉलिमिरेज चेन रिऍक्शन (rRT-PCR) वापरते.<text:tab/>"}]}</text:p>
          </table:table-cell>
        </table:table-row>
        <table:table-row table:style-name="ro1">
          <table:table-cell office:value-type="string" calcext:value-type="string">
            <text:p>{"messages": [{"role": "system", "content": "Translate source to target."}, {"role": "user", "content": "<text:tab/>Following the progression of the outbreak to new hotspot countries, people from Italy, the first country in Europe to experience a serious outbreak of COVID-19, could also be subjected to suspicion and xenophobia.Citizens in countries including Malaysia, New Zealand, Singapore, and South Korea initially signed petitions lobbying to ban Chinese people from entering their countries in an effort to stop the disease.<text:tab/>"}, {"role": "assistant", "content": "<text:tab/>उद्रेकाचा प्रसार नवीन हॉटस्पॉट देशांमध्ये झाल्यानंतर कोविड-19 चा गंभीर स्वरुपातील उद्रेक अनुभवणारा युरोपमधील पहिला देश इटली येथील लोकही संशय आणि झिनोफोबियाच्या अधीन झाले असतील . मलेशिया, न्यूझिलंड, सिंगापूर आणि दक्षिण कोरिया यासह इतर देशातील लोकांनी सुरुवातीला रोगाचा प्रसार थांबवण्यासाठी एक प्रयत्न म्हणून चीनी लोकांना त्यांच्या देशात प्रवेशास बंदी करण्यासाठी एकत्र येऊन याचिकांवर सह्या केल्या.<text:tab/>"}]}</text:p>
          </table:table-cell>
        </table:table-row>
        <table:table-row table:style-name="ro1">
          <table:table-cell office:value-type="string" calcext:value-type="string">
            <text:p>{"messages": [{"role": "system", "content": "Translate source to target."}, {"role": "user", "content": "<text:tab/>In addition to SARS-CoV-2, this also applies to MERS-CoV, which is well adapted to dromedary camels.<text:tab/>"}, {"role": "assistant", "content": "<text:tab/>सार्स-सीओव्ही-२ मध्ये भर म्हणून हे मर्स-सीओव्हीला देखील लागू होते, जे ड्रोनेडरी उंटानी चांगल्याप्रकारे स्वीकारले आहे.<text:tab/>"}]}</text:p>
          </table:table-cell>
        </table:table-row>
        <table:table-row table:style-name="ro1">
          <table:table-cell office:value-type="string" calcext:value-type="string">
            <text:p>{"messages": [{"role": "system", "content": "Translate source to target."}, {"role": "user", "content": "<text:tab/>As of yesterday, Bangladesh's Institute of Epidemiology, Disease Control and Research (IEDCR) reported the number of recorded infected cases included 114 active cases and 33 recovered cases who were staying home.<text:tab/>"}, {"role": "assistant", "content": "<text:tab/>कालपर्यंत, बांग्लादेशाच्या इन्स्टिट्यूट ऑफ इपिडेमिऑलॉजी, डिसीज कंट्रोल अॅण्ड रिसर्च (IEDCR) ने कळवल्याप्रमाणे नोंदवण्यात आलेल्या संसर्गित केसेसमध्ये 114 सक्रिय केसेस आणि 33 बऱ्या झालेल्या केसेस आहेत ज्या घरी राहत आहेत.<text:tab/>"}]}</text:p>
          </table:table-cell>
        </table:table-row>
        <table:table-row table:style-name="ro1">
          <table:table-cell office:value-type="string" calcext:value-type="string">
            <text:p>{"messages": [{"role": "system", "content": "Translate source to target."}, {"role": "user", "content": "<text:tab/>Most of the effective components remain unknown or are vague as it is difficult to extract and verify such components or their optimal combinations.<text:tab/>"}, {"role": "assistant", "content": "<text:tab/>बहुतांश प्रभावी घटक अज्ञात आहेत किंवा अनिश्चित आहेत कारण अशा घटकांना किंवा त्यांच्या सर्वोच्च संयोजनाला काढणे आणि पडताळणी करणे कठीण आहे.<text:tab/>"}]}</text:p>
          </table:table-cell>
        </table:table-row>
        <table:table-row table:style-name="ro1">
          <table:table-cell office:value-type="string" calcext:value-type="string">
            <text:p>{"messages": [{"role": "system", "content": "Translate source to target."}, {"role": "user", "content": "<text:tab/>It is possible, similar to SARS-CoV, that SARS-CoV-2 might become weaker in infectivity and eventually die down or become a less pathogenic virus co-existent with humans.<text:tab/>"}, {"role": "assistant", "content": "<text:tab/>शक्य आहे की SARS-CoV प्रमाणे SARS-CoV-2 देखील अप्रभावी होण्यापर्यंत कमकुवत होईल आणि अखेरीस नष्ट होईल किंवा मानवासोबत सहअस्तित्व असणारा कमी रोगजनक विषाणू बनेल.<text:tab/>"}]}</text:p>
          </table:table-cell>
        </table:table-row>
        <table:table-row table:style-name="ro1">
          <table:table-cell office:value-type="string" calcext:value-type="string">
            <text:p>{"messages": [{"role": "system", "content": "Translate source to target."}, {"role": "user", "content": "<text:tab/>On February 18, 2020, the first pathological analysis of COVID-19 demonstrated the desquamation of pneumocytes, hyaline membrane formation, and interstitial lymphocyte infiltration, and multinucleated syncytial cells in the lungs of a patient who died of the disease, consistent with the pathology of viral infection and ARDS and similar to that of SARS and MERS patients.<text:tab/>"}, {"role": "assistant", "content": "<text:tab/>18 फेब्रुवारी 2020 रोजी COVID-19 च्या पहिल्या रोगनिदानविषयक मूल्यांकनाने दाखवून दिले की न्यूमोसाइट्सचे डेसक्वेमेशन, जंतुनाशक पडद्याची निर्मिती आणि मध्यवर्ती लिम्फोसाइटमधील घुसखोरी आणि आजाराने मरण पावलेल्या रूग्णाच्या फुफ्फुसांमधील मल्टीन्युक्लिएटेड सिंसेशिअल पेशी व्हायरल संसर्गाचे रोगनिदान व ARDS सोबत सुसंगत आहे आणि SARS व MERS रूग्णांच्या समान आहे.<text:tab/>"}]}</text:p>
          </table:table-cell>
        </table:table-row>
        <table:table-row table:style-name="ro1">
          <table:table-cell office:value-type="string" calcext:value-type="string">
            <text:p>{"messages": [{"role": "system", "content": "Translate source to target."}, {"role": "user", "content": "<text:tab/>Wildlife smuggling and zoonoses – Health risks associated with the trade in exotic wildlife<text:tab/>"}, {"role": "assistant", "content": "<text:tab/>वन्यजीव तस्करी आणि झूनोझेस - अनोख्या वन्यजीवांच्या व्यापाराशी संबंधित आरोग्याला असलेले धोके<text:tab/>"}]}</text:p>
          </table:table-cell>
        </table:table-row>
        <table:table-row table:style-name="ro1">
          <table:table-cell office:value-type="string" calcext:value-type="string">
            <text:p>{"messages": [{"role": "system", "content": "Translate source to target."}, {"role": "user", "content": "<text:tab/>For CLT a single specimen of peripheral blood is commonly used, although serial specimens can be used to follow the immune response.<text:tab/>"}, {"role": "assistant", "content": "<text:tab/>जरी रोगप्रतिकारक प्रतिसादाचा मागोवा घेण्यासाठी अनेक नमुने वापरले जाऊ शकत असले तरी सीएलटी साठी पेरिफेरल रक्ताचा एकच नमुना सामान्यपणे वापरला जातो.<text:tab/>"}]}</text:p>
          </table:table-cell>
        </table:table-row>
        <table:table-row table:style-name="ro1">
          <table:table-cell office:value-type="string" calcext:value-type="string">
            <text:p>{"messages": [{"role": "system", "content": "Translate source to target."}, {"role": "user", "content": "<text:tab/>This virus may be on its way and you need to be ready,' urging that the right response measures could help the world avoid 'the worst of it'.<text:tab/>"}, {"role": "assistant", "content": "<text:tab/>हा विषाणू येत असेल आणि तुम्ही तयार राहायला पाहिजे. त्यांनी असाही आग्रह केला की योग्य प्रतिसाद देण्याच्या उपायांनी जगाला सगळ्यात वाईट गोष्ट टाळण्यास मदत होईल.<text:tab/>"}]}</text:p>
          </table:table-cell>
        </table:table-row>
        <table:table-row table:style-name="ro1">
          <table:table-cell office:value-type="string" calcext:value-type="string">
            <text:p>{"messages": [{"role": "system", "content": "Translate source to target."}, {"role": "user", "content": "<text:tab/>Our team will also timely update our guideline to offer help.<text:tab/>"}, {"role": "assistant", "content": "<text:tab/>मदत देऊ करण्यासाठी आमचा संघ देखील वेळेवर आमची मार्गदर्शक तत्वे अद्यतनित करेल.<text:tab/>"}]}</text:p>
          </table:table-cell>
        </table:table-row>
        <table:table-row table:style-name="ro1">
          <table:table-cell office:value-type="string" calcext:value-type="string">
            <text:p>{"messages": [{"role": "system", "content": "Translate source to target."}, {"role": "user", "content": "<text:tab/>A study performed in 2010–11 showed a large variation in the availability of intensive care and intermediate care beds in Europe, ranging from 29.2 in Germany to 4.2 beds per 100,000 population in Portugal.<text:tab/>"}, {"role": "assistant", "content": "<text:tab/>2010-11 मध्ये केलेल्या एका अध्ययनामध्ये दिसून आले की युरोपमधील अतिदक्षता चिकित्सा आणि मध्यम चिकित्सा बिछान्यांच्या संख्येत खूपच तफावत आहे, जी प्रति 1,00,000 लोकसंख्येसाठी जर्मनीत 29.2 बिछाने आहे तर पोर्तुगालमध्ये 4.2 आहे.<text:tab/>"}]}</text:p>
          </table:table-cell>
        </table:table-row>
        <table:table-row table:style-name="ro1">
          <table:table-cell office:value-type="string" calcext:value-type="string">
            <text:p>{"messages": [{"role": "system", "content": "Translate source to target."}, {"role": "user", "content": "<text:tab/>In contrast, if the HCoV is newly introduced to an intermediate host right before or around its introduction to humans, it is not well adapted to the new host and is often pathogenic.<text:tab/>"}, {"role": "assistant", "content": "<text:tab/>त्याउलट, जर एचसीओव्हीला मानवांमध्ये त्याचा परिचय करण्याच्या अगदी पूर्वी किंवा त्यादरम्यान मध्यस्त होस्टमध्ये टाकले तर तो नवीन पोशिंद्यासमवेत <text:s/>अनुकूलित होत नाही आणि बहुधा रोगजनक बनतो.<text:tab/>"}]}</text:p>
          </table:table-cell>
        </table:table-row>
        <table:table-row table:style-name="ro1">
          <table:table-cell office:value-type="string" calcext:value-type="string">
            <text:p>{"messages": [{"role": "system", "content": "Translate source to target."}, {"role": "user", "content": "<text:tab/>Thus, it is much more challenging to control the epidemic of SARS-CoV-2 than those of MERS-CoV and SARS-CoV.<text:tab/>"}, {"role": "assistant", "content": "<text:tab/>त्यामुळे, MERS-CoV आणि SARS-CoV पेक्षा SARS-CoV-2 महामारी नियंत्रित करणे जास्त आव्हानात्मक आहे.<text:tab/>"}]}</text:p>
          </table:table-cell>
        </table:table-row>
        <table:table-row table:style-name="ro1">
          <table:table-cell office:value-type="string" calcext:value-type="string">
            <text:p>{"messages": [{"role": "system", "content": "Translate source to target."}, {"role": "user", "content": "<text:tab/>First, if bats transmit an ancestral virus of SARS-CoV-2 to pangolins, it will be of interest to see under what circumstances bats and pangolins could share the same ecological niche.<text:tab/>"}, {"role": "assistant", "content": "<text:tab/>पहिल्यांदा , जर वटवाघळाने सार्स-सीओव्ही-२ च्या पूर्वज विषाणूला पॅनगोलिन्समध्ये संक्रमित केल्यास, वटवाघळे आणि पॅनगोलिन्स कोणत्या परिस्थितीमध्ये समान पारिस्थितिकीय स्थानाला सामाईक करतात हे पाहणे स्वारस्यपूर्ण असेल.<text:tab/>"}]}</text:p>
          </table:table-cell>
        </table:table-row>
        <table:table-row table:style-name="ro1">
          <table:table-cell office:value-type="string" calcext:value-type="string">
            <text:p>{"messages": [{"role": "system", "content": "Translate source to target."}, {"role": "user", "content": "<text:tab/>Iran allocated five trillion rials to combat the virus.<text:tab/>"}, {"role": "assistant", "content": "<text:tab/>इराणनी ह्या विषाणूशी लढा देण्यासाठी पाच ट्रिल्यन रियालचे वाटप केले आहे.<text:tab/>"}]}</text:p>
          </table:table-cell>
        </table:table-row>
        <table:table-row table:style-name="ro1">
          <table:table-cell office:value-type="string" calcext:value-type="string">
            <text:p>{"messages": [{"role": "system", "content": "Translate source to target."}, {"role": "user", "content": "<text:tab/>Likewise, a reservoir host harbours HCoV continuously and for long term.<text:tab/>"}, {"role": "assistant", "content": "<text:tab/>त्याचप्रमाणे, परजीवी पोशिंदा एचसीओव्हीला सतत आणि दीर्घकाळासाठी आश्रय <text:s/>देतो.<text:tab/>"}]}</text:p>
          </table:table-cell>
        </table:table-row>
        <table:table-row table:style-name="ro1">
          <table:table-cell office:value-type="string" calcext:value-type="string">
            <text:p>{"messages": [{"role": "system", "content": "Translate source to target."}, {"role": "user", "content": "<text:tab/>However, via strict quarantine and isolation, the disease has eventually been put under control.<text:tab/>"}, {"role": "assistant", "content": "<text:tab/>मात्र, कठोर विलगीकरणामुळे आजाराला अखेरीस नियंत्रणात आणण्यात आले.<text:tab/>"}]}</text:p>
          </table:table-cell>
        </table:table-row>
        <table:table-row table:style-name="ro1">
          <table:table-cell office:value-type="string" calcext:value-type="string">
            <text:p>{"messages": [{"role": "system", "content": "Translate source to target."}, {"role": "user", "content": "<text:tab/>MERS-CoV serves as an excellent example of interspecies transmission from bats to dromedary camels and from dromedary camels to humans.<text:tab/>"}, {"role": "assistant", "content": "<text:tab/>मर्स-सीओव्ही ने वटवाघूळाकडून ड्रोमेडरी उंटांकडे आणि ड्रोमेडरी उंटांकडून मानवामध्ये आंतरप्रजाती संक्रमणाचे सर्वोत्तम उदाहरण म्हणून काम केले आहे.<text:tab/>"}]}</text:p>
          </table:table-cell>
        </table:table-row>
        <table:table-row table:style-name="ro1">
          <table:table-cell office:value-type="string" calcext:value-type="string">
            <text:p>{"messages": [{"role": "system", "content": "Translate source to target."}, {"role": "user", "content": "<text:tab/>An HCoV can undergo a dead-end infection if it cannot sustain its transmission within the intermediate host.<text:tab/>"}, {"role": "assistant", "content": "<text:tab/>एक एचसीओव्हीचा संसर्ग समाप्त होऊ शकतो जर तो मध्यस्थ पोशिंद्यामध्ये आपले संक्रमण टिकवून ठेवू शकला नाही.<text:tab/>"}]}</text:p>
          </table:table-cell>
        </table:table-row>
        <table:table-row table:style-name="ro1">
          <table:table-cell office:value-type="string" calcext:value-type="string">
            <text:p>{"messages": [{"role": "system", "content": "Translate source to target."}, {"role": "user", "content": "<text:tab/>The search for the animal origins of SARS-CoV-2 is still on.<text:tab/>"}, {"role": "assistant", "content": "<text:tab/>सार्स-सीओव्ही-२ च्या प्राणी उत्पत्तीचा शोध अद्यापही सुरु आहे.<text:tab/>"}]}</text:p>
          </table:table-cell>
        </table:table-row>
        <table:table-row table:style-name="ro1">
          <table:table-cell office:value-type="string" calcext:value-type="string">
            <text:p>{"messages": [{"role": "system", "content": "Translate source to target."}, {"role": "user", "content": "<text:tab/>Now our guideline received a comment by Zhou et al., they introduced a simple scoring proposal based on their clinical experience.<text:tab/>"}, {"role": "assistant", "content": "<text:tab/>आता आमच्या मार्गदर्शक तत्वांला Zhou et al. द्वारे टिप्पणी प्राप्त झाली आहे, त्यांनी त्यांच्या चिकित्सालयीन अनुभवावर आधारित साधा गुणसंख्या प्रस्ताव सादर केला आहे.<text:tab/>"}]}</text:p>
          </table:table-cell>
        </table:table-row>
        <table:table-row table:style-name="ro1">
          <table:table-cell office:value-type="string" calcext:value-type="string">
            <text:p>{"messages": [{"role": "system", "content": "Translate source to target."}, {"role": "user", "content": "<text:tab/>Numerous candidate drugs under study as 'supportive' treatments to relieve discomfort during illness, such as NSAIDs or bronchodilators, are not included in the table below.<text:tab/>"}, {"role": "assistant", "content": "<text:tab/>आजारादरम्यानची अस्वस्थता कमी करण्याकरिता 'सहायक' उपचार म्हणून वापरल्या जाणाऱ्या अभ्यासातील विविध कँडीडेट ड्रग्ज, जसे एनएसएआयडी किंवा ब्राँकोडायलेटर्स खालील सारणीमध्ये समाविष्ट करण्यात आलेले नाहीत.<text:tab/>"}]}</text:p>
          </table:table-cell>
        </table:table-row>
        <table:table-row table:style-name="ro1">
          <table:table-cell office:value-type="string" calcext:value-type="string">
            <text:p>{"messages": [{"role": "system", "content": "Translate source to target."}, {"role": "user", "content": "<text:tab/>Whereas a bat beta-CoV sharing 95% nucleotide homology with SARS-CoV has been found, there also exists a bat-CoV sharing 96% nucleotide homology with SARS-CoV-2.<text:tab/>"}, {"role": "assistant", "content": "<text:tab/>उलटपक्षी वटवाघळाच्या बीटा-सीओव्ही मध्ये ९५% न्यूक्लिओटाईड समजातीयता सार्स-सीओव्ही सह सामायिक केल्याचे आढळून आले, तिथेसुद्धा वटवाघळ-सीओव्ही मध्ये ९६% न्युक्लिओटाईड समजातीयता सार्स-सीओव्ही-२ सह अस्तित्वात आहे.<text:tab/>"}]}</text:p>
          </table:table-cell>
        </table:table-row>
        <table:table-row table:style-name="ro1">
          <table:table-cell office:value-type="string" calcext:value-type="string">
            <text:p>{"messages": [{"role": "system", "content": "Translate source to target."}, {"role": "user", "content": "<text:tab/>This is not usually passed from mother to fetus so further research is required to know whether the virus crossed the placenta or whether placentas of women in the study were damaged or abnormal.<text:tab/>"}, {"role": "assistant", "content": "<text:tab/>हा सामान्यपणे मातेकडून गर्भापर्यंत जात नाही त्यामुळे विषाणू अपरा पार करुन गेला की अभ्यासातील महिलांचा अपरा हानी पोहोचलेला किंवा असामान्य होता हे शोधण्यासाठी पुढे संशोधनाची आवश्यकता आहे.<text:tab/>"}]}</text:p>
          </table:table-cell>
        </table:table-row>
        <table:table-row table:style-name="ro1">
          <table:table-cell office:value-type="string" calcext:value-type="string">
            <text:p>{"messages": [{"role": "system", "content": "Translate source to target."}, {"role": "user", "content": "<text:tab/>On February 11, 2020, a multi-center study on 8,866 patients including 4,021 confirmed COVID-19 patients presented a more updated illustration of the epidemic as follows (https://mp.weixin.qq.com/s/UlBi-HX_rHPXa1qHA2bhdA).<text:tab/>"}, {"role": "assistant", "content": "<text:tab/>11 फेब्रुवारी 2020 ला COVID-19 च्या 4,021 पुष्टी झालेल्या रूग्णांसह 8,866 रूग्णांवरील बहु-केंद्रीय अध्ययनाने खालीलप्रमाणे महामारीचे अद्ययावत चित्र सादर केले आहे (https://mp.weixin.qq.com/s/UlBi-HX_rHPXa1qHA2bhdA).<text:tab/>"}]}</text:p>
          </table:table-cell>
        </table:table-row>
        <table:table-row table:style-name="ro1">
          <table:table-cell office:value-type="string" calcext:value-type="string">
            <text:p>{"messages": [{"role": "system", "content": "Translate source to target."}, {"role": "user", "content": "<text:tab/>But also we shouldn't be put aside for the heart cardiac origin chest pain<text:tab/>"}, {"role": "assistant", "content": "<text:tab/>मात्र आपण छातीच्या हृदयाकडील भागाच्या दुखण्याकडेही मुळीच दुर्लक्ष करू नये<text:tab/>"}]}</text:p>
          </table:table-cell>
        </table:table-row>
        <table:table-row table:style-name="ro1">
          <table:table-cell office:value-type="string" calcext:value-type="string">
            <text:p>{"messages": [{"role": "system", "content": "Translate source to target."}, {"role": "user", "content": "<text:tab/>Several localities also witnessed panic buying that led to shelves being cleared of grocery essentials such as food, toilet paper, and bottled water, inducing supply shortages.<text:tab/>"}, {"role": "assistant", "content": "<text:tab/>बऱ्याच भागामध्ये घाबरून जाऊन खरेदी झाल्याचे दिसून आले आणि त्याचा परिणाम म्हणून दुकानांच्या फळ्यांवरून अन्न,शौचालयात वापरले जाणारे कागद,आणि बाटलीबंद पाण्यासारख्या गरजेच्या किराण्याच्या वस्तू नाहीशा झाल्या आणि त्यामुळे पुरवठ्याच्या वस्तूंचा तुटवडा झाला.<text:tab/>"}]}</text:p>
          </table:table-cell>
        </table:table-row>
        <table:table-row table:style-name="ro1">
          <table:table-cell office:value-type="string" calcext:value-type="string">
            <text:p>{"messages": [{"role": "system", "content": "Translate source to target."}, {"role": "user", "content": "<text:tab/>It is in the center of the chest<text:tab/>"}, {"role": "assistant", "content": "<text:tab/>ते छातीच्या मध्यभागी आहे<text:tab/>"}]}</text:p>
          </table:table-cell>
        </table:table-row>
        <table:table-row table:style-name="ro1">
          <table:table-cell office:value-type="string" calcext:value-type="string">
            <text:p>{"messages": [{"role": "system", "content": "Translate source to target."}, {"role": "user", "content": "<text:tab/>Economically significant coronaviruses of farm animals include porcine coronavirus (transmissible gastroenteritis coronavirus, TGE) and bovine coronavirus, which both result in diarrhea in young animals.<text:tab/>"}, {"role": "assistant", "content": "<text:tab/>शेतकी प्राण्यांमधील आर्थिकदृष्ट्या महत्वपूर्ण असलेल्या कोरोना विषाणूंमध्ये समाविष्ट आहेत पोर्सिन कोरोनाव्हायरस (ट्रान्समिसिबल गॅस्ट्रोएंटेरायटीस कोरोनाव्हायरस, TGE) आणि बोव्हिन कोरोनाव्हायरस ज्या दोन्हींमुळे लहान प्राण्यांमध्ये अतिसार होतो.<text:tab/>"}]}</text:p>
          </table:table-cell>
        </table:table-row>
        <table:table-row table:style-name="ro1">
          <table:table-cell office:value-type="string" calcext:value-type="string">
            <text:p>{"messages": [{"role": "system", "content": "Translate source to target."}, {"role": "user", "content": "<text:tab/>I had a fever yesterday<text:tab/>"}, {"role": "assistant", "content": "<text:tab/>मला काल ताप आला होता<text:tab/>"}]}</text:p>
          </table:table-cell>
        </table:table-row>
        <table:table-row table:style-name="ro1">
          <table:table-cell office:value-type="string" calcext:value-type="string">
            <text:p>{"messages": [{"role": "system", "content": "Translate source to target."}, {"role": "user", "content": "<text:tab/>As these notifications occurred, doctors in Wuhan were warned by police for 'spreading rumours' about the outbreak.<text:tab/>"}, {"role": "assistant", "content": "<text:tab/>जशी ही सूचना देण्याची घटना घडली, तसे वुहानमधील डॉक्टर्सना पोलिसांकडून उद्रेकाबद्दल खोट्या अफवा पसरवण्याबद्दल इशारा देण्यात आला.<text:tab/>"}]}</text:p>
          </table:table-cell>
        </table:table-row>
        <table:table-row table:style-name="ro1">
          <table:table-cell office:value-type="string" calcext:value-type="string">
            <text:p>{"messages": [{"role": "system", "content": "Translate source to target."}, {"role": "user", "content": "<text:tab/>Identifying the animal hosts has direct implications in the prevention of human diseases.<text:tab/>"}, {"role": "assistant", "content": "<text:tab/>मानवी आजारांच्या प्रतिबंधासाठी प्राणी पोशिंद्याची ओळख पटवण्याने थेट परिणाम होऊ शकतात.<text:tab/>"}]}</text:p>
          </table:table-cell>
        </table:table-row>
        <table:table-row table:style-name="ro1">
          <table:table-cell office:value-type="string" calcext:value-type="string">
            <text:p>{"messages": [{"role": "system", "content": "Translate source to target."}, {"role": "user", "content": "<text:tab/>Mandatory contact tracing and quarantine, as a part of the public health responses to the COVID-19 outbreak, can make people more anxious and guilty about the effects of the contagion, quarantine, and stigma on their families and friends.<text:tab/>"}, {"role": "assistant", "content": "<text:tab/>COVID-19 उद्रेकासाठी सार्वजनिक आरोग्य प्रतिसादाचा एक भाग म्हणून संपर्काचा अनिवार्य मागोवा आणि विलगीकरणाने लोक संसर्ग, विलगीकरणाविषयी आणि कुटुंब आणि मित्रांमध्ये दोषी ठरण्याविषयी आणखी चिंताग्रस्त होऊ शकतात.<text:tab/>"}]}</text:p>
          </table:table-cell>
        </table:table-row>
        <table:table-row table:style-name="ro1">
          <table:table-cell office:value-type="string" calcext:value-type="string">
            <text:p>{"messages": [{"role": "system", "content": "Translate source to target."}, {"role": "user", "content": "<text:tab/>On 19 February, the Singapore Red Cross announced that it would send $2.26 million worth of aid to China.<text:tab/>"}, {"role": "assistant", "content": "<text:tab/>१९ फेब्रूवारीला सिंगापूरच्या रेड क्रॉनी असे जाहीर केलं की ते चीनला २.२६ दशलक्ष किमतीची मदत पाठवतील.<text:tab/>"}]}</text:p>
          </table:table-cell>
        </table:table-row>
        <table:table-row table:style-name="ro1">
          <table:table-cell office:value-type="string" calcext:value-type="string">
            <text:p>{"messages": [{"role": "system", "content": "Translate source to target."}, {"role": "user", "content": "<text:tab/>Similar to HCoV-NL63, HCoV-229E and HCoV-OC43, HCoV-HKU1 was found worldwide, causing mild respiratory diseases.<text:tab/>"}, {"role": "assistant", "content": "<text:tab/>एचसीओव्ही-एनएल६३, एचसीओव्ही-२२९ई आणि एचसीओव्ही-ओसी४३ प्रमाणे एचसीओव्ही-एचकेयु१ सुद्धा जगभरात आढळतो ज्याने श्वसनाचे सौम्य आजार होतात.<text:tab/>"}]}</text:p>
          </table:table-cell>
        </table:table-row>
        <table:table-row table:style-name="ro1">
          <table:table-cell office:value-type="string" calcext:value-type="string">
            <text:p>{"messages": [{"role": "system", "content": "Translate source to target."}, {"role": "user", "content": "<text:tab/>It is speculated that the flu pandemic of 1890 may have been caused by this spillover event, and not by the influenza virus, because of the related timing, neurological symptoms, and unknown causative agent of the pandemic.<text:tab/>"}, {"role": "assistant", "content": "<text:tab/>संबंधित कालावधी, चेतासंस्थेसंबंधित लक्षणे, व साथीच्या कारक एजंट माहिती नसणे यामुळे 1890 मधील फ्ल्युची जगव्यापी साथ, इन्फ्लुएंझा विषाणूमुळे नाही तर या स्पिलओव्हरमुळे आल्याचे समजले जाते.<text:tab/>"}]}</text:p>
          </table:table-cell>
        </table:table-row>
        <table:table-row table:style-name="ro1">
          <table:table-cell office:value-type="string" calcext:value-type="string">
            <text:p>{"messages": [{"role": "system", "content": "Translate source to target."}, {"role": "user", "content": "<text:tab/>All seven HCoVs have a zoonotic origin from bats, mice or domestic animals.<text:tab/>"}, {"role": "assistant", "content": "<text:tab/>सर्व सातही एसीओव्हींचे पशूजन्य आजाराचे मूळ वटवाघूळ, उंदीर किंवा पाळीव प्राण्यांमध्ये आहे.<text:tab/>"}]}</text:p>
          </table:table-cell>
        </table:table-row>
        <table:table-row table:style-name="ro1">
          <table:table-cell office:value-type="string" calcext:value-type="string">
            <text:p>{"messages": [{"role": "system", "content": "Translate source to target."}, {"role": "user", "content": "<text:tab/>Do you have some shortness of breath goes with that?<text:tab/>"}, {"role": "assistant", "content": "<text:tab/>तुम्हाला त्यासोबत धाप सुद्धा लागत आहे का?<text:tab/>"}]}</text:p>
          </table:table-cell>
        </table:table-row>
        <table:table-row table:style-name="ro1">
          <table:table-cell office:value-type="string" calcext:value-type="string">
            <text:p>{"messages": [{"role": "system", "content": "Translate source to target."}, {"role": "user", "content": "<text:tab/>This, however, varies based on the humidity and temperature.Pets and other animals have tested positive for COVID-19.<text:tab/>"}, {"role": "assistant", "content": "<text:tab/>मात्र हे आर्द्रता आणि तापमानानुसार बदलू शकते. पाळीव प्राणी आणि इतर प्राण्यांच्या COVID-19 च्या चाचण्या सकारात्मक आल्या आहेत.<text:tab/>"}]}</text:p>
          </table:table-cell>
        </table:table-row>
        <table:table-row table:style-name="ro1">
          <table:table-cell office:value-type="string" calcext:value-type="string">
            <text:p>{"messages": [{"role": "system", "content": "Translate source to target."}, {"role": "user", "content": "<text:tab/>Quest Diagnostics similarly made nationwide COVID-19 testing available as of 9 March 2020.<text:tab/>"}, {"role": "assistant", "content": "<text:tab/>त्याचप्रकारे 9 मार्च 2020 ला क्वेस्ट डायग्नोस्टिक्सने देशभर कोविड-19 चाचणी उपलब्ध केली.<text:tab/>"}]}</text:p>
          </table:table-cell>
        </table:table-row>
        <table:table-row table:style-name="ro1">
          <table:table-cell office:value-type="string" calcext:value-type="string">
            <text:p>{"messages": [{"role": "system", "content": "Translate source to target."}, {"role": "user", "content": "<text:tab/>As a novel disease, COVID-19 has just started to manifest its full clinical course throughout thousands of patients.<text:tab/>"}, {"role": "assistant", "content": "<text:tab/>नवीन आजार असल्याने, COVID-19 ने आत्ता कुठे हजारो रूग्णांमध्ये आपला संपूर्ण चिकित्सा क्रम दर्शवण्यास सुरवात केली आहे.<text:tab/>"}]}</text:p>
          </table:table-cell>
        </table:table-row>
        <table:table-row table:style-name="ro1">
          <table:table-cell office:value-type="string" calcext:value-type="string">
            <text:p>{"messages": [{"role": "system", "content": "Translate source to target."}, {"role": "user", "content": "<text:tab/>By February 14, the mortality of COVID-19 was 2% when the confirmed cases reached 66,576 globally.<text:tab/>"}, {"role": "assistant", "content": "<text:tab/>१४ फेब्रुवारी पर्यंत जेव्हा पुष्टी झालेली प्रकरणे जगात ६६,५७६ पर्यंत पोहचली होती तेव्हा कोविड-१९ चा मृत्यूदर २% होता.<text:tab/>"}]}</text:p>
          </table:table-cell>
        </table:table-row>
        <table:table-row table:style-name="ro1">
          <table:table-cell office:value-type="string" calcext:value-type="string">
            <text:p>{"messages": [{"role": "system", "content": "Translate source to target."}, {"role": "user", "content": "<text:tab/>Most impressively, the rate for symptomatic worsening (from light to severe) was remarkably lower for the WM+TCM group than for the WM only group (7.4% versus 46.2%) and the mortality was lower in the WM+TCM group than WM only group (8.8% versus 39%).<text:tab/>"}, {"role": "assistant", "content": "<text:tab/>सर्वात महत्वाचे म्हणजे, लक्षणात्मक वाढण्याचा दर (सौम्य ते तीव्र) केवळ WM गटापेक्षा WM+TCM मध्ये खूपच कमी होता (7.4% विरूद्ध 46.2%) आणि केवळ WM गटापेक्षा WM+TCM गटामधील मृत्यूदरही कमी होता (8.8% विरूद्ध 39%).<text:tab/>"}]}</text:p>
          </table:table-cell>
        </table:table-row>
        <table:table-row table:style-name="ro1">
          <table:table-cell office:value-type="string" calcext:value-type="string">
            <text:p>{"messages": [{"role": "system", "content": "Translate source to target."}, {"role": "user", "content": "<text:tab/>Drug candidates in Phase I-II trials have a low rate of success (under 12%) to pass through all trial phases to gain eventual approval.<text:tab/>"}, {"role": "assistant", "content": "<text:tab/>प्रावस्था I-II चाचण्यांतील ड्रग कँडीडेट्स चा सफलता दर चाचण्यांच्या सर्व प्रावस्थांमधून यशस्वीपणे जाऊन शेवटी मंजूरी मिळवण्यासाठी कमी आहे(12 % पेक्षा कमी).<text:tab/>"}]}</text:p>
          </table:table-cell>
        </table:table-row>
        <table:table-row table:style-name="ro1">
          <table:table-cell office:value-type="string" calcext:value-type="string">
            <text:p>{"messages": [{"role": "system", "content": "Translate source to target."}, {"role": "user", "content": "<text:tab/>Cytokine storm is a form of systemic inflammatory response featured by the release of a series of cytokines including TNFα, IL-1β, IL-2, IL-6, IFNα, IFNβ, IFNγ, and MCP-1.<text:tab/>"}, {"role": "assistant", "content": "<text:tab/>सायटोकीन स्टॉर्म हे प्रणालीगत प्रदाहक प्रतिसादाचे स्वरूप आहे जे सायटोकीन्सची श्रृंखला जारी होण्यामुळे दिसून येते ज्यात TNFα, IL-1β, IL-2, IL-6, IFNα, IFNβ, IFNγ, आणि MCP-1 चा समावेश होतो.<text:tab/>"}]}</text:p>
          </table:table-cell>
        </table:table-row>
        <table:table-row table:style-name="ro1">
          <table:table-cell office:value-type="string" calcext:value-type="string">
            <text:p>{"messages": [{"role": "system", "content": "Translate source to target."}, {"role": "user", "content": "<text:tab/>Based on the comparative analysis between isolates of human and civet SARS-CoVs, SARS-CoV is thought to undergo rapid adaptation in different hosts, particularly with mutations at the RBD of the S protein.<text:tab/>"}, {"role": "assistant", "content": "<text:tab/>मानव आणि सिव्हेट सार्स-सीओव्ही यांच्या विलगकांच्या मधील तुलनात्मक विश्लेषणाच्या आधारावर सार्स-सीओव्ही हे वेगवेगळ्या पोशिंद्यामध्ये, खास करून एस प्रोटीनच्या आरबीडीच्या येथे उत्परिवर्तनाच्यासह जलदपणे स्विकारले गेले आहे असे दिसते.<text:tab/>"}]}</text:p>
          </table:table-cell>
        </table:table-row>
        <table:table-row table:style-name="ro1">
          <table:table-cell office:value-type="string" calcext:value-type="string">
            <text:p>{"messages": [{"role": "system", "content": "Translate source to target."}, {"role": "user", "content": "<text:tab/>Particularly, pangolin beta-CoVs are highly pathogenic in pangolins.<text:tab/>"}, {"role": "assistant", "content": "<text:tab/>खासकरून, पॅनगोलिन्स बिटा-सीओव्ही हे पॅनगोलिन्समध्ये उच्च प्रमाणात रोगजनक आहे.<text:tab/>"}]}</text:p>
          </table:table-cell>
        </table:table-row>
        <table:table-row table:style-name="ro1">
          <table:table-cell office:value-type="string" calcext:value-type="string">
            <text:p>{"messages": [{"role": "system", "content": "Translate source to target."}, {"role": "user", "content": "<text:tab/>Face masks have also been widely used in Japan, South Korea, Malaysia, and Singapore.<text:tab/>"}, {"role": "assistant", "content": "<text:tab/>चेहऱ्यावर घालायचे मुखवटे जपान, दक्षिण कोरिया, मलेशिया आणि सिंगापूरमध्येही मुबलक प्रमाणात वापरले जातात.<text:tab/>"}]}</text:p>
          </table:table-cell>
        </table:table-row>
        <table:table-row table:style-name="ro1">
          <table:table-cell office:value-type="string" calcext:value-type="string">
            <text:p>{"messages": [{"role": "system", "content": "Translate source to target."}, {"role": "user", "content": "<text:tab/>In this regard, SARS-CoV-2 follows the general trend of the other six HCoVs.<text:tab/>"}, {"role": "assistant", "content": "<text:tab/>या संदर्भात, सार्स-सीओव्ही-२ इतर सहा एचसीओव्हीच्या सामान्य ट्रेंडचे अनुसरण करतो.<text:tab/>"}]}</text:p>
          </table:table-cell>
        </table:table-row>
        <table:table-row table:style-name="ro1">
          <table:table-cell office:value-type="string" calcext:value-type="string">
            <text:p>{"messages": [{"role": "system", "content": "Translate source to target."}, {"role": "user", "content": "<text:tab/>In March 2020, the main protease of the SARS-CoV-2 virus was identified as a target for post-infection drugs.<text:tab/>"}, {"role": "assistant", "content": "<text:tab/>मार्च 2020 मध्ये, सार्स-कोव्ह-2 विषाणूचे प्रमुख प्रोटीज हे संसर्गानंतर देण्याच्या औषधाचे मुख्य लक्ष्य होते.<text:tab/>"}]}</text:p>
          </table:table-cell>
        </table:table-row>
        <table:table-row table:style-name="ro1">
          <table:table-cell office:value-type="string" calcext:value-type="string">
            <text:p>{"messages": [{"role": "system", "content": "Translate source to target."}, {"role": "user", "content": "<text:tab/>The first known case of the novel coronavirus may trace back to 1 December 2019 in Wuhan, Hubei, China.<text:tab/>"}, {"role": "assistant", "content": "<text:tab/>ह्या नोवेल कोरोना विषाणूच्या पहिल्या प्रकरणाचा मागोवा हा 1 डिसेंबर 2019 मध्ये वुहान, हुबेई, चीनपर्यंत काढला जाऊ शकतो.<text:tab/>"}]}</text:p>
          </table:table-cell>
        </table:table-row>
        <table:table-row table:style-name="ro1">
          <table:table-cell office:value-type="string" calcext:value-type="string">
            <text:p>{"messages": [{"role": "system", "content": "Translate source to target."}, {"role": "user", "content": "<text:tab/>All features of the novel SARS-CoV-2 virus occur in related coronaviruses in nature.Outside the human body, the virus is killed by household soap, which dissolves its protective envelope.SARS-CoV-2 is closely related to the original SARS-CoV.<text:tab/>"}, {"role": "assistant", "content": "<text:tab/>नोवेल SARS-CoV-2 ची सर्व वैशिष्ट्ये निसर्गात असणाऱ्या सर्व संबंधित कोरोना विषाणूंमध्ये आढळतात. मानवी शरीराबाहेर हा विषाणू घरगुती साबणाने त्याचे संरक्षक कवच विरघळत असल्याने मरतो. SARS-CoV-2 मूलतः SARS CoV शी जवळून संबंधित आहे.<text:tab/>"}]}</text:p>
          </table:table-cell>
        </table:table-row>
        <table:table-row table:style-name="ro1">
          <table:table-cell office:value-type="string" calcext:value-type="string">
            <text:p>{"messages": [{"role": "system", "content": "Translate source to target."}, {"role": "user", "content": "<text:tab/>And can you tell me what other symptoms are you having along with this?<text:tab/>"}, {"role": "assistant", "content": "<text:tab/>आणि तुम्ही मला सांगू शकता का की यासोबतच तुम्हाला इतर कोणती लक्षणे जाणवत आहेत का?<text:tab/>"}]}</text:p>
          </table:table-cell>
        </table:table-row>
        <table:table-row table:style-name="ro1">
          <table:table-cell office:value-type="string" calcext:value-type="string">
            <text:p>{"messages": [{"role": "system", "content": "Translate source to target."}, {"role": "user", "content": "<text:tab/>SARS has higher mortality than COVID-19 (10.91% versus 1.44%).<text:tab/>"}, {"role": "assistant", "content": "<text:tab/>सार्सचा मृत्यूदर हा कोविड-१९ पेक्षा जास्त आहे (१०.९१% वि. १.४४%).<text:tab/>"}]}</text:p>
          </table:table-cell>
        </table:table-row>
        <table:table-row table:style-name="ro1">
          <table:table-cell office:value-type="string" calcext:value-type="string">
            <text:p>{"messages": [{"role": "system", "content": "Translate source to target."}, {"role": "user", "content": "<text:tab/>Any other symptoms or problems that you notice with the muscle aches?<text:tab/>"}, {"role": "assistant", "content": "<text:tab/>स्नायूंच्या वेदनेसोबत इतर कोणती लक्षणे किंवा समस्या तुम्हाला आढळल्या आहेत का?<text:tab/>"}]}</text:p>
          </table:table-cell>
        </table:table-row>
        <table:table-row table:style-name="ro1">
          <table:table-cell office:value-type="string" calcext:value-type="string">
            <text:p>{"messages": [{"role": "system", "content": "Translate source to target."}, {"role": "user", "content": "<text:tab/>The experts underscored that every individual has the right to health, including people with disabilities, belonging to minority groups, older people, internally displaced people, the homeless, those living in extremely poor conditions, people in detention, as well as refugees and other unspecified groups in need of government support.<text:tab/>"}, {"role": "assistant", "content": "<text:tab/>तज्ज्ञांनी असे अधोरेखित केला की प्रत्येक व्यक्तीला आरोग्यविषयक अधिकार आहेत ज्यामध्ये अपंग लोक, अल्पसंख्यांक गटात मोडणारे,म्हातारे लोक, अंतर्गत विस्थापित झालेले लोक,बेघर ,अत्यंत गरिबीत जगणारे लोक, ताब्यात घेतले गेलेले लोक त्याचप्रमाणे निर्वासित आणि इतर सरकारच्या मदतीची गरज असणाऱ्या अनिर्दिष्ट समावेश होतो.<text:ta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Courier"/>
    <style:font-face style:name="Liberation Mono" svg:font-family="'Liberation Mono', '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31">00/00/0000</text:date>, <text:time style:data-style-name="N2" text:time-value="16:05:26.5543113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9T15:49:35.688072387</meta:creation-date>
    <dc:date>2024-03-31T16:09:48.097329601</dc:date>
    <meta:editing-duration>PT36M54S</meta:editing-duration>
    <meta:editing-cycles>8</meta:editing-cycles>
    <meta:generator>LibreOffice/6.4.7.2$Linux_X86_64 LibreOffice_project/40$Build-2</meta:generator>
    <meta:document-statistic meta:table-count="2" meta:cell-count="3000" meta:object-count="0"/>
  </office:meta>
</office:document-meta>
</file>